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title">
      <style:graphic-properties fo:min-height="1.406cm"/>
    </style:style>
    <style:style style:name="pr7" style:family="presentation" style:parent-style-name="Default-subtitle">
      <style:graphic-properties draw:fill-color="#ffffff" draw:textarea-vertical-align="top" fo:min-height="13.4cm"/>
    </style:style>
    <style:style style:name="pr8" style:family="presentation" style:parent-style-name="Default-title">
      <style:graphic-properties draw:textarea-vertical-align="top" fo:min-height="14.372cm"/>
    </style:style>
    <style:style style:name="pr9" style:family="presentation" style:parent-style-name="Default-title">
      <style:graphic-properties draw:textarea-vertical-align="top" fo:min-height="14.574cm"/>
    </style:style>
    <style:style style:name="pr10" style:family="presentation" style:parent-style-name="Default-title">
      <style:graphic-properties draw:textarea-vertical-align="top" fo:min-height="14.572cm"/>
    </style:style>
    <style:style style:name="pr11" style:family="presentation" style:parent-style-name="Default-title">
      <style:graphic-properties fo:min-height="2.629cm"/>
    </style:style>
    <style:style style:name="pr12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20pt" fo:font-style="italic" style:font-size-asian="20pt" style:font-size-complex="20pt"/>
    </style:style>
    <style:style style:name="P13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1" fo:font-size="36pt"/>
    </style:style>
    <style:style style:name="T22" style:family="text">
      <style:text-properties fo:color="#cf3834" style:font-name="Liberation Serif1" fo:font-size="36pt"/>
    </style:style>
    <style:style style:name="T23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5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06cm" svg:x="1.438cm" svg:y="0.177cm" presentation:class="title" presentation:user-transformed="true">
          <draw:text-box>
            <text:p xml:id="id100" text:id="id100"><text:span text:style-name="T5"><text:s/></text:span><text:span text:style-name="T5">Special Integrals </text:span></text:p>
          </draw:text-box>
        </draw:frame>
        <draw:frame presentation:style-name="pr7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02" draw:id="id102">
          <svg:title>TexMaths</svg:title>
          <svg:desc>22§display§\int \frac{1}{x^2 + a^2 } \ dx = \frac{1}{a}\tan^{-1}\left( \frac{x}{a} \right) \ + \ c §svg§600§FALSE§</svg:desc>
          <draw:polygon draw:style-name="gr2" draw:text-style-name="P6" draw:layer="layout" svg:width="11.776cm" svg:height="1.642cm" svg:x="4.121cm" svg:y="2.242cm" svg:viewBox="0 0 11777 1643" draw:points="5889,1643 0,1643 0,0 11777,0 11777,1643">
            <text:p/>
          </draw:polygon>
          <draw:path draw:style-name="gr3" draw:text-style-name="P7" draw:layer="layout" svg:width="0.687cm" svg:height="1.719cm" svg:x="4.126cm" svg:y="2.20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198cm" svg:y="2.2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5.077cm" svg:y="3.046cm" svg:viewBox="0 0 2490 33" draw:points="1246,33 0,33 0,0 2490,0 2490,33">
            <text:p/>
          </draw:polygon>
          <draw:path draw:style-name="gr3" draw:text-style-name="P7" draw:layer="layout" svg:width="0.386cm" svg:height="0.351cm" svg:x="5.1cm" svg:y="3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54cm" svg:y="3.2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6.082cm" svg:y="3.3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6.842cm" svg:y="3.44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254cm" svg:y="3.2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7.947cm" svg:y="2.71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41cm" svg:y="2.9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019cm" svg:y="2.9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9.964cm" svg:y="2.2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9.885cm" svg:y="3.046cm" svg:viewBox="0 0 410 33" draw:points="206,33 0,33 0,0 410,0 410,33">
            <text:p/>
          </draw:polygon>
          <draw:path draw:style-name="gr3" draw:text-style-name="P7" draw:layer="layout" svg:width="0.355cm" svg:height="0.351cm" svg:x="9.916cm" svg:y="3.44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4cm" svg:height="0.485cm" svg:x="10.531cm" svg:y="2.7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0.849cm" svg:y="2.909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227cm" svg:y="2.9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69cm" svg:y="2.78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174cm" svg:y="2.57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95cm" svg:height="1.392cm" svg:x="12.73cm" svg:y="2.367cm" svg:viewBox="0 0 296 1393" svg:d="M260 1386c2 0 9 7 9 7h18c2 0 9 0 9-7 0-4-2-6-4-8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3" draw:text-style-name="P7" draw:layer="layout" svg:width="0.386cm" svg:height="0.351cm" svg:x="13.169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0.442cm" svg:height="0.032cm" svg:x="13.146cm" svg:y="3.046cm" svg:viewBox="0 0 443 33" draw:points="222,33 0,33 0,0 443,0 443,33">
            <text:p/>
          </draw:polygon>
          <draw:path draw:style-name="gr3" draw:text-style-name="P7" draw:layer="layout" svg:width="0.355cm" svg:height="0.351cm" svg:x="13.193cm" svg:y="3.44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95cm" svg:height="1.392cm" svg:x="13.707cm" svg:y="2.367cm" svg:viewBox="0 0 296 1393" svg:d="M296 695c0-221-53-457-206-632-11-12-39-42-58-58-6-5-7-5-18-5-7 0-14 0-14 7 0 4 4 7 5 9 27 26 69 69 116 155 85 148 115 340 115 524 0 337-93 543-232 683-2 2-4 6-4 8 0 7 7 7 14 7 11 0 12 0 19-6 74-63 157-171 212-334 33-106 51-233 51-358z">
            <text:p/>
          </draw:path>
          <draw:path draw:style-name="gr3" draw:text-style-name="P7" draw:layer="layout" svg:width="0.515cm" svg:height="0.517cm" svg:x="14.615cm" svg:y="2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5.634cm" svg:y="2.914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01" draw:id="id101">
          <svg:title>TexMaths</svg:title>
          <svg:desc>24§display§\text {(1)}§svg§600§FALSE§</svg:desc>
          <draw:polygon draw:style-name="gr2" draw:text-style-name="P6" draw:layer="layout" svg:width="0.91cm" svg:height="0.759cm" svg:x="2.517cm" svg:y="2.744cm" svg:viewBox="0 0 911 760" draw:points="455,760 0,760 0,0 911,0 911,760">
            <text:p/>
          </draw:polygon>
          <draw:path draw:style-name="gr3" draw:text-style-name="P7" draw:layer="layout" svg:width="0.197cm" svg:height="0.844cm" svg:x="2.557cm" svg:y="2.70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878cm" svg:y="2.77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274cm" svg:y="2.7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4" draw:id="id104">
          <svg:title>TexMaths</svg:title>
          <svg:desc>22§display§\int \frac{1}{x^2 - a^2 } \ dx = \frac{1}{2a} \log \left( \frac{x - a}{x + a} \right) \ + \ c §svg§600§FALSE§</svg:desc>
          <draw:polygon draw:style-name="gr2" draw:text-style-name="P6" draw:layer="layout" svg:width="12.784cm" svg:height="1.779cm" svg:x="4.123cm" svg:y="4.343cm" svg:viewBox="0 0 12785 1780" draw:points="6393,1780 0,1780 0,0 12785,0 12785,1780">
            <text:p/>
          </draw:polygon>
          <draw:path draw:style-name="gr3" draw:text-style-name="P7" draw:layer="layout" svg:width="0.687cm" svg:height="1.719cm" svg:x="4.128cm" svg:y="4.373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6.2cm" svg:y="4.3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9cm" svg:height="0.032cm" svg:x="5.079cm" svg:y="5.216cm" svg:viewBox="0 0 2491 33" draw:points="1246,33 0,33 0,0 2491,0 2491,33">
            <text:p/>
          </draw:polygon>
          <draw:path draw:style-name="gr3" draw:text-style-name="P7" draw:layer="layout" svg:width="0.386cm" svg:height="0.351cm" svg:x="5.102cm" svg:y="5.6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56cm" svg:y="5.3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105cm" svg:y="5.74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6.844cm" svg:y="5.6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256cm" svg:y="5.3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949cm" svg:y="4.8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44cm" svg:y="5.0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021cm" svg:y="5.1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0.16cm" svg:y="4.3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9.887cm" svg:y="5.216cm" svg:viewBox="0 0 797 33" draw:points="398,33 0,33 0,0 797,0 797,33">
            <text:p/>
          </draw:polygon>
          <draw:path draw:style-name="gr3" draw:text-style-name="P7" draw:layer="layout" svg:width="0.309cm" svg:height="0.516cm" svg:x="9.926cm" svg:y="5.4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0.304cm" svg:y="5.6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0.929cm" svg:y="4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14cm" svg:y="5.0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528cm" svg:y="5.0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193cm" svg:y="4.3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2.716cm" svg:y="4.5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372cm" svg:y="4.693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111cm" svg:y="4.561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2.695cm" svg:y="5.216cm" svg:viewBox="0 0 1797 33" draw:points="899,33 0,33 0,0 1797,0 1797,33">
            <text:p/>
          </draw:polygon>
          <draw:path draw:style-name="gr3" draw:text-style-name="P7" draw:layer="layout" svg:width="0.386cm" svg:height="0.351cm" svg:x="12.716cm" svg:y="5.6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351cm" svg:y="5.5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4.111cm" svg:y="5.6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4.61cm" svg:y="4.30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625cm" svg:y="4.9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644cm" svg:y="5.0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3" draw:id="id103">
          <svg:title>TexMaths</svg:title>
          <svg:desc>24§display§\text {(2)}§svg§600§FALSE§</svg:desc>
          <draw:polygon draw:style-name="gr2" draw:text-style-name="P6" draw:layer="layout" svg:width="0.91cm" svg:height="0.759cm" svg:x="2.519cm" svg:y="4.8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4.8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2.848cm" svg:y="4.874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276cm" svg:y="4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6" draw:id="id106">
          <svg:title>TexMaths</svg:title>
          <svg:desc>22§display§\int \frac{1}{a^2 - x^2 } \ dx = \frac{1}{2a} \log \left( \frac{a + x}{a - x} \right) \ + \ c §svg§600§FALSE§</svg:desc>
          <draw:polygon draw:style-name="gr2" draw:text-style-name="P6" draw:layer="layout" svg:width="12.784cm" svg:height="1.779cm" svg:x="4.124cm" svg:y="6.443cm" svg:viewBox="0 0 12785 1780" draw:points="6393,1780 0,1780 0,0 12785,0 12785,1780">
            <text:p/>
          </draw:polygon>
          <draw:path draw:style-name="gr3" draw:text-style-name="P7" draw:layer="layout" svg:width="0.687cm" svg:height="1.719cm" svg:x="4.129cm" svg:y="6.473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6.201cm" svg:y="6.4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9cm" svg:height="0.032cm" svg:x="5.08cm" svg:y="7.316cm" svg:viewBox="0 0 2491 33" draw:points="1246,33 0,33 0,0 2491,0 2491,33">
            <text:p/>
          </draw:polygon>
          <draw:path draw:style-name="gr3" draw:text-style-name="P7" draw:layer="layout" svg:width="0.355cm" svg:height="0.351cm" svg:x="5.111cm" svg:y="7.7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523cm" svg:y="7.4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072cm" svg:y="7.8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803cm" svg:y="7.7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257cm" svg:y="7.4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95cm" svg:y="6.9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45cm" svg:y="7.1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022cm" svg:y="7.2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0.161cm" svg:y="6.4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9.888cm" svg:y="7.316cm" svg:viewBox="0 0 797 33" draw:points="398,33 0,33 0,0 797,0 797,33">
            <text:p/>
          </draw:polygon>
          <draw:path draw:style-name="gr3" draw:text-style-name="P7" draw:layer="layout" svg:width="0.309cm" svg:height="0.516cm" svg:x="9.927cm" svg:y="7.5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0.305cm" svg:y="7.7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0.93cm" svg:y="6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141cm" svg:y="7.1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529cm" svg:y="7.1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194cm" svg:y="6.4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2.726cm" svg:y="6.6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5cm" svg:height="0.516cm" svg:x="13.319cm" svg:y="6.5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4.072cm" svg:y="6.6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1.796cm" svg:height="0.032cm" svg:x="12.696cm" svg:y="7.316cm" svg:viewBox="0 0 1797 33" draw:points="899,33 0,33 0,0 1797,0 1797,33">
            <text:p/>
          </draw:polygon>
          <draw:path draw:style-name="gr3" draw:text-style-name="P7" draw:layer="layout" svg:width="0.355cm" svg:height="0.351cm" svg:x="12.726cm" svg:y="7.7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72cm" svg:height="0.032cm" svg:x="13.34cm" svg:y="7.8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4.072cm" svg:y="7.7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4.611cm" svg:y="6.40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626cm" svg:y="7.0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645cm" svg:y="7.1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5" draw:id="id105">
          <svg:title>TexMaths</svg:title>
          <svg:desc>24§display§\text {(3)}§svg§600§FALSE§</svg:desc>
          <draw:polygon draw:style-name="gr2" draw:text-style-name="P6" draw:layer="layout" svg:width="0.91cm" svg:height="0.759cm" svg:x="2.519cm" svg:y="6.9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6.9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6.9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3.276cm" svg:y="6.9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7" draw:id="id107">
          <svg:title>TexMaths</svg:title>
          <svg:desc>24§display§\text { Ex. (1)}§svg§600§FALSE§</svg:desc>
          <draw:polygon draw:style-name="gr2" draw:text-style-name="P6" draw:layer="layout" svg:width="2.538cm" svg:height="0.759cm" svg:x="2.635cm" svg:y="9.447cm" svg:viewBox="0 0 2539 760" draw:points="1269,760 0,760 0,0 2539,0 2539,760">
            <text:p/>
          </draw:polygon>
          <draw:path draw:style-name="gr3" draw:text-style-name="P7" draw:layer="layout" svg:width="0.523cm" svg:height="0.575cm" svg:x="2.62cm" svg:y="9.4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7cm" svg:y="9.6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5cm" svg:y="9.9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5cm" svg:y="9.405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279cm" svg:height="0.564cm" svg:x="4.624cm" svg:y="9.47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5.019cm" svg:y="9.4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8" draw:id="id108">
          <svg:title>TexMaths</svg:title>
          <svg:desc>22§display§\int \frac{1}{x^2 + 16 } \ dx = \int \frac{1}{x^2 + 4^2 } \ dx = \frac{1}{4}\tan^{-1}\left( \frac{x}{4} \right) \ + \ c §svg§600§FALSE§</svg:desc>
          <draw:polygon draw:style-name="gr2" draw:text-style-name="P6" draw:layer="layout" svg:width="17.459cm" svg:height="1.642cm" svg:x="5.723cm" svg:y="9.042cm" svg:viewBox="0 0 17460 1643" draw:points="8729,1643 0,1643 0,0 17460,0 17460,1643">
            <text:p/>
          </draw:polygon>
          <draw:path draw:style-name="gr3" draw:text-style-name="P7" draw:layer="layout" svg:width="0.687cm" svg:height="1.719cm" svg:x="5.728cm" svg:y="9.00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809cm" svg:y="9.0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6.679cm" svg:y="9.846cm" svg:viewBox="0 0 2508 33" draw:points="1255,33 0,33 0,0 2508,0 2508,33">
            <text:p/>
          </draw:polygon>
          <draw:path draw:style-name="gr3" draw:text-style-name="P7" draw:layer="layout" svg:width="0.386cm" svg:height="0.351cm" svg:x="6.702cm" svg:y="10.2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156cm" svg:y="10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684cm" svg:y="10.1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8.481cm" svg:y="10.07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8.831cm" svg:y="10.07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9.567cm" svg:y="9.51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61cm" svg:y="9.7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0.638cm" svg:y="9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455cm" svg:y="9.00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516cm" svg:y="9.01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2.468cm" svg:height="0.032cm" svg:x="12.407cm" svg:y="9.846cm" svg:viewBox="0 0 2469 33" draw:points="1234,33 0,33 0,0 2469,0 2469,33">
            <text:p/>
          </draw:polygon>
          <draw:path draw:style-name="gr3" draw:text-style-name="P7" draw:layer="layout" svg:width="0.386cm" svg:height="0.351cm" svg:x="12.428cm" svg:y="10.2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882cm" svg:y="10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41cm" svg:y="10.1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4.162cm" svg:y="10.0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cm" svg:height="0.36cm" svg:x="14.561cm" svg:y="10.0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5.255cm" svg:y="9.51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649cm" svg:y="9.7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6.327cm" svg:y="9.7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7.261cm" svg:y="9.0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7.192cm" svg:y="9.846cm" svg:viewBox="0 0 389 33" draw:points="194,33 0,33 0,0 389,0 389,33">
            <text:p/>
          </draw:polygon>
          <draw:path draw:style-name="gr3" draw:text-style-name="P7" draw:layer="layout" svg:width="0.344cm" svg:height="0.524cm" svg:x="17.214cm" svg:y="10.0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2cm" svg:height="0.485cm" svg:x="17.815cm" svg:y="9.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8.134cm" svg:y="9.709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512cm" svg:y="9.7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975cm" svg:y="9.58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459cm" svg:y="9.376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95cm" svg:height="1.392cm" svg:x="20.015cm" svg:y="9.167cm" svg:viewBox="0 0 296 1393" svg:d="M260 1386c2 0 9 7 9 7h18c2 0 9 0 9-7 0-4-2-6-4-8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3" draw:text-style-name="P7" draw:layer="layout" svg:width="0.386cm" svg:height="0.351cm" svg:x="20.454cm" svg:y="9.1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0.443cm" svg:height="0.032cm" svg:x="20.431cm" svg:y="9.846cm" svg:viewBox="0 0 444 33" draw:points="222,33 0,33 0,0 444,0 444,33">
            <text:p/>
          </draw:polygon>
          <draw:path draw:style-name="gr3" draw:text-style-name="P7" draw:layer="layout" svg:width="0.344cm" svg:height="0.524cm" svg:x="20.48cm" svg:y="10.06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5cm" svg:height="1.392cm" svg:x="20.994cm" svg:y="9.167cm" svg:viewBox="0 0 296 1393" svg:d="M296 695c0-221-53-457-206-632-11-12-39-42-58-58-6-5-7-5-18-5-7 0-14 0-14 7 0 4 4 7 5 9 27 26 69 69 116 155 85 148 115 340 115 524 0 337-93 543-232 683-2 2-4 6-4 8 0 7 7 7 14 7 11 0 12 0 19-6 74-63 157-171 212-334 33-106 51-233 51-358z">
            <text:p/>
          </draw:path>
          <draw:path draw:style-name="gr3" draw:text-style-name="P7" draw:layer="layout" svg:width="0.515cm" svg:height="0.517cm" svg:x="21.9cm" svg:y="9.6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919cm" svg:y="9.714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09" draw:id="id109">
          <svg:title>TexMaths</svg:title>
          <svg:desc>24§display§\text { Ex. (2)}§svg§600§FALSE§</svg:desc>
          <draw:polygon draw:style-name="gr2" draw:text-style-name="P6" draw:layer="layout" svg:width="2.538cm" svg:height="0.76cm" svg:x="2.637cm" svg:y="11.547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1.5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1.7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2.0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1.505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37cm" svg:height="0.564cm" svg:x="4.593cm" svg:y="11.57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5.021cm" svg:y="11.5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0" draw:id="id110">
          <svg:title>TexMaths</svg:title>
          <svg:desc>22§display§\int \frac{1}{x^2 - 25} \ dx = \int \frac{1}{x^2 - 5^2 } \ dx = \frac{1}{10}\log \left( \frac{x - 5}{x + 5} \right) \ + \ c §svg§600§FALSE§</svg:desc>
          <draw:polygon draw:style-name="gr2" draw:text-style-name="P6" draw:layer="layout" svg:width="18.443cm" svg:height="1.779cm" svg:x="5.726cm" svg:y="11.145cm" svg:viewBox="0 0 18444 1780" draw:points="9222,1780 0,1780 0,0 18444,0 18444,1780">
            <text:p/>
          </draw:polygon>
          <draw:path draw:style-name="gr3" draw:text-style-name="P7" draw:layer="layout" svg:width="0.687cm" svg:height="1.719cm" svg:x="5.731cm" svg:y="11.17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811cm" svg:y="11.1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507cm" svg:height="0.032cm" svg:x="6.682cm" svg:y="12.018cm" svg:viewBox="0 0 2508 33" draw:points="1255,33 0,33 0,0 2508,0 2508,33">
            <text:p/>
          </draw:polygon>
          <draw:path draw:style-name="gr3" draw:text-style-name="P7" draw:layer="layout" svg:width="0.386cm" svg:height="0.351cm" svg:x="6.704cm" svg:y="12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7.159cm" svg:y="12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708cm" svg:y="12.5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4cm" svg:y="12.2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9cm" svg:height="0.532cm" svg:x="8.841cm" svg:y="12.24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6cm" svg:x="9.57cm" svg:y="11.6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64cm" svg:y="11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182cm" svg:x="10.641cm" svg:y="11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458cm" svg:y="11.17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13.519cm" svg:y="11.18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2.468cm" svg:height="0.032cm" svg:x="12.41cm" svg:y="12.018cm" svg:viewBox="0 0 2469 33" draw:points="1234,33 0,33 0,0 2469,0 2469,33">
            <text:p/>
          </draw:polygon>
          <draw:path draw:style-name="gr3" draw:text-style-name="P7" draw:layer="layout" svg:width="0.386cm" svg:height="0.351cm" svg:x="12.431cm" svg:y="12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12.885cm" svg:y="12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434cm" svg:y="12.5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4.182cm" svg:y="12.24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4cm" svg:height="0.36cm" svg:x="14.564cm" svg:y="12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5.257cm" svg:y="11.6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5.652cm" svg:y="11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182cm" svg:x="16.329cm" svg:y="11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7.457cm" svg:y="11.1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7.195cm" svg:y="12.018cm" svg:viewBox="0 0 774 33" draw:points="387,33 0,33 0,0 774,0 774,33">
            <text:p/>
          </draw:polygon>
          <draw:path draw:style-name="gr3" draw:text-style-name="P7" draw:layer="layout" svg:width="0.256cm" svg:height="0.516cm" svg:x="17.264cm" svg:y="12.2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7.612cm" svg:y="12.243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8.216cm" svg:y="11.6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427cm" svg:y="11.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8.812cm" svg:y="11.877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9.478cm" svg:y="11.106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86cm" svg:height="0.351cm" svg:x="20.002cm" svg:y="11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0.657cm" svg:y="11.49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1.405cm" svg:y="11.18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1.775cm" svg:height="0.032cm" svg:x="19.979cm" svg:y="12.018cm" svg:viewBox="0 0 1776 33" draw:points="887,33 0,33 0,0 1776,0 1776,33">
            <text:p/>
          </draw:polygon>
          <draw:path draw:style-name="gr3" draw:text-style-name="P7" draw:layer="layout" svg:width="0.386cm" svg:height="0.351cm" svg:x="20.002cm" svg:y="12.4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20.636cm" svg:y="12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1.405cm" svg:y="12.24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1cm" svg:height="1.856cm" svg:x="21.873cm" svg:y="11.106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87cm" svg:y="11.7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907cm" svg:y="11.886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11" draw:id="id111">
          <svg:title>TexMaths</svg:title>
          <svg:desc>24§display§\text { Ex. (3)}§svg§600§FALSE§</svg:desc>
          <draw:polygon draw:style-name="gr2" draw:text-style-name="P6" draw:layer="layout" svg:width="2.538cm" svg:height="0.76cm" svg:x="2.637cm" svg:y="13.749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3.767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3.976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4.25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3.70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5cm" svg:height="0.581cm" svg:x="4.586cm" svg:y="13.778cm" svg:viewBox="0 0 351 582" svg:d="M211 265c69-21 117-81 117-148 0-69-73-117-155-117-85 0-150 50-150 115 0 27 19 44 42 44 27 0 44-19 44-44 0-42-40-42-51-42 25-40 80-52 111-52 34 0 82 19 82 94 0 12-1 60-25 98-24 40-53 42-74 44-6 0-27 2-33 2-8 0-13 2-13 10 0 9 5 9 21 9h36c69 0 102 58 102 141 0 115-60 140-96 140-37 0-100-16-131-65 31 5 56-14 56-47 0-30-21-48-46-48-21 0-48 14-48 50 0 77 79 133 171 133 103 0 180-77 180-163 0-69-53-135-140-154z">
            <text:p/>
          </draw:path>
          <draw:path draw:style-name="gr3" draw:text-style-name="P7" draw:layer="layout" svg:width="0.197cm" svg:height="0.844cm" svg:x="5.021cm" svg:y="13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2" draw:id="id112">
          <svg:title>TexMaths</svg:title>
          <svg:desc>22§display§\int \frac{1}{9 - x^2} \ dx = \int \frac{1}{3^2 - x^2 } \ dx = \frac{1}{6}\log \left( \frac{3 + x}{3 - x} \right) \ + \ c §svg§600§FALSE§</svg:desc>
          <draw:polygon draw:style-name="gr2" draw:text-style-name="P6" draw:layer="layout" svg:width="17.67cm" svg:height="1.779cm" svg:x="5.726cm" svg:y="13.347cm" svg:viewBox="0 0 17671 1780" draw:points="8837,1780 0,1780 0,0 17671,0 17671,1780">
            <text:p/>
          </draw:polygon>
          <draw:path draw:style-name="gr3" draw:text-style-name="P7" draw:layer="layout" svg:width="0.687cm" svg:height="1.719cm" svg:x="5.731cm" svg:y="13.37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618cm" svg:y="13.39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2.121cm" svg:height="0.032cm" svg:x="6.682cm" svg:y="14.22cm" svg:viewBox="0 0 2122 33" draw:points="1061,33 0,33 0,0 2122,0 2122,33">
            <text:p/>
          </draw:polygon>
          <draw:path draw:style-name="gr3" draw:text-style-name="P7" draw:layer="layout" svg:width="0.321cm" svg:height="0.532cm" svg:x="6.715cm" svg:y="14.44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7.305cm" svg:y="14.7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037cm" svg:y="14.6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489cm" svg:y="14.3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9.184cm" svg:y="13.89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578cm" svg:y="14.0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0.256cm" svg:y="14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071cm" svg:y="13.37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13.132cm" svg:y="13.3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468cm" svg:height="0.032cm" svg:x="12.023cm" svg:y="14.22cm" svg:viewBox="0 0 2469 33" draw:points="1234,33 0,33 0,0 2469,0 2469,33">
            <text:p/>
          </draw:polygon>
          <draw:path draw:style-name="gr3" draw:text-style-name="P7" draw:layer="layout" svg:width="0.321cm" svg:height="0.532cm" svg:x="12.055cm" svg:y="14.4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2.444cm" svg:y="14.3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993cm" svg:y="14.7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723cm" svg:y="14.6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4.177cm" svg:y="14.3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872cm" svg:y="13.89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265cm" svg:y="14.0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5.942cm" svg:y="14.1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877cm" svg:y="13.39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6.808cm" svg:y="14.22cm" svg:viewBox="0 0 389 33" draw:points="194,33 0,33 0,0 389,0 389,33">
            <text:p/>
          </draw:polygon>
          <draw:path draw:style-name="gr3" draw:text-style-name="P7" draw:layer="layout" svg:width="0.321cm" svg:height="0.532cm" svg:x="16.842cm" svg:y="14.44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173cm" svg:height="0.538cm" svg:x="17.442cm" svg:y="13.89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7.653cm" svg:y="14.08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8.04cm" svg:y="14.07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8.705cm" svg:y="13.30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9.239cm" svg:y="13.39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19.809cm" svg:y="13.4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20.56cm" svg:y="13.5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1.775cm" svg:height="0.032cm" svg:x="19.207cm" svg:y="14.22cm" svg:viewBox="0 0 1776 33" draw:points="887,33 0,33 0,0 1776,0 1776,33">
            <text:p/>
          </draw:polygon>
          <draw:path draw:style-name="gr3" draw:text-style-name="P7" draw:layer="layout" svg:width="0.321cm" svg:height="0.532cm" svg:x="19.239cm" svg:y="14.44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9.828cm" svg:y="14.7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0.56cm" svg:y="14.6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81cm" svg:height="1.856cm" svg:x="21.099cm" svg:y="13.30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14cm" svg:y="13.97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33cm" svg:y="14.08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anim:sub-item="text" smil:attributeName="visibility" smil:to="visible"/>
                  <anim:animate smil:begin="0s" smil:dur="0.5s" smil:fill="hold" smil:decelerate="0.5" smil:targetElement="id100" anim:sub-item="text" smil:attributeName="rotate" smil:values="-90;0" smil:keyTimes="0;1"/>
                  <anim:animate smil:begin="0s" smil:dur="0.5s" smil:fill="hold" smil:decelerate="0.5" smil:targetElement="id100" anim:sub-item="text" smil:attributeName="width" smil:values="width;width*.05" smil:keyTimes="0;1"/>
                  <anim:animate smil:begin="0.5s" smil:dur="0.5s" smil:fill="hold" smil:accelerate="0.5" smil:targetElement="id100" anim:sub-item="text" smil:attributeName="width" smil:values="width*.05;width" smil:keyTimes="0;1"/>
                  <anim:animate smil:dur="1s" smil:fill="hold" smil:targetElement="id100" anim:sub-item="text" smil:attributeName="height" smil:values="height;height" smil:keyTimes="0;1"/>
                  <anim:animate smil:begin="0s" smil:dur="0.5s" smil:fill="hold" smil:decelerate="0.5" smil:targetElement="id100" anim:sub-item="text" smil:attributeName="x" smil:values="x+.4;x" smil:keyTimes="0;1"/>
                  <anim:animate smil:begin="0s" smil:dur="0.5s" smil:fill="hold" smil:decelerate="0.5" smil:targetElement="id100" anim:sub-item="text" smil:attributeName="y" smil:values="y-.2;y+.1" smil:keyTimes="0;1"/>
                  <anim:animate smil:begin="0.5s" smil:dur="0.5s" smil:fill="hold" smil:accelerate="0.5" smil:targetElement="id100" anim:sub-item="text" smil:attributeName="y" smil:values="y+.1;y" smil:keyTimes="0;1"/>
                  <anim:transitionFilter smil:begin="0s" smil:dur="1s" smil:decelerate="0.5" smil:targetElement="id1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11" smil:attributeName="visibility" smil:to="visible"/>
                  <anim:animate smil:dur="0.25s" smil:fill="hold" smil:targetElement="id111" smil:attributeName="width" smil:values="width*0.05;width" smil:keyTimes="0;1"/>
                  <anim:animate smil:dur="0.25s" smil:fill="hold" smil:targetElement="id111" smil:attributeName="height" smil:values="height;height" smil:keyTimes="0;1"/>
                  <anim:animate smil:dur="0.25s" smil:fill="hold" smil:targetElement="id111" smil:attributeName="x" smil:values="x-.2;x" smil:keyTimes="0;1"/>
                  <anim:animate smil:dur="0.25s" smil:fill="hold" smil:targetElement="id111" smil:attributeName="y" smil:values="y;y" smil:keyTimes="0;1"/>
                  <anim:transitionFilter smil:dur="0.25s" smil:targetElement="id1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06cm" svg:x="1.438cm" svg:y="0.177cm" presentation:class="title" presentation:user-transformed="true">
          <draw:text-box>
            <text:p xml:id="id113" text:id="id113"><text:span text:style-name="T5"><text:s/></text:span><text:span text:style-name="T5">Special Integrals </text:span></text:p>
          </draw:text-box>
        </draw:frame>
        <draw:frame presentation:style-name="pr7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15" draw:id="id115">
          <svg:title>TexMaths</svg:title>
          <svg:desc>22§display§\int \frac{1}{(px \pm q)^2 + a^2 } \ dx = \frac{1}{a}\tan^{-1}\left( \frac{px \pm q}{a} \right). \frac{1}{p} \ + \ c §svg§600§FALSE§</svg:desc>
          <draw:polygon draw:style-name="gr2" draw:text-style-name="P6" draw:layer="layout" svg:width="16.924cm" svg:height="1.779cm" svg:x="4.122cm" svg:y="2.244cm" svg:viewBox="0 0 16925 1780" draw:points="8462,1780 0,1780 0,0 16925,0 16925,1780">
            <text:p/>
          </draw:polygon>
          <draw:path draw:style-name="gr3" draw:text-style-name="P7" draw:layer="layout" svg:width="0.687cm" svg:height="1.719cm" svg:x="4.127cm" svg:y="2.27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353cm" svg:y="2.2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5.078cm" svg:y="3.117cm" svg:viewBox="0 0 4799 33" draw:points="2399,33 0,33 0,0 4799,0 4799,33">
            <text:p/>
          </draw:polygon>
          <draw:path draw:style-name="gr3" draw:text-style-name="P7" draw:layer="layout" svg:width="0.18cm" svg:height="0.773cm" svg:x="5.155cm" svg:y="3.2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354cm" svg:y="3.51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5.79cm" svg:y="3.5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424cm" svg:y="3.342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7.186cm" svg:y="3.515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7.571cm" svg:y="3.2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7.862cm" svg:y="3.2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39cm" svg:y="3.4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9.152cm" svg:y="3.515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564cm" svg:y="3.2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257cm" svg:y="2.7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651cm" svg:y="2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329cm" svg:y="3.0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274cm" svg:y="2.2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409cm" svg:height="0.032cm" svg:x="12.195cm" svg:y="3.117cm" svg:viewBox="0 0 410 33" draw:points="206,33 0,33 0,0 410,0 410,33">
            <text:p/>
          </draw:polygon>
          <draw:path draw:style-name="gr3" draw:text-style-name="P7" draw:layer="layout" svg:width="0.355cm" svg:height="0.351cm" svg:x="12.225cm" svg:y="3.5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2cm" svg:height="0.485cm" svg:x="12.839cm" svg:y="2.85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3.157cm" svg:y="2.97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536cm" svg:y="2.9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4.001cm" svg:y="2.85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483cm" svg:y="2.64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5.062cm" svg:y="2.20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5.537cm" svg:y="2.4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5.973cm" svg:y="2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6.607cm" svg:y="2.28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7.369cm" svg:y="2.4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5.562cm" svg:y="3.117cm" svg:viewBox="0 0 2151 33" draw:points="1075,33 0,33 0,0 2151,0 2151,33">
            <text:p/>
          </draw:polygon>
          <draw:path draw:style-name="gr3" draw:text-style-name="P7" draw:layer="layout" svg:width="0.355cm" svg:height="0.351cm" svg:x="16.463cm" svg:y="3.5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7.83cm" svg:y="2.20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083cm" svg:height="0.083cm" svg:x="18.568cm" svg:y="3.244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18.879cm" svg:y="2.2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8.809cm" svg:y="3.117cm" svg:viewBox="0 0 391 33" draw:points="195,33 0,33 0,0 391,0 391,33">
            <text:p/>
          </draw:polygon>
          <draw:path draw:style-name="gr3" draw:text-style-name="P7" draw:layer="layout" svg:width="0.404cm" svg:height="0.492cm" svg:x="18.784cm" svg:y="3.51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515cm" svg:height="0.516cm" svg:x="19.764cm" svg:y="2.8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783cm" svg:y="2.98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14" draw:id="id114">
          <svg:title>TexMaths</svg:title>
          <svg:desc>24§display§\text {(4)}§svg§600§FALSE§</svg:desc>
          <draw:polygon draw:style-name="gr2" draw:text-style-name="P6" draw:layer="layout" svg:width="0.91cm" svg:height="0.76cm" svg:x="2.517cm" svg:y="2.745cm" svg:viewBox="0 0 911 761" draw:points="455,761 0,761 0,0 911,0 911,761">
            <text:p/>
          </draw:polygon>
          <draw:path draw:style-name="gr3" draw:text-style-name="P7" draw:layer="layout" svg:width="0.197cm" svg:height="0.844cm" svg:x="2.557cm" svg:y="2.7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826cm" svg:y="2.7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3.274cm" svg:y="2.7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17" draw:id="id117">
          <svg:title>TexMaths</svg:title>
          <svg:desc>22§display§\int \frac{1}{(px \pm q)^2 + a^2 } \ dx = \frac{1}{ap}\tan^{-1}\left( \frac{px \pm q}{a} \right) \ + \ c  §svg§600§FALSE§</svg:desc>
          <draw:polygon draw:style-name="gr2" draw:text-style-name="P6" draw:layer="layout" svg:width="16.394cm" svg:height="1.779cm" svg:x="4.624cm" svg:y="4.345cm" svg:viewBox="0 0 16395 1780" draw:points="8198,1780 0,1780 0,0 16395,0 16395,1780">
            <text:p/>
          </draw:polygon>
          <draw:path draw:style-name="gr3" draw:text-style-name="P7" draw:layer="layout" svg:width="0.687cm" svg:height="1.719cm" svg:x="4.629cm" svg:y="4.37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855cm" svg:y="4.3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5.58cm" svg:y="5.218cm" svg:viewBox="0 0 4799 33" draw:points="2399,33 0,33 0,0 4799,0 4799,33">
            <text:p/>
          </draw:polygon>
          <draw:path draw:style-name="gr3" draw:text-style-name="P7" draw:layer="layout" svg:width="0.18cm" svg:height="0.773cm" svg:x="5.657cm" svg:y="5.3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856cm" svg:y="5.616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6.292cm" svg:y="5.6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926cm" svg:y="5.443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7.688cm" svg:y="5.616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8.073cm" svg:y="5.37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8.364cm" svg:y="5.3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892cm" svg:y="5.5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9.654cm" svg:y="5.616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66cm" svg:y="5.3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759cm" svg:y="4.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153cm" svg:y="5.0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831cm" svg:y="5.1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971cm" svg:y="4.3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2.697cm" svg:y="5.218cm" svg:viewBox="0 0 799 33" draw:points="399,33 0,33 0,0 799,0 799,33">
            <text:p/>
          </draw:polygon>
          <draw:path draw:style-name="gr3" draw:text-style-name="P7" draw:layer="layout" svg:width="0.355cm" svg:height="0.351cm" svg:x="12.727cm" svg:y="5.616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04cm" svg:height="0.492cm" svg:x="13.08cm" svg:y="5.616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3.73cm" svg:y="4.95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4.048cm" svg:y="5.08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427cm" svg:y="5.08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4.891cm" svg:y="4.95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5.375cm" svg:y="4.7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5.953cm" svg:y="4.30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6.428cm" svg:y="4.563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864cm" svg:y="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6cm" svg:x="17.498cm" svg:y="4.3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8.26cm" svg:y="4.563cm" svg:viewBox="0 0 320 493" svg:d="M320 9c0-4-1-9-7-9-9 0-40 32-53 55-17-43-47-55-73-55-92 0-187 114-187 227 0 76 46 125 102 125 34 0 65-19 92-47-7 28-32 132-34 139-7 22-14 24-56 26-11 0-18 0-18 16 0 0 0 7 9 7 26 0 53-2 79-2 27 0 53 2 79 2 4 0 15 0 15-14 0-9-8-9-20-9-39 0-39-5-39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6.452cm" svg:y="5.218cm" svg:viewBox="0 0 2151 33" draw:points="1075,33 0,33 0,0 2151,0 2151,33">
            <text:p/>
          </draw:polygon>
          <draw:path draw:style-name="gr3" draw:text-style-name="P7" draw:layer="layout" svg:width="0.355cm" svg:height="0.351cm" svg:x="17.353cm" svg:y="5.616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721cm" svg:y="4.30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736cm" svg:y="4.9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755cm" svg:y="5.08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int \frac{1}{(px \pm q)^2 - a^2 } \ dx = \frac{1}{2a}\log \left( \frac{px \pm q - a}{px \pm q + a} \right). \frac{1}{p} \ + \ c §svg§600§FALSE§</svg:desc>
          <draw:polygon draw:style-name="gr2" draw:text-style-name="P6" draw:layer="layout" svg:width="17.716cm" svg:height="1.779cm" svg:x="3.925cm" svg:y="6.543cm" svg:viewBox="0 0 17717 1780" draw:points="8858,1780 0,1780 0,0 17717,0 17717,1780">
            <text:p/>
          </draw:polygon>
          <draw:path draw:style-name="gr3" draw:text-style-name="P7" draw:layer="layout" svg:width="0.687cm" svg:height="1.719cm" svg:x="3.93cm" svg:y="6.57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156cm" svg:y="6.5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4.881cm" svg:y="7.416cm" svg:viewBox="0 0 4799 33" draw:points="2399,33 0,33 0,0 4799,0 4799,33">
            <text:p/>
          </draw:polygon>
          <draw:path draw:style-name="gr3" draw:text-style-name="P7" draw:layer="layout" svg:width="0.18cm" svg:height="0.773cm" svg:x="4.958cm" svg:y="7.5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157cm" svg:y="7.81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5.593cm" svg:y="7.8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227cm" svg:y="7.6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6.989cm" svg:y="7.814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7.374cm" svg:y="7.5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7.665cm" svg:y="7.5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214cm" svg:y="7.94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955cm" svg:y="7.8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367cm" svg:y="7.5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06cm" svg:y="7.0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454cm" svg:y="7.2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132cm" svg:y="7.3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271cm" svg:y="6.5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1.998cm" svg:y="7.416cm" svg:viewBox="0 0 797 33" draw:points="398,33 0,33 0,0 797,0 797,33">
            <text:p/>
          </draw:polygon>
          <draw:path draw:style-name="gr3" draw:text-style-name="P7" draw:layer="layout" svg:width="0.309cm" svg:height="0.516cm" svg:x="12.037cm" svg:y="7.6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2.415cm" svg:y="7.8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73cm" svg:height="0.538cm" svg:x="13.04cm" svg:y="7.0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251cm" svg:y="7.2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3.636cm" svg:y="7.2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4.303cm" svg:y="6.50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4.779cm" svg:y="6.7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5.215cm" svg:y="6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5.849cm" svg:y="6.58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6.611cm" svg:y="6.76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17.188cm" svg:y="6.893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929cm" svg:y="6.761cm" svg:viewBox="0 0 356 352" svg:d="M259 49c-14-28-37-49-72-49-90 0-187 114-187 227 0 74 42 125 104 125 16 0 54-3 100-58 7 32 34 58 71 58 28 0 45-18 58-42 12-28 23-76 23-78 0-7-8-7-9-7-9 0-9 2-11 14-14 50-28 95-60 95-21 0-23-19-23-35 0-17 2-23 11-58 7-32 9-40 16-69l28-109c5-23 5-23 5-26 0-14-9-21-21-21-19 0-32 17-33 33zM208 252c-4 14-4 14-16 28-34 42-65 54-86 54-41 0-51-42-51-72 0-38 24-135 44-170 22-46 58-74 89-74 51 0 62 63 62 68 0 4-2 9-4 13z">
            <text:p/>
          </draw:path>
          <draw:polygon draw:style-name="gr3" draw:text-style-name="P7" draw:layer="layout" svg:width="3.503cm" svg:height="0.032cm" svg:x="14.803cm" svg:y="7.416cm" svg:viewBox="0 0 3504 33" draw:points="1753,33 0,33 0,0 3504,0 3504,33">
            <text:p/>
          </draw:polygon>
          <draw:path draw:style-name="gr3" draw:text-style-name="P7" draw:layer="layout" svg:width="0.404cm" svg:height="0.492cm" svg:x="14.779cm" svg:y="7.81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5.215cm" svg:y="7.8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5.849cm" svg:y="7.6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6.611cm" svg:y="7.81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17.167cm" svg:y="7.7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7.929cm" svg:y="7.814cm" svg:viewBox="0 0 356 352" svg:d="M259 49c-14-28-37-49-72-49-90 0-187 114-187 227 0 74 42 125 104 125 16 0 54-3 100-58 7 32 34 58 71 58 28 0 45-18 58-42 12-28 23-76 23-78 0-7-8-7-9-7-9 0-9 2-11 14-14 50-28 95-60 95-21 0-23-19-23-35 0-17 2-23 11-58 7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381cm" svg:height="1.856cm" svg:x="18.425cm" svg:y="6.504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083cm" svg:height="0.083cm" svg:x="19.163cm" svg:y="7.543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19.474cm" svg:y="6.5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9.404cm" svg:y="7.416cm" svg:viewBox="0 0 391 33" draw:points="195,33 0,33 0,0 391,0 391,33">
            <text:p/>
          </draw:polygon>
          <draw:path draw:style-name="gr3" draw:text-style-name="P7" draw:layer="layout" svg:width="0.404cm" svg:height="0.492cm" svg:x="19.379cm" svg:y="7.81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515cm" svg:height="0.516cm" svg:x="20.359cm" svg:y="7.1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378cm" svg:y="7.2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8" draw:id="id118">
          <svg:title>TexMaths</svg:title>
          <svg:desc>24§display§\text {(5)}§svg§600§FALSE§</svg:desc>
          <draw:polygon draw:style-name="gr2" draw:text-style-name="P6" draw:layer="layout" svg:width="0.91cm" svg:height="0.76cm" svg:x="2.519cm" svg:y="7.046cm" svg:viewBox="0 0 911 761" draw:points="455,761 0,761 0,0 911,0 911,761">
            <text:p/>
          </draw:polygon>
          <draw:path draw:style-name="gr3" draw:text-style-name="P7" draw:layer="layout" svg:width="0.197cm" svg:height="0.844cm" svg:x="2.559cm" svg:y="7.00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.848cm" svg:y="7.0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3.276cm" svg:y="7.0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1" draw:id="id121">
          <svg:title>TexMaths</svg:title>
          <svg:desc>22§display§\int \frac{1}{(px \pm q)^2 - a^2 } \ dx = \frac{1}{2ap}\log \left( \frac{px \pm q - a}{px \pm q + a} \right) \ + \ c§svg§600§FALSE§</svg:desc>
          <draw:polygon draw:style-name="gr2" draw:text-style-name="P6" draw:layer="layout" svg:width="17.186cm" svg:height="1.779cm" svg:x="4.522cm" svg:y="8.744cm" svg:viewBox="0 0 17187 1780" draw:points="8594,1780 0,1780 0,0 17187,0 17187,1780">
            <text:p/>
          </draw:polygon>
          <draw:path draw:style-name="gr3" draw:text-style-name="P7" draw:layer="layout" svg:width="0.687cm" svg:height="1.719cm" svg:x="4.527cm" svg:y="8.774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753cm" svg:y="8.7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8cm" svg:height="0.032cm" svg:x="5.478cm" svg:y="9.617cm" svg:viewBox="0 0 4799 33" draw:points="2399,33 0,33 0,0 4799,0 4799,33">
            <text:p/>
          </draw:polygon>
          <draw:path draw:style-name="gr3" draw:text-style-name="P7" draw:layer="layout" svg:width="0.18cm" svg:height="0.773cm" svg:x="5.555cm" svg:y="9.7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5.754cm" svg:y="10.01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6.19cm" svg:y="10.0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6.824cm" svg:y="9.842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7.586cm" svg:y="10.015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7.971cm" svg:y="9.7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8.262cm" svg:y="9.7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11cm" svg:y="10.14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552cm" svg:y="10.015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9.964cm" svg:y="9.7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657cm" svg:y="9.28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051cm" svg:y="9.4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729cm" svg:y="9.5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061cm" svg:y="8.7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2.595cm" svg:y="9.617cm" svg:viewBox="0 0 1186 33" draw:points="593,33 0,33 0,0 1186,0 1186,33">
            <text:p/>
          </draw:polygon>
          <draw:path draw:style-name="gr3" draw:text-style-name="P7" draw:layer="layout" svg:width="0.309cm" svg:height="0.516cm" svg:x="12.633cm" svg:y="9.8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3.012cm" svg:y="10.0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04cm" svg:height="0.492cm" svg:x="13.364cm" svg:y="10.01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4.026cm" svg:y="9.28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37cm" svg:y="9.4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624cm" svg:y="9.47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5.289cm" svg:y="8.7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5.764cm" svg:y="8.96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201cm" svg:y="8.9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6.834cm" svg:y="8.78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7.596cm" svg:y="8.962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18.174cm" svg:y="9.0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8.915cm" svg:y="8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3.503cm" svg:height="0.032cm" svg:x="15.789cm" svg:y="9.617cm" svg:viewBox="0 0 3504 33" draw:points="1753,33 0,33 0,0 3504,0 3504,33">
            <text:p/>
          </draw:polygon>
          <draw:path draw:style-name="gr3" draw:text-style-name="P7" draw:layer="layout" svg:width="0.404cm" svg:height="0.492cm" svg:x="15.764cm" svg:y="10.01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201cm" svg:y="10.0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6.834cm" svg:y="9.842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7.596cm" svg:y="10.015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18.153cm" svg:y="9.9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8.915cm" svg:y="10.01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413cm" svg:y="8.70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426cm" svg:y="9.3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445cm" svg:y="9.48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23" draw:id="id123">
          <svg:title>TexMaths</svg:title>
          <svg:desc>22§display§\int \frac{1}{ a^2 - ( px \pm q )^2 } \ dx = \frac{1}{2a}\log \left( \frac{ a +  ( px \pm q ) }{ a - ( px \pm q ) } \right). \frac{1}{p} \ + \ c§svg§600§FALSE§</svg:desc>
          <draw:polygon draw:style-name="gr2" draw:text-style-name="P6" draw:layer="layout" svg:width="18.319cm" svg:height="1.779cm" svg:x="4.025cm" svg:y="11.046cm" svg:viewBox="0 0 18320 1780" draw:points="9159,1780 0,1780 0,0 18320,0 18320,1780">
            <text:p/>
          </draw:polygon>
          <draw:path draw:style-name="gr3" draw:text-style-name="P7" draw:layer="layout" svg:width="0.687cm" svg:height="1.719cm" svg:x="4.03cm" svg:y="11.07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256cm" svg:y="11.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9cm" svg:height="0.032cm" svg:x="4.981cm" svg:y="11.919cm" svg:viewBox="0 0 4800 33" draw:points="2399,33 0,33 0,0 4800,0 4800,33">
            <text:p/>
          </draw:polygon>
          <draw:path draw:style-name="gr3" draw:text-style-name="P7" draw:layer="layout" svg:width="0.355cm" svg:height="0.351cm" svg:x="5.012cm" svg:y="12.317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424cm" svg:y="12.0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973cm" svg:y="12.4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6.758cm" svg:y="12.0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957cm" svg:y="12.31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394cm" svg:y="12.3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8.027cm" svg:y="12.14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8.789cm" svg:y="12.317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9.175cm" svg:y="12.07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9.467cm" svg:y="12.0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161cm" svg:y="11.591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555cm" svg:y="11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232cm" svg:y="11.8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371cm" svg:y="11.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2.098cm" svg:y="11.919cm" svg:viewBox="0 0 797 33" draw:points="398,33 0,33 0,0 797,0 797,33">
            <text:p/>
          </draw:polygon>
          <draw:path draw:style-name="gr3" draw:text-style-name="P7" draw:layer="layout" svg:width="0.309cm" svg:height="0.516cm" svg:x="12.137cm" svg:y="12.14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2.515cm" svg:y="12.317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73cm" svg:height="0.538cm" svg:x="13.14cm" svg:y="11.59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351cm" svg:y="11.78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3.737cm" svg:y="11.77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4.404cm" svg:y="11.007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4.936cm" svg:y="11.26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5.529cm" svg:y="11.1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6.335cm" svg:y="11.02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6.534cm" svg:y="11.2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97cm" svg:y="11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7.604cm" svg:y="11.0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8.366cm" svg:y="11.2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8.751cm" svg:y="11.02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4.904cm" svg:y="11.919cm" svg:viewBox="0 0 4106 33" draw:points="2052,33 0,33 0,0 4106,0 4106,33">
            <text:p/>
          </draw:polygon>
          <draw:path draw:style-name="gr3" draw:text-style-name="P7" draw:layer="layout" svg:width="0.355cm" svg:height="0.351cm" svg:x="14.936cm" svg:y="12.317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5.55cm" svg:y="12.4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6.335cm" svg:y="12.0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6.534cm" svg:y="12.31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97cm" svg:y="12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7.604cm" svg:y="12.14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8.366cm" svg:y="12.317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8.751cm" svg:y="12.07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9.128cm" svg:y="11.00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083cm" svg:height="0.083cm" svg:x="19.865cm" svg:y="12.046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20.177cm" svg:y="11.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20.107cm" svg:y="11.919cm" svg:viewBox="0 0 391 33" draw:points="195,33 0,33 0,0 391,0 391,33">
            <text:p/>
          </draw:polygon>
          <draw:path draw:style-name="gr3" draw:text-style-name="P7" draw:layer="layout" svg:width="0.404cm" svg:height="0.492cm" svg:x="20.082cm" svg:y="12.317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515cm" svg:height="0.516cm" svg:x="21.062cm" svg:y="11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081cm" svg:y="11.78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22" draw:id="id122">
          <svg:title>TexMaths</svg:title>
          <svg:desc>24§display§\text {(6)}§svg§600§FALSE§</svg:desc>
          <draw:polygon draw:style-name="gr2" draw:text-style-name="P6" draw:layer="layout" svg:width="0.91cm" svg:height="0.759cm" svg:x="2.519cm" svg:y="11.5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11.5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11.574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3.276cm" svg:y="11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5" draw:id="id125">
          <svg:title>TexMaths</svg:title>
          <svg:desc>22§display§\int \frac{1}{ a^2 - ( px \pm q )^2 } \ dx = \frac{1}{2ap}\log \left( \frac{ a +  ( px \pm q ) }{ a - ( px \pm q ) } \right) \ + \ c§svg§600§FALSE§</svg:desc>
          <draw:polygon draw:style-name="gr2" draw:text-style-name="P6" draw:layer="layout" svg:width="17.789cm" svg:height="1.779cm" svg:x="4.425cm" svg:y="13.243cm" svg:viewBox="0 0 17790 1780" draw:points="8895,1780 0,1780 0,0 17790,0 17790,1780">
            <text:p/>
          </draw:polygon>
          <draw:path draw:style-name="gr3" draw:text-style-name="P7" draw:layer="layout" svg:width="0.687cm" svg:height="1.719cm" svg:x="4.43cm" svg:y="13.273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7.656cm" svg:y="13.28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99cm" svg:height="0.032cm" svg:x="5.381cm" svg:y="14.116cm" svg:viewBox="0 0 4800 33" draw:points="2399,33 0,33 0,0 4800,0 4800,33">
            <text:p/>
          </draw:polygon>
          <draw:path draw:style-name="gr3" draw:text-style-name="P7" draw:layer="layout" svg:width="0.355cm" svg:height="0.351cm" svg:x="5.412cm" svg:y="14.5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824cm" svg:y="14.2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373cm" svg:y="14.64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158cm" svg:y="14.2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7.357cm" svg:y="14.51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794cm" svg:y="14.5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8.427cm" svg:y="14.3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9.189cm" svg:y="14.514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9.575cm" svg:y="14.2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9.867cm" svg:y="14.2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56cm" svg:y="13.78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955cm" svg:y="13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1.632cm" svg:y="14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965cm" svg:y="13.28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2.498cm" svg:y="14.116cm" svg:viewBox="0 0 1186 33" draw:points="593,33 0,33 0,0 1186,0 1186,33">
            <text:p/>
          </draw:polygon>
          <draw:path draw:style-name="gr3" draw:text-style-name="P7" draw:layer="layout" svg:width="0.309cm" svg:height="0.516cm" svg:x="12.537cm" svg:y="14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55cm" svg:height="0.351cm" svg:x="12.915cm" svg:y="14.514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04cm" svg:height="0.492cm" svg:x="13.267cm" svg:y="14.51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3.929cm" svg:y="13.7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14cm" svg:y="13.9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528cm" svg:y="13.9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5.193cm" svg:y="13.20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5.724cm" svg:y="13.4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5cm" svg:height="0.516cm" svg:x="16.317cm" svg:y="13.3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7.124cm" svg:y="13.22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7.322cm" svg:y="13.461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759cm" svg:y="13.4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8.393cm" svg:y="13.28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155cm" svg:y="13.461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9.54cm" svg:y="13.22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5.693cm" svg:y="14.116cm" svg:viewBox="0 0 4106 33" draw:points="2052,33 0,33 0,0 4106,0 4106,33">
            <text:p/>
          </draw:polygon>
          <draw:path draw:style-name="gr3" draw:text-style-name="P7" draw:layer="layout" svg:width="0.355cm" svg:height="0.351cm" svg:x="15.724cm" svg:y="14.51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72cm" svg:height="0.032cm" svg:x="16.339cm" svg:y="14.64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7.124cm" svg:y="14.27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7.322cm" svg:y="14.51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759cm" svg:y="14.5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6cm" svg:x="18.393cm" svg:y="14.34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155cm" svg:y="14.514cm" svg:viewBox="0 0 320 493" svg:d="M320 9c0-4-1-9-7-9-9 0-40 32-53 55-17-43-47-55-73-55-92 0-187 114-187 227 0 76 46 125 102 125 34 0 65-19 92-47-7 28-32 132-34 139-7 22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19.54cm" svg:y="14.27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9.917cm" svg:y="13.204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932cm" svg:y="13.8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951cm" svg:y="13.98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8§display§\therefore§svg§600§FALSE§</svg:desc>
          <draw:polygon draw:style-name="gr2" draw:text-style-name="P6" draw:layer="layout" svg:width="0.528cm" svg:height="0.433cm" svg:x="3.301cm" svg:y="4.919cm" svg:viewBox="0 0 529 434" draw:points="265,434 0,434 0,0 529,0 529,434">
            <text:p/>
          </draw:polygon>
          <draw:path draw:style-name="gr3" draw:text-style-name="P7" draw:layer="layout" svg:width="0.598cm" svg:height="0.531cm" svg:x="3.281cm" svg:y="4.8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0" draw:id="id120">
          <svg:title>TexMaths</svg:title>
          <svg:desc>28§display§\therefore§svg§600§FALSE§</svg:desc>
          <draw:polygon draw:style-name="gr2" draw:text-style-name="P6" draw:layer="layout" svg:width="0.528cm" svg:height="0.433cm" svg:x="3.302cm" svg:y="9.419cm" svg:viewBox="0 0 529 434" draw:points="265,434 0,434 0,0 529,0 529,434">
            <text:p/>
          </draw:polygon>
          <draw:path draw:style-name="gr3" draw:text-style-name="P7" draw:layer="layout" svg:width="0.598cm" svg:height="0.531cm" svg:x="3.282cm" svg:y="9.3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4" draw:id="id124">
          <svg:title>TexMaths</svg:title>
          <svg:desc>28§display§\therefore§svg§600§FALSE§</svg:desc>
          <draw:polygon draw:style-name="gr2" draw:text-style-name="P6" draw:layer="layout" svg:width="0.528cm" svg:height="0.433cm" svg:x="3.303cm" svg:y="13.82cm" svg:viewBox="0 0 529 434" draw:points="265,434 0,434 0,0 529,0 529,434">
            <text:p/>
          </draw:polygon>
          <draw:path draw:style-name="gr3" draw:text-style-name="P7" draw:layer="layout" svg:width="0.598cm" svg:height="0.531cm" svg:x="3.283cm" svg:y="13.77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3" anim:sub-item="text" smil:attributeName="visibility" smil:to="visible"/>
                  <anim:animate smil:begin="0s" smil:dur="0.5s" smil:fill="hold" smil:decelerate="0.5" smil:targetElement="id113" anim:sub-item="text" smil:attributeName="rotate" smil:values="-90;0" smil:keyTimes="0;1"/>
                  <anim:animate smil:begin="0s" smil:dur="0.5s" smil:fill="hold" smil:decelerate="0.5" smil:targetElement="id113" anim:sub-item="text" smil:attributeName="width" smil:values="width;width*.05" smil:keyTimes="0;1"/>
                  <anim:animate smil:begin="0.5s" smil:dur="0.5s" smil:fill="hold" smil:accelerate="0.5" smil:targetElement="id113" anim:sub-item="text" smil:attributeName="width" smil:values="width*.05;width" smil:keyTimes="0;1"/>
                  <anim:animate smil:dur="1s" smil:fill="hold" smil:targetElement="id113" anim:sub-item="text" smil:attributeName="height" smil:values="height;height" smil:keyTimes="0;1"/>
                  <anim:animate smil:begin="0s" smil:dur="0.5s" smil:fill="hold" smil:decelerate="0.5" smil:targetElement="id113" anim:sub-item="text" smil:attributeName="x" smil:values="x+.4;x" smil:keyTimes="0;1"/>
                  <anim:animate smil:begin="0s" smil:dur="0.5s" smil:fill="hold" smil:decelerate="0.5" smil:targetElement="id113" anim:sub-item="text" smil:attributeName="y" smil:values="y-.2;y+.1" smil:keyTimes="0;1"/>
                  <anim:animate smil:begin="0.5s" smil:dur="0.5s" smil:fill="hold" smil:accelerate="0.5" smil:targetElement="id113" anim:sub-item="text" smil:attributeName="y" smil:values="y+.1;y" smil:keyTimes="0;1"/>
                  <anim:transitionFilter smil:begin="0s" smil:dur="1s" smil:decelerate="0.5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1.406cm" svg:x="1.438cm" svg:y="0.177cm" presentation:class="title" presentation:user-transformed="true">
          <draw:text-box>
            <text:p xml:id="id126" text:id="id126"><text:span text:style-name="T5"><text:s/></text:span><text:span text:style-name="T5">Examples </text:span></text:p>
          </draw:text-box>
        </draw:frame>
        <draw:frame presentation:style-name="pr7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28" draw:id="id128">
          <svg:title>TexMaths</svg:title>
          <svg:desc>24§display§\text {(1)}§svg§600§FALSE§</svg:desc>
          <draw:polygon draw:style-name="gr2" draw:text-style-name="P6" draw:layer="layout" svg:width="0.91cm" svg:height="0.76cm" svg:x="1.514cm" svg:y="3.942cm" svg:viewBox="0 0 911 761" draw:points="455,761 0,761 0,0 911,0 911,761">
            <text:p/>
          </draw:polygon>
          <draw:path draw:style-name="gr3" draw:text-style-name="P7" draw:layer="layout" svg:width="0.197cm" svg:height="0.844cm" svg:x="1.554cm" svg:y="3.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875cm" svg:y="3.971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271cm" svg:y="3.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7" draw:id="id127">
          <svg:title>TexMaths</svg:title>
          <svg:desc>26§display§\text { (I) Evaluate the following.}§svg§600§FALSE§</svg:desc>
          <draw:polygon draw:style-name="gr2" draw:text-style-name="P6" draw:layer="layout" svg:width="10.353cm" svg:height="0.823cm" svg:x="1.417cm" svg:y="2.145cm" svg:viewBox="0 0 10354 824" draw:points="5177,824 0,824 0,0 10354,0 10354,824">
            <text:p/>
          </draw:polygon>
          <draw:path draw:style-name="gr3" draw:text-style-name="P7" draw:layer="layout" svg:width="0.213cm" svg:height="0.914cm" svg:x="1.461cm" svg:y="2.09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28cm" svg:height="0.625cm" svg:x="1.752cm" svg:y="2.159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11cm" svg:y="2.0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567cm" svg:height="0.623cm" svg:x="2.746cm" svg:y="2.163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7" draw:layer="layout" svg:width="0.448cm" svg:height="0.405cm" svg:x="3.356cm" svg:y="2.39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413cm" svg:height="0.421cm" svg:x="3.809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05cm" svg:height="0.635cm" svg:x="4.256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61cm" svg:height="0.415cm" svg:x="4.51cm" svg:y="2.38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413cm" svg:height="0.421cm" svg:x="5.026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5.46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355cm" svg:height="0.421cm" svg:x="5.827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6.5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6.896cm" svg:y="2.15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7.399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8.115cm" svg:y="2.141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8.389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05cm" svg:height="0.635cm" svg:x="8.851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205cm" svg:height="0.635cm" svg:x="9.105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9.354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627cm" svg:height="0.405cm" svg:x="9.777cm" svg:y="2.39cm" svg:viewBox="0 0 628 406" svg:d="M551 87c17-45 46-58 77-58v-29c-21 2-48 2-66 2-27 0-69-2-86-2v29c34 0 52 17 52 44 0 6 0 6-4 18l-83 235-92-255c-2-11-4-13-4-17 0-25 36-25 54-25v-29c-27 0-72 2-95 2-27 0-54 0-81-2v29c33 0 47 2 58 13 4 6 14 33 21 52l-79 220-88-243c-4-13-4-15-4-17 0-25 35-25 54-25v-29c-27 0-79 2-100 2-4 0-52 0-85-2v29c46 0 56 2 69 31l114 325c4 14 8 21 19 21 12 0 14-5 18-19l94-260 94 262c4 10 6 17 18 17 11 0 15-9 17-17z">
            <text:p/>
          </draw:path>
          <draw:path draw:style-name="gr3" draw:text-style-name="P7" draw:layer="layout" svg:width="0.197cm" svg:height="0.612cm" svg:x="10.45cm" svg:y="2.17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704cm" svg:y="2.3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1.208cm" svg:y="2.369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099cm" svg:height="0.099cm" svg:x="11.717cm" svg:y="2.688cm" svg:viewBox="0 0 100 100" svg:d="M100 50c0-27-23-50-50-50s-50 23-50 50 23 50 50 50 50-23 50-50z">
            <text:p/>
          </draw:path>
        </draw:g>
        <draw:g xml:id="id129" draw:id="id129">
          <svg:title>TexMaths</svg:title>
          <svg:desc>22§display§\int \frac{ 1 }{ 4x^2 + 9 }\ dx§svg§600§FALSE§</svg:desc>
          <draw:polygon draw:style-name="gr2" draw:text-style-name="P6" draw:layer="layout" svg:width="4.584cm" svg:height="1.642cm" svg:x="2.718cm" svg:y="3.342cm" svg:viewBox="0 0 4585 1643" draw:points="2293,1643 0,1643 0,0 4585,0 4585,1643">
            <text:p/>
          </draw:polygon>
          <draw:path draw:style-name="gr3" draw:text-style-name="P7" draw:layer="layout" svg:width="0.687cm" svg:height="1.719cm" svg:x="2.723cm" svg:y="3.303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4.803cm" svg:y="3.3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3.673cm" svg:y="4.146cm" svg:viewBox="0 0 2507 33" draw:points="1255,33 0,33 0,0 2507,0 2507,33">
            <text:p/>
          </draw:polygon>
          <draw:path draw:style-name="gr3" draw:text-style-name="P7" draw:layer="layout" svg:width="0.344cm" svg:height="0.524cm" svg:x="3.696cm" svg:y="4.363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083cm" svg:y="4.54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4.536cm" svg:y="4.3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5.063cm" svg:y="4.435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21cm" svg:height="0.532cm" svg:x="5.825cm" svg:y="4.372cm" svg:viewBox="0 0 322 533" svg:d="M253 269v25c0 183-81 218-126 218-13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8cm" svg:height="0.547cm" svg:x="6.561cm" svg:y="3.819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955cm" svg:y="4.01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0" draw:id="id130">
          <svg:title>TexMaths</svg:title>
          <svg:desc>24§display§\text {(2)}§svg§600§FALSE§</svg:desc>
          <draw:polygon draw:style-name="gr2" draw:text-style-name="P6" draw:layer="layout" svg:width="0.91cm" svg:height="0.76cm" svg:x="8.014cm" svg:y="3.943cm" svg:viewBox="0 0 911 761" draw:points="455,761 0,761 0,0 911,0 911,761">
            <text:p/>
          </draw:polygon>
          <draw:path draw:style-name="gr3" draw:text-style-name="P7" draw:layer="layout" svg:width="0.197cm" svg:height="0.844cm" svg:x="8.054cm" svg:y="3.90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8.343cm" svg:y="3.972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8.771cm" svg:y="3.9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1" draw:id="id131">
          <svg:title>TexMaths</svg:title>
          <svg:desc>22§display§\int \frac{ 1 }{ 4x^2 - 9 }\ dx§svg§600§FALSE§</svg:desc>
          <draw:polygon draw:style-name="gr2" draw:text-style-name="P6" draw:layer="layout" svg:width="4.584cm" svg:height="1.642cm" svg:x="9.116cm" svg:y="3.439cm" svg:viewBox="0 0 4585 1643" draw:points="2293,1643 0,1643 0,0 4585,0 4585,1643">
            <text:p/>
          </draw:polygon>
          <draw:path draw:style-name="gr3" draw:text-style-name="P7" draw:layer="layout" svg:width="0.687cm" svg:height="1.719cm" svg:x="9.121cm" svg:y="3.4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11.201cm" svg:y="3.41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10.071cm" svg:y="4.243cm" svg:viewBox="0 0 2507 33" draw:points="1255,33 0,33 0,0 2507,0 2507,33">
            <text:p/>
          </draw:polygon>
          <draw:path draw:style-name="gr3" draw:text-style-name="P7" draw:layer="layout" svg:width="0.344cm" svg:height="0.524cm" svg:x="10.094cm" svg:y="4.46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481cm" svg:y="4.64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10.934cm" svg:y="4.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483cm" svg:y="4.7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223cm" svg:y="4.469cm" svg:viewBox="0 0 322 533" svg:d="M253 269v25c0 183-81 218-126 218-13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8cm" svg:height="0.547cm" svg:x="12.959cm" svg:y="3.916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353cm" svg:y="4.11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2" draw:id="id132">
          <svg:title>TexMaths</svg:title>
          <svg:desc>24§display§\text {(3)}§svg§600§FALSE§</svg:desc>
          <draw:polygon draw:style-name="gr2" draw:text-style-name="P6" draw:layer="layout" svg:width="0.91cm" svg:height="0.76cm" svg:x="14.515cm" svg:y="3.944cm" svg:viewBox="0 0 911 761" draw:points="455,761 0,761 0,0 911,0 911,761">
            <text:p/>
          </draw:polygon>
          <draw:path draw:style-name="gr3" draw:text-style-name="P7" draw:layer="layout" svg:width="0.197cm" svg:height="0.844cm" svg:x="14.555cm" svg:y="3.9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4.836cm" svg:y="3.973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5.272cm" svg:y="3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3" draw:id="id133">
          <svg:title>TexMaths</svg:title>
          <svg:desc>22§display§\int \frac{ 1 }{ 9 - 4x^2 }\ dx§svg§600§FALSE§</svg:desc>
          <draw:polygon draw:style-name="gr2" draw:text-style-name="P6" draw:layer="layout" svg:width="4.584cm" svg:height="1.642cm" svg:x="15.619cm" svg:y="3.439cm" svg:viewBox="0 0 4585 1643" draw:points="2293,1643 0,1643 0,0 4585,0 4585,1643">
            <text:p/>
          </draw:polygon>
          <draw:path draw:style-name="gr3" draw:text-style-name="P7" draw:layer="layout" svg:width="0.687cm" svg:height="1.719cm" svg:x="15.624cm" svg:y="3.4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17.704cm" svg:y="3.41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16.574cm" svg:y="4.243cm" svg:viewBox="0 0 2507 33" draw:points="1255,33 0,33 0,0 2507,0 2507,33">
            <text:p/>
          </draw:polygon>
          <draw:path draw:style-name="gr3" draw:text-style-name="P7" draw:layer="layout" svg:width="0.321cm" svg:height="0.532cm" svg:x="16.608cm" svg:y="4.469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7.197cm" svg:y="4.77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927cm" svg:y="4.46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8.315cm" svg:y="4.64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18.769cm" svg:y="4.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19.462cm" svg:y="3.916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856cm" svg:y="4.11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6" draw:id="id136">
          <svg:title>TexMaths</svg:title>
          <svg:desc>24§display§\text {(5)}§svg§600§FALSE§</svg:desc>
          <draw:polygon draw:style-name="gr2" draw:text-style-name="P6" draw:layer="layout" svg:width="0.91cm" svg:height="0.759cm" svg:x="1.415cm" svg:y="6.144cm" svg:viewBox="0 0 911 760" draw:points="455,760 0,760 0,0 911,0 911,760">
            <text:p/>
          </draw:polygon>
          <draw:path draw:style-name="gr3" draw:text-style-name="P7" draw:layer="layout" svg:width="0.197cm" svg:height="0.844cm" svg:x="1.455cm" svg:y="6.1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.744cm" svg:y="6.173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172cm" svg:y="6.1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4" draw:id="id134">
          <svg:title>TexMaths</svg:title>
          <svg:desc>24§display§\text {(4)}§svg§600§FALSE§</svg:desc>
          <draw:polygon draw:style-name="gr2" draw:text-style-name="P6" draw:layer="layout" svg:width="0.91cm" svg:height="0.76cm" svg:x="21.115cm" svg:y="3.945cm" svg:viewBox="0 0 911 761" draw:points="455,761 0,761 0,0 911,0 911,761">
            <text:p/>
          </draw:polygon>
          <draw:path draw:style-name="gr3" draw:text-style-name="P7" draw:layer="layout" svg:width="0.197cm" svg:height="0.844cm" svg:x="21.155cm" svg:y="3.9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1.424cm" svg:y="3.9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1.872cm" svg:y="3.9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5" draw:id="id135">
          <svg:title>TexMaths</svg:title>
          <svg:desc>22§display§\int \frac{ 1 }{ 2x^2 + 3 }\ dx§svg§600§FALSE§</svg:desc>
          <draw:polygon draw:style-name="gr2" draw:text-style-name="P6" draw:layer="layout" svg:width="4.584cm" svg:height="1.642cm" svg:x="22.218cm" svg:y="3.439cm" svg:viewBox="0 0 4585 1643" draw:points="2293,1643 0,1643 0,0 4585,0 4585,1643">
            <text:p/>
          </draw:polygon>
          <draw:path draw:style-name="gr3" draw:text-style-name="P7" draw:layer="layout" svg:width="0.687cm" svg:height="1.719cm" svg:x="22.223cm" svg:y="3.4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24.303cm" svg:y="3.41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23.173cm" svg:y="4.243cm" svg:viewBox="0 0 2507 33" draw:points="1255,33 0,33 0,0 2507,0 2507,33">
            <text:p/>
          </draw:polygon>
          <draw:path draw:style-name="gr3" draw:text-style-name="P7" draw:layer="layout" svg:width="0.309cm" svg:height="0.517cm" svg:x="23.212cm" svg:y="4.46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86cm" svg:height="0.351cm" svg:x="23.583cm" svg:y="4.64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24.036cm" svg:y="4.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4.563cm" svg:y="4.532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21cm" svg:height="0.532cm" svg:x="25.325cm" svg:y="4.469cm" svg:viewBox="0 0 322 533" svg:d="M194 243c63-19 107-74 107-136 0-63-67-107-143-107-77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8cm" svg:height="0.547cm" svg:x="26.061cm" svg:y="3.916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455cm" svg:y="4.11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8" draw:id="id138">
          <svg:title>TexMaths</svg:title>
          <svg:desc>24§display§\text {(6)}§svg§600§FALSE§</svg:desc>
          <draw:polygon draw:style-name="gr2" draw:text-style-name="P6" draw:layer="layout" svg:width="0.91cm" svg:height="0.759cm" svg:x="10.516cm" svg:y="6.145cm" svg:viewBox="0 0 911 760" draw:points="455,760 0,760 0,0 911,0 911,760">
            <text:p/>
          </draw:polygon>
          <draw:path draw:style-name="gr3" draw:text-style-name="P7" draw:layer="layout" svg:width="0.197cm" svg:height="0.844cm" svg:x="10.556cm" svg:y="6.1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0.837cm" svg:y="6.174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1.273cm" svg:y="6.1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7" draw:id="id137">
          <svg:title>TexMaths</svg:title>
          <svg:desc>22§display§\int \frac{ 1 }{ 9x^2 - 2 }\ dx§svg§600§FALSE§</svg:desc>
          <draw:polygon draw:style-name="gr2" draw:text-style-name="P6" draw:layer="layout" svg:width="4.584cm" svg:height="1.642cm" svg:x="2.617cm" svg:y="5.64cm" svg:viewBox="0 0 4585 1643" draw:points="2293,1643 0,1643 0,0 4585,0 4585,1643">
            <text:p/>
          </draw:polygon>
          <draw:path draw:style-name="gr3" draw:text-style-name="P7" draw:layer="layout" svg:width="0.687cm" svg:height="1.719cm" svg:x="2.622cm" svg:y="5.601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4.702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3.572cm" svg:y="6.444cm" svg:viewBox="0 0 2507 33" draw:points="1255,33 0,33 0,0 2507,0 2507,33">
            <text:p/>
          </draw:polygon>
          <draw:path draw:style-name="gr3" draw:text-style-name="P7" draw:layer="layout" svg:width="0.321cm" svg:height="0.532cm" svg:x="3.606cm" svg:y="6.67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3.982cm" svg:y="6.84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5 85-79 102-104 102-30 0-42-24-42-51 0-17 5-33 14-68z">
            <text:p/>
          </draw:path>
          <draw:path draw:style-name="gr3" draw:text-style-name="P7" draw:layer="layout" svg:width="0.24cm" svg:height="0.36cm" svg:x="4.435cm" svg:y="6.6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4.984cm" svg:y="6.9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731cm" svg:y="6.67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368cm" svg:height="0.547cm" svg:x="6.46cm" svg:y="6.117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854cm" svg:y="6.31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39" draw:id="id139">
          <svg:title>TexMaths</svg:title>
          <svg:desc>22§display§\int \frac{ 1 }{ 5 - 3x^2 }\ dx§svg§600§FALSE§</svg:desc>
          <draw:polygon draw:style-name="gr2" draw:text-style-name="P6" draw:layer="layout" svg:width="4.584cm" svg:height="1.642cm" svg:x="11.819cm" svg:y="5.64cm" svg:viewBox="0 0 4585 1643" draw:points="2293,1643 0,1643 0,0 4585,0 4585,1643">
            <text:p/>
          </draw:polygon>
          <draw:path draw:style-name="gr3" draw:text-style-name="P7" draw:layer="layout" svg:width="0.687cm" svg:height="1.719cm" svg:x="11.824cm" svg:y="5.601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256cm" svg:height="0.517cm" svg:x="13.904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6cm" svg:height="0.032cm" svg:x="12.774cm" svg:y="6.444cm" svg:viewBox="0 0 2507 33" draw:points="1255,33 0,33 0,0 2507,0 2507,33">
            <text:p/>
          </draw:polygon>
          <draw:path draw:style-name="gr3" draw:text-style-name="P7" draw:layer="layout" svg:width="0.309cm" svg:height="0.532cm" svg:x="12.813cm" svg:y="6.67cm" svg:viewBox="0 0 310 533" svg:d="M310 361c0-92-64-171-148-171-37 0-71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89 0 169-74 169-172z">
            <text:p/>
          </draw:path>
          <draw:path draw:style-name="gr3" draw:text-style-name="P7" draw:layer="layout" svg:width="0.472cm" svg:height="0.032cm" svg:x="13.397cm" svg:y="6.97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138cm" svg:y="6.67cm" svg:viewBox="0 0 322 533" svg:d="M194 243c63-19 107-74 107-136 0-63-67-107-143-107-79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4.515cm" svg:y="6.84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14.969cm" svg:y="6.6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15.662cm" svg:y="6.117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6.056cm" svg:y="6.31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40" draw:id="id140">
          <svg:title>TexMaths</svg:title>
          <svg:desc>24§display§\text {(7)}§svg§600§FALSE§</svg:desc>
          <draw:polygon draw:style-name="gr2" draw:text-style-name="P6" draw:layer="layout" svg:width="0.91cm" svg:height="0.76cm" svg:x="19.117cm" svg:y="6.147cm" svg:viewBox="0 0 911 761" draw:points="455,761 0,761 0,0 911,0 911,761">
            <text:p/>
          </draw:polygon>
          <draw:path draw:style-name="gr3" draw:text-style-name="P7" draw:layer="layout" svg:width="0.197cm" svg:height="0.844cm" svg:x="19.157cm" svg:y="6.10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9.449cm" svg:y="6.168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19.874cm" svg:y="6.1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1" draw:id="id141">
          <svg:title>TexMaths</svg:title>
          <svg:desc>22§display§\int \frac{ 1 }{ x^2 + 8x + 20 }\ dx§svg§600§FALSE§</svg:desc>
          <draw:polygon draw:style-name="gr2" draw:text-style-name="P6" draw:layer="layout" svg:width="6.36cm" svg:height="1.642cm" svg:x="20.319cm" svg:y="5.64cm" svg:viewBox="0 0 6361 1643" draw:points="3181,1643 0,1643 0,0 6361,0 6361,1643">
            <text:p/>
          </draw:polygon>
          <draw:path draw:style-name="gr3" draw:text-style-name="P7" draw:layer="layout" svg:width="0.687cm" svg:height="1.719cm" svg:x="20.324cm" svg:y="5.6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3.292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21.275cm" svg:y="6.444cm" svg:viewBox="0 0 4283 33" draw:points="2142,33 0,33 0,0 4283,0 4283,33">
            <text:p/>
          </draw:polygon>
          <draw:path draw:style-name="gr3" draw:text-style-name="P7" draw:layer="layout" svg:width="0.386cm" svg:height="0.351cm" svg:x="21.298cm" svg:y="6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752cm" svg:y="6.6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28cm" svg:y="6.7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3.042cm" svg:y="6.6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23.419cm" svg:y="6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24.052cm" svg:y="6.7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4.822cm" svg:y="6.6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26cm" svg:height="0.532cm" svg:x="25.2cm" svg:y="6.67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69cm" svg:height="0.547cm" svg:x="25.937cm" svg:y="6.1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6.332cm" svg:y="6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42" draw:id="id142">
          <svg:title>TexMaths</svg:title>
          <svg:desc>24§display§\text {(8)}§svg§600§FALSE§</svg:desc>
          <draw:polygon draw:style-name="gr2" draw:text-style-name="P6" draw:layer="layout" svg:width="0.91cm" svg:height="0.759cm" svg:x="1.416cm" svg:y="8.442cm" svg:viewBox="0 0 911 760" draw:points="455,760 0,760 0,0 911,0 911,760">
            <text:p/>
          </draw:polygon>
          <draw:path draw:style-name="gr3" draw:text-style-name="P7" draw:layer="layout" svg:width="0.197cm" svg:height="0.844cm" svg:x="1.456cm" svg:y="8.4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1.737cm" svg:y="8.471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60 0-30-10-69-41-105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.173cm" svg:y="8.4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44" draw:id="id144">
          <svg:title>TexMaths</svg:title>
          <svg:desc>24§display§\text {(9)}§svg§600§FALSE§</svg:desc>
          <draw:polygon draw:style-name="gr2" draw:text-style-name="P6" draw:layer="layout" svg:width="0.91cm" svg:height="0.76cm" svg:x="10.517cm" svg:y="8.448cm" svg:viewBox="0 0 911 761" draw:points="455,761 0,761 0,0 911,0 911,761">
            <text:p/>
          </draw:polygon>
          <draw:path draw:style-name="gr3" draw:text-style-name="P7" draw:layer="layout" svg:width="0.197cm" svg:height="0.844cm" svg:x="10.557cm" svg:y="8.4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0.838cm" svg:y="8.477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1.274cm" svg:y="8.4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3" draw:id="id143">
          <svg:title>TexMaths</svg:title>
          <svg:desc>22§display§\int \frac{ 1 }{ 9x^2 + 6x + 10 }\ dx§svg§600§FALSE§</svg:desc>
          <draw:polygon draw:style-name="gr2" draw:text-style-name="P6" draw:layer="layout" svg:width="6.746cm" svg:height="1.642cm" svg:x="2.618cm" svg:y="7.941cm" svg:viewBox="0 0 6747 1643" draw:points="3374,1643 0,1643 0,0 6747,0 6747,1643">
            <text:p/>
          </draw:polygon>
          <draw:path draw:style-name="gr3" draw:text-style-name="P7" draw:layer="layout" svg:width="0.687cm" svg:height="1.719cm" svg:x="2.623cm" svg:y="7.902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783cm" svg:y="7.9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669cm" svg:height="0.032cm" svg:x="3.574cm" svg:y="8.745cm" svg:viewBox="0 0 4670 33" draw:points="2334,33 0,33 0,0 4670,0 4670,33">
            <text:p/>
          </draw:polygon>
          <draw:path draw:style-name="gr3" draw:text-style-name="P7" draw:layer="layout" svg:width="0.321cm" svg:height="0.532cm" svg:x="3.607cm" svg:y="8.971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3.984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436cm" svg:y="8.9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4.964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726cm" svg:y="8.97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86cm" svg:height="0.351cm" svg:x="6.103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6.738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7.538cm" svg:y="8.97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7.886cm" svg:y="8.971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69cm" svg:height="0.547cm" svg:x="8.624cm" svg:y="8.418cm" svg:viewBox="0 0 370 548" svg:d="M370 9c0-2 0-9-11-9-10 0-84 7-99 9-5 0-10 3-10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018cm" svg:y="8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45" draw:id="id145">
          <svg:title>TexMaths</svg:title>
          <svg:desc>22§display§\int \frac{ 1 }{ 3x^2 - 4x + 2 }\ dx§svg§600§FALSE§</svg:desc>
          <draw:polygon draw:style-name="gr2" draw:text-style-name="P6" draw:layer="layout" svg:width="6.36cm" svg:height="1.642cm" svg:x="11.819cm" svg:y="7.941cm" svg:viewBox="0 0 6361 1643" draw:points="3181,1643 0,1643 0,0 6361,0 6361,1643">
            <text:p/>
          </draw:polygon>
          <draw:path draw:style-name="gr3" draw:text-style-name="P7" draw:layer="layout" svg:width="0.687cm" svg:height="1.719cm" svg:x="11.824cm" svg:y="7.902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792cm" svg:y="7.9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12.775cm" svg:y="8.745cm" svg:viewBox="0 0 4283 33" draw:points="2142,33 0,33 0,0 4283,0 4283,33">
            <text:p/>
          </draw:polygon>
          <draw:path draw:style-name="gr3" draw:text-style-name="P7" draw:layer="layout" svg:width="0.321cm" svg:height="0.532cm" svg:x="12.808cm" svg:y="8.97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3.185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637cm" svg:y="8.9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186cm" svg:y="9.27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4.917cm" svg:y="8.9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5.304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94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6.709cm" svg:y="8.9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69cm" svg:height="0.547cm" svg:x="17.437cm" svg:y="8.418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32cm" svg:y="8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46" draw:id="id146">
          <svg:title>TexMaths</svg:title>
          <svg:desc>24§display§\text {(10)}§svg§600§FALSE§</svg:desc>
          <draw:polygon draw:style-name="gr2" draw:text-style-name="P6" draw:layer="layout" svg:width="1.332cm" svg:height="0.759cm" svg:x="18.818cm" svg:y="8.448cm" svg:viewBox="0 0 1333 760" draw:points="666,760 0,760 0,0 1333,0 1333,760">
            <text:p/>
          </draw:polygon>
          <draw:path draw:style-name="gr3" draw:text-style-name="P7" draw:layer="layout" svg:width="0.197cm" svg:height="0.844cm" svg:x="18.858cm" svg:y="8.406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9.179cm" svg:y="8.4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9.559cm" svg:y="8.477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19.995cm" svg:y="8.4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7" draw:id="id147">
          <svg:title>TexMaths</svg:title>
          <svg:desc>22§display§\int \frac{ 1 }{ x^2 + 8x + 12 }\ dx§svg§600§FALSE§</svg:desc>
          <draw:polygon draw:style-name="gr2" draw:text-style-name="P6" draw:layer="layout" svg:width="6.36cm" svg:height="1.642cm" svg:x="20.319cm" svg:y="7.941cm" svg:viewBox="0 0 6361 1643" draw:points="3181,1643 0,1643 0,0 6361,0 6361,1643">
            <text:p/>
          </draw:polygon>
          <draw:path draw:style-name="gr3" draw:text-style-name="P7" draw:layer="layout" svg:width="0.687cm" svg:height="1.719cm" svg:x="20.324cm" svg:y="7.902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3.292cm" svg:y="7.9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21.275cm" svg:y="8.745cm" svg:viewBox="0 0 4283 33" draw:points="2142,33 0,33 0,0 4283,0 4283,33">
            <text:p/>
          </draw:polygon>
          <draw:path draw:style-name="gr3" draw:text-style-name="P7" draw:layer="layout" svg:width="0.386cm" svg:height="0.351cm" svg:x="21.298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752cm" svg:y="8.9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28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3.042cm" svg:y="8.97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23.419cm" svg:y="9.1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24.052cm" svg:y="9.0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4.851cm" svg:y="8.9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5.209cm" svg:y="8.9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69cm" svg:height="0.547cm" svg:x="25.937cm" svg:y="8.418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6.332cm" svg:y="8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48" draw:id="id148">
          <svg:title>TexMaths</svg:title>
          <svg:desc>24§display§\text {(11)}§svg§600§FALSE§</svg:desc>
          <draw:polygon draw:style-name="gr2" draw:text-style-name="P6" draw:layer="layout" svg:width="1.332cm" svg:height="0.759cm" svg:x="1.116cm" svg:y="10.743cm" svg:viewBox="0 0 1333 760" draw:points="666,760 0,760 0,0 1333,0 1333,760">
            <text:p/>
          </draw:polygon>
          <draw:path draw:style-name="gr3" draw:text-style-name="P7" draw:layer="layout" svg:width="0.197cm" svg:height="0.844cm" svg:x="1.156cm" svg:y="10.70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477cm" svg:y="10.7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.9cm" svg:y="10.7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293cm" svg:y="10.7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0" draw:id="id150">
          <svg:title>TexMaths</svg:title>
          <svg:desc>24§display§\text {(12)}§svg§600§FALSE§</svg:desc>
          <draw:polygon draw:style-name="gr2" draw:text-style-name="P6" draw:layer="layout" svg:width="1.332cm" svg:height="0.759cm" svg:x="10.217cm" svg:y="10.746cm" svg:viewBox="0 0 1333 760" draw:points="666,760 0,760 0,0 1333,0 1333,760">
            <text:p/>
          </draw:polygon>
          <draw:path draw:style-name="gr3" draw:text-style-name="P7" draw:layer="layout" svg:width="0.197cm" svg:height="0.844cm" svg:x="10.257cm" svg:y="10.70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0.578cm" svg:y="10.77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0.966cm" svg:y="10.77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394cm" svg:y="10.7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9" draw:id="id149">
          <svg:title>TexMaths</svg:title>
          <svg:desc>22§display§\int \frac{ 1 }{ 4x^2 +12x - 27 }\ dx§svg§600§FALSE§</svg:desc>
          <draw:polygon draw:style-name="gr2" draw:text-style-name="P6" draw:layer="layout" svg:width="7.132cm" svg:height="1.642cm" svg:x="2.62cm" svg:y="10.24cm" svg:viewBox="0 0 7133 1643" draw:points="3566,1643 0,1643 0,0 7133,0 7133,1643">
            <text:p/>
          </draw:polygon>
          <draw:path draw:style-name="gr3" draw:text-style-name="P7" draw:layer="layout" svg:width="0.687cm" svg:height="1.719cm" svg:x="2.625cm" svg:y="10.20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978cm" svg:y="10.2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4cm" svg:height="0.032cm" svg:x="3.576cm" svg:y="11.044cm" svg:viewBox="0 0 5055 33" draw:points="2527,33 0,33 0,0 5055,0 5055,33">
            <text:p/>
          </draw:polygon>
          <draw:path draw:style-name="gr3" draw:text-style-name="P7" draw:layer="layout" svg:width="0.344cm" svg:height="0.524cm" svg:x="3.599cm" svg:y="11.26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3.986cm" svg:y="11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438cm" svg:y="11.2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4.966cm" svg:y="11.3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5.765cm" svg:y="11.2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6.122cm" svg:y="11.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6.492cm" svg:y="11.4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148cm" svg:y="11.5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895cm" svg:y="11.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32cm" svg:height="0.541cm" svg:x="8.287cm" svg:y="11.261cm" svg:viewBox="0 0 333 542" svg:d="M327 53c6-11 6-13 6-28h-189c-95 0-96-11-98-25h-20l-26 160h19c2-12 9-61 20-70 5-5 67-5 75-5h162c-8 12-70 96-88 123-68 104-95 211-95 290 0 9 0 44 35 44 37 0 37-35 37-44v-39c0-42 2-86 9-126 2-18 13-85 48-134z">
            <text:p/>
          </draw:path>
          <draw:path draw:style-name="gr3" draw:text-style-name="P7" draw:layer="layout" svg:width="0.369cm" svg:height="0.547cm" svg:x="9.011cm" svg:y="10.71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405cm" svg:y="10.9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51" draw:id="id151">
          <svg:title>TexMaths</svg:title>
          <svg:desc>22§display§\int \frac{ 1 }{ 2x^2 + 5x - 7 }\ dx§svg§600§FALSE§</svg:desc>
          <draw:polygon draw:style-name="gr2" draw:text-style-name="P6" draw:layer="layout" svg:width="6.36cm" svg:height="1.642cm" svg:x="11.819cm" svg:y="10.24cm" svg:viewBox="0 0 6361 1643" draw:points="3181,1643 0,1643 0,0 6361,0 6361,1643">
            <text:p/>
          </draw:polygon>
          <draw:path draw:style-name="gr3" draw:text-style-name="P7" draw:layer="layout" svg:width="0.687cm" svg:height="1.719cm" svg:x="11.824cm" svg:y="10.2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792cm" svg:y="10.2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12.775cm" svg:y="11.044cm" svg:viewBox="0 0 4283 33" draw:points="2142,33 0,33 0,0 4283,0 4283,33">
            <text:p/>
          </draw:polygon>
          <draw:path draw:style-name="gr3" draw:text-style-name="P7" draw:layer="layout" svg:width="0.309cm" svg:height="0.517cm" svg:x="12.813cm" svg:y="11.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13.185cm" svg:y="11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637cm" svg:y="11.2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165cm" svg:y="11.3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4.935cm" svg:y="11.2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5.304cm" svg:y="11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5.961cm" svg:y="11.57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6.712cm" svg:y="11.261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69cm" svg:height="0.547cm" svg:x="17.437cm" svg:y="10.7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32cm" svg:y="10.9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152" draw:id="id152">
          <svg:title>TexMaths</svg:title>
          <svg:desc>24§display§\text {(13)}§svg§600§FALSE§</svg:desc>
          <draw:polygon draw:style-name="gr2" draw:text-style-name="P6" draw:layer="layout" svg:width="1.332cm" svg:height="0.759cm" svg:x="18.818cm" svg:y="10.748cm" svg:viewBox="0 0 1333 760" draw:points="666,760 0,760 0,0 1333,0 1333,760">
            <text:p/>
          </draw:polygon>
          <draw:path draw:style-name="gr3" draw:text-style-name="P7" draw:layer="layout" svg:width="0.197cm" svg:height="0.844cm" svg:x="18.858cm" svg:y="10.706cm" svg:viewBox="0 0 198 845" svg:d="M198 837c0-2 0-4-16-19-105-106-132-265-132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279cm" svg:height="0.564cm" svg:x="19.179cm" svg:y="10.7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9.561cm" svg:y="10.777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9.995cm" svg:y="10.706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153" draw:id="id153">
          <svg:title>TexMaths</svg:title>
          <svg:desc>22§display§\int \frac{ 1 }{ 7 + 6x -  x^2 }\ dx§svg§600§FALSE§</svg:desc>
          <draw:polygon draw:style-name="gr2" draw:text-style-name="P6" draw:layer="layout" svg:width="5.973cm" svg:height="1.642cm" svg:x="20.321cm" svg:y="10.24cm" svg:viewBox="0 0 5974 1643" draw:points="2987,1643 0,1643 0,0 5974,0 5974,1643">
            <text:p/>
          </draw:polygon>
          <draw:path draw:style-name="gr3" draw:text-style-name="P7" draw:layer="layout" svg:width="0.687cm" svg:height="1.719cm" svg:x="20.326cm" svg:y="10.2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3.1cm" svg:y="10.2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21.277cm" svg:y="11.044cm" svg:viewBox="0 0 3895 33" draw:points="1949,33 0,33 0,0 3895,0 3895,33">
            <text:p/>
          </draw:polygon>
          <draw:path draw:style-name="gr3" draw:text-style-name="P7" draw:layer="layout" svg:width="0.332cm" svg:height="0.541cm" svg:x="21.321cm" svg:y="11.261cm" svg:viewBox="0 0 333 542" svg:d="M326 53c7-11 7-13 7-28h-189c-95 0-96-11-98-25h-20l-26 160h19c2-12 9-61 20-70 5-5 67-5 75-5h162c-8 12-70 96-88 123-68 104-95 211-95 290 0 9 0 44 35 44 37 0 37-35 37-44v-39c0-42 2-86 8-126 3-18 14-85 49-134z">
            <text:p/>
          </draw:path>
          <draw:path draw:style-name="gr3" draw:text-style-name="P7" draw:layer="layout" svg:width="0.515cm" svg:height="0.517cm" svg:x="21.879cm" svg:y="11.3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641cm" svg:y="11.27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2 48-59 51-77 51z">
            <text:p/>
          </draw:path>
          <draw:path draw:style-name="gr3" draw:text-style-name="P7" draw:layer="layout" svg:width="0.386cm" svg:height="0.351cm" svg:x="23.018cm" svg:y="11.44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23.674cm" svg:y="11.57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24.405cm" svg:y="11.44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4.859cm" svg:y="11.2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5.552cm" svg:y="10.7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5.947cm" svg:y="10.91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54" draw:id="id154">
          <svg:title>TexMaths</svg:title>
          <svg:desc>24§display§\text {(14)}§svg§600§FALSE§</svg:desc>
          <draw:polygon draw:style-name="gr2" draw:text-style-name="P6" draw:layer="layout" svg:width="1.332cm" svg:height="0.76cm" svg:x="1.116cm" svg:y="13.043cm" svg:viewBox="0 0 1333 761" draw:points="666,761 0,761 0,0 1333,0 1333,761">
            <text:p/>
          </draw:polygon>
          <draw:path draw:style-name="gr3" draw:text-style-name="P7" draw:layer="layout" svg:width="0.197cm" svg:height="0.844cm" svg:x="1.156cm" svg:y="13.00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477cm" svg:y="13.0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75cm" svg:height="0.571cm" svg:x="1.848cm" svg:y="13.062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197cm" svg:height="0.844cm" svg:x="2.293cm" svg:y="13.0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6" draw:id="id156">
          <svg:title>TexMaths</svg:title>
          <svg:desc>24§display§\text {(15)}§svg§600§FALSE§</svg:desc>
          <draw:polygon draw:style-name="gr2" draw:text-style-name="P6" draw:layer="layout" svg:width="1.332cm" svg:height="0.76cm" svg:x="10.217cm" svg:y="13.047cm" svg:viewBox="0 0 1333 761" draw:points="666,761 0,761 0,0 1333,0 1333,761">
            <text:p/>
          </draw:polygon>
          <draw:path draw:style-name="gr3" draw:text-style-name="P7" draw:layer="layout" svg:width="0.197cm" svg:height="0.844cm" svg:x="10.257cm" svg:y="13.00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0.578cm" svg:y="13.07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81cm" svg:x="10.966cm" svg:y="13.07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197cm" svg:height="0.844cm" svg:x="11.394cm" svg:y="13.0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5" draw:id="id155">
          <svg:title>TexMaths</svg:title>
          <svg:desc>22§display§\int \frac{ 1 }{ 3 + 10x  - 25x^2 }\ dx§svg§600§FALSE§</svg:desc>
          <draw:polygon draw:style-name="gr2" draw:text-style-name="P6" draw:layer="layout" svg:width="7.132cm" svg:height="1.642cm" svg:x="2.618cm" svg:y="12.54cm" svg:viewBox="0 0 7133 1643" draw:points="3566,1643 0,1643 0,0 7133,0 7133,1643">
            <text:p/>
          </draw:polygon>
          <draw:path draw:style-name="gr3" draw:text-style-name="P7" draw:layer="layout" svg:width="0.687cm" svg:height="1.719cm" svg:x="2.623cm" svg:y="12.50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976cm" svg:y="12.51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4cm" svg:height="0.032cm" svg:x="3.574cm" svg:y="13.344cm" svg:viewBox="0 0 5055 33" draw:points="2527,33 0,33 0,0 5055,0 5055,33">
            <text:p/>
          </draw:polygon>
          <draw:path draw:style-name="gr3" draw:text-style-name="P7" draw:layer="layout" svg:width="0.321cm" svg:height="0.532cm" svg:x="3.607cm" svg:y="13.5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4.176cm" svg:y="13.6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4.975cm" svg:y="13.5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5.323cm" svg:y="13.57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5.702cm" svg:y="13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6.356cm" svg:y="13.8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104cm" svg:y="13.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7.491cm" svg:y="13.5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7.861cm" svg:y="13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315cm" svg:y="13.5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009cm" svg:y="13.01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403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57" draw:id="id157">
          <svg:title>TexMaths</svg:title>
          <svg:desc>22§display§\int \frac{ 1 }{ 5 + 3x - 2x^2 }\ dx§svg§600§FALSE§</svg:desc>
          <draw:polygon draw:style-name="gr2" draw:text-style-name="P6" draw:layer="layout" svg:width="6.36cm" svg:height="1.642cm" svg:x="11.819cm" svg:y="12.54cm" svg:viewBox="0 0 6361 1643" draw:points="3181,1643 0,1643 0,0 6361,0 6361,1643">
            <text:p/>
          </draw:polygon>
          <draw:path draw:style-name="gr3" draw:text-style-name="P7" draw:layer="layout" svg:width="0.687cm" svg:height="1.719cm" svg:x="11.824cm" svg:y="12.501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792cm" svg:y="12.5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2cm" svg:height="0.032cm" svg:x="12.775cm" svg:y="13.344cm" svg:viewBox="0 0 4283 33" draw:points="2142,33 0,33 0,0 4283,0 4283,33">
            <text:p/>
          </draw:polygon>
          <draw:path draw:style-name="gr3" draw:text-style-name="P7" draw:layer="layout" svg:width="0.309cm" svg:height="0.532cm" svg:x="12.813cm" svg:y="13.57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13.377cm" svg:y="13.6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139cm" svg:y="13.5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4.516cm" svg:y="13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172cm" svg:y="13.87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5.92cm" svg:y="13.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86cm" svg:height="0.351cm" svg:x="16.29cm" svg:y="13.7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744cm" svg:y="13.5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7.437cm" svg:y="13.017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32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6" anim:sub-item="text" smil:attributeName="visibility" smil:to="visible"/>
                  <anim:animate smil:begin="0s" smil:dur="0.5s" smil:fill="hold" smil:decelerate="0.5" smil:targetElement="id126" anim:sub-item="text" smil:attributeName="rotate" smil:values="-90;0" smil:keyTimes="0;1"/>
                  <anim:animate smil:begin="0s" smil:dur="0.5s" smil:fill="hold" smil:decelerate="0.5" smil:targetElement="id126" anim:sub-item="text" smil:attributeName="width" smil:values="width;width*.05" smil:keyTimes="0;1"/>
                  <anim:animate smil:begin="0.5s" smil:dur="0.5s" smil:fill="hold" smil:accelerate="0.5" smil:targetElement="id126" anim:sub-item="text" smil:attributeName="width" smil:values="width*.05;width" smil:keyTimes="0;1"/>
                  <anim:animate smil:dur="1s" smil:fill="hold" smil:targetElement="id126" anim:sub-item="text" smil:attributeName="height" smil:values="height;height" smil:keyTimes="0;1"/>
                  <anim:animate smil:begin="0s" smil:dur="0.5s" smil:fill="hold" smil:decelerate="0.5" smil:targetElement="id126" anim:sub-item="text" smil:attributeName="x" smil:values="x+.4;x" smil:keyTimes="0;1"/>
                  <anim:animate smil:begin="0s" smil:dur="0.5s" smil:fill="hold" smil:decelerate="0.5" smil:targetElement="id126" anim:sub-item="text" smil:attributeName="y" smil:values="y-.2;y+.1" smil:keyTimes="0;1"/>
                  <anim:animate smil:begin="0.5s" smil:dur="0.5s" smil:fill="hold" smil:accelerate="0.5" smil:targetElement="id126" anim:sub-item="text" smil:attributeName="y" smil:values="y+.1;y" smil:keyTimes="0;1"/>
                  <anim:transitionFilter smil:begin="0s" smil:dur="1s" smil:decelerate="0.5" smil:targetElement="id1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159" draw:id="id159">
          <svg:title>TexMaths</svg:title>
          <svg:desc>26§display§(1)§svg§600§FALSE§</svg:desc>
          <draw:polygon draw:style-name="gr2" draw:text-style-name="P6" draw:layer="layout" svg:width="0.986cm" svg:height="0.823cm" svg:x="2.312cm" svg:y="1.844cm" svg:viewBox="0 0 987 824" draw:points="494,824 0,824 0,0 987,0 987,824">
            <text:p/>
          </draw:polygon>
          <draw:path draw:style-name="gr3" draw:text-style-name="P7" draw:layer="layout" svg:width="0.213cm" svg:height="0.914cm" svg:x="2.356cm" svg:y="1.798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704cm" svg:y="1.875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3.133cm" svg:y="1.7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58" draw:id="id158">
          <svg:title>TexMaths</svg:title>
          <svg:desc>28§display§\text {Solutions :}§svg§600§FALSE§</svg:desc>
          <draw:polygon draw:style-name="gr2" draw:text-style-name="P6" draw:layer="layout" svg:width="4.36cm" svg:height="0.617cm" svg:x="2.412cm" svg:y="0.544cm" svg:viewBox="0 0 4361 618" draw:points="2182,618 0,618 0,0 4361,0 4361,618">
            <text:p/>
          </draw:polygon>
          <draw:path draw:style-name="gr3" draw:text-style-name="P7" draw:layer="layout" svg:width="0.438cm" svg:height="0.716cm" svg:x="2.419cm" svg:y="0.495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936cm" svg:y="0.74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3.433cm" svg:y="0.506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3.707cm" svg:y="0.75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4.24cm" svg:y="0.58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4.636cm" svg:y="0.53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905cm" svg:y="0.7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5.4cm" svg:y="0.75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949cm" svg:y="0.74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6.717cm" svg:y="0.764cm" svg:viewBox="0 0 108 426" svg:d="M108 52c0-27-25-52-54-52s-54 25-54 52c0 29 25 53 54 53s54-24 54-53zM108 374c0-29-25-51-54-51s-54 22-54 51 25 52 54 52 54-23 54-52z">
            <text:p/>
          </draw:path>
        </draw:g>
        <draw:g xml:id="id164" draw:id="id164">
          <svg:title>TexMaths</svg:title>
          <svg:desc>26§display§\therefore§svg§600§FALSE§</svg:desc>
          <draw:polygon draw:style-name="gr2" draw:text-style-name="P6" draw:layer="layout" svg:width="0.49cm" svg:height="0.402cm" svg:x="3.932cm" svg:y="4.443cm" svg:viewBox="0 0 491 403" draw:points="246,403 0,403 0,0 491,0 491,403">
            <text:p/>
          </draw:polygon>
          <draw:path draw:style-name="gr3" draw:text-style-name="P7" draw:layer="layout" svg:width="0.555cm" svg:height="0.493cm" svg:x="3.913cm" svg:y="4.3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60" draw:id="id160">
          <svg:title>TexMaths</svg:title>
          <svg:desc>24§display§\text {Let,}§svg§600§FALSE§</svg:desc>
          <draw:polygon draw:style-name="gr2" draw:text-style-name="P6" draw:layer="layout" svg:width="1.318cm" svg:height="0.655cm" svg:x="3.837cm" svg:y="1.947cm" svg:viewBox="0 0 1319 656" draw:points="659,656 0,656 0,0 1319,0 1319,656">
            <text:p/>
          </draw:polygon>
          <draw:path draw:style-name="gr3" draw:text-style-name="P7" draw:layer="layout" svg:width="0.464cm" svg:height="0.577cm" svg:x="3.822cm" svg:y="1.9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6cm" svg:y="2.1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3cm" svg:y="1.9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7cm" svg:y="2.3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61" draw:id="id161">
          <svg:title>TexMaths</svg:title>
          <svg:desc>24§display§\text {I}§svg§600§FALSE§</svg:desc>
          <draw:polygon draw:style-name="gr2" draw:text-style-name="P6" draw:layer="layout" svg:width="0.197cm" svg:height="0.493cm" svg:x="5.643cm" svg:y="1.947cm" svg:viewBox="0 0 198 494" draw:points="100,494 0,494 0,0 198,0 198,494">
            <text:p/>
          </draw:polygon>
          <draw:path draw:style-name="gr3" draw:text-style-name="P7" draw:layer="layout" svg:width="0.258cm" svg:height="0.577cm" svg:x="5.624cm" svg:y="1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2" draw:id="id162">
          <svg:title>TexMaths</svg:title>
          <svg:desc>22§display§= \int \frac{ 1 }{ 4x^2 + 9 }\ dx§svg§600§FALSE§</svg:desc>
          <draw:polygon draw:style-name="gr2" draw:text-style-name="P6" draw:layer="layout" svg:width="5.403cm" svg:height="1.642cm" svg:x="6.328cm" svg:y="1.354cm" svg:viewBox="0 0 5404 1643" draw:points="2702,1643 0,1643 0,0 5404,0 5404,1643">
            <text:p/>
          </draw:polygon>
          <draw:path draw:style-name="gr3" draw:text-style-name="P7" draw:layer="layout" svg:width="0.515cm" svg:height="0.182cm" svg:x="6.333cm" svg:y="2.0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48cm" svg:y="1.31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29cm" svg:y="1.3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1cm" svg:y="2.158cm" svg:viewBox="0 0 2508 33" draw:points="1255,33 0,33 0,0 2508,0 2508,33">
            <text:p/>
          </draw:polygon>
          <draw:path draw:style-name="gr3" draw:text-style-name="P7" draw:layer="layout" svg:width="0.344cm" svg:height="0.524cm" svg:x="8.122cm" svg:y="2.375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509cm" svg:y="2.55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3cm" svg:y="2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1cm" svg:y="2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54cm" svg:y="2.384cm" svg:viewBox="0 0 322 533" svg:d="M253 269v25c0 183-80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0.989cm" svg:y="1.831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4cm" svg:y="2.02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63" draw:id="id163">
          <svg:title>TexMaths</svg:title>
          <svg:desc>22§display§= \int \frac{ 1 }{ (2x)^2 + 3^2 }\ dx§svg§600§FALSE§</svg:desc>
          <draw:polygon draw:style-name="gr2" draw:text-style-name="P6" draw:layer="layout" svg:width="6.35cm" svg:height="1.7cm" svg:x="12.33cm" svg:y="1.354cm" svg:viewBox="0 0 6351 1701" draw:points="3175,1701 0,1701 0,0 6351,0 6351,1701">
            <text:p/>
          </draw:polygon>
          <draw:path draw:style-name="gr3" draw:text-style-name="P7" draw:layer="layout" svg:width="0.515cm" svg:height="0.182cm" svg:x="12.335cm" svg:y="2.0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15cm" svg:y="1.31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706cm" svg:y="1.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6cm" svg:height="0.032cm" svg:x="14.102cm" svg:y="2.159cm" svg:viewBox="0 0 3457 33" draw:points="1728,33 0,33 0,0 3457,0 3457,33">
            <text:p/>
          </draw:polygon>
          <draw:path draw:style-name="gr3" draw:text-style-name="P7" draw:layer="layout" svg:width="0.18cm" svg:height="0.774cm" svg:x="14.178cm" svg:y="2.3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442cm" svg:y="2.3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812cm" svg:y="2.5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5.276cm" svg:y="2.3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567cm" svg:y="2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095cm" svg:y="2.4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857cm" svg:y="2.38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7.246cm" svg:y="2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4cm" svg:y="1.832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334cm" svg:y="2.0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6" draw:id="id166">
          <svg:title>TexMaths</svg:title>
          <svg:desc>22§display§= \frac{ 1 }{ 3 }\tan^{-1}\left( \frac{2x}{3} \right) \left( \frac{1}{2} \right)\ + \ c§svg§600§FALSE§</svg:desc>
          <draw:polygon draw:style-name="gr2" draw:text-style-name="P6" draw:layer="layout" svg:width="9.301cm" svg:height="1.779cm" svg:x="6.33cm" svg:y="3.655cm" svg:viewBox="0 0 9302 1780" draw:points="4652,1780 0,1780 0,0 9302,0 9302,1780">
            <text:p/>
          </draw:polygon>
          <draw:path draw:style-name="gr3" draw:text-style-name="P7" draw:layer="layout" svg:width="0.515cm" svg:height="0.182cm" svg:x="6.335cm" svg:y="4.4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cm" svg:y="3.69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cm" svg:y="4.528cm" svg:viewBox="0 0 389 33" draw:points="194,33 0,33 0,0 389,0 389,33">
            <text:p/>
          </draw:polygon>
          <draw:path draw:style-name="gr3" draw:text-style-name="P7" draw:layer="layout" svg:width="0.321cm" svg:height="0.532cm" svg:x="7.233cm" svg:y="4.75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7.823cm" svg:y="4.26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41cm" svg:y="4.39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21cm" svg:y="4.39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84cm" svg:y="4.26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68cm" svg:y="4.05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46cm" svg:y="3.61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586cm" svg:y="3.69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56cm" svg:y="3.8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83cm" svg:height="0.032cm" svg:x="10.547cm" svg:y="4.528cm" svg:viewBox="0 0 831 33" draw:points="415,33 0,33 0,0 831,0 831,33">
            <text:p/>
          </draw:polygon>
          <draw:path draw:style-name="gr3" draw:text-style-name="P7" draw:layer="layout" svg:width="0.321cm" svg:height="0.532cm" svg:x="10.801cm" svg:y="4.753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494cm" svg:y="3.616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327cm" svg:y="3.61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897cm" svg:y="3.69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828cm" svg:y="4.528cm" svg:viewBox="0 0 389 33" draw:points="194,33 0,33 0,0 389,0 389,33">
            <text:p/>
          </draw:polygon>
          <draw:path draw:style-name="gr3" draw:text-style-name="P7" draw:layer="layout" svg:width="0.309cm" svg:height="0.516cm" svg:x="12.867cm" svg:y="4.75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3.335cm" svg:y="3.61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349cm" svg:y="4.2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368cm" svg:y="4.396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65" draw:id="id165">
          <svg:title>TexMaths</svg:title>
          <svg:desc>24§display§\text {I}§svg§600§FALSE§</svg:desc>
          <draw:polygon draw:style-name="gr2" draw:text-style-name="P6" draw:layer="layout" svg:width="0.197cm" svg:height="0.493cm" svg:x="5.644cm" svg:y="4.3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4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7" draw:id="id167">
          <svg:title>TexMaths</svg:title>
          <svg:desc>22§display§= \frac{ 1 }{ 6 }\tan^{-1}\left( \frac{2x}{3} \right) \ + \ c§svg§600§FALSE§</svg:desc>
          <draw:polygon draw:style-name="gr2" draw:text-style-name="P6" draw:layer="layout" svg:width="7.462cm" svg:height="1.779cm" svg:x="16.331cm" svg:y="3.658cm" svg:viewBox="0 0 7463 1780" draw:points="3732,1780 0,1780 0,0 7463,0 7463,1780">
            <text:p/>
          </draw:polygon>
          <draw:path draw:style-name="gr3" draw:text-style-name="P7" draw:layer="layout" svg:width="0.515cm" svg:height="0.182cm" svg:x="16.336cm" svg:y="4.4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7.271cm" svg:y="3.7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7.201cm" svg:y="4.531cm" svg:viewBox="0 0 389 33" draw:points="194,33 0,33 0,0 389,0 389,33">
            <text:p/>
          </draw:polygon>
          <draw:path draw:style-name="gr3" draw:text-style-name="P7" draw:layer="layout" svg:width="0.321cm" svg:height="0.532cm" svg:x="17.234cm" svg:y="4.75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244cm" svg:height="0.485cm" svg:x="17.824cm" svg:y="4.265cm" svg:viewBox="0 0 245 486" svg:d="M120 167h111v-24h-111v-143h-20c0 63-24 146-100 150v17h67v213c0 97 72 106 100 106 55 0 78-55 78-106v-44h-21v44c0 57-23 86-51 86-53 0-53-70-53-84z">
            <text:p/>
          </draw:path>
          <draw:path draw:style-name="gr3" draw:text-style-name="P7" draw:layer="layout" svg:width="0.349cm" svg:height="0.356cm" svg:x="18.142cm" svg:y="4.39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522cm" svg:y="4.39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985cm" svg:y="4.27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469cm" svg:y="4.0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20.047cm" svg:y="3.6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20.587cm" svg:y="3.7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20.957cm" svg:y="3.87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83cm" svg:height="0.032cm" svg:x="20.548cm" svg:y="4.531cm" svg:viewBox="0 0 831 33" draw:points="415,33 0,33 0,0 831,0 831,33">
            <text:p/>
          </draw:polygon>
          <draw:path draw:style-name="gr3" draw:text-style-name="P7" draw:layer="layout" svg:width="0.321cm" svg:height="0.532cm" svg:x="20.802cm" svg:y="4.7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21.495cm" svg:y="3.619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511cm" svg:y="4.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53cm" svg:y="4.399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68" draw:id="id168">
          <svg:title>TexMaths</svg:title>
          <svg:desc>26§display§(2)§svg§600§FALSE§</svg:desc>
          <draw:polygon draw:style-name="gr2" draw:text-style-name="P6" draw:layer="layout" svg:width="0.986cm" svg:height="0.823cm" svg:x="2.314cm" svg:y="6.646cm" svg:viewBox="0 0 987 824" draw:points="494,824 0,824 0,0 987,0 987,824">
            <text:p/>
          </draw:polygon>
          <draw:path draw:style-name="gr3" draw:text-style-name="P7" draw:layer="layout" svg:width="0.213cm" svg:height="0.914cm" svg:x="2.358cm" svg:y="6.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67cm" svg:y="6.6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3.135cm" svg:y="6.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3" draw:id="id173">
          <svg:title>TexMaths</svg:title>
          <svg:desc>26§display§\therefore§svg§600§FALSE§</svg:desc>
          <draw:polygon draw:style-name="gr2" draw:text-style-name="P6" draw:layer="layout" svg:width="0.49cm" svg:height="0.402cm" svg:x="3.933cm" svg:y="9.244cm" svg:viewBox="0 0 491 403" draw:points="246,403 0,403 0,0 491,0 491,403">
            <text:p/>
          </draw:polygon>
          <draw:path draw:style-name="gr3" draw:text-style-name="P7" draw:layer="layout" svg:width="0.555cm" svg:height="0.493cm" svg:x="3.914cm" svg:y="9.1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69" draw:id="id169">
          <svg:title>TexMaths</svg:title>
          <svg:desc>24§display§\text {Let,}§svg§600§FALSE§</svg:desc>
          <draw:polygon draw:style-name="gr2" draw:text-style-name="P6" draw:layer="layout" svg:width="1.318cm" svg:height="0.655cm" svg:x="3.838cm" svg:y="6.748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6.7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6.9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6.7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7.1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0" draw:id="id170">
          <svg:title>TexMaths</svg:title>
          <svg:desc>24§display§\text {I}§svg§600§FALSE§</svg:desc>
          <draw:polygon draw:style-name="gr2" draw:text-style-name="P6" draw:layer="layout" svg:width="0.197cm" svg:height="0.493cm" svg:x="5.644cm" svg:y="6.7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1" draw:id="id171">
          <svg:title>TexMaths</svg:title>
          <svg:desc>22§display§= \int \frac{ 1 }{ 4x^2 - 9 }\ dx§svg§600§FALSE§</svg:desc>
          <draw:polygon draw:style-name="gr2" draw:text-style-name="P6" draw:layer="layout" svg:width="5.403cm" svg:height="1.642cm" svg:x="6.33cm" svg:y="6.156cm" svg:viewBox="0 0 5404 1643" draw:points="2702,1643 0,1643 0,0 5404,0 5404,1643">
            <text:p/>
          </draw:polygon>
          <draw:path draw:style-name="gr3" draw:text-style-name="P7" draw:layer="layout" svg:width="0.515cm" svg:height="0.182cm" svg:x="6.335cm" svg:y="6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6.1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1cm" svg:y="6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3cm" svg:y="6.96cm" svg:viewBox="0 0 2508 33" draw:points="1255,33 0,33 0,0 2508,0 2508,33">
            <text:p/>
          </draw:polygon>
          <draw:path draw:style-name="gr3" draw:text-style-name="P7" draw:layer="layout" svg:width="0.344cm" svg:height="0.524cm" svg:x="8.124cm" svg:y="7.177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511cm" svg:y="7.3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5cm" svg:y="7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9.514cm" svg:y="7.49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0.256cm" svg:y="7.186cm" svg:viewBox="0 0 322 533" svg:d="M253 269v25c0 183-80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0.991cm" svg:y="6.633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6cm" svg:y="6.82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72" draw:id="id172">
          <svg:title>TexMaths</svg:title>
          <svg:desc>22§display§= \int \frac{ 1 }{ (2x)^2 - 3^2 }\ dx§svg§600§FALSE§</svg:desc>
          <draw:polygon draw:style-name="gr2" draw:text-style-name="P6" draw:layer="layout" svg:width="6.35cm" svg:height="1.7cm" svg:x="12.332cm" svg:y="6.157cm" svg:viewBox="0 0 6351 1701" draw:points="3175,1701 0,1701 0,0 6351,0 6351,1701">
            <text:p/>
          </draw:polygon>
          <draw:path draw:style-name="gr3" draw:text-style-name="P7" draw:layer="layout" svg:width="0.515cm" svg:height="0.182cm" svg:x="12.337cm" svg:y="6.8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152cm" svg:y="6.118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708cm" svg:y="6.1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6cm" svg:height="0.032cm" svg:x="14.104cm" svg:y="6.961cm" svg:viewBox="0 0 3457 33" draw:points="1728,33 0,33 0,0 3457,0 3457,33">
            <text:p/>
          </draw:polygon>
          <draw:path draw:style-name="gr3" draw:text-style-name="P7" draw:layer="layout" svg:width="0.18cm" svg:height="0.774cm" svg:x="14.18cm" svg:y="7.1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444cm" svg:y="7.1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814cm" svg:y="7.3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5.278cm" svg:y="7.1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569cm" svg:y="7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18cm" svg:y="7.49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859cm" svg:y="7.18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7.248cm" svg:y="7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42cm" svg:y="6.634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336cm" svg:y="6.8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75" draw:id="id175">
          <svg:title>TexMaths</svg:title>
          <svg:desc>22§display§= \frac{ 1 }{ 2(3) }\log \left( \frac{2x - 3}{2x+3} \right) \left( \frac{1}{2} \right)\ + \ c§svg§600§FALSE§</svg:desc>
          <draw:polygon draw:style-name="gr2" draw:text-style-name="P6" draw:layer="layout" svg:width="10.673cm" svg:height="1.779cm" svg:x="6.331cm" svg:y="8.457cm" svg:viewBox="0 0 10674 1780" draw:points="5337,1780 0,1780 0,0 10674,0 10674,1780">
            <text:p/>
          </draw:polygon>
          <draw:path draw:style-name="gr3" draw:text-style-name="P7" draw:layer="layout" svg:width="0.515cm" svg:height="0.182cm" svg:x="6.336cm" svg:y="9.2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64cm" svg:y="8.50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201cm" svg:y="9.33cm" svg:viewBox="0 0 1376 33" draw:points="688,33 0,33 0,0 1376,0 1376,33">
            <text:p/>
          </draw:polygon>
          <draw:path draw:style-name="gr3" draw:text-style-name="P7" draw:layer="layout" svg:width="0.309cm" svg:height="0.516cm" svg:x="7.239cm" svg:y="9.5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665cm" svg:y="9.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92cm" svg:y="9.55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32cm" svg:y="9.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823cm" svg:y="9.00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035cm" svg:y="9.19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42cm" svg:y="9.1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0.085cm" svg:y="8.41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626cm" svg:y="8.50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97cm" svg:y="8.6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652cm" svg:y="8.80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393cm" svg:y="8.50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0.587cm" svg:y="9.33cm" svg:viewBox="0 0 2161 33" draw:points="1081,33 0,33 0,0 2161,0 2161,33">
            <text:p/>
          </draw:polygon>
          <draw:path draw:style-name="gr3" draw:text-style-name="P7" draw:layer="layout" svg:width="0.309cm" svg:height="0.516cm" svg:x="10.626cm" svg:y="9.5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97cm" svg:y="9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631cm" svg:y="9.6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393cm" svg:y="9.55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2.868cm" svg:y="8.418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699cm" svg:y="8.41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4.269cm" svg:y="8.50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201cm" svg:y="9.33cm" svg:viewBox="0 0 389 33" draw:points="194,33 0,33 0,0 389,0 389,33">
            <text:p/>
          </draw:polygon>
          <draw:path draw:style-name="gr3" draw:text-style-name="P7" draw:layer="layout" svg:width="0.309cm" svg:height="0.516cm" svg:x="14.239cm" svg:y="9.55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4.708cm" svg:y="8.418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1cm" svg:y="9.0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42cm" svg:y="9.19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74" draw:id="id174">
          <svg:title>TexMaths</svg:title>
          <svg:desc>24§display§\text {I}§svg§600§FALSE§</svg:desc>
          <draw:polygon draw:style-name="gr2" draw:text-style-name="P6" draw:layer="layout" svg:width="0.197cm" svg:height="0.493cm" svg:x="5.645cm" svg:y="9.1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9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6" draw:id="id176">
          <svg:title>TexMaths</svg:title>
          <svg:desc>22§display§= \frac{ 1 }{ 12 }\log \left( \frac{2x - 3}{2x+3} \right) \ + \ c§svg§600§FALSE§</svg:desc>
          <draw:polygon draw:style-name="gr2" draw:text-style-name="P6" draw:layer="layout" svg:width="8.232cm" svg:height="1.779cm" svg:x="17.432cm" svg:y="8.46cm" svg:viewBox="0 0 8233 1780" draw:points="4117,1780 0,1780 0,0 8233,0 8233,1780">
            <text:p/>
          </draw:polygon>
          <draw:path draw:style-name="gr3" draw:text-style-name="P7" draw:layer="layout" svg:width="0.515cm" svg:height="0.182cm" svg:x="17.437cm" svg:y="9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564cm" svg:y="8.5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8.301cm" svg:y="9.333cm" svg:viewBox="0 0 774 33" draw:points="387,33 0,33 0,0 774,0 774,33">
            <text:p/>
          </draw:polygon>
          <draw:path draw:style-name="gr3" draw:text-style-name="P7" draw:layer="layout" svg:width="0.256cm" svg:height="0.516cm" svg:x="18.372cm" svg:y="9.5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8.727cm" svg:y="9.5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9.322cm" svg:y="9.0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9.533cm" svg:y="9.1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921cm" svg:y="9.19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20.586cm" svg:y="8.42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21.124cm" svg:y="8.5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21.496cm" svg:y="8.6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2.151cm" svg:y="8.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893cm" svg:y="8.50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21.086cm" svg:y="9.333cm" svg:viewBox="0 0 2161 33" draw:points="1081,33 0,33 0,0 2161,0 2161,33">
            <text:p/>
          </draw:polygon>
          <draw:path draw:style-name="gr3" draw:text-style-name="P7" draw:layer="layout" svg:width="0.309cm" svg:height="0.516cm" svg:x="21.124cm" svg:y="9.5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21.496cm" svg:y="9.7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22.131cm" svg:y="9.6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893cm" svg:y="9.55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23.367cm" svg:y="8.421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4.382cm" svg:y="9.0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401cm" svg:y="9.201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177" draw:id="id177">
          <svg:title>TexMaths</svg:title>
          <svg:desc>26§display§(3)§svg§600§FALSE§</svg:desc>
          <draw:polygon draw:style-name="gr2" draw:text-style-name="P6" draw:layer="layout" svg:width="0.986cm" svg:height="0.823cm" svg:x="2.314cm" svg:y="11.347cm" svg:viewBox="0 0 987 824" draw:points="494,824 0,824 0,0 987,0 987,824">
            <text:p/>
          </draw:polygon>
          <draw:path draw:style-name="gr3" draw:text-style-name="P7" draw:layer="layout" svg:width="0.213cm" svg:height="0.914cm" svg:x="2.358cm" svg:y="11.30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2cm" svg:y="11.378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3.135cm" svg:y="11.3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82" draw:id="id182">
          <svg:title>TexMaths</svg:title>
          <svg:desc>26§display§\therefore§svg§600§FALSE§</svg:desc>
          <draw:polygon draw:style-name="gr2" draw:text-style-name="P6" draw:layer="layout" svg:width="0.49cm" svg:height="0.402cm" svg:x="3.934cm" svg:y="13.945cm" svg:viewBox="0 0 491 403" draw:points="246,403 0,403 0,0 491,0 491,403">
            <text:p/>
          </draw:polygon>
          <draw:path draw:style-name="gr3" draw:text-style-name="P7" draw:layer="layout" svg:width="0.555cm" svg:height="0.493cm" svg:x="3.915cm" svg:y="13.8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78" draw:id="id178">
          <svg:title>TexMaths</svg:title>
          <svg:desc>24§display§\text {Let,}§svg§600§FALSE§</svg:desc>
          <draw:polygon draw:style-name="gr2" draw:text-style-name="P6" draw:layer="layout" svg:width="1.318cm" svg:height="0.655cm" svg:x="3.839cm" svg:y="11.449cm" svg:viewBox="0 0 1319 656" draw:points="659,656 0,656 0,0 1319,0 1319,656">
            <text:p/>
          </draw:polygon>
          <draw:path draw:style-name="gr3" draw:text-style-name="P7" draw:layer="layout" svg:width="0.464cm" svg:height="0.577cm" svg:x="3.824cm" svg:y="11.4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8cm" svg:y="11.6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5cm" svg:y="11.4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9cm" svg:y="11.8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9" draw:id="id179">
          <svg:title>TexMaths</svg:title>
          <svg:desc>24§display§\text {I}§svg§600§FALSE§</svg:desc>
          <draw:polygon draw:style-name="gr2" draw:text-style-name="P6" draw:layer="layout" svg:width="0.197cm" svg:height="0.493cm" svg:x="5.645cm" svg:y="11.4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11.4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2§display§= \int \frac{ 1 }{ 9 - 4x^2 }\ dx§svg§600§FALSE§</svg:desc>
          <draw:polygon draw:style-name="gr2" draw:text-style-name="P6" draw:layer="layout" svg:width="5.403cm" svg:height="1.642cm" svg:x="6.331cm" svg:y="10.856cm" svg:viewBox="0 0 5404 1643" draw:points="2702,1643 0,1643 0,0 5404,0 5404,1643">
            <text:p/>
          </draw:polygon>
          <draw:path draw:style-name="gr3" draw:text-style-name="P7" draw:layer="layout" svg:width="0.515cm" svg:height="0.182cm" svg:x="6.336cm" svg:y="11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10.8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2cm" svg:y="10.8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4cm" svg:y="11.66cm" svg:viewBox="0 0 2508 33" draw:points="1255,33 0,33 0,0 2508,0 2508,33">
            <text:p/>
          </draw:polygon>
          <draw:path draw:style-name="gr3" draw:text-style-name="P7" draw:layer="layout" svg:width="0.321cm" svg:height="0.532cm" svg:x="8.135cm" svg:y="11.886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8.727cm" svg:y="12.192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9.457cm" svg:y="11.877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845cm" svg:y="12.0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299cm" svg:y="11.8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992cm" svg:y="11.333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7cm" svg:y="11.52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81" draw:id="id181">
          <svg:title>TexMaths</svg:title>
          <svg:desc>22§display§= \int \frac{ 1 }{ 3^2 - (2x)^2 }\ dx§svg§600§FALSE§</svg:desc>
          <draw:polygon draw:style-name="gr2" draw:text-style-name="P6" draw:layer="layout" svg:width="6.35cm" svg:height="1.7cm" svg:x="12.333cm" svg:y="10.858cm" svg:viewBox="0 0 6351 1701" draw:points="3175,1701 0,1701 0,0 6351,0 6351,1701">
            <text:p/>
          </draw:polygon>
          <draw:path draw:style-name="gr3" draw:text-style-name="P7" draw:layer="layout" svg:width="0.515cm" svg:height="0.182cm" svg:x="12.338cm" svg:y="11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153cm" svg:y="10.81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709cm" svg:y="10.8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56cm" svg:height="0.032cm" svg:x="14.105cm" svg:y="11.662cm" svg:viewBox="0 0 3457 33" draw:points="1728,33 0,33 0,0 3457,0 3457,33">
            <text:p/>
          </draw:polygon>
          <draw:path draw:style-name="gr3" draw:text-style-name="P7" draw:layer="layout" svg:width="0.321cm" svg:height="0.532cm" svg:x="14.137cm" svg:y="11.88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cm" svg:height="0.36cm" svg:x="14.526cm" svg:y="11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075cm" svg:y="12.19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5.86cm" svg:y="11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6.124cm" svg:y="11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6.494cm" svg:y="12.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6.957cm" svg:y="11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7.249cm" svg:y="11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43cm" svg:y="11.335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337cm" svg:y="11.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84" draw:id="id184">
          <svg:title>TexMaths</svg:title>
          <svg:desc>22§display§= \frac{ 1 }{ 2(3) }\log \left( \frac{3 + 2x}{3 - 2x} \right) \left( \frac{1}{2} \right)\ + \ c§svg§600§FALSE§</svg:desc>
          <draw:polygon draw:style-name="gr2" draw:text-style-name="P6" draw:layer="layout" svg:width="10.673cm" svg:height="1.779cm" svg:x="6.332cm" svg:y="13.158cm" svg:viewBox="0 0 10674 1780" draw:points="5337,1780 0,1780 0,0 10674,0 10674,1780">
            <text:p/>
          </draw:polygon>
          <draw:path draw:style-name="gr3" draw:text-style-name="P7" draw:layer="layout" svg:width="0.515cm" svg:height="0.182cm" svg:x="6.337cm" svg:y="13.9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65cm" svg:y="13.2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202cm" svg:y="14.031cm" svg:viewBox="0 0 1376 33" draw:points="688,33 0,33 0,0 1376,0 1376,33">
            <text:p/>
          </draw:polygon>
          <draw:path draw:style-name="gr3" draw:text-style-name="P7" draw:layer="layout" svg:width="0.309cm" svg:height="0.516cm" svg:x="7.24cm" svg:y="14.2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666cm" svg:y="14.19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921cm" svg:y="14.2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321cm" svg:y="14.19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824cm" svg:y="13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036cm" svg:y="13.89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421cm" svg:y="13.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0.086cm" svg:y="13.1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621cm" svg:y="13.20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11.19cm" svg:y="13.2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1.959cm" svg:y="13.2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329cm" svg:y="13.3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2.16cm" svg:height="0.032cm" svg:x="10.588cm" svg:y="14.031cm" svg:viewBox="0 0 2161 33" draw:points="1081,33 0,33 0,0 2161,0 2161,33">
            <text:p/>
          </draw:polygon>
          <draw:path draw:style-name="gr3" draw:text-style-name="P7" draw:layer="layout" svg:width="0.321cm" svg:height="0.532cm" svg:x="10.621cm" svg:y="14.2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1.211cm" svg:y="14.5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959cm" svg:y="14.2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329cm" svg:y="14.4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6cm" svg:x="12.869cm" svg:y="13.119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7cm" svg:y="13.1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4.27cm" svg:y="13.20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202cm" svg:y="14.031cm" svg:viewBox="0 0 389 33" draw:points="194,33 0,33 0,0 389,0 389,33">
            <text:p/>
          </draw:polygon>
          <draw:path draw:style-name="gr3" draw:text-style-name="P7" draw:layer="layout" svg:width="0.309cm" svg:height="0.516cm" svg:x="14.24cm" svg:y="14.2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4.709cm" svg:y="13.119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2cm" svg:y="13.7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43cm" svg:y="13.89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83" draw:id="id183">
          <svg:title>TexMaths</svg:title>
          <svg:desc>24§display§\text {I}§svg§600§FALSE§</svg:desc>
          <draw:polygon draw:style-name="gr2" draw:text-style-name="P6" draw:layer="layout" svg:width="0.197cm" svg:height="0.493cm" svg:x="5.646cm" svg:y="13.849cm" svg:viewBox="0 0 198 494" draw:points="100,494 0,494 0,0 198,0 198,494">
            <text:p/>
          </draw:polygon>
          <draw:path draw:style-name="gr3" draw:text-style-name="P7" draw:layer="layout" svg:width="0.258cm" svg:height="0.577cm" svg:x="5.627cm" svg:y="13.8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5" draw:id="id185">
          <svg:title>TexMaths</svg:title>
          <svg:desc>22§display§= \frac{ 1 }{ 12 }\log \left( \frac{3 + 2x}{3 - 2x} \right) \ + \ c§svg§600§FALSE§</svg:desc>
          <draw:polygon draw:style-name="gr2" draw:text-style-name="P6" draw:layer="layout" svg:width="8.232cm" svg:height="1.779cm" svg:x="17.734cm" svg:y="13.162cm" svg:viewBox="0 0 8233 1780" draw:points="4117,1780 0,1780 0,0 8233,0 8233,1780">
            <text:p/>
          </draw:polygon>
          <draw:path draw:style-name="gr3" draw:text-style-name="P7" draw:layer="layout" svg:width="0.515cm" svg:height="0.182cm" svg:x="17.739cm" svg:y="13.9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866cm" svg:y="13.2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8.603cm" svg:y="14.035cm" svg:viewBox="0 0 774 33" draw:points="387,33 0,33 0,0 774,0 774,33">
            <text:p/>
          </draw:polygon>
          <draw:path draw:style-name="gr3" draw:text-style-name="P7" draw:layer="layout" svg:width="0.256cm" svg:height="0.516cm" svg:x="18.674cm" svg:y="14.2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9.029cm" svg:y="14.2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9.624cm" svg:y="13.7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9.835cm" svg:y="13.89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20.223cm" svg:y="13.89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20.888cm" svg:y="13.1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21.421cm" svg:y="13.2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21.99cm" svg:y="13.2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2.759cm" svg:y="13.2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3.13cm" svg:y="13.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16cm" svg:height="0.032cm" svg:x="21.388cm" svg:y="14.035cm" svg:viewBox="0 0 2161 33" draw:points="1081,33 0,33 0,0 2161,0 2161,33">
            <text:p/>
          </draw:polygon>
          <draw:path draw:style-name="gr3" draw:text-style-name="P7" draw:layer="layout" svg:width="0.321cm" svg:height="0.532cm" svg:x="21.421cm" svg:y="14.2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2.011cm" svg:y="14.5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759cm" svg:y="14.2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3.13cm" svg:y="14.4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23.669cm" svg:y="13.1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4.684cm" svg:y="13.7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703cm" svg:y="13.903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7" smil:attributeName="visibility" smil:to="visible"/>
                  <anim:animate smil:dur="0.5s" smil:fill="hold" smil:targetElement="id177" smil:attributeName="width" smil:values="width*0.05;width" smil:keyTimes="0;1"/>
                  <anim:animate smil:dur="0.5s" smil:fill="hold" smil:targetElement="id177" smil:attributeName="height" smil:values="height;height" smil:keyTimes="0;1"/>
                  <anim:animate smil:dur="0.5s" smil:fill="hold" smil:targetElement="id177" smil:attributeName="x" smil:values="x-.2;x" smil:keyTimes="0;1"/>
                  <anim:animate smil:dur="0.5s" smil:fill="hold" smil:targetElement="id177" smil:attributeName="y" smil:values="y;y" smil:keyTimes="0;1"/>
                  <anim:transitionFilter smil:dur="0.5s" smil:targetElement="id17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186" draw:id="id186">
          <svg:title>TexMaths</svg:title>
          <svg:desc>26§display§(4)§svg§600§FALSE§</svg:desc>
          <draw:polygon draw:style-name="gr2" draw:text-style-name="P6" draw:layer="layout" svg:width="0.986cm" svg:height="0.823cm" svg:x="2.313cm" svg:y="1.445cm" svg:viewBox="0 0 987 824" draw:points="494,824 0,824 0,0 987,0 987,824">
            <text:p/>
          </draw:polygon>
          <draw:path draw:style-name="gr3" draw:text-style-name="P7" draw:layer="layout" svg:width="0.213cm" svg:height="0.914cm" svg:x="2.357cm" svg:y="1.39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2.648cm" svg:y="1.466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3.134cm" svg:y="1.3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1" draw:id="id191">
          <svg:title>TexMaths</svg:title>
          <svg:desc>26§display§\therefore§svg§600§FALSE§</svg:desc>
          <draw:polygon draw:style-name="gr2" draw:text-style-name="P6" draw:layer="layout" svg:width="0.49cm" svg:height="0.402cm" svg:x="3.932cm" svg:y="4.043cm" svg:viewBox="0 0 491 403" draw:points="246,403 0,403 0,0 491,0 491,403">
            <text:p/>
          </draw:polygon>
          <draw:path draw:style-name="gr3" draw:text-style-name="P7" draw:layer="layout" svg:width="0.555cm" svg:height="0.493cm" svg:x="3.913cm" svg:y="3.9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7" draw:id="id187">
          <svg:title>TexMaths</svg:title>
          <svg:desc>24§display§\text {Let,}§svg§600§FALSE§</svg:desc>
          <draw:polygon draw:style-name="gr2" draw:text-style-name="P6" draw:layer="layout" svg:width="1.318cm" svg:height="0.655cm" svg:x="3.837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822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6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3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7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8" draw:id="id188">
          <svg:title>TexMaths</svg:title>
          <svg:desc>24§display§\text {I}§svg§600§FALSE§</svg:desc>
          <draw:polygon draw:style-name="gr2" draw:text-style-name="P6" draw:layer="layout" svg:width="0.197cm" svg:height="0.493cm" svg:x="5.643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4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9" draw:id="id189">
          <svg:title>TexMaths</svg:title>
          <svg:desc>22§display§= \int \frac{ 1 }{ 2x^2 + 3 }\ dx§svg§600§FALSE§</svg:desc>
          <draw:polygon draw:style-name="gr2" draw:text-style-name="P6" draw:layer="layout" svg:width="5.403cm" svg:height="1.642cm" svg:x="6.329cm" svg:y="0.954cm" svg:viewBox="0 0 5404 1643" draw:points="2702,1643 0,1643 0,0 5404,0 5404,1643">
            <text:p/>
          </draw:polygon>
          <draw:path draw:style-name="gr3" draw:text-style-name="P7" draw:layer="layout" svg:width="0.515cm" svg:height="0.182cm" svg:x="6.334cm" svg:y="1.6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49cm" svg:y="0.91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cm" svg:y="0.9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2cm" svg:y="1.758cm" svg:viewBox="0 0 2508 33" draw:points="1255,33 0,33 0,0 2508,0 2508,33">
            <text:p/>
          </draw:polygon>
          <draw:path draw:style-name="gr3" draw:text-style-name="P7" draw:layer="layout" svg:width="0.309cm" svg:height="0.517cm" svg:x="8.14cm" svg:y="1.9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8.51cm" svg:y="2.15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4cm" svg:y="1.9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2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55cm" svg:y="1.98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0.99cm" svg:y="1.431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5cm" svg:y="1.62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90" draw:id="id190">
          <svg:title>TexMaths</svg:title>
          <svg:desc>22§display§= \int \frac{ 1 }{  ( \sqrt{2}x )^2 + ( \sqrt{3} )^2 }\ dx§svg§600§FALSE§</svg:desc>
          <draw:polygon draw:style-name="gr2" draw:text-style-name="P6" draw:layer="layout" svg:width="8.24cm" svg:height="1.785cm" svg:x="12.331cm" svg:y="0.956cm" svg:viewBox="0 0 8241 1786" draw:points="4120,1786 0,1786 0,0 8241,0 8241,1786">
            <text:p/>
          </draw:polygon>
          <draw:path draw:style-name="gr3" draw:text-style-name="P7" draw:layer="layout" svg:width="0.515cm" svg:height="0.182cm" svg:x="12.336cm" svg:y="1.6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151cm" svg:y="0.91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652cm" svg:y="0.9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346cm" svg:height="0.032cm" svg:x="14.103cm" svg:y="1.76cm" svg:viewBox="0 0 5347 33" draw:points="2674,33 0,33 0,0 5347,0 5347,33">
            <text:p/>
          </draw:polygon>
          <draw:path draw:style-name="gr3" draw:text-style-name="P7" draw:layer="layout" svg:width="0.18cm" svg:height="0.773cm" svg:x="14.179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4.461cm" svg:y="1.91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5.049cm" svg:y="1.914cm" svg:viewBox="0 0 389 33" draw:points="194,33 0,33 0,0 389,0 389,33">
            <text:p/>
          </draw:polygon>
          <draw:path draw:style-name="gr3" draw:text-style-name="P7" draw:layer="layout" svg:width="0.309cm" svg:height="0.516cm" svg:x="15.087cm" svg:y="2.0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5.457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921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6.212cm" svg:y="2.00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74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7.546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7.828cm" svg:y="1.91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8.415cm" svg:y="1.914cm" svg:viewBox="0 0 389 33" draw:points="194,33 0,33 0,0 389,0 389,33">
            <text:p/>
          </draw:polygon>
          <draw:path draw:style-name="gr3" draw:text-style-name="P7" draw:layer="layout" svg:width="0.321cm" svg:height="0.532cm" svg:x="18.447cm" svg:y="2.0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8.845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9.135cm" svg:y="2.00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831cm" svg:y="1.432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0.225cm" svg:y="1.6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193" draw:id="id193">
          <svg:title>TexMaths</svg:title>
          <svg:desc>22§display§= \frac{ 1 }{ \sqrt{3} }\tan^{-1}\left( \frac{\sqrt{2}x}{\sqrt{3}} \right) \left( \frac{1}{\sqrt{2}} \right)\ + \ c  §svg§600§FALSE§</svg:desc>
          <draw:polygon draw:style-name="gr2" draw:text-style-name="P6" draw:layer="layout" svg:width="11.32cm" svg:height="2.241cm" svg:x="6.331cm" svg:y="3.056cm" svg:viewBox="0 0 11321 2242" draw:points="5660,2242 0,2242 0,0 11321,0 11321,2242">
            <text:p/>
          </draw:polygon>
          <draw:path draw:style-name="gr3" draw:text-style-name="P7" draw:layer="layout" svg:width="0.515cm" svg:height="0.182cm" svg:x="6.336cm" svg:y="4.0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3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cm" svg:y="4.161cm" svg:viewBox="0 0 1033 33" draw:points="516,33 0,33 0,0 1033,0 1033,33">
            <text:p/>
          </draw:polygon>
          <draw:path draw:style-name="gr3" draw:text-style-name="P7" draw:layer="layout" svg:width="0.604cm" svg:height="0.773cm" svg:x="7.259cm" svg:y="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6cm" svg:y="4.316cm" svg:viewBox="0 0 389 33" draw:points="194,33 0,33 0,0 389,0 389,33">
            <text:p/>
          </draw:polygon>
          <draw:path draw:style-name="gr3" draw:text-style-name="P7" draw:layer="layout" svg:width="0.321cm" svg:height="0.532cm" svg:x="7.878cm" svg:y="4.4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8.469cm" svg:y="3.89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8.786cm" svg:y="4.02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166cm" svg:y="4.02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9.629cm" svg:y="3.90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113cm" svg:y="3.6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10.712cm" svg:y="3.017cm" svg:viewBox="0 0 405 2321" svg:d="M405 2312c0-2 0-3-5-9-74-89-136-188-182-297-102-236-142-512-142-846 0-329 37-618 153-871 44-99 104-190 172-275 2-2 4-3 4-7 0-7-5-7-18-7-10 0-12 0-14 2-2 0-49 47-109 132-136 190-204 417-239 647-20 125-25 252-25 379 0 288 37 584 160 850 56 117 130 223 206 304 7 5 9 7 21 7 13 0 18 0 18-9z">
            <text:p/>
          </draw:path>
          <draw:path draw:style-name="gr3" draw:text-style-name="P7" draw:layer="layout" svg:width="0.604cm" svg:height="0.773cm" svg:x="11.291cm" svg:y="3.17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1.879cm" svg:y="3.177cm" svg:viewBox="0 0 389 33" draw:points="194,33 0,33 0,0 389,0 389,33">
            <text:p/>
          </draw:polygon>
          <draw:path draw:style-name="gr3" draw:text-style-name="P7" draw:layer="layout" svg:width="0.309cm" svg:height="0.516cm" svg:x="11.917cm" svg:y="3.33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2.289cm" svg:y="3.5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1.474cm" svg:height="0.032cm" svg:x="11.234cm" svg:y="4.161cm" svg:viewBox="0 0 1475 33" draw:points="737,33 0,33 0,0 1475,0 1475,33">
            <text:p/>
          </draw:polygon>
          <draw:path draw:style-name="gr3" draw:text-style-name="P7" draw:layer="layout" svg:width="0.604cm" svg:height="0.773cm" svg:x="11.513cm" svg:y="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1cm" svg:y="4.316cm" svg:viewBox="0 0 389 33" draw:points="194,33 0,33 0,0 389,0 389,33">
            <text:p/>
          </draw:polygon>
          <draw:path draw:style-name="gr3" draw:text-style-name="P7" draw:layer="layout" svg:width="0.321cm" svg:height="0.532cm" svg:x="12.132cm" svg:y="4.4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04cm" svg:height="2.32cm" svg:x="12.827cm" svg:y="3.017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381cm" svg:height="1.855cm" svg:x="13.702cm" svg:y="3.249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7" draw:layer="layout" svg:width="0.256cm" svg:height="0.516cm" svg:x="14.594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4.204cm" svg:y="4.161cm" svg:viewBox="0 0 1033 33" draw:points="516,33 0,33 0,0 1033,0 1033,33">
            <text:p/>
          </draw:polygon>
          <draw:path draw:style-name="gr3" draw:text-style-name="P7" draw:layer="layout" svg:width="0.604cm" svg:height="0.773cm" svg:x="14.26cm" svg:y="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4.848cm" svg:y="4.316cm" svg:viewBox="0 0 389 33" draw:points="194,33 0,33 0,0 389,0 389,33">
            <text:p/>
          </draw:polygon>
          <draw:path draw:style-name="gr3" draw:text-style-name="P7" draw:layer="layout" svg:width="0.309cm" svg:height="0.516cm" svg:x="14.887cm" svg:y="4.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1cm" svg:height="1.855cm" svg:x="15.355cm" svg:y="3.249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7" draw:layer="layout" svg:width="0.515cm" svg:height="0.516cm" svg:x="16.368cm" svg:y="3.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389cm" svg:y="4.02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92" draw:id="id192">
          <svg:title>TexMaths</svg:title>
          <svg:desc>24§display§\text {I}§svg§600§FALSE§</svg:desc>
          <draw:polygon draw:style-name="gr2" draw:text-style-name="P6" draw:layer="layout" svg:width="0.197cm" svg:height="0.493cm" svg:x="5.644cm" svg:y="3.9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3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4" draw:id="id194">
          <svg:title>TexMaths</svg:title>
          <svg:desc>22§display§= \frac{ 1 }{ \sqrt{6} }\tan^{-1}\left( \frac{\sqrt{2}x}{\sqrt{3}} \right) \ + \ c§svg§600§FALSE§</svg:desc>
          <draw:polygon draw:style-name="gr2" draw:text-style-name="P6" draw:layer="layout" svg:width="8.835cm" svg:height="2.241cm" svg:x="18.131cm" svg:y="3.259cm" svg:viewBox="0 0 8836 2242" draw:points="4419,2242 0,2242 0,0 8836,0 8836,2242">
            <text:p/>
          </draw:polygon>
          <draw:path draw:style-name="gr3" draw:text-style-name="P7" draw:layer="layout" svg:width="0.515cm" svg:height="0.182cm" svg:x="18.136cm" svg:y="4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393cm" svg:y="3.5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9cm" svg:y="4.364cm" svg:viewBox="0 0 1033 33" draw:points="516,33 0,33 0,0 1033,0 1033,33">
            <text:p/>
          </draw:polygon>
          <draw:path draw:style-name="gr3" draw:text-style-name="P7" draw:layer="layout" svg:width="0.604cm" svg:height="0.773cm" svg:x="19.058cm" svg:y="4.5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9.646cm" svg:y="4.519cm" svg:viewBox="0 0 389 33" draw:points="194,33 0,33 0,0 389,0 389,33">
            <text:p/>
          </draw:polygon>
          <draw:path draw:style-name="gr3" draw:text-style-name="P7" draw:layer="layout" svg:width="0.321cm" svg:height="0.532cm" svg:x="19.678cm" svg:y="4.673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2cm" svg:height="0.485cm" svg:x="20.269cm" svg:y="4.09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20.586cm" svg:y="4.227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20.966cm" svg:y="4.232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21.429cm" svg:y="4.105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21.913cm" svg:y="3.89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404cm" svg:height="2.32cm" svg:x="22.511cm" svg:y="3.22cm" svg:viewBox="0 0 405 2321" svg:d="M405 2312c0-2 0-3-6-9-73-89-135-188-181-297-102-236-142-512-142-846 0-329 37-618 153-871 44-99 104-190 172-275 2-2 4-3 4-7 0-7-6-7-18-7-10 0-12 0-14 2-2 0-49 47-109 132-136 190-204 417-239 647-20 125-25 252-25 379 0 288 37 584 160 850 56 117 130 223 206 304 7 5 9 7 21 7s18 0 18-9z">
            <text:p/>
          </draw:path>
          <draw:path draw:style-name="gr3" draw:text-style-name="P7" draw:layer="layout" svg:width="0.604cm" svg:height="0.773cm" svg:x="23.09cm" svg:y="3.3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3.678cm" svg:y="3.38cm" svg:viewBox="0 0 389 33" draw:points="194,33 0,33 0,0 389,0 389,33">
            <text:p/>
          </draw:polygon>
          <draw:path draw:style-name="gr3" draw:text-style-name="P7" draw:layer="layout" svg:width="0.309cm" svg:height="0.516cm" svg:x="23.717cm" svg:y="3.5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24.088cm" svg:y="3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1.474cm" svg:height="0.032cm" svg:x="23.034cm" svg:y="4.364cm" svg:viewBox="0 0 1475 33" draw:points="737,33 0,33 0,0 1475,0 1475,33">
            <text:p/>
          </draw:polygon>
          <draw:path draw:style-name="gr3" draw:text-style-name="P7" draw:layer="layout" svg:width="0.604cm" svg:height="0.773cm" svg:x="23.312cm" svg:y="4.5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3.9cm" svg:y="4.519cm" svg:viewBox="0 0 389 33" draw:points="194,33 0,33 0,0 389,0 389,33">
            <text:p/>
          </draw:polygon>
          <draw:path draw:style-name="gr3" draw:text-style-name="P7" draw:layer="layout" svg:width="0.321cm" svg:height="0.532cm" svg:x="23.932cm" svg:y="4.673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04cm" svg:height="2.32cm" svg:x="24.627cm" svg:y="3.22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515cm" svg:height="0.516cm" svg:x="25.684cm" svg:y="4.1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703cm" svg:y="4.23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95" draw:id="id195">
          <svg:title>TexMaths</svg:title>
          <svg:desc>26§display§(5)§svg§600§FALSE§</svg:desc>
          <draw:polygon draw:style-name="gr2" draw:text-style-name="P6" draw:layer="layout" svg:width="0.986cm" svg:height="0.822cm" svg:x="2.314cm" svg:y="6.247cm" svg:viewBox="0 0 987 823" draw:points="494,823 0,823 0,0 987,0 987,823">
            <text:p/>
          </draw:polygon>
          <draw:path draw:style-name="gr3" draw:text-style-name="P7" draw:layer="layout" svg:width="0.213cm" svg:height="0.914cm" svg:x="2.358cm" svg:y="6.201cm" svg:viewBox="0 0 214 915" svg:d="M214 907c0-2 0-4-16-21-115-114-144-287-144-429 0-158 36-318 148-432 12-10 12-13 12-17 0-6-4-8-10-8-8 0-92 62-146 179-48 100-58 202-58 278 0 73 10 183 60 287 57 113 136 171 144 171 6 0 10-2 10-8z">
            <text:p/>
          </draw:path>
          <draw:path draw:style-name="gr3" draw:text-style-name="P7" draw:layer="layout" svg:width="0.366cm" svg:height="0.629cm" svg:x="2.67cm" svg:y="6.278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3.135cm" svg:y="6.201cm" svg:viewBox="0 0 214 915" svg:d="M214 457c0-70-10-180-60-284-56-113-135-173-146-173-4 0-8 4-8 8s0 7 17 23c91 90 143 235 143 426 0 156-33 319-148 433-12 13-12 15-12 17 0 6 4 8 8 8 11 0 94-62 148-179 48-100 58-202 58-279z">
            <text:p/>
          </draw:path>
        </draw:g>
        <draw:g xml:id="id200" draw:id="id200">
          <svg:title>TexMaths</svg:title>
          <svg:desc>26§display§\therefore§svg§600§FALSE§</svg:desc>
          <draw:polygon draw:style-name="gr2" draw:text-style-name="P6" draw:layer="layout" svg:width="0.49cm" svg:height="0.402cm" svg:x="3.933cm" svg:y="8.944cm" svg:viewBox="0 0 491 403" draw:points="246,403 0,403 0,0 491,0 491,403">
            <text:p/>
          </draw:polygon>
          <draw:path draw:style-name="gr3" draw:text-style-name="P7" draw:layer="layout" svg:width="0.555cm" svg:height="0.493cm" svg:x="3.914cm" svg:y="8.8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6" draw:id="id196">
          <svg:title>TexMaths</svg:title>
          <svg:desc>24§display§\text {Let,}§svg§600§FALSE§</svg:desc>
          <draw:polygon draw:style-name="gr2" draw:text-style-name="P6" draw:layer="layout" svg:width="1.318cm" svg:height="0.655cm" svg:x="3.838cm" svg:y="6.348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6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6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6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6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7" draw:id="id197">
          <svg:title>TexMaths</svg:title>
          <svg:desc>24§display§\text {I}§svg§600§FALSE§</svg:desc>
          <draw:polygon draw:style-name="gr2" draw:text-style-name="P6" draw:layer="layout" svg:width="0.197cm" svg:height="0.493cm" svg:x="5.644cm" svg:y="6.3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8" draw:id="id198">
          <svg:title>TexMaths</svg:title>
          <svg:desc>22§display§= \int \frac{ 1 }{ 9x^2 - 2 }\ dx§svg§600§FALSE§</svg:desc>
          <draw:polygon draw:style-name="gr2" draw:text-style-name="P6" draw:layer="layout" svg:width="5.403cm" svg:height="1.642cm" svg:x="6.331cm" svg:y="5.757cm" svg:viewBox="0 0 5404 1643" draw:points="2702,1643 0,1643 0,0 5404,0 5404,1643">
            <text:p/>
          </draw:polygon>
          <draw:path draw:style-name="gr3" draw:text-style-name="P7" draw:layer="layout" svg:width="0.515cm" svg:height="0.182cm" svg:x="6.336cm" svg:y="6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5.71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2cm" svg:y="5.7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4cm" svg:y="6.561cm" svg:viewBox="0 0 2508 33" draw:points="1255,33 0,33 0,0 2508,0 2508,33">
            <text:p/>
          </draw:polygon>
          <draw:path draw:style-name="gr3" draw:text-style-name="P7" draw:layer="layout" svg:width="0.321cm" svg:height="0.532cm" svg:x="8.135cm" svg:y="6.787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512cm" svg:y="6.959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6cm" svg:y="6.7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9.515cm" svg:y="7.093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7cm" svg:x="10.264cm" svg:y="6.7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69cm" svg:height="0.547cm" svg:x="10.992cm" svg:y="6.234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7cm" svg:y="6.429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99" draw:id="id199">
          <svg:title>TexMaths</svg:title>
          <svg:desc>22§display§= \int \frac{ 1 }{ (3x)^2 - ( \sqrt{2} )^2 }\ dx§svg§600§FALSE§</svg:desc>
          <draw:polygon draw:style-name="gr2" draw:text-style-name="P6" draw:layer="layout" svg:width="7.595cm" svg:height="1.785cm" svg:x="12.332cm" svg:y="5.757cm" svg:viewBox="0 0 7596 1786" draw:points="3798,1786 0,1786 0,0 7596,0 7596,1786">
            <text:p/>
          </draw:polygon>
          <draw:path draw:style-name="gr3" draw:text-style-name="P7" draw:layer="layout" svg:width="0.515cm" svg:height="0.182cm" svg:x="12.337cm" svg:y="6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152cm" svg:y="5.7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33cm" svg:y="5.7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701cm" svg:height="0.032cm" svg:x="14.104cm" svg:y="6.561cm" svg:viewBox="0 0 4702 33" draw:points="2351,33 0,33 0,0 4702,0 4702,33">
            <text:p/>
          </draw:polygon>
          <draw:path draw:style-name="gr3" draw:text-style-name="P7" draw:layer="layout" svg:width="0.18cm" svg:height="0.773cm" svg:x="14.18cm" svg:y="6.8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4.437cm" svg:y="6.87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4.813cm" svg:y="7.0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3cm" svg:x="15.278cm" svg:y="6.8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5.568cm" svg:y="6.80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17cm" svg:y="7.17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6.902cm" svg:y="6.8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7.182cm" svg:y="6.715cm" svg:viewBox="0 0 605 774" svg:d="M245 693l-136-301c-5-12-10-12-12-12 0 0-5 0-13 5l-73 57c-11 7-11 10-11 12 0 3 2 9 7 9s19-11 26-18c6-3 18-12 27-18l151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7.77cm" svg:y="6.715cm" svg:viewBox="0 0 389 33" draw:points="194,33 0,33 0,0 389,0 389,33">
            <text:p/>
          </draw:polygon>
          <draw:path draw:style-name="gr3" draw:text-style-name="P7" draw:layer="layout" svg:width="0.309cm" svg:height="0.516cm" svg:x="17.809cm" svg:y="6.8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6 7-57 7-72 7z">
            <text:p/>
          </draw:path>
          <draw:path draw:style-name="gr3" draw:text-style-name="P7" draw:layer="layout" svg:width="0.18cm" svg:height="0.773cm" svg:x="18.201cm" svg:y="6.8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8.491cm" svg:y="6.80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187cm" svg:y="6.233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19.581cm" svg:y="6.4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202" draw:id="id202">
          <svg:title>TexMaths</svg:title>
          <svg:desc>20§display§= \frac{ 1 }{ 2(\sqrt{2}) }\log \left( \frac{3x - \sqrt{2}}{3x+\sqrt{2}} \right) \left( \frac{1}{3} \right)\ + \ c§svg§600§FALSE§</svg:desc>
          <draw:polygon draw:style-name="gr2" draw:text-style-name="P6" draw:layer="layout" svg:width="10.95cm" svg:height="2.037cm" svg:x="6.332cm" svg:y="8.054cm" svg:viewBox="0 0 10951 2038" draw:points="5476,2038 0,2038 0,0 10951,0 10951,2038">
            <text:p/>
          </draw:polygon>
          <draw:path draw:style-name="gr3" draw:text-style-name="P7" draw:layer="layout" svg:width="0.468cm" svg:height="0.165cm" svg:x="6.337cm" svg:y="8.99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7.927cm" svg:y="8.305cm" svg:viewBox="0 0 234 470" svg:d="M146 18c0-16 0-18-16-18-45 45-108 45-130 45v22c14 0 56 0 93-19v366c0 26-2 34-66 34h-22v22c24-3 86-3 113-3 29 0 92 0 116 3v-22h-23c-64 0-65-8-65-34z">
            <text:p/>
          </draw:path>
          <draw:polygon draw:style-name="gr3" draw:text-style-name="P7" draw:layer="layout" svg:width="1.836cm" svg:height="0.029cm" svg:x="7.122cm" svg:y="9.059cm" svg:viewBox="0 0 1837 30" draw:points="918,30 0,30 0,0 1837,0 1837,30">
            <text:p/>
          </draw:polygon>
          <draw:path draw:style-name="gr3" draw:text-style-name="P7" draw:layer="layout" svg:width="0.281cm" svg:height="0.469cm" svg:x="7.158cm" svg:y="9.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7.545cm" svg:y="9.28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7.799cm" svg:y="9.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333cm" svg:y="9.2cm" svg:viewBox="0 0 354 30" draw:points="176,30 0,30 0,0 354,0 354,30">
            <text:p/>
          </draw:polygon>
          <draw:path draw:style-name="gr3" draw:text-style-name="P7" draw:layer="layout" svg:width="0.281cm" svg:height="0.469cm" svg:x="8.369cm" svg:y="9.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8.725cm" svg:y="9.28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157cm" svg:height="0.489cm" svg:x="9.183cm" svg:y="8.76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375cm" svg:y="8.93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727cm" svg:y="8.93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10.351cm" svg:y="8.019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292cm" svg:height="0.484cm" svg:x="10.855cm" svg:y="8.30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197cm" svg:y="8.4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29cm" svg:height="0.029cm" svg:x="11.794cm" svg:y="8.584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12.488cm" svg:y="8.16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3.024cm" svg:y="8.165cm" svg:viewBox="0 0 354 30" draw:points="176,30 0,30 0,0 354,0 354,30">
            <text:p/>
          </draw:polygon>
          <draw:path draw:style-name="gr3" draw:text-style-name="P7" draw:layer="layout" svg:width="0.281cm" svg:height="0.469cm" svg:x="13.058cm" svg:y="8.30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2.549cm" svg:height="0.029cm" svg:x="10.826cm" svg:y="9.059cm" svg:viewBox="0 0 2550 30" draw:points="1275,30 0,30 0,0 2550,0 2550,30">
            <text:p/>
          </draw:polygon>
          <draw:path draw:style-name="gr3" draw:text-style-name="P7" draw:layer="layout" svg:width="0.292cm" svg:height="0.484cm" svg:x="10.855cm" svg:y="9.3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197cm" svg:y="9.49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1.775cm" svg:y="9.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12.488cm" svg:y="9.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3.024cm" svg:y="9.2cm" svg:viewBox="0 0 354 30" draw:points="176,30 0,30 0,0 354,0 354,30">
            <text:p/>
          </draw:polygon>
          <draw:path draw:style-name="gr3" draw:text-style-name="P7" draw:layer="layout" svg:width="0.281cm" svg:height="0.469cm" svg:x="13.058cm" svg:y="9.3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67cm" svg:height="2.109cm" svg:x="13.483cm" svg:y="8.019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346cm" svg:height="1.687cm" svg:x="14.279cm" svg:y="8.23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33cm" svg:height="0.469cm" svg:x="14.797cm" svg:y="8.30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4.735cm" svg:y="9.059cm" svg:viewBox="0 0 354 30" draw:points="176,30 0,30 0,0 354,0 354,30">
            <text:p/>
          </draw:polygon>
          <draw:path draw:style-name="gr3" draw:text-style-name="P7" draw:layer="layout" svg:width="0.292cm" svg:height="0.484cm" svg:x="14.763cm" svg:y="9.26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5.195cm" svg:y="8.23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6.117cm" svg:y="8.8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045cm" svg:y="8.93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5.645cm" svg:y="8.8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3" draw:id="id203">
          <svg:title>TexMaths</svg:title>
          <svg:desc>20§display§= \frac{ 1 }{ 6\sqrt{2} }\log \left( \frac{ 3x - \sqrt{2} }{ 3x + \sqrt{2} } \right) \ + \ c§svg§600§FALSE§</svg:desc>
          <draw:polygon draw:style-name="gr2" draw:text-style-name="P6" draw:layer="layout" svg:width="8.734cm" svg:height="2.037cm" svg:x="17.832cm" svg:y="8.256cm" svg:viewBox="0 0 8735 2038" draw:points="4367,2038 0,2038 0,0 8735,0 8735,2038">
            <text:p/>
          </draw:polygon>
          <draw:path draw:style-name="gr3" draw:text-style-name="P7" draw:layer="layout" svg:width="0.468cm" svg:height="0.165cm" svg:x="17.837cm" svg:y="9.1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9.154cm" svg:y="8.50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289cm" svg:height="0.029cm" svg:x="18.622cm" svg:y="9.261cm" svg:viewBox="0 0 1290 30" draw:points="645,30 0,30 0,0 1290,0 1290,30">
            <text:p/>
          </draw:polygon>
          <draw:path draw:style-name="gr3" draw:text-style-name="P7" draw:layer="layout" svg:width="0.292cm" svg:height="0.484cm" svg:x="18.653cm" svg:y="9.542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549cm" svg:height="0.703cm" svg:x="19.026cm" svg:y="9.40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9.56cm" svg:y="9.402cm" svg:viewBox="0 0 354 30" draw:points="176,30 0,30 0,0 354,0 354,30">
            <text:p/>
          </draw:polygon>
          <draw:path draw:style-name="gr3" draw:text-style-name="P7" draw:layer="layout" svg:width="0.281cm" svg:height="0.469cm" svg:x="19.595cm" svg:y="9.5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57cm" svg:height="0.489cm" svg:x="20.136cm" svg:y="8.96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328cm" svg:y="9.13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0.68cm" svg:y="9.13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21.304cm" svg:y="8.221cm" svg:viewBox="0 0 368 2110" svg:d="M368 2102c0-2 0-3-5-8-67-82-123-171-165-270-92-215-129-466-129-770 0-299 33-561 139-792 40-89 94-172 157-249 1-2 3-3 3-7 0-6-5-6-16-6-10 0-11 0-13 2-1 0-45 43-99 120-123 172-186 379-218 588-17 114-22 229-22 344 0 263 34 531 146 773 51 107 118 203 187 277 6 4 8 6 19 6s16 0 16-8z">
            <text:p/>
          </draw:path>
          <draw:path draw:style-name="gr3" draw:text-style-name="P7" draw:layer="layout" svg:width="0.292cm" svg:height="0.484cm" svg:x="21.808cm" svg:y="8.507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151cm" svg:y="8.6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29cm" svg:height="0.029cm" svg:x="22.747cm" svg:y="8.786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23.443cm" svg:y="8.36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3.978cm" svg:y="8.367cm" svg:viewBox="0 0 354 30" draw:points="176,30 0,30 0,0 354,0 354,30">
            <text:p/>
          </draw:polygon>
          <draw:path draw:style-name="gr3" draw:text-style-name="P7" draw:layer="layout" svg:width="0.281cm" svg:height="0.469cm" svg:x="24.013cm" svg:y="8.5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2.55cm" svg:height="0.029cm" svg:x="21.779cm" svg:y="9.261cm" svg:viewBox="0 0 2551 30" draw:points="1275,30 0,30 0,0 2551,0 2551,30">
            <text:p/>
          </draw:polygon>
          <draw:path draw:style-name="gr3" draw:text-style-name="P7" draw:layer="layout" svg:width="0.292cm" svg:height="0.484cm" svg:x="21.808cm" svg:y="9.542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151cm" svg:y="9.7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2.728cm" svg:y="9.6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23.443cm" svg:y="9.40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3.978cm" svg:y="9.402cm" svg:viewBox="0 0 354 30" draw:points="176,30 0,30 0,0 354,0 354,30">
            <text:p/>
          </draw:polygon>
          <draw:path draw:style-name="gr3" draw:text-style-name="P7" draw:layer="layout" svg:width="0.281cm" svg:height="0.469cm" svg:x="24.013cm" svg:y="9.54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67cm" svg:height="2.109cm" svg:x="24.437cm" svg:y="8.221cm" svg:viewBox="0 0 368 2110" svg:d="M368 1054c0-262-34-531-146-771-51-107-118-203-187-277-6-6-8-6-19-6s-16 0-16 6c0 4 3 7 5 10 67 82 123 171 165 269 92 216 129 467 129 769 0 299-35 563-139 794-40 89-94 172-157 248-1 1-3 4-3 6 0 8 5 8 16 8 10 0 11 0 13-2 1-1 45-43 99-121 123-173 186-379 218-589 16-113 22-229 22-344z">
            <text:p/>
          </draw:path>
          <draw:path draw:style-name="gr3" draw:text-style-name="P7" draw:layer="layout" svg:width="0.468cm" svg:height="0.469cm" svg:x="25.4cm" svg:y="9.0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327cm" svg:y="9.1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4" draw:id="id204">
          <svg:title>TexMaths</svg:title>
          <svg:desc>26§display§(6)§svg§600§FALSE§</svg:desc>
          <draw:polygon draw:style-name="gr2" draw:text-style-name="P6" draw:layer="layout" svg:width="0.986cm" svg:height="0.823cm" svg:x="2.314cm" svg:y="11.248cm" svg:viewBox="0 0 987 824" draw:points="494,824 0,824 0,0 987,0 987,824">
            <text:p/>
          </draw:polygon>
          <draw:path draw:style-name="gr3" draw:text-style-name="P7" draw:layer="layout" svg:width="0.213cm" svg:height="0.914cm" svg:x="2.358cm" svg:y="11.2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2cm" svg:y="11.279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3.135cm" svg:y="11.2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9" draw:id="id209">
          <svg:title>TexMaths</svg:title>
          <svg:desc>26§display§\therefore§svg§600§FALSE§</svg:desc>
          <draw:polygon draw:style-name="gr2" draw:text-style-name="P6" draw:layer="layout" svg:width="0.49cm" svg:height="0.402cm" svg:x="2.434cm" svg:y="13.945cm" svg:viewBox="0 0 491 403" draw:points="246,403 0,403 0,0 491,0 491,403">
            <text:p/>
          </draw:polygon>
          <draw:path draw:style-name="gr3" draw:text-style-name="P7" draw:layer="layout" svg:width="0.555cm" svg:height="0.493cm" svg:x="2.415cm" svg:y="13.8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5" draw:id="id205">
          <svg:title>TexMaths</svg:title>
          <svg:desc>24§display§\text {Let,}§svg§600§FALSE§</svg:desc>
          <draw:polygon draw:style-name="gr2" draw:text-style-name="P6" draw:layer="layout" svg:width="1.318cm" svg:height="0.655cm" svg:x="3.839cm" svg:y="11.349cm" svg:viewBox="0 0 1319 656" draw:points="659,656 0,656 0,0 1319,0 1319,656">
            <text:p/>
          </draw:polygon>
          <draw:path draw:style-name="gr3" draw:text-style-name="P7" draw:layer="layout" svg:width="0.464cm" svg:height="0.577cm" svg:x="3.824cm" svg:y="11.3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8cm" svg:y="11.5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5cm" svg:y="11.3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9cm" svg:y="11.7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6" draw:id="id206">
          <svg:title>TexMaths</svg:title>
          <svg:desc>24§display§\text {I}§svg§600§FALSE§</svg:desc>
          <draw:polygon draw:style-name="gr2" draw:text-style-name="P6" draw:layer="layout" svg:width="0.197cm" svg:height="0.493cm" svg:x="5.645cm" svg:y="11.3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11.3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7" draw:id="id207">
          <svg:title>TexMaths</svg:title>
          <svg:desc>22§display§= \int \frac{ 1 }{ 5 - 3x^2 }\ dx§svg§600§FALSE§</svg:desc>
          <draw:polygon draw:style-name="gr2" draw:text-style-name="P6" draw:layer="layout" svg:width="5.403cm" svg:height="1.642cm" svg:x="6.332cm" svg:y="10.756cm" svg:viewBox="0 0 5404 1643" draw:points="2702,1643 0,1643 0,0 5404,0 5404,1643">
            <text:p/>
          </draw:polygon>
          <draw:path draw:style-name="gr3" draw:text-style-name="P7" draw:layer="layout" svg:width="0.515cm" svg:height="0.182cm" svg:x="6.337cm" svg:y="11.4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10.7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3cm" svg:y="10.7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507cm" svg:height="0.032cm" svg:x="8.105cm" svg:y="11.56cm" svg:viewBox="0 0 2508 33" draw:points="1255,33 0,33 0,0 2508,0 2508,33">
            <text:p/>
          </draw:polygon>
          <draw:path draw:style-name="gr3" draw:text-style-name="P7" draw:layer="layout" svg:width="0.309cm" svg:height="0.532cm" svg:x="8.143cm" svg:y="11.786cm" svg:viewBox="0 0 310 533" svg:d="M310 361c0-92-64-171-148-171-37 0-70 12-99 41v-152c16 6 43 11 67 11 95 0 150-71 150-81 0-5-2-9-7-9-2 0-4 0-7 2-16 7-53 23-106 23-31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3cm" svg:height="0.032cm" svg:x="8.728cm" svg:y="12.09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9.469cm" svg:y="11.7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846cm" svg:y="11.9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3cm" svg:y="11.7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993cm" svg:y="11.233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388cm" svg:y="11.428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208" draw:id="id208">
          <svg:title>TexMaths</svg:title>
          <svg:desc>22§display§= \int \frac{ 1 }{ ( \sqrt{5} )^2 - ( \sqrt{3}x )^2 }\ dx§svg§600§FALSE§</svg:desc>
          <draw:polygon draw:style-name="gr2" draw:text-style-name="P6" draw:layer="layout" svg:width="8.24cm" svg:height="1.785cm" svg:x="12.334cm" svg:y="10.759cm" svg:viewBox="0 0 8241 1786" draw:points="4120,1786 0,1786 0,0 8241,0 8241,1786">
            <text:p/>
          </draw:polygon>
          <draw:path draw:style-name="gr3" draw:text-style-name="P7" draw:layer="layout" svg:width="0.515cm" svg:height="0.182cm" svg:x="12.339cm" svg:y="11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154cm" svg:y="10.7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655cm" svg:y="10.7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346cm" svg:height="0.032cm" svg:x="14.106cm" svg:y="11.563cm" svg:viewBox="0 0 5347 33" draw:points="2674,33 0,33 0,0 5347,0 5347,33">
            <text:p/>
          </draw:polygon>
          <draw:path draw:style-name="gr3" draw:text-style-name="P7" draw:layer="layout" svg:width="0.18cm" svg:height="0.773cm" svg:x="14.182cm" svg:y="11.8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4.464cm" svg:y="11.717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5.052cm" svg:y="11.717cm" svg:viewBox="0 0 389 33" draw:points="194,33 0,33 0,0 389,0 389,33">
            <text:p/>
          </draw:polygon>
          <draw:path draw:style-name="gr3" draw:text-style-name="P7" draw:layer="layout" svg:width="0.309cm" svg:height="0.532cm" svg:x="15.09cm" svg:y="11.87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18cm" svg:height="0.773cm" svg:x="15.483cm" svg:y="11.8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5.773cm" svg:y="11.8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322cm" svg:y="12.1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7.107cm" svg:y="11.8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17.387cm" svg:y="11.717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388cm" svg:height="0.032cm" svg:x="17.975cm" svg:y="11.717cm" svg:viewBox="0 0 389 33" draw:points="194,33 0,33 0,0 389,0 389,33">
            <text:p/>
          </draw:polygon>
          <draw:path draw:style-name="gr3" draw:text-style-name="P7" draw:layer="layout" svg:width="0.321cm" svg:height="0.532cm" svg:x="18.008cm" svg:y="11.87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8.385cm" svg:y="12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8.848cm" svg:y="11.8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9.138cm" svg:y="11.8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834cm" svg:y="11.235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0.228cm" svg:y="11.4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11" draw:id="id211">
          <svg:title>TexMaths</svg:title>
          <svg:desc>20§display§= \frac{ 1 }{ 2(\sqrt{5}) }\log \left( \frac{\sqrt{5} + \sqrt{3}x}{\sqrt{5} - \sqrt{3}x} \right) \left( \frac{1}{\sqrt{3}} \right)\ + \ c§svg§600§FALSE§</svg:desc>
          <draw:polygon draw:style-name="gr2" draw:text-style-name="P6" draw:layer="layout" svg:width="12.124cm" svg:height="2.037cm" svg:x="4.332cm" svg:y="13.055cm" svg:viewBox="0 0 12125 2038" draw:points="6062,2038 0,2038 0,0 12125,0 12125,2038">
            <text:p/>
          </draw:polygon>
          <draw:path draw:style-name="gr3" draw:text-style-name="P7" draw:layer="layout" svg:width="0.468cm" svg:height="0.165cm" svg:x="4.337cm" svg:y="13.99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5.927cm" svg:y="13.306cm" svg:viewBox="0 0 234 470" svg:d="M146 18c0-16 0-18-16-18-45 45-108 45-130 45v22c14 0 56 0 93-19v366c0 26-2 34-66 34h-22v22c24-3 86-3 113-3 29 0 92 0 116 3v-22h-23c-64 0-65-8-65-34z">
            <text:p/>
          </draw:path>
          <draw:polygon draw:style-name="gr3" draw:text-style-name="P7" draw:layer="layout" svg:width="1.836cm" svg:height="0.029cm" svg:x="5.122cm" svg:y="14.06cm" svg:viewBox="0 0 1837 30" draw:points="918,30 0,30 0,0 1837,0 1837,30">
            <text:p/>
          </draw:polygon>
          <draw:path draw:style-name="gr3" draw:text-style-name="P7" draw:layer="layout" svg:width="0.281cm" svg:height="0.469cm" svg:x="5.158cm" svg:y="14.34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5.545cm" svg:y="14.28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5.799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334cm" svg:y="14.201cm" svg:viewBox="0 0 354 30" draw:points="176,30 0,30 0,0 354,0 354,30">
            <text:p/>
          </draw:polygon>
          <draw:path draw:style-name="gr3" draw:text-style-name="P7" draw:layer="layout" svg:width="0.281cm" svg:height="0.484cm" svg:x="6.369cm" svg:y="14.34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164cm" svg:height="0.703cm" svg:x="6.726cm" svg:y="14.28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157cm" svg:height="0.489cm" svg:x="7.183cm" svg:y="13.76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375cm" svg:y="13.93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727cm" svg:y="13.93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8.351cm" svg:y="13.02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8.878cm" svg:y="13.16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9.412cm" svg:y="13.166cm" svg:viewBox="0 0 354 30" draw:points="176,30 0,30 0,0 354,0 354,30">
            <text:p/>
          </draw:polygon>
          <draw:path draw:style-name="gr3" draw:text-style-name="P7" draw:layer="layout" svg:width="0.281cm" svg:height="0.484cm" svg:x="9.447cm" svg:y="13.306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468cm" svg:height="0.469cm" svg:x="9.959cm" svg:y="13.3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10.673cm" svg:y="13.16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209cm" svg:y="13.166cm" svg:viewBox="0 0 354 30" draw:points="176,30 0,30 0,0 354,0 354,30">
            <text:p/>
          </draw:polygon>
          <draw:path draw:style-name="gr3" draw:text-style-name="P7" draw:layer="layout" svg:width="0.292cm" svg:height="0.484cm" svg:x="11.238cm" svg:y="13.30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58cm" svg:y="13.4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3.137cm" svg:height="0.029cm" svg:x="8.826cm" svg:y="14.06cm" svg:viewBox="0 0 3138 30" draw:points="1568,30 0,30 0,0 3138,0 3138,30">
            <text:p/>
          </draw:polygon>
          <draw:path draw:style-name="gr3" draw:text-style-name="P7" draw:layer="layout" svg:width="0.549cm" svg:height="0.703cm" svg:x="8.878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9.412cm" svg:y="14.201cm" svg:viewBox="0 0 354 30" draw:points="176,30 0,30 0,0 354,0 354,30">
            <text:p/>
          </draw:polygon>
          <draw:path draw:style-name="gr3" draw:text-style-name="P7" draw:layer="layout" svg:width="0.281cm" svg:height="0.484cm" svg:x="9.447cm" svg:y="14.34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429cm" svg:height="0.029cm" svg:x="9.978cm" svg:y="14.62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10.673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209cm" svg:y="14.201cm" svg:viewBox="0 0 354 30" draw:points="176,30 0,30 0,0 354,0 354,30">
            <text:p/>
          </draw:polygon>
          <draw:path draw:style-name="gr3" draw:text-style-name="P7" draw:layer="layout" svg:width="0.292cm" svg:height="0.484cm" svg:x="11.238cm" svg:y="14.341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58cm" svg:y="14.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367cm" svg:height="2.109cm" svg:x="12.07cm" svg:y="13.02cm" svg:viewBox="0 0 368 2110" svg:d="M368 1054c0-262-34-531-146-771-51-107-118-203-187-277-6-6-8-6-19-6s-16 0-16 6c0 4 3 7 5 10 67 82 123 171 165 269 92 216 129 467 129 769 0 299-35 563-139 794-40 89-94 172-157 248-1 1-3 4-3 6 0 8 5 8 16 8 10 0 11 0 13-2 1-1 45-43 99-121 123-173 186-379 218-589 16-113 22-229 22-344z">
            <text:p/>
          </draw:path>
          <draw:path draw:style-name="gr3" draw:text-style-name="P7" draw:layer="layout" svg:width="0.346cm" svg:height="1.687cm" svg:x="12.865cm" svg:y="13.231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33cm" svg:height="0.469cm" svg:x="13.676cm" svg:y="13.30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3.321cm" svg:y="14.06cm" svg:viewBox="0 0 939 30" draw:points="469,30 0,30 0,0 939,0 939,30">
            <text:p/>
          </draw:polygon>
          <draw:path draw:style-name="gr3" draw:text-style-name="P7" draw:layer="layout" svg:width="0.549cm" svg:height="0.703cm" svg:x="13.372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3.906cm" svg:y="14.201cm" svg:viewBox="0 0 354 30" draw:points="176,30 0,30 0,0 354,0 354,30">
            <text:p/>
          </draw:polygon>
          <draw:path draw:style-name="gr3" draw:text-style-name="P7" draw:layer="layout" svg:width="0.292cm" svg:height="0.484cm" svg:x="13.937cm" svg:y="14.34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4.367cm" svg:y="13.231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5.29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217cm" svg:y="13.9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10" draw:id="id210">
          <svg:title>TexMaths</svg:title>
          <svg:desc>24§display§\text {I}§svg§600§FALSE§</svg:desc>
          <draw:polygon draw:style-name="gr2" draw:text-style-name="P6" draw:layer="layout" svg:width="0.197cm" svg:height="0.493cm" svg:x="3.646cm" svg:y="13.849cm" svg:viewBox="0 0 198 494" draw:points="100,494 0,494 0,0 198,0 198,494">
            <text:p/>
          </draw:polygon>
          <draw:path draw:style-name="gr3" draw:text-style-name="P7" draw:layer="layout" svg:width="0.258cm" svg:height="0.577cm" svg:x="3.627cm" svg:y="13.8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2" draw:id="id212">
          <svg:title>TexMaths</svg:title>
          <svg:desc>20§display§= \frac{ 1 }{ 2(\sqrt{15}) }\log \left( \frac{\sqrt{5} + \sqrt{3}x}{\sqrt{5} - \sqrt{3}x} \right) \ + \ c§svg§600§FALSE§</svg:desc>
          <draw:polygon draw:style-name="gr2" draw:text-style-name="P6" draw:layer="layout" svg:width="10.216cm" svg:height="2.037cm" svg:x="17.034cm" svg:y="13.059cm" svg:viewBox="0 0 10217 2038" draw:points="5108,2038 0,2038 0,0 10217,0 10217,2038">
            <text:p/>
          </draw:polygon>
          <draw:path draw:style-name="gr3" draw:text-style-name="P7" draw:layer="layout" svg:width="0.468cm" svg:height="0.165cm" svg:x="17.039cm" svg:y="13.99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805cm" svg:y="13.3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2.188cm" svg:height="0.029cm" svg:x="17.824cm" svg:y="14.064cm" svg:viewBox="0 0 2189 30" draw:points="1094,30 0,30 0,0 2189,0 2189,30">
            <text:p/>
          </draw:polygon>
          <draw:path draw:style-name="gr3" draw:text-style-name="P7" draw:layer="layout" svg:width="0.281cm" svg:height="0.469cm" svg:x="17.86cm" svg:y="14.3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247cm" svg:y="14.2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8.501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703cm" svg:height="0.029cm" svg:x="19.035cm" svg:y="14.205cm" svg:viewBox="0 0 704 30" draw:points="352,30 0,30 0,0 704,0 704,30">
            <text:p/>
          </draw:polygon>
          <draw:path draw:style-name="gr3" draw:text-style-name="P7" draw:layer="layout" svg:width="0.233cm" svg:height="0.469cm" svg:x="19.098cm" svg:y="14.3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19.423cm" svg:y="14.345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ath draw:style-name="gr3" draw:text-style-name="P7" draw:layer="layout" svg:width="0.164cm" svg:height="0.703cm" svg:x="19.778cm" svg:y="14.28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157cm" svg:height="0.489cm" svg:x="20.237cm" svg:y="13.76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429cm" svg:y="13.93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0.779cm" svg:y="13.93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67cm" svg:height="2.109cm" svg:x="21.405cm" svg:y="13.024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21.93cm" svg:y="13.1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2.464cm" svg:y="13.17cm" svg:viewBox="0 0 354 30" draw:points="176,30 0,30 0,0 354,0 354,30">
            <text:p/>
          </draw:polygon>
          <draw:path draw:style-name="gr3" draw:text-style-name="P7" draw:layer="layout" svg:width="0.281cm" svg:height="0.484cm" svg:x="22.499cm" svg:y="13.3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468cm" svg:height="0.469cm" svg:x="23.011cm" svg:y="13.36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549cm" svg:height="0.703cm" svg:x="23.726cm" svg:y="13.1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4.261cm" svg:y="13.17cm" svg:viewBox="0 0 354 30" draw:points="176,30 0,30 0,0 354,0 354,30">
            <text:p/>
          </draw:polygon>
          <draw:path draw:style-name="gr3" draw:text-style-name="P7" draw:layer="layout" svg:width="0.292cm" svg:height="0.484cm" svg:x="24.291cm" svg:y="13.3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4.633cm" svg:y="13.46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olygon draw:style-name="gr3" draw:text-style-name="P7" draw:layer="layout" svg:width="3.136cm" svg:height="0.029cm" svg:x="21.878cm" svg:y="14.064cm" svg:viewBox="0 0 3137 30" draw:points="1568,30 0,30 0,0 3137,0 3137,30">
            <text:p/>
          </draw:polygon>
          <draw:path draw:style-name="gr3" draw:text-style-name="P7" draw:layer="layout" svg:width="0.549cm" svg:height="0.703cm" svg:x="21.93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2.464cm" svg:y="14.205cm" svg:viewBox="0 0 354 30" draw:points="176,30 0,30 0,0 354,0 354,30">
            <text:p/>
          </draw:polygon>
          <draw:path draw:style-name="gr3" draw:text-style-name="P7" draw:layer="layout" svg:width="0.281cm" svg:height="0.484cm" svg:x="22.499cm" svg:y="14.34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429cm" svg:height="0.029cm" svg:x="23.03cm" svg:y="14.624cm" svg:viewBox="0 0 430 30" svg:d="M406 30c12 0 24 0 24-16 0-14-12-14-24-14h-382c-11 0-24 0-24 14 0 16 13 16 24 16z">
            <text:p/>
          </draw:path>
          <draw:path draw:style-name="gr3" draw:text-style-name="P7" draw:layer="layout" svg:width="0.549cm" svg:height="0.703cm" svg:x="23.726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4.261cm" svg:y="14.205cm" svg:viewBox="0 0 354 30" draw:points="176,30 0,30 0,0 354,0 354,30">
            <text:p/>
          </draw:polygon>
          <draw:path draw:style-name="gr3" draw:text-style-name="P7" draw:layer="layout" svg:width="0.292cm" svg:height="0.484cm" svg:x="24.291cm" svg:y="14.34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4.633cm" svg:y="14.5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67cm" svg:height="2.109cm" svg:x="25.123cm" svg:y="13.024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468cm" svg:height="0.469cm" svg:x="26.084cm" svg:y="13.8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011cm" svg:y="13.94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3" draw:id="id213">
          <svg:title>TexMaths</svg:title>
          <svg:desc>26§display§(7)§svg§600§FALSE§</svg:desc>
          <draw:polygon draw:style-name="gr2" draw:text-style-name="P6" draw:layer="layout" svg:width="0.986cm" svg:height="0.823cm" svg:x="2.314cm" svg:y="1.446cm" svg:viewBox="0 0 987 824" draw:points="494,824 0,824 0,0 987,0 987,824">
            <text:p/>
          </draw:polygon>
          <draw:path draw:style-name="gr3" draw:text-style-name="P7" draw:layer="layout" svg:width="0.213cm" svg:height="0.914cm" svg:x="2.358cm" svg:y="1.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4cm" svg:x="2.674cm" svg:y="1.469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3.135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4" draw:id="id214">
          <svg:title>TexMaths</svg:title>
          <svg:desc>24§display§\text {Let,}§svg§600§FALSE§</svg:desc>
          <draw:polygon draw:style-name="gr2" draw:text-style-name="P6" draw:layer="layout" svg:width="1.318cm" svg:height="0.655cm" svg:x="3.8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5" draw:id="id215">
          <svg:title>TexMaths</svg:title>
          <svg:desc>24§display§\text {I}§svg§600§FALSE§</svg:desc>
          <draw:polygon draw:style-name="gr2" draw:text-style-name="P6" draw:layer="layout" svg:width="0.197cm" svg:height="0.493cm" svg:x="5.6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6" draw:id="id216">
          <svg:title>TexMaths</svg:title>
          <svg:desc>22§display§= \int \frac{ 1 }{ x^2 + 8x + 20 }\ dx§svg§600§FALSE§</svg:desc>
          <draw:polygon draw:style-name="gr2" draw:text-style-name="P6" draw:layer="layout" svg:width="7.175cm" svg:height="1.642cm" svg:x="6.33cm" svg:y="0.954cm" svg:viewBox="0 0 7176 1643" draw:points="3589,1643 0,1643 0,0 7176,0 7176,1643">
            <text:p/>
          </draw:polygon>
          <draw:path draw:style-name="gr3" draw:text-style-name="P7" draw:layer="layout" svg:width="0.515cm" svg:height="0.182cm" svg:x="6.335cm" svg:y="1.6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9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18cm" svg:y="0.9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8.102cm" svg:y="1.758cm" svg:viewBox="0 0 4282 33" draw:points="2142,33 0,33 0,0 4282,0 4282,33">
            <text:p/>
          </draw:polygon>
          <draw:path draw:style-name="gr3" draw:text-style-name="P7" draw:layer="layout" svg:width="0.386cm" svg:height="0.351cm" svg:x="8.125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578cm" svg:y="1.9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06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869cm" svg:y="1.984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10.246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0.88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649cm" svg:y="1.9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26cm" svg:height="0.532cm" svg:x="12.027cm" svg:y="1.98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69cm" svg:height="0.547cm" svg:x="12.765cm" svg:y="1.43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159cm" svg:y="1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17" draw:id="id217">
          <svg:title>TexMaths</svg:title>
          <svg:desc>22§display§= \int \frac{ 1 }{ x^2 + 2(x)(4) + 16 + 4 }\ dx§svg§600§FALSE§</svg:desc>
          <draw:polygon draw:style-name="gr2" draw:text-style-name="P6" draw:layer="layout" svg:width="10.095cm" svg:height="1.7cm" svg:x="6.331cm" svg:y="3.155cm" svg:viewBox="0 0 10096 1701" draw:points="5049,1701 0,1701 0,0 10096,0 10096,1701">
            <text:p/>
          </draw:polygon>
          <draw:path draw:style-name="gr3" draw:text-style-name="P7" draw:layer="layout" svg:width="0.515cm" svg:height="0.182cm" svg:x="6.336cm" svg:y="3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3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579cm" svg:y="3.1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7.202cm" svg:height="0.032cm" svg:x="8.103cm" svg:y="3.959cm" svg:viewBox="0 0 7203 33" draw:points="3601,33 0,33 0,0 7203,0 7203,33">
            <text:p/>
          </draw:polygon>
          <draw:path draw:style-name="gr3" draw:text-style-name="P7" draw:layer="layout" svg:width="0.386cm" svg:height="0.351cm" svg:x="8.126cm" svg:y="4.3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578cm" svg:y="4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06cm" svg:y="4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875cm" svg:y="4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0.299cm" svg:y="4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546cm" svg:y="4.3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11.01cm" svg:y="4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1.343cm" svg:y="4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1.589cm" svg:y="4.1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1.998cm" svg:y="4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2.469cm" svg:y="4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268cm" svg:y="4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619cm" svg:y="4.185cm" svg:viewBox="0 0 322 533" svg:d="M70 262v-19c0-195 97-224 136-224 19 0 51 6 69 32-13 0-43 0-43 33 0 25 18 37 35 37 13 0 36-7 36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515cm" svg:height="0.517cm" svg:x="14.187cm" svg:y="4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4.938cm" svg:y="4.176cm" svg:viewBox="0 0 345 525" svg:d="M208 398v67c0 28-2 37-60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15.686cm" svg:y="3.6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079cm" svg:y="3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218" draw:id="id218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3.448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3.416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3.458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3.608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3.501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3.445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3.458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3.608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3.61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3.608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3.501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3.618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3.611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3.452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19" draw:id="id219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357cm" svg:y="4.248cm" svg:viewBox="0 0 10019 715" draw:points="5010,715 0,715 0,0 10019,0 10019,715">
            <text:p/>
          </draw:polygon>
          <draw:path draw:style-name="gr3" draw:text-style-name="P7" draw:layer="layout" svg:width="0.199cm" svg:height="0.397cm" svg:x="17.337cm" svg:y="4.38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2cm" svg:y="4.33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cm" svg:y="4.488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6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6cm" svg:y="4.488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3cm" svg:y="4.49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3cm" svg:y="4.49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7cm" svg:y="4.488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7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6cm" svg:y="4.491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3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425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2.054cm" svg:y="4.35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4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2cm" svg:y="4.333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8cm" svg:y="4.333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7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3cm" svg:y="4.5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79cm" svg:y="4.297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8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873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499cm" svg:y="4.333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7cm" svg:y="4.297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5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6cm" svg:y="4.233cm" svg:viewBox="0 0 122 761" draw:points="122,761 122,0 0,0 0,26 98,26 98,735 0,735 0,761">
            <text:p/>
          </draw:polygon>
        </draw:g>
        <draw:g xml:id="id220" draw:id="id220">
          <svg:title>TexMaths</svg:title>
          <svg:desc>22§display§= \int \frac{ 1 }{ ( x + 4 )^2 + (2)^2 }\ dx§svg§600§FALSE§</svg:desc>
          <draw:polygon draw:style-name="gr2" draw:text-style-name="P6" draw:layer="layout" svg:width="7.895cm" svg:height="1.7cm" svg:x="6.333cm" svg:y="5.355cm" svg:viewBox="0 0 7896 1701" draw:points="3949,1701 0,1701 0,0 7896,0 7896,1701">
            <text:p/>
          </draw:polygon>
          <draw:path draw:style-name="gr3" draw:text-style-name="P7" draw:layer="layout" svg:width="0.515cm" svg:height="0.182cm" svg:x="6.338cm" svg:y="6.0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5.3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81cm" svg:y="5.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8.105cm" svg:y="6.159cm" svg:viewBox="0 0 5003 33" draw:points="2501,33 0,33 0,0 5003,0 5003,33">
            <text:p/>
          </draw:polygon>
          <draw:path draw:style-name="gr3" draw:text-style-name="P7" draw:layer="layout" svg:width="0.18cm" svg:height="0.774cm" svg:x="8.181cm" svg:y="6.3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8.429cm" svg:y="6.5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9.062cm" svg:y="6.4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9.814cm" svg:y="6.3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0.224cm" svg:y="6.3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14cm" svg:y="6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42cm" svg:y="6.4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1.848cm" svg:y="6.3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2.11cm" svg:y="6.3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2.503cm" svg:y="6.3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793cm" svg:y="6.3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488cm" svg:y="5.8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881cm" svg:y="6.0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222" draw:id="id222">
          <svg:title>TexMaths</svg:title>
          <svg:desc>24§display§\text {I}§svg§600§FALSE§</svg:desc>
          <draw:polygon draw:style-name="gr2" draw:text-style-name="P6" draw:layer="layout" svg:width="0.197cm" svg:height="0.493cm" svg:x="5.445cm" svg:y="8.247cm" svg:viewBox="0 0 198 494" draw:points="100,494 0,494 0,0 198,0 198,494">
            <text:p/>
          </draw:polygon>
          <draw:path draw:style-name="gr3" draw:text-style-name="P7" draw:layer="layout" svg:width="0.258cm" svg:height="0.577cm" svg:x="5.426cm" svg:y="8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2§display§= \frac{1}{2}\tan^{-1}\left( \frac{x + 4}{2} \right) \ + \ c §svg§600§FALSE§</svg:desc>
          <draw:polygon draw:style-name="gr2" draw:text-style-name="P6" draw:layer="layout" svg:width="8.406cm" svg:height="1.779cm" svg:x="6.225cm" svg:y="7.644cm" svg:viewBox="0 0 8407 1780" draw:points="4205,1780 0,1780 0,0 8407,0 8407,1780">
            <text:p/>
          </draw:polygon>
          <draw:path draw:style-name="gr3" draw:text-style-name="P7" draw:layer="layout" svg:width="0.515cm" svg:height="0.182cm" svg:x="6.23cm" svg:y="8.4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165cm" svg:y="7.6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94cm" svg:y="8.517cm" svg:viewBox="0 0 389 33" draw:points="194,33 0,33 0,0 389,0 389,33">
            <text:p/>
          </draw:polygon>
          <draw:path draw:style-name="gr3" draw:text-style-name="P7" draw:layer="layout" svg:width="0.309cm" svg:height="0.516cm" svg:x="7.133cm" svg:y="8.7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4cm" svg:height="0.485cm" svg:x="7.717cm" svg:y="8.25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036cm" svg:y="8.37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416cm" svg:y="8.3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879cm" svg:y="8.25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363cm" svg:y="8.04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94cm" svg:y="7.60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0.463cm" svg:y="7.8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098cm" svg:y="7.75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85cm" svg:y="7.679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1.775cm" svg:height="0.032cm" svg:x="10.442cm" svg:y="8.517cm" svg:viewBox="0 0 1776 33" draw:points="887,33 0,33 0,0 1776,0 1776,33">
            <text:p/>
          </draw:polygon>
          <draw:path draw:style-name="gr3" draw:text-style-name="P7" draw:layer="layout" svg:width="0.309cm" svg:height="0.516cm" svg:x="11.174cm" svg:y="8.7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1cm" svg:height="1.856cm" svg:x="12.334cm" svg:y="7.60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349cm" svg:y="8.2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68cm" svg:y="8.38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21" draw:id="id221">
          <svg:title>TexMaths</svg:title>
          <svg:desc>26§display§\therefore§svg§600§FALSE§</svg:desc>
          <draw:polygon draw:style-name="gr2" draw:text-style-name="P6" draw:layer="layout" svg:width="0.49cm" svg:height="0.402cm" svg:x="3.933cm" svg:y="8.344cm" svg:viewBox="0 0 491 403" draw:points="246,403 0,403 0,0 491,0 491,403">
            <text:p/>
          </draw:polygon>
          <draw:path draw:style-name="gr3" draw:text-style-name="P7" draw:layer="layout" svg:width="0.555cm" svg:height="0.493cm" svg:x="3.914cm" svg:y="8.2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24" draw:id="id224">
          <svg:title>TexMaths</svg:title>
          <svg:desc>26§display§(8)§svg§600§FALSE§</svg:desc>
          <draw:polygon draw:style-name="gr2" draw:text-style-name="P6" draw:layer="layout" svg:width="0.986cm" svg:height="0.822cm" svg:x="2.314cm" svg:y="10.548cm" svg:viewBox="0 0 987 823" draw:points="494,823 0,823 0,0 987,0 987,823">
            <text:p/>
          </draw:polygon>
          <draw:path draw:style-name="gr3" draw:text-style-name="P7" draw:layer="layout" svg:width="0.213cm" svg:height="0.914cm" svg:x="2.358cm" svg:y="10.5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2cm" svg:y="10.579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7" draw:layer="layout" svg:width="0.213cm" svg:height="0.914cm" svg:x="3.135cm" svg:y="10.5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5" draw:id="id225">
          <svg:title>TexMaths</svg:title>
          <svg:desc>24§display§\text {Let,}§svg§600§FALSE§</svg:desc>
          <draw:polygon draw:style-name="gr2" draw:text-style-name="P6" draw:layer="layout" svg:width="1.318cm" svg:height="0.655cm" svg:x="3.838cm" svg:y="10.648cm" svg:viewBox="0 0 1319 656" draw:points="659,656 0,656 0,0 1319,0 1319,656">
            <text:p/>
          </draw:polygon>
          <draw:path draw:style-name="gr3" draw:text-style-name="P7" draw:layer="layout" svg:width="0.464cm" svg:height="0.577cm" svg:x="3.823cm" svg:y="10.6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347cm" svg:y="10.8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714cm" svg:y="10.6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098cm" svg:y="11.0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6" draw:id="id226">
          <svg:title>TexMaths</svg:title>
          <svg:desc>24§display§\text {I}§svg§600§FALSE§</svg:desc>
          <draw:polygon draw:style-name="gr2" draw:text-style-name="P6" draw:layer="layout" svg:width="0.197cm" svg:height="0.493cm" svg:x="5.644cm" svg:y="10.6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0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7" draw:id="id227">
          <svg:title>TexMaths</svg:title>
          <svg:desc>22§display§= \int \frac{ 1 }{ 9x^2 + 6x + 10 }\ dx§svg§600§FALSE§</svg:desc>
          <draw:polygon draw:style-name="gr2" draw:text-style-name="P6" draw:layer="layout" svg:width="7.561cm" svg:height="1.642cm" svg:x="6.331cm" svg:y="10.055cm" svg:viewBox="0 0 7562 1643" draw:points="3782,1643 0,1643 0,0 7562,0 7562,1643">
            <text:p/>
          </draw:polygon>
          <draw:path draw:style-name="gr3" draw:text-style-name="P7" draw:layer="layout" svg:width="0.515cm" svg:height="0.182cm" svg:x="6.336cm" svg:y="10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10.0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312cm" svg:y="10.0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668cm" svg:height="0.032cm" svg:x="8.103cm" svg:y="10.859cm" svg:viewBox="0 0 4669 33" draw:points="2334,33 0,33 0,0 4669,0 4669,33">
            <text:p/>
          </draw:polygon>
          <draw:path draw:style-name="gr3" draw:text-style-name="P7" draw:layer="layout" svg:width="0.321cm" svg:height="0.532cm" svg:x="8.135cm" svg:y="11.085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512cm" svg:y="11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966cm" svg:y="11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4cm" svg:y="11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256cm" svg:y="11.0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0.632cm" svg:y="11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1.268cm" svg:y="11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067cm" svg:y="11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413cm" svg:y="11.085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69cm" svg:height="0.547cm" svg:x="13.152cm" svg:y="10.5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3.545cm" svg:y="10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 xml:id="id228" draw:id="id228">
          <svg:title>TexMaths</svg:title>
          <svg:desc>22§display§= \int \frac{ 1 }{ (3x)^2 + 2(3x)(1) + 1 + 9 }\ dx§svg§600§FALSE§</svg:desc>
          <draw:polygon draw:style-name="gr2" draw:text-style-name="P6" draw:layer="layout" svg:width="11.084cm" svg:height="1.7cm" svg:x="6.333cm" svg:y="12.256cm" svg:viewBox="0 0 11085 1701" draw:points="5542,1701 0,1701 0,0 11085,0 11085,1701">
            <text:p/>
          </draw:polygon>
          <draw:path draw:style-name="gr3" draw:text-style-name="P7" draw:layer="layout" svg:width="0.515cm" svg:height="0.182cm" svg:x="6.338cm" svg:y="12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12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2.076cm" svg:y="12.2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8.19cm" svg:height="0.032cm" svg:x="8.105cm" svg:y="13.06cm" svg:viewBox="0 0 8191 33" draw:points="4096,33 0,33 0,0 8191,0 8191,33">
            <text:p/>
          </draw:polygon>
          <draw:path draw:style-name="gr3" draw:text-style-name="P7" draw:layer="layout" svg:width="0.18cm" svg:height="0.774cm" svg:x="8.181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8.438cm" svg:y="13.2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8.815cm" svg:y="13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9.279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57cm" svg:y="13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098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865cm" svg:y="13.2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1.291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546cm" svg:y="13.2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1.923cm" svg:y="13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2.387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2.72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3.014cm" svg:y="13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375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3.846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46cm" svg:y="13.28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179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941cm" svg:y="13.286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6.677cm" svg:y="12.7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071cm" svg:y="12.9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29" draw:id="id229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11.049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11.0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11.0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11.2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11.2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11.1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11.2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11.0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11.0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11.2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11.2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11.2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11.0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11.2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11.2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11.1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11.2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11.2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11.0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11.2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11.2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11.2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11.2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11.2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11.2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11.2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11.0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11.0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11.2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30" draw:id="id230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357cm" svg:y="11.749cm" svg:viewBox="0 0 10019 715" draw:points="5010,715 0,715 0,0 10019,0 10019,715">
            <text:p/>
          </draw:polygon>
          <draw:path draw:style-name="gr3" draw:text-style-name="P7" draw:layer="layout" svg:width="0.199cm" svg:height="0.397cm" svg:x="17.337cm" svg:y="11.8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2cm" svg:y="11.8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cm" svg:y="11.9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6cm" svg:y="11.8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6cm" svg:y="11.9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3cm" svg:y="11.9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3cm" svg:y="11.9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7cm" svg:y="11.9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7cm" svg:y="11.8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6cm" svg:y="11.9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3cm" svg:y="11.7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425cm" svg:y="11.9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2.054cm" svg:y="11.8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4cm" svg:y="11.9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2cm" svg:y="11.8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cm" svg:y="11.9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8cm" svg:y="11.8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7cm" svg:y="11.7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3cm" svg:y="12.0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79cm" svg:y="11.7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8cm" svg:y="11.9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873cm" svg:y="11.9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499cm" svg:y="11.8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7cm" svg:y="11.7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5cm" svg:y="11.7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6cm" svg:y="11.734cm" svg:viewBox="0 0 122 761" draw:points="122,761 122,0 0,0 0,26 98,26 98,735 0,735 0,761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3" smil:attributeName="visibility" smil:to="visible"/>
                  <anim:animate smil:dur="0.5s" smil:fill="hold" smil:targetElement="id213" smil:attributeName="width" smil:values="width*0.05;width" smil:keyTimes="0;1"/>
                  <anim:animate smil:dur="0.5s" smil:fill="hold" smil:targetElement="id213" smil:attributeName="height" smil:values="height;height" smil:keyTimes="0;1"/>
                  <anim:animate smil:dur="0.5s" smil:fill="hold" smil:targetElement="id213" smil:attributeName="x" smil:values="x-.2;x" smil:keyTimes="0;1"/>
                  <anim:animate smil:dur="0.5s" smil:fill="hold" smil:targetElement="id213" smil:attributeName="y" smil:values="y;y" smil:keyTimes="0;1"/>
                  <anim:transitionFilter smil:dur="0.5s" smil:targetElement="id21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18" smil:attributeName="visibility" smil:to="visible"/>
                  <anim:animate smil:dur="5s" smil:fill="hold" smil:targetElement="id218" smil:attributeName="x" smil:values="1+width/2;x" smil:keyTimes="0;1"/>
                  <anim:animate smil:dur="5s" smil:fill="hold" smil:targetElement="id21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19" smil:attributeName="visibility" smil:to="visible"/>
                  <anim:animate smil:dur="5s" smil:fill="hold" smil:targetElement="id219" smil:attributeName="x" smil:values="1+width/2;x" smil:keyTimes="0;1"/>
                  <anim:animate smil:dur="5s" smil:fill="hold" smil:targetElement="id219" smil:attributeName="y" smil:values="y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18" smil:attributeName="visibility" smil:to="visible"/>
                  <anim:animate smil:dur="5s" smil:fill="hold" smil:targetElement="id218" smil:attributeName="x" smil:values="1+width/2;x" smil:keyTimes="0;1"/>
                  <anim:animate smil:dur="5s" smil:fill="hold" smil:targetElement="id21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19" smil:attributeName="visibility" smil:to="visible"/>
                  <anim:animate smil:dur="5s" smil:fill="hold" smil:targetElement="id219" smil:attributeName="x" smil:values="1+width/2;x" smil:keyTimes="0;1"/>
                  <anim:animate smil:dur="5s" smil:fill="hold" smil:targetElement="id2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29" smil:attributeName="visibility" smil:to="visible"/>
                  <anim:animate smil:dur="5s" smil:fill="hold" smil:targetElement="id229" smil:attributeName="x" smil:values="1+width/2;x" smil:keyTimes="0;1"/>
                  <anim:animate smil:dur="5s" smil:fill="hold" smil:targetElement="id229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0" smil:attributeName="visibility" smil:to="visible"/>
                  <anim:animate smil:dur="5s" smil:fill="hold" smil:targetElement="id230" smil:attributeName="x" smil:values="1+width/2;x" smil:keyTimes="0;1"/>
                  <anim:animate smil:dur="5s" smil:fill="hold" smil:targetElement="id23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37" draw:id="id237">
          <svg:title>TexMaths</svg:title>
          <svg:desc>26§display§\text {(9)}§svg§600§FALSE§</svg:desc>
          <draw:polygon draw:style-name="gr2" draw:text-style-name="P6" draw:layer="layout" svg:width="0.986cm" svg:height="0.823cm" svg:x="1.419cm" svg:y="8.651cm" svg:viewBox="0 0 987 824" draw:points="494,824 0,824 0,0 987,0 987,824">
            <text:p/>
          </draw:polygon>
          <draw:path draw:style-name="gr3" draw:text-style-name="P7" draw:layer="layout" svg:width="0.213cm" svg:height="0.914cm" svg:x="1.463cm" svg:y="8.6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767cm" svg:y="8.682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7" draw:layer="layout" svg:width="0.213cm" svg:height="0.914cm" svg:x="2.24cm" svg:y="8.6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8" draw:id="id238">
          <svg:title>TexMaths</svg:title>
          <svg:desc>24§display§\text {Let,}§svg§600§FALSE§</svg:desc>
          <draw:polygon draw:style-name="gr2" draw:text-style-name="P6" draw:layer="layout" svg:width="1.318cm" svg:height="0.655cm" svg:x="2.736cm" svg:y="8.746cm" svg:viewBox="0 0 1319 656" draw:points="659,656 0,656 0,0 1319,0 1319,656">
            <text:p/>
          </draw:polygon>
          <draw:path draw:style-name="gr3" draw:text-style-name="P7" draw:layer="layout" svg:width="0.464cm" svg:height="0.577cm" svg:x="2.721cm" svg:y="8.7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245cm" svg:y="8.9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12cm" svg:y="8.7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996cm" svg:y="9.1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9" draw:id="id239">
          <svg:title>TexMaths</svg:title>
          <svg:desc>24§display§\text {I}§svg§600§FALSE§</svg:desc>
          <draw:polygon draw:style-name="gr2" draw:text-style-name="P6" draw:layer="layout" svg:width="0.197cm" svg:height="0.493cm" svg:x="4.542cm" svg:y="8.746cm" svg:viewBox="0 0 198 494" draw:points="100,494 0,494 0,0 198,0 198,494">
            <text:p/>
          </draw:polygon>
          <draw:path draw:style-name="gr3" draw:text-style-name="P7" draw:layer="layout" svg:width="0.258cm" svg:height="0.577cm" svg:x="4.523cm" svg:y="8.7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0" draw:id="id240">
          <svg:title>TexMaths</svg:title>
          <svg:desc>24§display§= \int \frac{ 1 }{ 3x^2 - 4x + 2 }\ dx§svg§600§FALSE§</svg:desc>
          <draw:polygon draw:style-name="gr2" draw:text-style-name="P6" draw:layer="layout" svg:width="7.827cm" svg:height="1.791cm" svg:x="5.124cm" svg:y="8.052cm" svg:viewBox="0 0 7828 1792" draw:points="3915,1792 0,1792 0,0 7828,0 7828,1792">
            <text:p/>
          </draw:polygon>
          <draw:path draw:style-name="gr3" draw:text-style-name="P7" draw:layer="layout" svg:width="0.562cm" svg:height="0.199cm" svg:x="5.13cm" svg:y="8.8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019cm" svg:y="8.01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9.256cm" svg:y="8.025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4.67cm" svg:height="0.036cm" svg:x="7.057cm" svg:y="8.93cm" svg:viewBox="0 0 4671 37" draw:points="2337,37 0,37 0,0 4671,0 4671,37">
            <text:p/>
          </draw:polygon>
          <draw:path draw:style-name="gr3" draw:text-style-name="P7" draw:layer="layout" svg:width="0.35cm" svg:height="0.581cm" svg:x="7.092cm" svg:y="9.176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7.503cm" svg:y="9.36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262cm" svg:height="0.393cm" svg:x="7.998cm" svg:y="9.10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15cm" svg:height="0.036cm" svg:x="8.597cm" svg:y="9.51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9.394cm" svg:y="9.16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21cm" svg:height="0.383cm" svg:x="9.816cm" svg:y="9.36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10.51cm" svg:y="9.24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1.347cm" svg:y="9.176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402cm" svg:height="0.596cm" svg:x="12.144cm" svg:y="8.57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574cm" svg:y="8.78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</draw:g>
        <draw:g xml:id="id231" draw:id="id231">
          <svg:title>TexMaths</svg:title>
          <svg:desc>24§display§\text {I}§svg§600§FALSE§</svg:desc>
          <draw:polygon draw:style-name="gr2" draw:text-style-name="P6" draw:layer="layout" svg:width="0.197cm" svg:height="0.493cm" svg:x="4.444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425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2" draw:id="id232">
          <svg:title>TexMaths</svg:title>
          <svg:desc>24§display§= \int \frac{ 1 }{ ( 3x + 1 )^2 + (3)^2 }\ dx§svg§600§FALSE§</svg:desc>
          <draw:polygon draw:style-name="gr2" draw:text-style-name="P6" draw:layer="layout" svg:width="9.036cm" svg:height="1.854cm" svg:x="5.036cm" svg:y="0.756cm" svg:viewBox="0 0 9037 1855" draw:points="4517,1855 0,1855 0,0 9037,0 9037,1855">
            <text:p/>
          </draw:polygon>
          <draw:path draw:style-name="gr3" draw:text-style-name="P7" draw:layer="layout" svg:width="0.562cm" svg:height="0.199cm" svg:x="5.042cm" svg:y="1.5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5.931cm" svg:y="0.714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772cm" svg:y="0.729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5.88cm" svg:height="0.035cm" svg:x="6.969cm" svg:y="1.634cm" svg:viewBox="0 0 5881 36" draw:points="2939,36 0,36 0,0 5881,0 5881,36">
            <text:p/>
          </draw:polygon>
          <draw:path draw:style-name="gr3" draw:text-style-name="P7" draw:layer="layout" svg:width="0.197cm" svg:height="0.844cm" svg:x="7.052cm" svg:y="1.80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7.332cm" svg:y="1.87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421cm" svg:height="0.383cm" svg:x="7.743cm" svg:y="2.067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7" draw:layer="layout" svg:width="0.562cm" svg:height="0.563cm" svg:x="8.436cm" svg:y="1.94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279cm" svg:height="0.563cm" svg:x="9.308cm" svg:y="1.879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7" draw:layer="layout" svg:width="0.197cm" svg:height="0.844cm" svg:x="9.701cm" svg:y="1.80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0.018cm" svg:y="1.80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3cm" svg:x="10.594cm" svg:y="1.94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197cm" svg:height="0.844cm" svg:x="11.475cm" svg:y="1.80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1.754cm" svg:y="1.879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197cm" svg:height="0.844cm" svg:x="12.189cm" svg:y="1.80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2.506cm" svg:y="1.80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263cm" svg:y="1.277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3.693cm" svg:y="1.4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7 93-86 112-113 112-33 0-46-27-46-56 0-19 6-36 15-75z">
            <text:p/>
          </draw:path>
        </draw:g>
        <draw:g xml:id="id235" draw:id="id235">
          <svg:title>TexMaths</svg:title>
          <svg:desc>24§display§\text {I}§svg§600§FALSE§</svg:desc>
          <draw:polygon draw:style-name="gr2" draw:text-style-name="P6" draw:layer="layout" svg:width="0.197cm" svg:height="0.493cm" svg:x="4.345cm" svg:y="6.246cm" svg:viewBox="0 0 198 494" draw:points="100,494 0,494 0,0 198,0 198,494">
            <text:p/>
          </draw:polygon>
          <draw:path draw:style-name="gr3" draw:text-style-name="P7" draw:layer="layout" svg:width="0.258cm" svg:height="0.577cm" svg:x="4.326cm" svg:y="6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4" draw:id="id234">
          <svg:title>TexMaths</svg:title>
          <svg:desc>26§display§\therefore§svg§600§FALSE§</svg:desc>
          <draw:polygon draw:style-name="gr2" draw:text-style-name="P6" draw:layer="layout" svg:width="0.49cm" svg:height="0.402cm" svg:x="3.205cm" svg:y="6.32cm" svg:viewBox="0 0 491 403" draw:points="246,403 0,403 0,0 491,0 491,403">
            <text:p/>
          </draw:polygon>
          <draw:path draw:style-name="gr3" draw:text-style-name="P7" draw:layer="layout" svg:width="0.555cm" svg:height="0.493cm" svg:x="3.186cm" svg:y="6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33" draw:id="id233">
          <svg:title>TexMaths</svg:title>
          <svg:desc>24§display§= \frac{1}{3}\tan^{-1}\left( \frac{3x + 1}{3} \right) \left( \frac{1}{3} \right) \ + \ c §svg§600§FALSE§</svg:desc>
          <draw:polygon draw:style-name="gr2" draw:text-style-name="P6" draw:layer="layout" svg:width="11.599cm" svg:height="1.941cm" svg:x="5.037cm" svg:y="3.158cm" svg:viewBox="0 0 11600 1942" draw:points="5800,1942 0,1942 0,0 11600,0 11600,1942">
            <text:p/>
          </draw:polygon>
          <draw:path draw:style-name="gr3" draw:text-style-name="P7" draw:layer="layout" svg:width="0.562cm" svg:height="0.199cm" svg:x="5.043cm" svg:y="4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062cm" svg:y="3.206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985cm" svg:y="4.111cm" svg:viewBox="0 0 424 36" draw:points="211,36 0,36 0,0 424,0 424,36">
            <text:p/>
          </draw:polygon>
          <draw:path draw:style-name="gr3" draw:text-style-name="P7" draw:layer="layout" svg:width="0.35cm" svg:height="0.581cm" svg:x="6.022cm" svg:y="4.35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66cm" svg:height="0.529cm" svg:x="6.665cm" svg:y="3.821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7.013cm" svg:y="3.961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427cm" svg:y="3.96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932cm" svg:y="3.828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46cm" svg:y="3.598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09cm" svg:y="3.116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9.672cm" svg:y="3.20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082cm" svg:y="3.3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7" draw:layer="layout" svg:width="0.562cm" svg:height="0.564cm" svg:x="10.775cm" svg:y="3.27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279cm" svg:height="0.564cm" svg:x="11.645cm" svg:y="3.20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2.357cm" svg:height="0.035cm" svg:x="9.637cm" svg:y="4.111cm" svg:viewBox="0 0 2358 36" draw:points="1179,36 0,36 0,0 2358,0 2358,36">
            <text:p/>
          </draw:polygon>
          <draw:path draw:style-name="gr3" draw:text-style-name="P7" draw:layer="layout" svg:width="0.35cm" svg:height="0.581cm" svg:x="10.639cm" svg:y="4.35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2.123cm" svg:y="3.116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416cm" svg:height="2.025cm" svg:x="13.031cm" svg:y="3.116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279cm" svg:height="0.564cm" svg:x="13.653cm" svg:y="3.20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3.577cm" svg:y="4.111cm" svg:viewBox="0 0 424 36" draw:points="211,36 0,36 0,0 424,0 424,36">
            <text:p/>
          </draw:polygon>
          <draw:path draw:style-name="gr3" draw:text-style-name="P7" draw:layer="layout" svg:width="0.35cm" svg:height="0.581cm" svg:x="13.613cm" svg:y="4.357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4.129cm" svg:y="3.116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237cm" svg:y="3.8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6.349cm" svg:y="3.967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36" draw:id="id236">
          <svg:title>TexMaths</svg:title>
          <svg:desc>24§display§= \frac{1}{9}\tan^{-1}\left( \frac{3x + 1}{3} \right) \ + \ c §svg§600§FALSE§</svg:desc>
          <draw:polygon draw:style-name="gr2" draw:text-style-name="P6" draw:layer="layout" svg:width="9.593cm" svg:height="1.941cm" svg:x="5.037cm" svg:y="5.559cm" svg:viewBox="0 0 9594 1942" draw:points="4796,1942 0,1942 0,0 9594,0 9594,1942">
            <text:p/>
          </draw:polygon>
          <draw:path draw:style-name="gr3" draw:text-style-name="P7" draw:layer="layout" svg:width="0.562cm" svg:height="0.199cm" svg:x="5.043cm" svg:y="6.4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062cm" svg:y="5.6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5.985cm" svg:y="6.512cm" svg:viewBox="0 0 424 36" draw:points="211,36 0,36 0,0 424,0 424,36">
            <text:p/>
          </draw:polygon>
          <draw:path draw:style-name="gr3" draw:text-style-name="P7" draw:layer="layout" svg:width="0.35cm" svg:height="0.581cm" svg:x="6.022cm" svg:y="6.758cm" svg:viewBox="0 0 351 582" svg:d="M276 294v27c0 199-88 238-138 238-15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266cm" svg:height="0.529cm" svg:x="6.665cm" svg:y="6.22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7.013cm" svg:y="6.36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427cm" svg:y="6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932cm" svg:y="6.229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46cm" svg:y="5.99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09cm" svg:y="5.5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9.672cm" svg:y="5.60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083cm" svg:y="5.79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62cm" svg:height="0.564cm" svg:x="10.776cm" svg:y="5.6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11.645cm" svg:y="5.607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2.357cm" svg:height="0.035cm" svg:x="9.637cm" svg:y="6.512cm" svg:viewBox="0 0 2358 36" draw:points="1179,36 0,36 0,0 2358,0 2358,36">
            <text:p/>
          </draw:polygon>
          <draw:path draw:style-name="gr3" draw:text-style-name="P7" draw:layer="layout" svg:width="0.35cm" svg:height="0.581cm" svg:x="10.639cm" svg:y="6.75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2.123cm" svg:y="5.517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3.231cm" svg:y="6.2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4.343cm" svg:y="6.3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41" draw:id="id241">
          <svg:title>TexMaths</svg:title>
          <svg:desc>24§display§= \int \frac{ 1 }{ 3 \left( x^2 - \frac{4x}{3} + \frac{2}{3} \right)}\ dx§svg§600§FALSE§</svg:desc>
          <draw:polygon draw:style-name="gr2" draw:text-style-name="P6" draw:layer="layout" svg:width="8.876cm" svg:height="1.992cm" svg:x="13.427cm" svg:y="8.052cm" svg:viewBox="0 0 8877 1993" draw:points="4439,1993 0,1993 0,0 8877,0 8877,1993">
            <text:p/>
          </draw:polygon>
          <draw:path draw:style-name="gr3" draw:text-style-name="P7" draw:layer="layout" svg:width="0.562cm" svg:height="0.199cm" svg:x="13.433cm" svg:y="8.84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322cm" svg:y="8.01cm" svg:viewBox="0 0 751 1876" svg:d="M40 1838c27 0 43-19 43-40 0-29-22-43-41-43-21 0-42 14-42 43 0 44 42 78 94 78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8.083cm" svg:y="8.02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5.719cm" svg:height="0.035cm" svg:x="15.361cm" svg:y="8.93cm" svg:viewBox="0 0 5720 36" draw:points="2861,36 0,36 0,0 5720,0 5720,36">
            <text:p/>
          </draw:polygon>
          <draw:path draw:style-name="gr3" draw:text-style-name="P7" draw:layer="layout" svg:width="0.35cm" svg:height="0.581cm" svg:x="15.395cm" svg:y="9.22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22cm" svg:height="1.013cm" svg:x="16.052cm" svg:y="9.066cm" svg:viewBox="0 0 223 1014" svg:d="M223 1004c0-2-2-3-4-7-40-41-98-110-133-248-19-77-26-163-26-242 0-223 51-378 155-488 8-7 8-9 8-11 0-8-8-8-12-8-11 0-57 50-69 63-86 102-142 254-142 444 0 119 21 290 132 432 10 10 64 75 79 75 4 0 12 0 12-10z">
            <text:p/>
          </draw:path>
          <draw:path draw:style-name="gr3" draw:text-style-name="P7" draw:layer="layout" svg:width="0.421cm" svg:height="0.383cm" svg:x="16.334cm" svg:y="9.4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262cm" svg:height="0.393cm" svg:x="16.829cm" svg:y="9.14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6cm" svg:height="0.035cm" svg:x="17.427cm" svg:y="9.554cm" svg:viewBox="0 0 517 36" svg:d="M488 36c13 0 29 0 29-19 0-17-16-17-29-17h-459c-14 0-29 0-29 17 0 19 15 19 29 19z">
            <text:p/>
          </draw:path>
          <draw:path draw:style-name="gr3" draw:text-style-name="P7" draw:layer="layout" svg:width="0.291cm" svg:height="0.398cm" svg:x="18.325cm" svg:y="9.053cm" svg:viewBox="0 0 292 399" svg:d="M292 303v-23h-67v-263c0-13 0-17-12-17-8 0-9 0-17 8l-196 272v23h175v48c0 20 0 27-48 27h-16v21c29 0 68-1 89-1s59 1 90 1v-21h-17c-48 0-48-7-48-27v-48zM179 63v217h-158z">
            <text:p/>
          </draw:path>
          <draw:path draw:style-name="gr3" draw:text-style-name="P7" draw:layer="layout" svg:width="0.318cm" svg:height="0.268cm" svg:x="18.667cm" svg:y="9.189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0.719cm" svg:height="0.035cm" svg:x="18.302cm" svg:y="9.554cm" svg:viewBox="0 0 720 36" draw:points="361,36 0,36 0,0 720,0 720,36">
            <text:p/>
          </draw:polygon>
          <draw:path draw:style-name="gr3" draw:text-style-name="P7" draw:layer="layout" svg:width="0.272cm" svg:height="0.404cm" svg:x="18.525cm" svg:y="9.681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ath draw:style-name="gr3" draw:text-style-name="P7" draw:layer="layout" svg:width="0.562cm" svg:height="0.564cm" svg:x="19.356cm" svg:y="9.2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62cm" svg:height="0.393cm" svg:x="20.292cm" svg:y="9.05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20.255cm" svg:y="9.554cm" svg:viewBox="0 0 338 36" draw:points="169,36 0,36 0,0 338,0 338,36">
            <text:p/>
          </draw:polygon>
          <draw:path draw:style-name="gr3" draw:text-style-name="P7" draw:layer="layout" svg:width="0.272cm" svg:height="0.404cm" svg:x="20.286cm" svg:y="9.681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22cm" svg:height="1.013cm" svg:x="20.729cm" svg:y="9.066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7" draw:layer="layout" svg:width="0.402cm" svg:height="0.596cm" svg:x="21.495cm" svg:y="8.57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1.926cm" svg:y="8.78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</draw:g>
        <draw:g xml:id="id242" draw:id="id242">
          <svg:title>TexMaths</svg:title>
          <svg:desc>24§display§= \frac{1}{3} \int \frac{ 1 }{ x^2 - 2.x.\frac{2}{3} + \frac{4}{9} +\frac{2}{3} - \frac{4}{9} }\ dx§svg§600§FALSE§</svg:desc>
          <draw:polygon draw:style-name="gr2" draw:text-style-name="P6" draw:layer="layout" svg:width="12.435cm" svg:height="1.986cm" svg:x="5.125cm" svg:y="10.354cm" svg:viewBox="0 0 12436 1987" draw:points="6217,1987 0,1987 0,0 12436,0 12436,1987">
            <text:p/>
          </draw:polygon>
          <draw:path draw:style-name="gr3" draw:text-style-name="P7" draw:layer="layout" svg:width="0.562cm" svg:height="0.199cm" svg:x="5.131cm" svg:y="11.15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15cm" svg:y="10.32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6.073cm" svg:y="11.231cm" svg:viewBox="0 0 424 36" draw:points="211,36 0,36 0,0 424,0 424,36">
            <text:p/>
          </draw:polygon>
          <draw:path draw:style-name="gr3" draw:text-style-name="P7" draw:layer="layout" svg:width="0.35cm" svg:height="0.581cm" svg:x="6.11cm" svg:y="11.47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75cm" svg:height="1.874cm" svg:x="6.786cm" svg:y="10.312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1.943cm" svg:y="10.327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8.512cm" svg:height="0.035cm" svg:x="7.823cm" svg:y="11.231cm" svg:viewBox="0 0 8513 36" draw:points="4257,36 0,36 0,0 8513,0 8513,36">
            <text:p/>
          </draw:polygon>
          <draw:path draw:style-name="gr3" draw:text-style-name="P7" draw:layer="layout" svg:width="0.421cm" svg:height="0.383cm" svg:x="7.848cm" svg:y="11.70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262cm" svg:height="0.392cm" svg:x="8.343cm" svg:y="11.44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8.942cm" svg:y="11.851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3cm" svg:x="9.756cm" svg:y="11.51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091cm" svg:height="0.091cm" svg:x="10.209cm" svg:y="11.99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0.395cm" svg:y="11.70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091cm" svg:height="0.091cm" svg:x="10.925cm" svg:y="11.99cm" svg:viewBox="0 0 92 92" svg:d="M92 46c0-25-21-46-46-46s-46 21-46 46 21 46 46 46 46-21 46-46z">
            <text:p/>
          </draw:path>
          <draw:path draw:style-name="gr3" draw:text-style-name="P7" draw:layer="layout" svg:width="0.262cm" svg:height="0.392cm" svg:x="11.225cm" svg:y="11.35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337cm" svg:height="0.035cm" svg:x="11.188cm" svg:y="11.851cm" svg:viewBox="0 0 338 36" draw:points="169,36 0,36 0,0 338,0 338,36">
            <text:p/>
          </draw:polygon>
          <draw:path draw:style-name="gr3" draw:text-style-name="P7" draw:layer="layout" svg:width="0.272cm" svg:height="0.404cm" svg:x="11.221cm" svg:y="11.978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7" draw:layer="layout" svg:width="0.562cm" svg:height="0.563cm" svg:x="11.86cm" svg:y="11.58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91cm" svg:height="0.398cm" svg:x="12.78cm" svg:y="11.35cm" svg:viewBox="0 0 292 399" svg:d="M292 303v-23h-67v-263c0-13 0-17-12-17-8 0-9 0-17 8l-196 272v23h175v48c0 19 0 27-48 27h-16v21c29 0 68-2 89-2s59 2 90 2v-21h-17c-48 0-48-8-48-27v-48zM179 63v217h-158z">
            <text:p/>
          </draw:path>
          <draw:polygon draw:style-name="gr3" draw:text-style-name="P7" draw:layer="layout" svg:width="0.337cm" svg:height="0.035cm" svg:x="12.757cm" svg:y="11.851cm" svg:viewBox="0 0 338 36" draw:points="169,36 0,36 0,0 338,0 338,36">
            <text:p/>
          </draw:polygon>
          <draw:path draw:style-name="gr3" draw:text-style-name="P7" draw:layer="layout" svg:width="0.272cm" svg:height="0.404cm" svg:x="12.79cm" svg:y="11.978cm" svg:viewBox="0 0 273 405" svg:d="M217 217c0 148-73 169-109 169-14 0-45 0-62-19 25-2 27-22 27-27 0-16-10-29-27-29-19 0-29 11-29 29 0 40 33 65 91 65 86 0 165-79 165-205 0-148-66-200-135-200-19 0-59 4-94 36-21 20-44 43-44 96 0 75 60 131 131 131 46 0 73-31 86-58zM132 248c-23 0-44-8-61-37-13-21-13-46-13-79 0-34 0-57 17-82 13-21 33-33 63-33 31 0 50 19 60 35 15 25 17 65 17 86 0 77-44 110-83 110z">
            <text:p/>
          </draw:path>
          <draw:path draw:style-name="gr3" draw:text-style-name="P7" draw:layer="layout" svg:width="0.562cm" svg:height="0.563cm" svg:x="13.431cm" svg:y="11.58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62cm" svg:height="0.392cm" svg:x="14.364cm" svg:y="11.35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337cm" svg:height="0.035cm" svg:x="14.328cm" svg:y="11.851cm" svg:viewBox="0 0 338 36" draw:points="169,36 0,36 0,0 338,0 338,36">
            <text:p/>
          </draw:polygon>
          <draw:path draw:style-name="gr3" draw:text-style-name="P7" draw:layer="layout" svg:width="0.272cm" svg:height="0.404cm" svg:x="14.36cm" svg:y="11.978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515cm" svg:height="0.035cm" svg:x="15.023cm" svg:y="11.851cm" svg:viewBox="0 0 516 36" svg:d="M488 36c13 0 28 0 28-19 0-17-15-17-28-17h-459c-14 0-29 0-29 17 0 19 15 19 29 19z">
            <text:p/>
          </draw:path>
          <draw:path draw:style-name="gr3" draw:text-style-name="P7" draw:layer="layout" svg:width="0.291cm" svg:height="0.398cm" svg:x="15.919cm" svg:y="11.35cm" svg:viewBox="0 0 292 399" svg:d="M292 303v-23h-67v-263c0-13 0-17-12-17-8 0-9 0-17 8l-196 272v23h175v48c0 19 0 27-48 27h-16v21c29 0 68-2 89-2 23 0 59 2 90 2v-21h-17c-48 0-48-8-48-27v-48zM179 63v217h-158z">
            <text:p/>
          </draw:path>
          <draw:polygon draw:style-name="gr3" draw:text-style-name="P7" draw:layer="layout" svg:width="0.337cm" svg:height="0.035cm" svg:x="15.896cm" svg:y="11.851cm" svg:viewBox="0 0 338 36" draw:points="169,36 0,36 0,0 338,0 338,36">
            <text:p/>
          </draw:polygon>
          <draw:path draw:style-name="gr3" draw:text-style-name="P7" draw:layer="layout" svg:width="0.272cm" svg:height="0.404cm" svg:x="15.929cm" svg:y="11.978cm" svg:viewBox="0 0 273 405" svg:d="M217 217c0 148-73 169-109 169-14 0-45 0-62-19 25-2 27-22 27-27 0-16-10-29-27-29-19 0-29 11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ath draw:style-name="gr3" draw:text-style-name="P7" draw:layer="layout" svg:width="0.402cm" svg:height="0.596cm" svg:x="16.751cm" svg:y="10.87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7.181cm" svg:y="11.0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</draw:g>
        <draw:g xml:id="id243" draw:id="id243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937cm" svg:y="11.949cm" svg:viewBox="0 0 10080 571" draw:points="5040,571 0,571 0,0 10080,0 10080,571">
            <text:p/>
          </draw:polygon>
          <draw:polygon draw:style-name="gr3" draw:text-style-name="P7" draw:layer="layout" svg:width="0.087cm" svg:height="0.633cm" svg:x="16.98cm" svg:y="11.9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103cm" svg:y="11.9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52cm" svg:y="12.1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82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8.07cm" svg:y="12.0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53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852cm" svg:y="11.9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258cm" svg:y="11.9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736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0.02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369cm" svg:y="12.1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688cm" svg:y="12.1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21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391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748cm" svg:y="12.1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2.051cm" svg:y="12.0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30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61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3.08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256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714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985cm" svg:y="12.1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329cm" svg:y="12.1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6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92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21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46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70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993cm" svg:y="11.9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55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729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44" draw:id="id244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059cm" svg:y="12.649cm" svg:viewBox="0 0 10019 715" draw:points="5010,715 0,715 0,0 10019,0 10019,715">
            <text:p/>
          </draw:polygon>
          <draw:path draw:style-name="gr3" draw:text-style-name="P7" draw:layer="layout" svg:width="0.199cm" svg:height="0.397cm" svg:x="17.039cm" svg:y="12.7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4cm" svg:y="12.7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2cm" svg:y="12.8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8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8cm" svg:y="12.8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5cm" svg:y="12.8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5cm" svg:y="12.8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9cm" svg:y="12.8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9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8cm" svg:y="12.8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5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144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1.756cm" svg:y="12.7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6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4cm" svg:y="12.7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2cm" svg:y="12.8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5cm" svg:y="12.7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9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5cm" svg:y="12.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1cm" svg:y="12.6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9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592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201cm" svg:y="12.7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9cm" svg:y="12.6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7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8cm" svg:y="12.634cm" svg:viewBox="0 0 122 761" draw:points="122,761 122,0 0,0 0,26 98,26 98,735 0,735 0,761">
            <text:p/>
          </draw:polygon>
        </draw:g>
        <draw:g xml:id="id245" draw:id="id245">
          <svg:title>TexMaths</svg:title>
          <svg:desc>24§display§= \frac{1}{3} \int \frac{ 1 }{ \left( x - \frac{2}{3} \right)^2 + \frac{2}{9} }\ dx§svg§600§FALSE§</svg:desc>
          <draw:polygon draw:style-name="gr2" draw:text-style-name="P6" draw:layer="layout" svg:width="8.696cm" svg:height="2.163cm" svg:x="5.126cm" svg:y="12.755cm" svg:viewBox="0 0 8697 2164" draw:points="4349,2164 0,2164 0,0 8697,0 8697,2164">
            <text:p/>
          </draw:polygon>
          <draw:path draw:style-name="gr3" draw:text-style-name="P7" draw:layer="layout" svg:width="0.562cm" svg:height="0.199cm" svg:x="5.132cm" svg:y="13.5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51cm" svg:y="12.728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75cm" svg:y="13.633cm" svg:viewBox="0 0 424 36" draw:points="211,36 0,36 0,0 424,0 424,36">
            <text:p/>
          </draw:polygon>
          <draw:path draw:style-name="gr3" draw:text-style-name="P7" draw:layer="layout" svg:width="0.35cm" svg:height="0.581cm" svg:x="6.111cm" svg:y="13.87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75cm" svg:height="1.875cm" svg:x="6.787cm" svg:y="12.713cm" svg:viewBox="0 0 751 1876" svg:d="M40 1838c27 0 43-19 43-40 0-29-22-43-41-43-21 0-42 14-42 43 0 44 42 78 94 78 129 0 177-197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076cm" svg:y="12.728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4.775cm" svg:height="0.035cm" svg:x="7.824cm" svg:y="13.633cm" svg:viewBox="0 0 4776 36" draw:points="2387,36 0,36 0,0 4776,0 4776,36">
            <text:p/>
          </draw:polygon>
          <draw:path draw:style-name="gr3" draw:text-style-name="P7" draw:layer="layout" svg:width="0.222cm" svg:height="1.013cm" svg:x="7.953cm" svg:y="13.94cm" svg:viewBox="0 0 223 1014" svg:d="M223 1004c0-1-2-3-4-7-40-41-98-110-133-248-19-77-26-163-26-242 0-223 51-378 155-488 8-7 8-9 8-11 0-8-8-8-12-8-11 0-57 50-69 63-86 102-142 254-142 444 0 119 21 290 132 432 10 10 64 75 79 75 4 0 12 0 12-10z">
            <text:p/>
          </draw:path>
          <draw:path draw:style-name="gr3" draw:text-style-name="P7" draw:layer="layout" svg:width="0.421cm" svg:height="0.383cm" svg:x="8.235cm" svg:y="14.28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2 0-46-27-46-56 0-19 6-36 15-75z">
            <text:p/>
          </draw:path>
          <draw:path draw:style-name="gr3" draw:text-style-name="P7" draw:layer="layout" svg:width="0.516cm" svg:height="0.035cm" svg:x="8.951cm" svg:y="14.43cm" svg:viewBox="0 0 517 36" svg:d="M488 36c13 0 29 0 29-19 0-17-16-17-29-17h-459c-14 0-29 0-29 17 0 19 15 19 29 19z">
            <text:p/>
          </draw:path>
          <draw:path draw:style-name="gr3" draw:text-style-name="P7" draw:layer="layout" svg:width="0.262cm" svg:height="0.393cm" svg:x="9.863cm" svg:y="13.93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9.825cm" svg:y="14.43cm" svg:viewBox="0 0 338 36" draw:points="169,36 0,36 0,0 338,0 338,36">
            <text:p/>
          </draw:polygon>
          <draw:path draw:style-name="gr3" draw:text-style-name="P7" draw:layer="layout" svg:width="0.272cm" svg:height="0.404cm" svg:x="9.858cm" svg:y="14.557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22cm" svg:height="1.013cm" svg:x="10.301cm" svg:y="13.94cm" svg:viewBox="0 0 223 1014" svg:d="M223 507c0-119-21-290-133-432-9-12-65-75-80-75-4 0-10 2-10 8 0 4 2 5 6 9 40 44 96 112 130 246 20 77 27 165 27 244 0 85-7 171-29 254-32 119-82 186-126 234-8 8-8 8-8 9 0 8 6 10 10 10 13 0 59-52 71-63 86-104 142-256 142-444z">
            <text:p/>
          </draw:path>
          <draw:path draw:style-name="gr3" draw:text-style-name="P7" draw:layer="layout" svg:width="0.262cm" svg:height="0.393cm" svg:x="10.687cm" svg:y="13.75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1.263cm" svg:y="14.16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62cm" svg:height="0.393cm" svg:x="12.198cm" svg:y="13.93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12.16cm" svg:y="14.43cm" svg:viewBox="0 0 338 36" draw:points="169,36 0,36 0,0 338,0 338,36">
            <text:p/>
          </draw:polygon>
          <draw:path draw:style-name="gr3" draw:text-style-name="P7" draw:layer="layout" svg:width="0.272cm" svg:height="0.404cm" svg:x="12.193cm" svg:y="14.557cm" svg:viewBox="0 0 273 405" svg:d="M217 217c0 148-73 169-109 169-14 0-45 0-62-19 25-2 27-21 27-27 0-15-10-29-27-29-19 0-29 12-29 29 0 40 33 65 91 65 86 0 165-79 165-205 0-148-66-200-135-200-19 0-59 4-94 36-21 20-44 43-44 97 0 74 60 130 131 130 46 0 73-31 86-57zM132 248c-23 0-44-8-61-37-13-21-13-46-13-78 0-35 0-58 17-83 13-21 33-33 63-33 31 0 50 19 58 35 17 25 19 65 19 86 0 77-44 110-83 110z">
            <text:p/>
          </draw:path>
          <draw:path draw:style-name="gr3" draw:text-style-name="P7" draw:layer="layout" svg:width="0.402cm" svg:height="0.596cm" svg:x="13.014cm" svg:y="13.276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3.445cm" svg:y="13.48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8" smil:attributeName="visibility" smil:to="visible"/>
                  <anim:animate smil:dur="0.5s" smil:fill="hold" smil:targetElement="id238" smil:attributeName="width" smil:values="width*0.05;width" smil:keyTimes="0;1"/>
                  <anim:animate smil:dur="0.5s" smil:fill="hold" smil:targetElement="id238" smil:attributeName="height" smil:values="height;height" smil:keyTimes="0;1"/>
                  <anim:animate smil:dur="0.5s" smil:fill="hold" smil:targetElement="id238" smil:attributeName="x" smil:values="x-.2;x" smil:keyTimes="0;1"/>
                  <anim:animate smil:dur="0.5s" smil:fill="hold" smil:targetElement="id238" smil:attributeName="y" smil:values="y;y" smil:keyTimes="0;1"/>
                  <anim:transitionFilter smil:dur="0.5s" smil:targetElement="id23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43" smil:attributeName="visibility" smil:to="visible"/>
                  <anim:animate smil:dur="5s" smil:fill="hold" smil:targetElement="id243" smil:attributeName="x" smil:values="1+width/2;x" smil:keyTimes="0;1"/>
                  <anim:animate smil:dur="5s" smil:fill="hold" smil:targetElement="id243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4" smil:attributeName="visibility" smil:to="visible"/>
                  <anim:animate smil:dur="5s" smil:fill="hold" smil:targetElement="id244" smil:attributeName="x" smil:values="1+width/2;x" smil:keyTimes="0;1"/>
                  <anim:animate smil:dur="5s" smil:fill="hold" smil:targetElement="id2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2" draw:id="id252">
          <svg:title>TexMaths</svg:title>
          <svg:desc>26§display§\text {(10)}§svg§600§FALSE§</svg:desc>
          <draw:polygon draw:style-name="gr2" draw:text-style-name="P6" draw:layer="layout" svg:width="1.443cm" svg:height="0.823cm" svg:x="1.219cm" svg:y="9.552cm" svg:viewBox="0 0 1444 824" draw:points="722,824 0,824 0,0 1444,0 1444,824">
            <text:p/>
          </draw:polygon>
          <draw:path draw:style-name="gr3" draw:text-style-name="P7" draw:layer="layout" svg:width="0.213cm" svg:height="0.914cm" svg:x="1.263cm" svg:y="9.50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cm" svg:y="9.583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6cm" svg:height="0.629cm" svg:x="2.022cm" svg:y="9.583cm" svg:viewBox="0 0 387 630" svg:d="M387 318c0-75-4-147-37-216-42-87-117-102-156-102-55 0-123 23-161 108-29 65-33 135-33 210 0 69 4 150 42 221 39 72 106 91 152 91 49 0 118-19 160-106 29-62 33-135 33-206zM194 611c-36 0-92-22-107-112-10-54-10-139-10-193 0-59 0-119 6-169 19-108 88-116 111-116 29 0 89 16 108 106 8 52 8 120 8 179 0 68 0 131-10 189-13 87-65 116-106 116z">
            <text:p/>
          </draw:path>
          <draw:path draw:style-name="gr3" draw:text-style-name="P7" draw:layer="layout" svg:width="0.213cm" svg:height="0.914cm" svg:x="2.495cm" svg:y="9.5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3" draw:id="id253">
          <svg:title>TexMaths</svg:title>
          <svg:desc>24§display§\text {Let,}§svg§600§FALSE§</svg:desc>
          <draw:polygon draw:style-name="gr2" draw:text-style-name="P6" draw:layer="layout" svg:width="1.318cm" svg:height="0.655cm" svg:x="2.936cm" svg:y="9.646cm" svg:viewBox="0 0 1319 656" draw:points="659,656 0,656 0,0 1319,0 1319,656">
            <text:p/>
          </draw:polygon>
          <draw:path draw:style-name="gr3" draw:text-style-name="P7" draw:layer="layout" svg:width="0.464cm" svg:height="0.577cm" svg:x="2.921cm" svg:y="9.6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5cm" svg:y="9.8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2cm" svg:y="9.6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6cm" svg:y="10.0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4" draw:id="id254">
          <svg:title>TexMaths</svg:title>
          <svg:desc>24§display§\text {I}§svg§600§FALSE§</svg:desc>
          <draw:polygon draw:style-name="gr2" draw:text-style-name="P6" draw:layer="layout" svg:width="0.197cm" svg:height="0.493cm" svg:x="4.742cm" svg:y="9.646cm" svg:viewBox="0 0 198 494" draw:points="100,494 0,494 0,0 198,0 198,494">
            <text:p/>
          </draw:polygon>
          <draw:path draw:style-name="gr3" draw:text-style-name="P7" draw:layer="layout" svg:width="0.258cm" svg:height="0.577cm" svg:x="4.723cm" svg:y="9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5" draw:id="id255">
          <svg:title>TexMaths</svg:title>
          <svg:desc>22§display§= \int \frac{ 1 }{ x^2 + 8x + 12 }\ dx§svg§600§FALSE§</svg:desc>
          <draw:polygon draw:style-name="gr2" draw:text-style-name="P6" draw:layer="layout" svg:width="7.175cm" svg:height="1.642cm" svg:x="5.327cm" svg:y="9.055cm" svg:viewBox="0 0 7176 1643" draw:points="3589,1643 0,1643 0,0 7176,0 7176,1643">
            <text:p/>
          </draw:polygon>
          <draw:path draw:style-name="gr3" draw:text-style-name="P7" draw:layer="layout" svg:width="0.515cm" svg:height="0.182cm" svg:x="5.332cm" svg:y="9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7cm" svg:y="9.0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15cm" svg:y="9.0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7.099cm" svg:y="9.859cm" svg:viewBox="0 0 4282 33" draw:points="2142,33 0,33 0,0 4282,0 4282,33">
            <text:p/>
          </draw:polygon>
          <draw:path draw:style-name="gr3" draw:text-style-name="P7" draw:layer="layout" svg:width="0.386cm" svg:height="0.351cm" svg:x="7.122cm" svg:y="10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5cm" svg:y="10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103cm" svg:y="10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866cm" svg:y="10.08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86cm" svg:height="0.351cm" svg:x="9.243cm" svg:y="10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9.877cm" svg:y="10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676cm" svg:y="10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1.031cm" svg:y="10.0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7cm" svg:x="11.762cm" svg:y="9.5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156cm" svg:y="9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46" draw:id="id246">
          <svg:title>TexMaths</svg:title>
          <svg:desc>24§display§\text {I}§svg§600§FALSE§</svg:desc>
          <draw:polygon draw:style-name="gr2" draw:text-style-name="P6" draw:layer="layout" svg:width="0.197cm" svg:height="0.493cm" svg:x="4.4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4.4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7" draw:id="id247">
          <svg:title>TexMaths</svg:title>
          <svg:desc>24§display§= \frac{1}{3} \int \frac{ 1 }{ \left( x - \frac{2}{3} \right)^2 + \left( \frac{\sqrt{2}}{3}} \right)^2} \ dx§svg§600§FALSE§</svg:desc>
          <draw:polygon draw:style-name="gr2" draw:text-style-name="P6" draw:layer="layout" svg:width="10.637cm" svg:height="2.661cm" svg:x="5.131cm" svg:y="0.658cm" svg:viewBox="0 0 10638 2662" draw:points="5319,2662 0,2662 0,0 10638,0 10638,2662">
            <text:p/>
          </draw:polygon>
          <draw:path draw:style-name="gr3" draw:text-style-name="P7" draw:layer="layout" svg:width="0.562cm" svg:height="0.199cm" svg:x="5.137cm" svg:y="1.4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56cm" svg:y="0.63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8cm" svg:y="1.536cm" svg:viewBox="0 0 424 36" draw:points="211,36 0,36 0,0 424,0 424,36">
            <text:p/>
          </draw:polygon>
          <draw:path draw:style-name="gr3" draw:text-style-name="P7" draw:layer="layout" svg:width="0.35cm" svg:height="0.581cm" svg:x="6.116cm" svg:y="1.78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70-53-135-140-154z">
            <text:p/>
          </draw:path>
          <draw:path draw:style-name="gr3" draw:text-style-name="P7" draw:layer="layout" svg:width="0.75cm" svg:height="1.875cm" svg:x="6.792cm" svg:y="0.616cm" svg:viewBox="0 0 751 1876" svg:d="M40 1838c27 0 43-19 43-41 0-28-22-42-41-42-21 0-42 14-42 42 0 45 42 79 94 79 129 0 177-198 236-442 66-266 121-537 167-808 31-179 62-348 91-457 9-42 38-150 73-150 25 0 46 16 49 19-28 2-42 20-42 41 0 29 21 42 41 42 21 0 42-13 42-42 0-46-46-79-92-79-66 0-112 92-160 265-2 8-117 432-209 985-23 129-48 271-75 388-15 61-54 221-123 221-31 0-50-21-52-21z">
            <text:p/>
          </draw:path>
          <draw:path draw:style-name="gr3" draw:text-style-name="P7" draw:layer="layout" svg:width="0.279cm" svg:height="0.564cm" svg:x="11.051cm" svg:y="0.63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6.714cm" svg:height="0.035cm" svg:x="7.829cm" svg:y="1.536cm" svg:viewBox="0 0 6715 36" draw:points="3358,36 0,36 0,0 6715,0 6715,36">
            <text:p/>
          </draw:polygon>
          <draw:path draw:style-name="gr3" draw:text-style-name="P7" draw:layer="layout" svg:width="0.222cm" svg:height="1.013cm" svg:x="7.957cm" svg:y="2.097cm" svg:viewBox="0 0 223 1014" svg:d="M223 1004c0-2-2-4-4-7-40-41-98-110-133-248-19-77-26-163-26-242 0-223 51-378 155-488 8-7 8-9 8-11 0-8-8-8-12-8-11 0-57 50-69 63-86 102-142 254-142 444 0 119 21 290 132 432 10 10 64 75 79 75 4 0 12 0 12-10z">
            <text:p/>
          </draw:path>
          <draw:path draw:style-name="gr3" draw:text-style-name="P7" draw:layer="layout" svg:width="0.421cm" svg:height="0.383cm" svg:x="8.24cm" svg:y="2.4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7" draw:layer="layout" svg:width="0.516cm" svg:height="0.035cm" svg:x="8.956cm" svg:y="2.586cm" svg:viewBox="0 0 517 36" svg:d="M488 36c13 0 29 0 29-19 0-17-16-17-29-17h-459c-14 0-29 0-29 17 0 19 15 19 29 19z">
            <text:p/>
          </draw:path>
          <draw:path draw:style-name="gr3" draw:text-style-name="P7" draw:layer="layout" svg:width="0.262cm" svg:height="0.393cm" svg:x="9.868cm" svg:y="2.08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9.83cm" svg:y="2.586cm" svg:viewBox="0 0 338 36" draw:points="169,36 0,36 0,0 338,0 338,36">
            <text:p/>
          </draw:polygon>
          <draw:path draw:style-name="gr3" draw:text-style-name="P7" draw:layer="layout" svg:width="0.272cm" svg:height="0.404cm" svg:x="9.862cm" svg:y="2.713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22cm" svg:height="1.013cm" svg:x="10.306cm" svg:y="2.097cm" svg:viewBox="0 0 223 1014" svg:d="M223 507c0-119-21-290-133-432-9-12-65-75-80-75-4 0-10 2-10 8 0 4 2 5 6 9 40 44 96 112 130 246 20 77 27 165 27 244 0 84-7 171-29 253-32 119-82 187-126 235-8 7-8 7-8 9 0 8 6 10 10 10 13 0 59-52 71-63 86-104 142-256 142-444z">
            <text:p/>
          </draw:path>
          <draw:path draw:style-name="gr3" draw:text-style-name="P7" draw:layer="layout" svg:width="0.262cm" svg:height="0.393cm" svg:x="10.692cm" svg:y="1.91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1.268cm" svg:y="2.32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2cm" svg:height="1.518cm" svg:x="12.216cm" svg:y="1.843cm" svg:viewBox="0 0 323 1519" svg:d="M284 1511c2 0 10 8 10 8h19c2 0 10 0 10-8 0-4-2-6-4-7-31-31-77-77-129-169-92-164-125-373-125-575 0-374 106-595 256-745 2-2 2-5 2-7 0-8-6-8-16-8-11 0-13 0-21 8-81 69-171 186-230 365-37 111-56 245-56 386 0 201 36 428 169 624 23 32 56 67 56 67 7 11 19 25 27 31z">
            <text:p/>
          </draw:path>
          <draw:path draw:style-name="gr3" draw:text-style-name="P7" draw:layer="layout" svg:width="0.514cm" svg:height="0.592cm" svg:x="12.725cm" svg:y="1.962cm" svg:viewBox="0 0 515 593" svg:d="M207 528l-117-230c-2-6-4-10-9-10-2 0-4 0-10 4l-63 42c-8 6-8 10-8 12s4 7 8 7 4 0 11-5c8-4 25-18 31-22l130 256c4 9 6 11 14 11 6 0 11 0 17-11l298-555c6-8 6-10 6-12 0-9-8-15-14-15-9 0-13 6-17 12z">
            <text:p/>
          </draw:path>
          <draw:polygon draw:style-name="gr3" draw:text-style-name="P7" draw:layer="layout" svg:width="0.337cm" svg:height="0.03cm" svg:x="13.223cm" svg:y="1.962cm" svg:viewBox="0 0 338 31" draw:points="169,31 0,31 0,0 338,0 338,31">
            <text:p/>
          </draw:polygon>
          <draw:path draw:style-name="gr3" draw:text-style-name="P7" draw:layer="layout" svg:width="0.262cm" svg:height="0.393cm" svg:x="13.261cm" svg:y="2.08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92cm" svg:height="0.035cm" svg:x="12.67cm" svg:y="2.586cm" svg:viewBox="0 0 893 36" draw:points="445,36 0,36 0,0 893,0 893,36">
            <text:p/>
          </draw:polygon>
          <draw:path draw:style-name="gr3" draw:text-style-name="P7" draw:layer="layout" svg:width="0.272cm" svg:height="0.404cm" svg:x="12.979cm" svg:y="2.713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322cm" svg:height="1.518cm" svg:x="13.691cm" svg:y="1.843cm" svg:viewBox="0 0 323 1519" svg:d="M323 759c0-242-58-500-225-690-12-13-42-46-63-63-6-6-8-6-20-6-7 0-15 0-15 8 0 4 4 7 6 9 29 29 75 75 126 169 93 162 125 371 125 573 0 366-101 591-253 745-2 1-4 5-4 7 0 8 8 8 15 8 12 0 14 0 21-6 81-69 171-186 231-365 36-115 56-253 56-389z">
            <text:p/>
          </draw:path>
          <draw:path draw:style-name="gr3" draw:text-style-name="P7" draw:layer="layout" svg:width="0.262cm" svg:height="0.393cm" svg:x="14.202cm" svg:y="1.6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4.958cm" svg:y="1.1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2 1-27 5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389cm" svg:y="1.39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250" draw:id="id250">
          <svg:title>TexMaths</svg:title>
          <svg:desc>24§display§\text {I}§svg§600§FALSE§</svg:desc>
          <draw:polygon draw:style-name="gr2" draw:text-style-name="P6" draw:layer="layout" svg:width="0.197cm" svg:height="0.493cm" svg:x="4.447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428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9" draw:id="id249">
          <svg:title>TexMaths</svg:title>
          <svg:desc>26§display§\therefore§svg§600§FALSE§</svg:desc>
          <draw:polygon draw:style-name="gr2" draw:text-style-name="P6" draw:layer="layout" svg:width="0.49cm" svg:height="0.402cm" svg:x="3.207cm" svg:y="7.32cm" svg:viewBox="0 0 491 403" draw:points="246,403 0,403 0,0 491,0 491,403">
            <text:p/>
          </draw:polygon>
          <draw:path draw:style-name="gr3" draw:text-style-name="P7" draw:layer="layout" svg:width="0.555cm" svg:height="0.493cm" svg:x="3.188cm" svg:y="7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48" draw:id="id248">
          <svg:title>TexMaths</svg:title>
          <svg:desc>24§display§= \frac{1}{3}\times \frac{1}{\frac{\sqrt{2}}{3}} \tan^{-1}\left( \frac{x - \frac{2}{3}}{ \frac{ \sqrt{2} }{3} } \right) \ + \ c §svg§600§FALSE§</svg:desc>
          <draw:polygon draw:style-name="gr2" draw:text-style-name="P6" draw:layer="layout" svg:width="11.708cm" svg:height="2.484cm" svg:x="5.132cm" svg:y="3.659cm" svg:viewBox="0 0 11709 2485" draw:points="5854,2485 0,2485 0,0 11709,0 11709,2485">
            <text:p/>
          </draw:polygon>
          <draw:path draw:style-name="gr3" draw:text-style-name="P7" draw:layer="layout" svg:width="0.562cm" svg:height="0.199cm" svg:x="5.138cm" svg:y="4.78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57cm" svg:y="3.96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81cm" svg:y="4.865cm" svg:viewBox="0 0 424 36" draw:points="211,36 0,36 0,0 424,0 424,36">
            <text:p/>
          </draw:polygon>
          <draw:path draw:style-name="gr3" draw:text-style-name="P7" draw:layer="layout" svg:width="0.35cm" svg:height="0.581cm" svg:x="6.117cm" svg:y="5.111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7" draw:layer="layout" svg:width="0.408cm" svg:height="0.408cm" svg:x="6.916cm" svg:y="4.679cm" svg:viewBox="0 0 409 409" svg:d="M205 181l-169-169c-11-10-13-12-19-12-9 0-17 8-17 17 0 6 2 8 12 18l168 169-168 171c-10 9-12 11-12 17 0 9 8 17 17 17 6 0 8-2 19-11l168-169 176 174c2 2 8 6 12 6 11 0 17-8 17-17 0-2 0-6-2-10-2-2-136-134-179-178l156-154c4-6 17-17 21-21 0-2 4-6 4-12 0-9-6-17-17-17-6 0-10 4-19 13z">
            <text:p/>
          </draw:path>
          <draw:path draw:style-name="gr3" draw:text-style-name="P7" draw:layer="layout" svg:width="0.279cm" svg:height="0.564cm" svg:x="8.147cm" svg:y="3.96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093cm" svg:height="0.035cm" svg:x="7.738cm" svg:y="4.865cm" svg:viewBox="0 0 1094 36" draw:points="547,36 0,36 0,0 1094,0 1094,36">
            <text:p/>
          </draw:polygon>
          <draw:path draw:style-name="gr3" draw:text-style-name="P7" draw:layer="layout" svg:width="0.514cm" svg:height="0.593cm" svg:x="7.893cm" svg:y="5.029cm" svg:viewBox="0 0 515 594" svg:d="M207 528l-117-230c-2-6-4-10-9-10-2 0-4 0-10 4l-63 42c-8 6-8 10-8 12s4 7 8 7 4 0 11-5c8-4 25-18 31-21l130 255c4 10 6 12 14 12 6 0 11 0 17-12l298-555c6-8 6-10 6-12 0-9-8-15-14-15-9 0-13 6-17 12z">
            <text:p/>
          </draw:path>
          <draw:polygon draw:style-name="gr3" draw:text-style-name="P7" draw:layer="layout" svg:width="0.337cm" svg:height="0.03cm" svg:x="8.392cm" svg:y="5.029cm" svg:viewBox="0 0 338 31" draw:points="169,31 0,31 0,0 338,0 338,31">
            <text:p/>
          </draw:polygon>
          <draw:path draw:style-name="gr3" draw:text-style-name="P7" draw:layer="layout" svg:width="0.262cm" svg:height="0.393cm" svg:x="8.429cm" svg:y="5.15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92cm" svg:height="0.035cm" svg:x="7.837cm" svg:y="5.655cm" svg:viewBox="0 0 893 36" draw:points="445,36 0,36 0,0 893,0 893,36">
            <text:p/>
          </draw:polygon>
          <draw:path draw:style-name="gr3" draw:text-style-name="P7" draw:layer="layout" svg:width="0.272cm" svg:height="0.404cm" svg:x="8.147cm" svg:y="5.78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264cm" svg:height="0.529cm" svg:x="9.087cm" svg:y="4.575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381cm" svg:height="0.389cm" svg:x="9.435cm" svg:y="4.7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848cm" svg:y="4.72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10.353cm" svg:y="4.583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0.881cm" svg:y="4.35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41cm" svg:height="2.532cm" svg:x="11.536cm" svg:y="3.617cm" svg:viewBox="0 0 442 2533" svg:d="M442 2524c0-2 0-4-6-10-81-98-148-205-198-324-111-258-155-559-155-924 0-359 40-674 167-951 48-108 113-207 188-300 2-2 4-3 4-7 0-8-6-8-20-8-11 0-13 0-15 2-2 0-54 52-119 144-148 207-223 455-261 707-19 136-27 274-27 413 0 315 40 637 175 927 61 129 142 244 224 333 8 6 10 7 23 7 14 0 20 0 20-9z">
            <text:p/>
          </draw:path>
          <draw:path draw:style-name="gr3" draw:text-style-name="P7" draw:layer="layout" svg:width="0.421cm" svg:height="0.383cm" svg:x="12.129cm" svg:y="4.10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2.845cm" svg:y="4.245cm" svg:viewBox="0 0 517 36" svg:d="M488 36c13 0 29 0 29-19 0-17-16-17-29-17h-459c-14 0-29 0-29 17 0 19 15 19 29 19z">
            <text:p/>
          </draw:path>
          <draw:path draw:style-name="gr3" draw:text-style-name="P7" draw:layer="layout" svg:width="0.262cm" svg:height="0.393cm" svg:x="13.757cm" svg:y="3.7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337cm" svg:height="0.035cm" svg:x="13.719cm" svg:y="4.245cm" svg:viewBox="0 0 338 36" draw:points="169,36 0,36 0,0 338,0 338,36">
            <text:p/>
          </draw:polygon>
          <draw:path draw:style-name="gr3" draw:text-style-name="P7" draw:layer="layout" svg:width="0.272cm" svg:height="0.404cm" svg:x="13.751cm" svg:y="4.372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olygon draw:style-name="gr3" draw:text-style-name="P7" draw:layer="layout" svg:width="2.054cm" svg:height="0.035cm" svg:x="12.106cm" svg:y="4.865cm" svg:viewBox="0 0 2055 36" draw:points="1027,36 0,36 0,0 2055,0 2055,36">
            <text:p/>
          </draw:polygon>
          <draw:path draw:style-name="gr3" draw:text-style-name="P7" draw:layer="layout" svg:width="0.514cm" svg:height="0.593cm" svg:x="12.741cm" svg:y="5.029cm" svg:viewBox="0 0 515 594" svg:d="M207 528l-117-230c-2-6-4-10-9-10-2 0-4 0-10 4l-63 42c-8 6-8 10-8 12s4 7 8 7 4 0 11-5c8-4 25-18 31-21l130 255c4 10 6 12 14 12 6 0 11 0 17-12l298-555c6-8 6-10 6-12 0-9-8-15-14-15-9 0-13 6-15 12z">
            <text:p/>
          </draw:path>
          <draw:polygon draw:style-name="gr3" draw:text-style-name="P7" draw:layer="layout" svg:width="0.337cm" svg:height="0.03cm" svg:x="13.241cm" svg:y="5.029cm" svg:viewBox="0 0 338 31" draw:points="169,31 0,31 0,0 338,0 338,31">
            <text:p/>
          </draw:polygon>
          <draw:path draw:style-name="gr3" draw:text-style-name="P7" draw:layer="layout" svg:width="0.262cm" svg:height="0.393cm" svg:x="13.277cm" svg:y="5.15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92cm" svg:height="0.035cm" svg:x="12.686cm" svg:y="5.655cm" svg:viewBox="0 0 893 36" draw:points="445,36 0,36 0,0 893,0 893,36">
            <text:p/>
          </draw:polygon>
          <draw:path draw:style-name="gr3" draw:text-style-name="P7" draw:layer="layout" svg:width="0.272cm" svg:height="0.404cm" svg:x="12.995cm" svg:y="5.78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ath draw:style-name="gr3" draw:text-style-name="P7" draw:layer="layout" svg:width="0.441cm" svg:height="2.532cm" svg:x="14.287cm" svg:y="3.617cm" svg:viewBox="0 0 442 2533" svg:d="M442 1266c0-315-41-638-175-926-62-129-142-244-225-332-7-8-9-8-23-8-11 0-19 0-19 8 0 4 4 7 6 11 80 98 148 206 198 323 111 259 155 561 155 924 0 359-42 676-167 952-48 108-113 208-188 298-2 2-4 6-4 8 0 9 8 9 19 9 12 0 14 0 16-1 1-2 53-52 119-146 147-208 222-456 261-707 19-137 27-275 27-413z">
            <text:p/>
          </draw:path>
          <draw:path draw:style-name="gr3" draw:text-style-name="P7" draw:layer="layout" svg:width="0.562cm" svg:height="0.564cm" svg:x="15.441cm" svg:y="4.60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6.555cm" svg:y="4.721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</draw:g>
        <draw:g xml:id="id251" draw:id="id251">
          <svg:title>TexMaths</svg:title>
          <svg:desc>24§display§= \frac{1}{ \sqrt{2}} \tan^{-1}\left( \frac{3x - 2 }{ \sqrt{2} } } \right) \ + \ c §svg§600§FALSE§</svg:desc>
          <draw:polygon draw:style-name="gr2" draw:text-style-name="P6" draw:layer="layout" svg:width="10.296cm" svg:height="1.941cm" svg:x="5.135cm" svg:y="6.559cm" svg:viewBox="0 0 10297 1942" draw:points="5147,1942 0,1942 0,0 10297,0 10297,1942">
            <text:p/>
          </draw:polygon>
          <draw:path draw:style-name="gr3" draw:text-style-name="P7" draw:layer="layout" svg:width="0.562cm" svg:height="0.199cm" svg:x="5.141cm" svg:y="7.4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512cm" svg:y="6.6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126cm" svg:height="0.035cm" svg:x="6.083cm" svg:y="7.512cm" svg:viewBox="0 0 1127 36" draw:points="563,36 0,36 0,0 1127,0 1127,36">
            <text:p/>
          </draw:polygon>
          <draw:path draw:style-name="gr3" draw:text-style-name="P7" draw:layer="layout" svg:width="0.659cm" svg:height="0.844cm" svg:x="6.147cm" svg:y="7.681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7" draw:layer="layout" svg:width="0.423cm" svg:height="0.035cm" svg:x="6.788cm" svg:y="7.681cm" svg:viewBox="0 0 424 36" draw:points="211,36 0,36 0,0 424,0 424,36">
            <text:p/>
          </draw:polygon>
          <draw:path draw:style-name="gr3" draw:text-style-name="P7" draw:layer="layout" svg:width="0.337cm" svg:height="0.564cm" svg:x="6.83cm" svg:y="7.85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4cm" svg:height="0.529cm" svg:x="7.468cm" svg:y="7.22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7.813cm" svg:y="7.36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8.228cm" svg:y="7.3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733cm" svg:y="7.229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9.261cm" svg:y="6.99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891cm" svg:y="6.517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10.472cm" svg:y="6.60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883cm" svg:y="6.79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5cm" svg:height="0.035cm" svg:x="11.6cm" svg:y="6.941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12.414cm" svg:y="6.6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7" draw:layer="layout" svg:width="2.357cm" svg:height="0.035cm" svg:x="10.438cm" svg:y="7.512cm" svg:viewBox="0 0 2358 36" draw:points="1179,36 0,36 0,0 2358,0 2358,36">
            <text:p/>
          </draw:polygon>
          <draw:path draw:style-name="gr3" draw:text-style-name="P7" draw:layer="layout" svg:width="0.659cm" svg:height="0.844cm" svg:x="11.116cm" svg:y="7.681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7" draw:layer="layout" svg:width="0.423cm" svg:height="0.035cm" svg:x="11.757cm" svg:y="7.681cm" svg:viewBox="0 0 424 36" draw:points="211,36 0,36 0,0 424,0 424,36">
            <text:p/>
          </draw:polygon>
          <draw:path draw:style-name="gr3" draw:text-style-name="P7" draw:layer="layout" svg:width="0.337cm" svg:height="0.564cm" svg:x="11.799cm" svg:y="7.85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416cm" svg:height="2.025cm" svg:x="12.924cm" svg:y="6.517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4.032cm" svg:y="7.2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5.144cm" svg:y="7.368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256" draw:id="id256">
          <svg:title>TexMaths</svg:title>
          <svg:desc>22§display§= \int \frac{ 1 }{ x^2 + 2(x)(4) + 16 + 12 - 16 }\ dx§svg§600§FALSE§</svg:desc>
          <draw:polygon draw:style-name="gr2" draw:text-style-name="P6" draw:layer="layout" svg:width="12.201cm" svg:height="1.7cm" svg:x="5.328cm" svg:y="11.256cm" svg:viewBox="0 0 12202 1701" draw:points="6100,1701 0,1701 0,0 12202,0 12202,1701">
            <text:p/>
          </draw:polygon>
          <draw:path draw:style-name="gr3" draw:text-style-name="P7" draw:layer="layout" svg:width="0.515cm" svg:height="0.182cm" svg:x="5.333cm" svg:y="11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8cm" svg:y="11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629cm" svg:y="11.2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308cm" svg:height="0.032cm" svg:x="7.1cm" svg:y="12.06cm" svg:viewBox="0 0 9309 33" draw:points="4654,33 0,33 0,0 9309,0 9309,33">
            <text:p/>
          </draw:polygon>
          <draw:path draw:style-name="gr3" draw:text-style-name="P7" draw:layer="layout" svg:width="0.386cm" svg:height="0.351cm" svg:x="7.123cm" svg:y="12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6cm" svg:y="12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104cm" svg:y="12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873cm" svg:y="12.2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9.297cm" svg:y="12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543cm" svg:y="12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10.008cm" svg:y="12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0.341cm" svg:y="12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0.587cm" svg:y="12.27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0.995cm" svg:y="12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467cm" svg:y="12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66cm" svg:y="12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16cm" svg:y="12.28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515cm" svg:height="0.517cm" svg:x="13.185cm" svg:y="12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984cm" svg:y="12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4.341cm" svg:y="12.2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4.925cm" svg:y="12.5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703cm" svg:y="12.28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054cm" svg:y="12.28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6cm" svg:x="16.788cm" svg:y="11.7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182cm" svg:y="11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257" draw:id="id257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6cm" svg:y="9.749cm" svg:viewBox="0 0 10080 571" draw:points="5040,571 0,571 0,0 10080,0 10080,571">
            <text:p/>
          </draw:polygon>
          <draw:polygon draw:style-name="gr3" draw:text-style-name="P7" draw:layer="layout" svg:width="0.087cm" svg:height="0.633cm" svg:x="16.579cm" svg:y="9.7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2cm" svg:y="9.7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19cm" svg:y="9.9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7cm" svg:y="9.9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69cm" svg:y="9.8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2cm" svg:y="9.9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1cm" svg:y="9.7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7cm" svg:y="9.7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5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19cm" svg:y="9.9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8cm" svg:y="9.9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7cm" svg:y="9.9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4cm" svg:y="9.7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cm" svg:y="9.9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7cm" svg:y="9.9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cm" svg:y="9.8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2cm" svg:y="9.9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7cm" svg:y="9.9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79cm" svg:y="9.7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5cm" svg:y="9.9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3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4cm" svg:y="9.9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8cm" svg:y="9.9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79cm" svg:y="9.9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7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1cm" svg:y="9.9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1cm" svg:y="9.9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7cm" svg:y="9.9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2cm" svg:y="9.7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4cm" svg:y="9.7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8cm" svg:y="9.9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58" draw:id="id258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7cm" svg:y="10.449cm" svg:viewBox="0 0 10019 715" draw:points="5010,715 0,715 0,0 10019,0 10019,715">
            <text:p/>
          </draw:polygon>
          <draw:path draw:style-name="gr3" draw:text-style-name="P7" draw:layer="layout" svg:width="0.199cm" svg:height="0.397cm" svg:x="17.037cm" svg:y="10.5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2cm" svg:y="10.5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cm" svg:y="10.6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6cm" svg:y="10.5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6cm" svg:y="10.6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3cm" svg:y="10.6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3cm" svg:y="10.6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7cm" svg:y="10.6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7cm" svg:y="10.5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6cm" svg:y="10.6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3cm" svg:y="10.4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5cm" svg:y="10.6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4cm" svg:y="10.5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4cm" svg:y="10.6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2cm" svg:y="10.5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cm" svg:y="10.6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8cm" svg:y="10.5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7cm" svg:y="10.4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3cm" svg:y="10.7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79cm" svg:y="10.4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8cm" svg:y="10.6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3cm" svg:y="10.6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199cm" svg:y="10.5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7cm" svg:y="10.4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5cm" svg:y="10.4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6cm" svg:y="10.434cm" svg:viewBox="0 0 122 761" draw:points="122,761 122,0 0,0 0,26 98,26 98,735 0,735 0,761">
            <text:p/>
          </draw:polygon>
        </draw:g>
        <draw:g xml:id="id259" draw:id="id259">
          <svg:title>TexMaths</svg:title>
          <svg:desc>22§display§= \int \frac{ 1 }{ ( x + 4 )^2 - 4 }\ dx§svg§600§FALSE§</svg:desc>
          <draw:polygon draw:style-name="gr2" draw:text-style-name="P6" draw:layer="layout" svg:width="6.948cm" svg:height="1.7cm" svg:x="5.329cm" svg:y="13.457cm" svg:viewBox="0 0 6949 1701" draw:points="3474,1701 0,1701 0,0 6949,0 6949,1701">
            <text:p/>
          </draw:polygon>
          <draw:path draw:style-name="gr3" draw:text-style-name="P7" draw:layer="layout" svg:width="0.515cm" svg:height="0.182cm" svg:x="5.334cm" svg:y="14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9cm" svg:y="13.41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004cm" svg:y="13.4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054cm" svg:height="0.032cm" svg:x="7.101cm" svg:y="14.261cm" svg:viewBox="0 0 4055 33" draw:points="2028,33 0,33 0,0 4055,0 4055,33">
            <text:p/>
          </draw:polygon>
          <draw:path draw:style-name="gr3" draw:text-style-name="P7" draw:layer="layout" svg:width="0.18cm" svg:height="0.774cm" svg:x="7.177cm" svg:y="14.4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7.425cm" svg:y="1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8.059cm" svg:y="14.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81cm" svg:y="14.4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9.22cm" svg:y="14.4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511cm" svg:y="14.4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6cm" svg:y="14.79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79cm" svg:y="14.4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11.537cm" svg:y="13.934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1.931cm" svg:y="14.1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2" smil:attributeName="visibility" smil:to="visible"/>
                  <anim:animate smil:dur="0.5s" smil:fill="hold" smil:targetElement="id252" smil:attributeName="width" smil:values="width*0.05;width" smil:keyTimes="0;1"/>
                  <anim:animate smil:dur="0.5s" smil:fill="hold" smil:targetElement="id252" smil:attributeName="height" smil:values="height;height" smil:keyTimes="0;1"/>
                  <anim:animate smil:dur="0.5s" smil:fill="hold" smil:targetElement="id252" smil:attributeName="x" smil:values="x-.2;x" smil:keyTimes="0;1"/>
                  <anim:animate smil:dur="0.5s" smil:fill="hold" smil:targetElement="id252" smil:attributeName="y" smil:values="y;y" smil:keyTimes="0;1"/>
                  <anim:transitionFilter smil:dur="0.5s" smil:targetElement="id2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3" smil:attributeName="visibility" smil:to="visible"/>
                  <anim:animate smil:dur="0.5s" smil:fill="hold" smil:targetElement="id253" smil:attributeName="width" smil:values="width*0.05;width" smil:keyTimes="0;1"/>
                  <anim:animate smil:dur="0.5s" smil:fill="hold" smil:targetElement="id253" smil:attributeName="height" smil:values="height;height" smil:keyTimes="0;1"/>
                  <anim:animate smil:dur="0.5s" smil:fill="hold" smil:targetElement="id253" smil:attributeName="x" smil:values="x-.2;x" smil:keyTimes="0;1"/>
                  <anim:animate smil:dur="0.5s" smil:fill="hold" smil:targetElement="id253" smil:attributeName="y" smil:values="y;y" smil:keyTimes="0;1"/>
                  <anim:transitionFilter smil:dur="0.5s" smil:targetElement="id25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57" smil:attributeName="visibility" smil:to="visible"/>
                  <anim:animate smil:dur="5s" smil:fill="hold" smil:targetElement="id257" smil:attributeName="x" smil:values="1+width/2;x" smil:keyTimes="0;1"/>
                  <anim:animate smil:dur="5s" smil:fill="hold" smil:targetElement="id257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58" smil:attributeName="visibility" smil:to="visible"/>
                  <anim:animate smil:dur="5s" smil:fill="hold" smil:targetElement="id258" smil:attributeName="x" smil:values="1+width/2;x" smil:keyTimes="0;1"/>
                  <anim:animate smil:dur="5s" smil:fill="hold" smil:targetElement="id2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6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6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4§display§= \int \frac{ 1 }{ ( x + 4 )^2 - (2)^2 }\ dx§svg§600§FALSE§</svg:desc>
          <draw:polygon draw:style-name="gr2" draw:text-style-name="P6" draw:layer="layout" svg:width="8.614cm" svg:height="1.854cm" svg:x="5.236cm" svg:y="0.758cm" svg:viewBox="0 0 8615 1855" draw:points="4308,1855 0,1855 0,0 8615,0 8615,1855">
            <text:p/>
          </draw:polygon>
          <draw:path draw:style-name="gr3" draw:text-style-name="P7" draw:layer="layout" svg:width="0.562cm" svg:height="0.199cm" svg:x="5.242cm" svg:y="1.5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131cm" svg:y="0.716cm" svg:viewBox="0 0 751 1876" svg:d="M40 1837c27 0 43-19 43-40 0-29-22-42-41-42-21 0-42 13-42 42 0 44 42 79 94 79 129 0 177-198 236-442 66-267 121-537 167-808 31-179 62-348 91-457 9-42 38-150 72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761cm" svg:y="0.731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5.457cm" svg:height="0.035cm" svg:x="7.169cm" svg:y="1.636cm" svg:viewBox="0 0 5458 36" draw:points="2728,36 0,36 0,0 5458,0 5458,36">
            <text:p/>
          </draw:polygon>
          <draw:path draw:style-name="gr3" draw:text-style-name="P7" draw:layer="layout" svg:width="0.197cm" svg:height="0.844cm" svg:x="7.252cm" svg:y="1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7.523cm" svg:y="2.0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7" draw:layer="layout" svg:width="0.562cm" svg:height="0.563cm" svg:x="8.214cm" svg:y="1.9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75cm" svg:height="0.571cm" svg:x="9.034cm" svg:y="1.872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9.481cm" svg:y="1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9.798cm" svg:y="1.806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0.397cm" svg:y="2.215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1.253cm" svg:y="1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3cm" svg:x="11.539cm" svg:y="1.88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1.967cm" svg:y="1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2.284cm" svg:y="1.806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042cm" svg:y="1.27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3.471cm" svg:y="1.4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264" draw:id="id264">
          <svg:title>TexMaths</svg:title>
          <svg:desc>24§display§\text {I}§svg§600§FALSE§</svg:desc>
          <draw:polygon draw:style-name="gr2" draw:text-style-name="P6" draw:layer="layout" svg:width="0.197cm" svg:height="0.493cm" svg:x="4.645cm" svg:y="3.846cm" svg:viewBox="0 0 198 494" draw:points="100,494 0,494 0,0 198,0 198,494">
            <text:p/>
          </draw:polygon>
          <draw:path draw:style-name="gr3" draw:text-style-name="P7" draw:layer="layout" svg:width="0.258cm" svg:height="0.577cm" svg:x="4.626cm" svg:y="3.8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3" draw:id="id263">
          <svg:title>TexMaths</svg:title>
          <svg:desc>26§display§\therefore§svg§600§FALSE§</svg:desc>
          <draw:polygon draw:style-name="gr2" draw:text-style-name="P6" draw:layer="layout" svg:width="0.49cm" svg:height="0.402cm" svg:x="3.507cm" svg:y="3.92cm" svg:viewBox="0 0 491 403" draw:points="246,403 0,403 0,0 491,0 491,403">
            <text:p/>
          </draw:polygon>
          <draw:path draw:style-name="gr3" draw:text-style-name="P7" draw:layer="layout" svg:width="0.555cm" svg:height="0.493cm" svg:x="3.488cm" svg:y="3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65" draw:id="id265">
          <svg:title>TexMaths</svg:title>
          <svg:desc>24§display§= \frac{ 1 }{ 4 }\log \left( \frac{ x + 2 }{ x + 6 } \right) \ + \ c§svg§600§FALSE§</svg:desc>
          <draw:polygon draw:style-name="gr2" draw:text-style-name="P6" draw:layer="layout" svg:width="8.137cm" svg:height="1.941cm" svg:x="5.237cm" svg:y="3.159cm" svg:viewBox="0 0 8138 1942" draw:points="4069,1942 0,1942 0,0 8138,0 8138,1942">
            <text:p/>
          </draw:polygon>
          <draw:path draw:style-name="gr3" draw:text-style-name="P7" draw:layer="layout" svg:width="0.562cm" svg:height="0.199cm" svg:x="5.243cm" svg:y="4.0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262cm" svg:y="3.2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186cm" svg:y="4.112cm" svg:viewBox="0 0 424 36" draw:points="211,36 0,36 0,0 424,0 424,36">
            <text:p/>
          </draw:polygon>
          <draw:path draw:style-name="gr3" draw:text-style-name="P7" draw:layer="layout" svg:width="0.375cm" svg:height="0.571cm" svg:x="6.211cm" svg:y="4.348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189cm" svg:height="0.587cm" svg:x="6.879cm" svg:y="3.7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7.107cm" svg:y="3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7.53cm" svg:y="3.9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8.256cm" svg:y="3.117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421cm" svg:height="0.383cm" svg:x="8.828cm" svg:y="3.39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  <draw:path draw:style-name="gr3" draw:text-style-name="P7" draw:layer="layout" svg:width="0.562cm" svg:height="0.564cm" svg:x="9.519cm" svg:y="3.2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0.358cm" svg:y="3.2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7" draw:layer="layout" svg:width="1.936cm" svg:height="0.035cm" svg:x="8.803cm" svg:y="4.112cm" svg:viewBox="0 0 1937 36" draw:points="968,36 0,36 0,0 1937,0 1937,36">
            <text:p/>
          </draw:polygon>
          <draw:path draw:style-name="gr3" draw:text-style-name="P7" draw:layer="layout" svg:width="0.421cm" svg:height="0.383cm" svg:x="8.828cm" svg:y="4.5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  <draw:path draw:style-name="gr3" draw:text-style-name="P7" draw:layer="layout" svg:width="0.562cm" svg:height="0.564cm" svg:x="9.519cm" svg:y="4.4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351cm" svg:y="4.358cm" svg:viewBox="0 0 351 582" svg:d="M77 286v-21c0-213 105-244 148-244 21 0 55 6 75 35-14 0-47 0-47 36 0 27 20 41 39 41 13 0 38-8 38-41 0-52-36-92-107-92-108 0-223 109-223 296 0 226 98 286 177 286 94 0 174-79 174-190 0-108-74-190-169-190-57 0-88 44-105 84zM177 559c-52 0-79-52-83-64-15-40-15-107-15-122 0-66 27-152 103-152 14 0 52 0 79 54 16 30 16 75 16 115s0 82-16 113c-25 52-65 56-84 56z">
            <text:p/>
          </draw:path>
          <draw:path draw:style-name="gr3" draw:text-style-name="P7" draw:layer="layout" svg:width="0.416cm" svg:height="2.025cm" svg:x="10.869cm" svg:y="3.117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1.975cm" svg:y="3.8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089cm" svg:y="3.968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262" draw:id="id262">
          <svg:title>TexMaths</svg:title>
          <svg:desc>24§display§= \frac{ 1 }{ 2(2) }\log \left( \frac{ x + 4 - 2 }{ x + 4 + 2} \right) \ + \ c§svg§600§FALSE§</svg:desc>
          <draw:polygon draw:style-name="gr2" draw:text-style-name="P6" draw:layer="layout" svg:width="10.666cm" svg:height="1.941cm" svg:x="14.437cm" svg:y="0.759cm" svg:viewBox="0 0 10667 1942" draw:points="5333,1942 0,1942 0,0 10667,0 10667,1942">
            <text:p/>
          </draw:polygon>
          <draw:path draw:style-name="gr3" draw:text-style-name="P7" draw:layer="layout" svg:width="0.562cm" svg:height="0.199cm" svg:x="14.443cm" svg:y="1.6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16cm" svg:y="0.80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5cm" svg:height="0.035cm" svg:x="15.385cm" svg:y="1.712cm" svg:viewBox="0 0 1501 36" draw:points="751,36 0,36 0,0 1501,0 1501,36">
            <text:p/>
          </draw:polygon>
          <draw:path draw:style-name="gr3" draw:text-style-name="P7" draw:layer="layout" svg:width="0.337cm" svg:height="0.564cm" svg:x="15.428cm" svg:y="1.9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15.892cm" svg:y="1.88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16.178cm" svg:y="1.9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16.606cm" svg:y="1.88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9cm" svg:height="0.587cm" svg:x="17.156cm" svg:y="1.3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7.386cm" svg:y="1.5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7.806cm" svg:y="1.5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8.532cm" svg:y="0.7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421cm" svg:height="0.383cm" svg:x="19.104cm" svg:y="0.9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ath draw:style-name="gr3" draw:text-style-name="P7" draw:layer="layout" svg:width="0.562cm" svg:height="0.564cm" svg:x="19.797cm" svg:y="0.87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75cm" svg:height="0.571cm" svg:x="20.617cm" svg:y="0.79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15cm" svg:height="0.035cm" svg:x="21.272cm" svg:y="1.141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22.088cm" svg:y="0.8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olygon draw:style-name="gr3" draw:text-style-name="P7" draw:layer="layout" svg:width="3.388cm" svg:height="0.035cm" svg:x="19.079cm" svg:y="1.712cm" svg:viewBox="0 0 3389 36" draw:points="1695,36 0,36 0,0 3389,0 3389,36">
            <text:p/>
          </draw:polygon>
          <draw:path draw:style-name="gr3" draw:text-style-name="P7" draw:layer="layout" svg:width="0.421cm" svg:height="0.383cm" svg:x="19.104cm" svg:y="2.1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ath draw:style-name="gr3" draw:text-style-name="P7" draw:layer="layout" svg:width="0.562cm" svg:height="0.564cm" svg:x="19.797cm" svg:y="2.02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75cm" svg:height="0.571cm" svg:x="20.617cm" svg:y="1.94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62cm" svg:height="0.564cm" svg:x="21.249cm" svg:y="2.02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64cm" svg:x="22.088cm" svg:y="1.9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416cm" svg:height="2.025cm" svg:x="22.598cm" svg:y="0.717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2cm" svg:height="0.564cm" svg:x="23.704cm" svg:y="1.44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24.816cm" svg:y="1.5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66" draw:id="id266">
          <svg:title>TexMaths</svg:title>
          <svg:desc>26§display§\text {(11)}§svg§600§FALSE§</svg:desc>
          <draw:polygon draw:style-name="gr2" draw:text-style-name="P6" draw:layer="layout" svg:width="1.443cm" svg:height="0.823cm" svg:x="1.22cm" svg:y="6.154cm" svg:viewBox="0 0 1444 824" draw:points="722,824 0,824 0,0 1444,0 1444,824">
            <text:p/>
          </draw:polygon>
          <draw:path draw:style-name="gr3" draw:text-style-name="P7" draw:layer="layout" svg:width="0.213cm" svg:height="0.914cm" svg:x="1.264cm" svg:y="6.108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1cm" svg:y="6.1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03cm" svg:height="0.61cm" svg:x="2.069cm" svg:y="6.1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213cm" svg:height="0.914cm" svg:x="2.496cm" svg:y="6.1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67" draw:id="id267">
          <svg:title>TexMaths</svg:title>
          <svg:desc>24§display§\text {Let,}§svg§600§FALSE§</svg:desc>
          <draw:polygon draw:style-name="gr2" draw:text-style-name="P6" draw:layer="layout" svg:width="1.318cm" svg:height="0.655cm" svg:x="2.937cm" svg:y="6.2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6.2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6.4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6.2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6.6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68" draw:id="id268">
          <svg:title>TexMaths</svg:title>
          <svg:desc>24§display§\text {I}§svg§600§FALSE§</svg:desc>
          <draw:polygon draw:style-name="gr2" draw:text-style-name="P6" draw:layer="layout" svg:width="0.197cm" svg:height="0.493cm" svg:x="4.743cm" svg:y="6.2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6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9" draw:id="id269">
          <svg:title>TexMaths</svg:title>
          <svg:desc>22§display§= \int \frac{ 1 }{ 4x^2 +12x - 27 }\ dx§svg§600§FALSE§</svg:desc>
          <draw:polygon draw:style-name="gr2" draw:text-style-name="P6" draw:layer="layout" svg:width="7.948cm" svg:height="1.642cm" svg:x="5.328cm" svg:y="5.656cm" svg:viewBox="0 0 7949 1643" draw:points="3974,1643 0,1643 0,0 7949,0 7949,1643">
            <text:p/>
          </draw:polygon>
          <draw:path draw:style-name="gr3" draw:text-style-name="P7" draw:layer="layout" svg:width="0.515cm" svg:height="0.182cm" svg:x="5.333cm" svg:y="6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8cm" svg:y="5.6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502cm" svg:y="5.6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3cm" svg:height="0.032cm" svg:x="7.1cm" svg:y="6.46cm" svg:viewBox="0 0 5054 33" draw:points="2527,33 0,33 0,0 5054,0 5054,33">
            <text:p/>
          </draw:polygon>
          <draw:path draw:style-name="gr3" draw:text-style-name="P7" draw:layer="layout" svg:width="0.344cm" svg:height="0.524cm" svg:x="7.121cm" svg:y="6.67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7.508cm" svg:y="6.8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7.963cm" svg:y="6.6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49cm" svg:y="6.7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289cm" svg:y="6.6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9.645cm" svg:y="6.6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386cm" svg:height="0.351cm" svg:x="10.016cm" svg:y="6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671cm" svg:y="6.99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419cm" svg:y="6.6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32cm" svg:height="0.541cm" svg:x="11.81cm" svg:y="6.677cm" svg:viewBox="0 0 333 542" svg:d="M327 53c6-11 6-13 6-28h-189c-95 0-96-11-98-25h-20l-26 160h19c2-12 9-61 20-70 5-5 67-5 75-5h162c-9 12-70 96-88 123-68 104-95 211-95 290 0 9 0 44 35 44 37 0 37-35 37-44v-39c0-42 2-86 9-126 2-18 13-85 48-134z">
            <text:p/>
          </draw:path>
          <draw:path draw:style-name="gr3" draw:text-style-name="P7" draw:layer="layout" svg:width="0.369cm" svg:height="0.547cm" svg:x="12.535cm" svg:y="6.13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929cm" svg:y="6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271" draw:id="id271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7cm" svg:y="6.35cm" svg:viewBox="0 0 10080 571" draw:points="5040,571 0,571 0,0 10080,0 10080,571">
            <text:p/>
          </draw:polygon>
          <draw:polygon draw:style-name="gr3" draw:text-style-name="P7" draw:layer="layout" svg:width="0.087cm" svg:height="0.633cm" svg:x="16.58cm" svg:y="6.318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3cm" svg:y="6.36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cm" svg:y="6.5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8cm" svg:y="6.5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cm" svg:y="6.40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3cm" svg:y="6.5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2cm" svg:y="6.347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8cm" svg:y="6.36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6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cm" svg:y="6.5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9cm" svg:y="6.5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8cm" svg:y="6.51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5cm" svg:y="6.3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1cm" svg:y="6.5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8cm" svg:y="6.5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1cm" svg:y="6.403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3cm" svg:y="6.5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8cm" svg:y="6.5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cm" svg:y="6.3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6cm" svg:y="6.5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4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5cm" svg:y="6.52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9cm" svg:y="6.513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cm" svg:y="6.5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8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2cm" svg:y="6.5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2cm" svg:y="6.5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8cm" svg:y="6.5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3cm" svg:y="6.354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5cm" svg:y="6.3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9cm" svg:y="6.5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72" draw:id="id272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8cm" svg:y="7.05cm" svg:viewBox="0 0 10019 715" draw:points="5010,715 0,715 0,0 10019,0 10019,715">
            <text:p/>
          </draw:polygon>
          <draw:path draw:style-name="gr3" draw:text-style-name="P7" draw:layer="layout" svg:width="0.199cm" svg:height="0.397cm" svg:x="17.038cm" svg:y="7.18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3cm" svg:y="7.13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1cm" svg:y="7.2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7cm" svg:y="7.1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7cm" svg:y="7.2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4cm" svg:y="7.29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4cm" svg:y="7.29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8cm" svg:y="7.2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8cm" svg:y="7.1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7cm" svg:y="7.293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4cm" svg:y="7.0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6cm" svg:y="7.2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5cm" svg:y="7.15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5cm" svg:y="7.2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3cm" svg:y="7.135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1cm" svg:y="7.2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9cm" svg:y="7.135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8cm" svg:y="7.0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4cm" svg:y="7.34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cm" svg:y="7.09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9cm" svg:y="7.2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4cm" svg:y="7.2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cm" svg:y="7.135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8cm" svg:y="7.099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6cm" svg:y="7.0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7cm" svg:y="7.035cm" svg:viewBox="0 0 122 761" draw:points="122,761 122,0 0,0 0,26 98,26 98,735 0,735 0,761">
            <text:p/>
          </draw:polygon>
        </draw:g>
        <draw:g xml:id="id270" draw:id="id270">
          <svg:title>TexMaths</svg:title>
          <svg:desc>22§display§= \int \frac{ 1 }{ ( 2x )^2 +2(2x)(3) + 9 - 27 - 9 }\ dx§svg§600§FALSE§</svg:desc>
          <draw:polygon draw:style-name="gr2" draw:text-style-name="P6" draw:layer="layout" svg:width="12.804cm" svg:height="1.7cm" svg:x="5.33cm" svg:y="7.858cm" svg:viewBox="0 0 12805 1701" draw:points="6402,1701 0,1701 0,0 12805,0 12805,1701">
            <text:p/>
          </draw:polygon>
          <draw:path draw:style-name="gr3" draw:text-style-name="P7" draw:layer="layout" svg:width="0.515cm" svg:height="0.182cm" svg:x="5.335cm" svg:y="8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cm" svg:y="7.8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932cm" svg:y="7.8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909cm" svg:height="0.032cm" svg:x="7.102cm" svg:y="8.662cm" svg:viewBox="0 0 9910 33" draw:points="4955,33 0,33 0,0 9910,0 9910,33">
            <text:p/>
          </draw:polygon>
          <draw:path draw:style-name="gr3" draw:text-style-name="P7" draw:layer="layout" svg:width="0.18cm" svg:height="0.774cm" svg:x="7.178cm" svg:y="8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442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7.812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8.277cm" svg:y="8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8.567cm" svg:y="8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095cm" svg:y="8.9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862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18cm" svg:height="0.774cm" svg:x="10.288cm" svg:y="8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0.551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10.92cm" svg:y="9.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1.385cm" svg:y="8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1.718cm" svg:y="8.8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975cm" svg:y="8.8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2.372cm" svg:y="8.8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2.844cm" svg:y="8.9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606cm" svg:y="8.888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4.198cm" svg:y="9.1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944cm" svg:y="8.8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32cm" svg:height="0.541cm" svg:x="15.337cm" svg:y="8.87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15.916cm" svg:y="9.19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657cm" svg:y="8.888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7.392cm" svg:y="8.335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787cm" svg:y="8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73" draw:id="id273">
          <svg:title>TexMaths</svg:title>
          <svg:desc>22§display§= \int \frac{ 1 }{ ( 2x + 3 )^2 - (6)^2 }\ dx§svg§600§FALSE§</svg:desc>
          <draw:polygon draw:style-name="gr2" draw:text-style-name="P6" draw:layer="layout" svg:width="8.283cm" svg:height="1.7cm" svg:x="5.332cm" svg:y="10.06cm" svg:viewBox="0 0 8284 1701" draw:points="4141,1701 0,1701 0,0 8284,0 8284,1701">
            <text:p/>
          </draw:polygon>
          <draw:path draw:style-name="gr3" draw:text-style-name="P7" draw:layer="layout" svg:width="0.515cm" svg:height="0.182cm" svg:x="5.337cm" svg:y="10.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2cm" svg:y="10.0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674cm" svg:y="10.0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39cm" svg:height="0.032cm" svg:x="7.104cm" svg:y="10.864cm" svg:viewBox="0 0 5391 33" draw:points="2695,33 0,33 0,0 5391,0 5391,33">
            <text:p/>
          </draw:polygon>
          <draw:path draw:style-name="gr3" draw:text-style-name="P7" draw:layer="layout" svg:width="0.18cm" svg:height="0.774cm" svg:x="7.18cm" svg:y="11.02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444cm" svg:y="11.0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7.814cm" svg:y="11.2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8.449cm" svg:y="11.1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211cm" svg:y="11.0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9.609cm" svg:y="11.02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899cm" svg:y="11.0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48cm" svg:y="11.39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1.235cm" svg:y="11.02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49cm" svg:y="11.0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8cm" svg:height="0.774cm" svg:x="11.89cm" svg:y="11.02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18cm" svg:y="11.0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874cm" svg:y="10.53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268cm" svg:y="10.7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277" draw:id="id277">
          <svg:title>TexMaths</svg:title>
          <svg:desc>22§display§= \frac{ 1 }{ 24 }\log \left( \frac{ 2x - 3 }{ 2x + 9 } \right)  \ + \ c§svg§600§FALSE§</svg:desc>
          <draw:polygon draw:style-name="gr2" draw:text-style-name="P6" draw:layer="layout" svg:width="8.232cm" svg:height="1.779cm" svg:x="5.334cm" svg:y="12.463cm" svg:viewBox="0 0 8233 1780" draw:points="4117,1780 0,1780 0,0 8233,0 8233,1780">
            <text:p/>
          </draw:polygon>
          <draw:path draw:style-name="gr3" draw:text-style-name="P7" draw:layer="layout" svg:width="0.515cm" svg:height="0.182cm" svg:x="5.339cm" svg:y="13.2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466cm" svg:y="12.50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6.203cm" svg:y="13.336cm" svg:viewBox="0 0 774 33" draw:points="387,33 0,33 0,0 774,0 774,33">
            <text:p/>
          </draw:polygon>
          <draw:path draw:style-name="gr3" draw:text-style-name="P7" draw:layer="layout" svg:width="0.309cm" svg:height="0.516cm" svg:x="6.242cm" svg:y="13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44cm" svg:height="0.524cm" svg:x="6.612cm" svg:y="13.55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73cm" svg:height="0.538cm" svg:x="7.224cm" svg:y="13.00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435cm" svg:y="13.1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823cm" svg:y="13.19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8.488cm" svg:y="12.4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9.026cm" svg:y="12.5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9.398cm" svg:y="12.6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053cm" svg:y="12.8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795cm" svg:y="12.5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8.988cm" svg:y="13.336cm" svg:viewBox="0 0 2161 33" draw:points="1081,33 0,33 0,0 2161,0 2161,33">
            <text:p/>
          </draw:polygon>
          <draw:path draw:style-name="gr3" draw:text-style-name="P7" draw:layer="layout" svg:width="0.309cm" svg:height="0.516cm" svg:x="9.026cm" svg:y="13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9.398cm" svg:y="13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0.033cm" svg:y="13.6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795cm" svg:y="13.561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1cm" svg:height="1.856cm" svg:x="11.269cm" svg:y="12.424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284cm" svg:y="13.0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303cm" svg:y="13.204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74" draw:id="id274">
          <svg:title>TexMaths</svg:title>
          <svg:desc>22§display§= \frac{ 1 }{ 2(6) }\log \left( \frac{ 2x + 3 - 6 }{ 2x + 3 + 6} \right) \left( \frac{1}{2} \right) \ + \ c§svg§600§FALSE§</svg:desc>
          <draw:polygon draw:style-name="gr2" draw:text-style-name="P6" draw:layer="layout" svg:width="12.003cm" svg:height="1.779cm" svg:x="14.535cm" svg:y="10.064cm" svg:viewBox="0 0 12004 1780" draw:points="6003,1780 0,1780 0,0 12004,0 12004,1780">
            <text:p/>
          </draw:polygon>
          <draw:path draw:style-name="gr3" draw:text-style-name="P7" draw:layer="layout" svg:width="0.515cm" svg:height="0.182cm" svg:x="14.54cm" svg:y="10.8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968cm" svg:y="10.1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15.404cm" svg:y="10.937cm" svg:viewBox="0 0 1376 33" draw:points="688,33 0,33 0,0 1376,0 1376,33">
            <text:p/>
          </draw:polygon>
          <draw:path draw:style-name="gr3" draw:text-style-name="P7" draw:layer="layout" svg:width="0.309cm" svg:height="0.516cm" svg:x="15.443cm" svg:y="11.1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5.869cm" svg:y="11.0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6.124cm" svg:y="11.1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16.524cm" svg:y="11.0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17.027cm" svg:y="10.6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7.238cm" svg:y="10.7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7.624cm" svg:y="10.796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8.289cm" svg:y="10.025cm" svg:viewBox="0 0 382 1857" svg:d="M382 1850c0-4-2-5-4-7-28-30-81-81-132-166-125-198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309cm" svg:height="0.516cm" svg:x="18.829cm" svg:y="10.1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9.2cm" svg:y="10.2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9.834cm" svg:y="10.1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0.596cm" svg:y="10.108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1.187cm" svg:y="10.4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1.928cm" svg:y="10.10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3.492cm" svg:height="0.032cm" svg:x="18.79cm" svg:y="10.937cm" svg:viewBox="0 0 3493 33" draw:points="1746,33 0,33 0,0 3493,0 3493,33">
            <text:p/>
          </draw:polygon>
          <draw:path draw:style-name="gr3" draw:text-style-name="P7" draw:layer="layout" svg:width="0.309cm" svg:height="0.516cm" svg:x="18.829cm" svg:y="11.1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9.2cm" svg:y="11.3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9.834cm" svg:y="11.2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0.596cm" svg:y="11.162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21.166cm" svg:y="11.2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928cm" svg:y="11.162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81cm" svg:height="1.856cm" svg:x="22.402cm" svg:y="10.02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23.234cm" svg:y="10.025cm" svg:viewBox="0 0 382 1857" svg:d="M382 1850c0-4-2-5-4-7-28-30-81-81-132-166-125-198-181-450-181-748 0-209 27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256cm" svg:height="0.516cm" svg:x="23.804cm" svg:y="10.1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3.736cm" svg:y="10.937cm" svg:viewBox="0 0 389 33" draw:points="194,33 0,33 0,0 389,0 389,33">
            <text:p/>
          </draw:polygon>
          <draw:path draw:style-name="gr3" draw:text-style-name="P7" draw:layer="layout" svg:width="0.309cm" svg:height="0.516cm" svg:x="23.774cm" svg:y="11.1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4.241cm" svg:y="10.02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5.256cm" svg:y="10.6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275cm" svg:y="10.8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76" draw:id="id276">
          <svg:title>TexMaths</svg:title>
          <svg:desc>24§display§\text {I}§svg§600§FALSE§</svg:desc>
          <draw:polygon draw:style-name="gr2" draw:text-style-name="P6" draw:layer="layout" svg:width="0.197cm" svg:height="0.493cm" svg:x="4.646cm" svg:y="13.146cm" svg:viewBox="0 0 198 494" draw:points="100,494 0,494 0,0 198,0 198,494">
            <text:p/>
          </draw:polygon>
          <draw:path draw:style-name="gr3" draw:text-style-name="P7" draw:layer="layout" svg:width="0.258cm" svg:height="0.577cm" svg:x="4.627cm" svg:y="13.1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5" draw:id="id275">
          <svg:title>TexMaths</svg:title>
          <svg:desc>26§display§\therefore§svg§600§FALSE§</svg:desc>
          <draw:polygon draw:style-name="gr2" draw:text-style-name="P6" draw:layer="layout" svg:width="0.49cm" svg:height="0.402cm" svg:x="3.508cm" svg:y="13.22cm" svg:viewBox="0 0 491 403" draw:points="246,403 0,403 0,0 491,0 491,403">
            <text:p/>
          </draw:polygon>
          <draw:path draw:style-name="gr3" draw:text-style-name="P7" draw:layer="layout" svg:width="0.555cm" svg:height="0.493cm" svg:x="3.489cm" svg:y="13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71" smil:attributeName="visibility" smil:to="visible"/>
                  <anim:animate smil:dur="5s" smil:fill="hold" smil:targetElement="id271" smil:attributeName="x" smil:values="1+width/2;x" smil:keyTimes="0;1"/>
                  <anim:animate smil:dur="5s" smil:fill="hold" smil:targetElement="id27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72" smil:attributeName="visibility" smil:to="visible"/>
                  <anim:animate smil:dur="5s" smil:fill="hold" smil:targetElement="id272" smil:attributeName="x" smil:values="1+width/2;x" smil:keyTimes="0;1"/>
                  <anim:animate smil:dur="5s" smil:fill="hold" smil:targetElement="id27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8" draw:id="id278">
          <svg:title>TexMaths</svg:title>
          <svg:desc>26§display§(12)§svg§600§FALSE§</svg:desc>
          <draw:polygon draw:style-name="gr2" draw:text-style-name="P6" draw:layer="layout" svg:width="1.443cm" svg:height="0.823cm" svg:x="1.914cm" svg:y="1.446cm" svg:viewBox="0 0 1444 824" draw:points="722,824 0,824 0,0 1444,0 1444,824">
            <text:p/>
          </draw:polygon>
          <draw:path draw:style-name="gr3" draw:text-style-name="P7" draw:layer="layout" svg:width="0.213cm" svg:height="0.914cm" svg:x="1.958cm" svg:y="1.4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305cm" svg:y="1.477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1cm" svg:x="2.726cm" svg:y="1.477cm" svg:viewBox="0 0 366 611" svg:d="M71 541l98-96c143-127 197-175 197-266 0-106-81-179-193-179-104 0-173 85-173 166 0 50 46 50 48 50 17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213cm" svg:height="0.914cm" svg:x="3.19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79" draw:id="id279">
          <svg:title>TexMaths</svg:title>
          <svg:desc>24§display§\text {Let,}§svg§600§FALSE§</svg:desc>
          <draw:polygon draw:style-name="gr2" draw:text-style-name="P6" draw:layer="layout" svg:width="1.318cm" svg:height="0.655cm" svg:x="3.7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80" draw:id="id280">
          <svg:title>TexMaths</svg:title>
          <svg:desc>24§display§\text {I}§svg§600§FALSE§</svg:desc>
          <draw:polygon draw:style-name="gr2" draw:text-style-name="P6" draw:layer="layout" svg:width="0.197cm" svg:height="0.493cm" svg:x="5.6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1" draw:id="id281">
          <svg:title>TexMaths</svg:title>
          <svg:desc>22§display§= \int \frac{ 1 }{ 2x^2 + 5x - 7 }\ dx§svg§600§FALSE§</svg:desc>
          <draw:polygon draw:style-name="gr2" draw:text-style-name="P6" draw:layer="layout" svg:width="7.175cm" svg:height="1.642cm" svg:x="6.33cm" svg:y="0.954cm" svg:viewBox="0 0 7176 1643" draw:points="3589,1643 0,1643 0,0 7176,0 7176,1643">
            <text:p/>
          </draw:polygon>
          <draw:path draw:style-name="gr3" draw:text-style-name="P7" draw:layer="layout" svg:width="0.515cm" svg:height="0.182cm" svg:x="6.335cm" svg:y="1.6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9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18cm" svg:y="0.9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8.102cm" svg:y="1.758cm" svg:viewBox="0 0 4282 33" draw:points="2142,33 0,33 0,0 4282,0 4282,33">
            <text:p/>
          </draw:polygon>
          <draw:path draw:style-name="gr3" draw:text-style-name="P7" draw:layer="layout" svg:width="0.309cm" svg:height="0.517cm" svg:x="8.141cm" svg:y="1.9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8.511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65cm" svg:y="1.9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493cm" svg:y="2.0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0.262cm" svg:y="1.98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0.631cm" svg:y="2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288cm" svg:y="2.29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2.039cm" svg:y="1.975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69cm" svg:height="0.547cm" svg:x="12.765cm" svg:y="1.43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159cm" svg:y="1.6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282" draw:id="id282">
          <svg:title>TexMaths</svg:title>
          <svg:desc>22§display§= \int \frac{ 1 }{ 2 \left( x^2 + \frac{5x}{2} - \frac{7}{2} \right) }\ dx§svg§600§FALSE§</svg:desc>
          <draw:polygon draw:style-name="gr2" draw:text-style-name="P6" draw:layer="layout" svg:width="8.136cm" svg:height="1.816cm" svg:x="6.332cm" svg:y="3.155cm" svg:viewBox="0 0 8137 1817" draw:points="4069,1817 0,1817 0,0 8137,0 8137,1817">
            <text:p/>
          </draw:polygon>
          <draw:path draw:style-name="gr3" draw:text-style-name="P7" draw:layer="layout" svg:width="0.515cm" svg:height="0.182cm" svg:x="6.337cm" svg:y="3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7cm" svg:x="7.152cm" svg:y="3.116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256cm" svg:height="0.516cm" svg:x="10.6cm" svg:y="3.13cm" svg:viewBox="0 0 257 517" svg:d="M160 19c0-17 0-19-17-19-50 49-118 49-143 49v25c16 0 62 0 102-21v403c0 28-2 36-72 36h-25v25c27-3 95-3 125-3 32 0 99 0 127 3v-25h-25c-70 0-72-8-72-36z">
            <text:p/>
          </draw:path>
          <draw:polygon draw:style-name="gr3" draw:text-style-name="P7" draw:layer="layout" svg:width="5.242cm" svg:height="0.032cm" svg:x="8.104cm" svg:y="3.958cm" svg:viewBox="0 0 5243 33" draw:points="2622,33 0,33 0,0 5243,0 5243,33">
            <text:p/>
          </draw:polygon>
          <draw:path draw:style-name="gr3" draw:text-style-name="P7" draw:layer="layout" svg:width="0.309cm" svg:height="0.516cm" svg:x="8.143cm" svg:y="4.2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8.738cm" svg:y="4.083cm" svg:viewBox="0 0 204 929" svg:d="M204 920c0-2-2-4-3-7-37-37-90-100-122-227-17-70-24-150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386cm" svg:height="0.351cm" svg:x="8.997cm" svg:y="4.3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451cm" svg:y="4.1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9.979cm" svg:y="4.2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0.834cm" svg:y="4.076cm" svg:viewBox="0 0 241 371" svg:d="M49 58c28 7 46 7 55 7 70 0 114-49 114-58 0-5-5-7-7-7s-2 0-5 2c-12 5-41 16-81 16-16 0-44-2-81-14-5-4-5-4-7-4-7 0-7 5-7 14v160c0 11 0 16 9 16 5 0 5 0 10-7 25-30 58-34 78-34 31 0 45 25 49 30 11 18 12 39 12 71 0 16 0 47-16 72-14 19-36 32-63 32-35 0-72-20-86-55 21 2 32-12 32-26 0-23-20-29-29-29 0 0-26 0-26 30 0 50 44 97 111 97 69 0 130-51 130-119 0-62-47-118-114-118-25 0-53 5-78 26z">
            <text:p/>
          </draw:path>
          <draw:path draw:style-name="gr3" draw:text-style-name="P7" draw:layer="layout" svg:width="0.291cm" svg:height="0.245cm" svg:x="11.135cm" svg:y="4.196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0.801cm" svg:y="4.53cm" svg:viewBox="0 0 660 33" draw:points="331,33 0,33 0,0 660,0 660,33">
            <text:p/>
          </draw:polygon>
          <draw:path draw:style-name="gr3" draw:text-style-name="P7" draw:layer="layout" svg:width="0.24cm" svg:height="0.36cm" svg:x="11.01cm" svg:y="4.6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1.788cm" svg:y="4.53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2.628cm" svg:y="4.069cm" svg:viewBox="0 0 259 378" svg:d="M253 39c6-6 6-7 6-21h-143c-21 0-28 0-47-2-29-4-30-7-32-16h-18l-19 116h19c0-9 6-44 14-49 6-4 50-4 57-4h119c-17 23-45 57-56 72-72 94-79 180-79 211 0 8 0 32 26 32 27 0 27-24 27-32v-21c0-105 21-154 45-183z">
            <text:p/>
          </draw:path>
          <draw:polygon draw:style-name="gr3" draw:text-style-name="P7" draw:layer="layout" svg:width="0.309cm" svg:height="0.032cm" svg:x="12.591cm" svg:y="4.53cm" svg:viewBox="0 0 310 33" draw:points="155,33 0,33 0,0 310,0 310,33">
            <text:p/>
          </draw:polygon>
          <draw:path draw:style-name="gr3" draw:text-style-name="P7" draw:layer="layout" svg:width="0.24cm" svg:height="0.36cm" svg:x="12.624cm" svg:y="4.6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03cm" svg:height="0.928cm" svg:x="13.025cm" svg:y="4.083cm" svg:viewBox="0 0 204 929" svg:d="M204 464c0-109-19-265-121-395-9-11-60-69-74-69-4 0-9 2-9 7 0 4 2 5 5 9 37 40 88 102 120 225 18 70 25 151 25 223 0 78-7 157-27 232-30 110-75 171-116 215-7 7-7 7-7 9 0 7 5 9 9 9 12 0 54-48 65-58 79-95 130-234 130-407z">
            <text:p/>
          </draw:path>
          <draw:path draw:style-name="gr3" draw:text-style-name="P7" draw:layer="layout" svg:width="0.369cm" svg:height="0.546cm" svg:x="13.728cm" svg:y="3.631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4.122cm" svg:y="3.8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84" draw:id="id284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8cm" svg:y="4.051cm" svg:viewBox="0 0 10080 571" draw:points="5040,571 0,571 0,0 10080,0 10080,571">
            <text:p/>
          </draw:polygon>
          <draw:polygon draw:style-name="gr3" draw:text-style-name="P7" draw:layer="layout" svg:width="0.087cm" svg:height="0.633cm" svg:x="16.581cm" svg:y="4.019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4cm" svg:y="4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1cm" svg:y="4.2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1cm" svg:y="4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3cm" svg:y="4.0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9cm" svg:y="4.061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7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1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7cm" svg:y="4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9cm" svg:y="4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2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9cm" svg:y="4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2cm" svg:y="4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1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7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5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6cm" svg:y="4.221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3cm" svg:y="4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1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4cm" svg:y="4.0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3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85" draw:id="id285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9cm" svg:y="4.751cm" svg:viewBox="0 0 10019 715" draw:points="5010,715 0,715 0,0 10019,0 10019,715">
            <text:p/>
          </draw:polygon>
          <draw:path draw:style-name="gr3" draw:text-style-name="P7" draw:layer="layout" svg:width="0.199cm" svg:height="0.397cm" svg:x="17.039cm" svg:y="4.885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4cm" svg:y="4.836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2cm" svg:y="4.9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8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8cm" svg:y="4.991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5cm" svg:y="4.99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5cm" svg:y="4.99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9cm" svg:y="4.991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9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8cm" svg:y="4.994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5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7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6cm" svg:y="4.85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6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4cm" svg:y="4.836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2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5cm" svg:y="4.836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9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5cm" svg:y="5.0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1cm" svg:y="4.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9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5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01cm" svg:y="4.836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9cm" svg:y="4.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7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8cm" svg:y="4.736cm" svg:viewBox="0 0 122 761" draw:points="122,761 122,0 0,0 0,26 98,26 98,735 0,735 0,761">
            <text:p/>
          </draw:polygon>
        </draw:g>
        <draw:g xml:id="id283" draw:id="id283">
          <svg:title>TexMaths</svg:title>
          <svg:desc>22§display§= \frac{1}{2} \int \frac{ 1 }{ x^2 + 2(x)\left( \frac{5}{4} \right) + \frac{25}{16} - \frac{7}{2} - \frac{25}{16}  }\ dx§svg§600§FALSE§</svg:desc>
          <draw:polygon draw:style-name="gr2" draw:text-style-name="P6" draw:layer="layout" svg:width="13.023cm" svg:height="1.826cm" svg:x="6.332cm" svg:y="5.456cm" svg:viewBox="0 0 13024 1827" draw:points="6512,1827 0,1827 0,0 13024,0 13024,1827">
            <text:p/>
          </draw:polygon>
          <draw:path draw:style-name="gr3" draw:text-style-name="P7" draw:layer="layout" svg:width="0.515cm" svg:height="0.182cm" svg:x="6.337cm" svg:y="6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2cm" svg:y="5.4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1cm" svg:y="6.26cm" svg:viewBox="0 0 389 33" draw:points="194,33 0,33 0,0 389,0 389,33">
            <text:p/>
          </draw:polygon>
          <draw:path draw:style-name="gr3" draw:text-style-name="P7" draw:layer="layout" svg:width="0.309cm" svg:height="0.517cm" svg:x="7.24cm" svg:y="6.4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854cm" svg:y="5.4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395cm" svg:y="5.4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429cm" svg:height="0.032cm" svg:x="8.805cm" svg:y="6.26cm" svg:viewBox="0 0 9430 33" draw:points="4715,33 0,33 0,0 9430,0 9430,33">
            <text:p/>
          </draw:polygon>
          <draw:path draw:style-name="gr3" draw:text-style-name="P7" draw:layer="layout" svg:width="0.386cm" svg:height="0.351cm" svg:x="8.828cm" svg:y="6.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282cm" svg:y="6.45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81cm" svg:y="6.5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577cm" svg:y="6.52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1.003cm" svg:y="6.46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1.249cm" svg:y="6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1.712cm" svg:y="6.46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2.215cm" svg:y="6.385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7cm" svg:x="12.58cm" svg:y="6.37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545cm" svg:y="6.832cm" svg:viewBox="0 0 310 33" draw:points="155,33 0,33 0,0 310,0 310,33">
            <text:p/>
          </draw:polygon>
          <draw:path draw:style-name="gr3" draw:text-style-name="P7" draw:layer="layout" svg:width="0.267cm" svg:height="0.365cm" svg:x="12.566cm" svg:y="6.9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979cm" svg:y="6.385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13.516cm" svg:y="6.5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6cm" svg:x="14.371cm" svg:y="6.3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4.681cm" svg:y="6.37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4.338cm" svg:y="6.832cm" svg:viewBox="0 0 618 33" draw:points="310,33 0,33 0,0 618,0 618,33">
            <text:p/>
          </draw:polygon>
          <draw:path draw:style-name="gr3" draw:text-style-name="P7" draw:layer="layout" svg:width="0.198cm" svg:height="0.36cm" svg:x="14.398cm" svg:y="6.9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4.676cm" svg:y="6.9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15.283cm" svg:y="6.832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6.123cm" svg:y="6.371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olygon draw:style-name="gr3" draw:text-style-name="P7" draw:layer="layout" svg:width="0.309cm" svg:height="0.032cm" svg:x="16.086cm" svg:y="6.832cm" svg:viewBox="0 0 310 33" draw:points="155,33 0,33 0,0 310,0 310,33">
            <text:p/>
          </draw:polygon>
          <draw:path draw:style-name="gr3" draw:text-style-name="P7" draw:layer="layout" svg:width="0.24cm" svg:height="0.36cm" svg:x="16.119cm" svg:y="6.9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723cm" svg:y="6.832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559cm" svg:y="6.37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867cm" svg:y="6.378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7.523cm" svg:y="6.832cm" svg:viewBox="0 0 618 33" draw:points="310,33 0,33 0,0 618,0 618,33">
            <text:p/>
          </draw:polygon>
          <draw:path draw:style-name="gr3" draw:text-style-name="P7" draw:layer="layout" svg:width="0.198cm" svg:height="0.36cm" svg:x="17.583cm" svg:y="6.9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7.861cm" svg:y="6.9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369cm" svg:height="0.546cm" svg:x="18.615cm" svg:y="5.933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009cm" svg:y="6.1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286" draw:id="id286">
          <svg:title>TexMaths</svg:title>
          <svg:desc>22§display§= \frac{1}{2} \int \frac{ 1 }{ x^2 + 2(x)\left( \frac{5}{4} \right) + \left( \frac{25}{16} \right)^2 - \frac{56 + 25}{16}  }\ dx§svg§600§FALSE§</svg:desc>
          <draw:polygon draw:style-name="gr2" draw:text-style-name="P6" draw:layer="layout" svg:width="13.732cm" svg:height="1.983cm" svg:x="6.333cm" svg:y="7.757cm" svg:viewBox="0 0 13733 1984" draw:points="6866,1984 0,1984 0,0 13733,0 13733,1984">
            <text:p/>
          </draw:polygon>
          <draw:path draw:style-name="gr3" draw:text-style-name="P7" draw:layer="layout" svg:width="0.515cm" svg:height="0.182cm" svg:x="6.338cm" svg:y="8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3cm" svg:y="7.7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2cm" svg:y="8.561cm" svg:viewBox="0 0 389 33" draw:points="194,33 0,33 0,0 389,0 389,33">
            <text:p/>
          </draw:polygon>
          <draw:path draw:style-name="gr3" draw:text-style-name="P7" draw:layer="layout" svg:width="0.309cm" svg:height="0.516cm" svg:x="7.241cm" svg:y="8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7.855cm" svg:y="7.7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3.75cm" svg:y="7.7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0.137cm" svg:height="0.032cm" svg:x="8.806cm" svg:y="8.561cm" svg:viewBox="0 0 10138 33" draw:points="5069,33 0,33 0,0 10138,0 10138,33">
            <text:p/>
          </draw:polygon>
          <draw:path draw:style-name="gr3" draw:text-style-name="P7" draw:layer="layout" svg:width="0.386cm" svg:height="0.351cm" svg:x="8.829cm" svg:y="9.1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283cm" svg:y="8.9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11cm" svg:y="9.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578cm" svg:y="8.9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1.004cm" svg:y="8.9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25cm" svg:y="9.1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13cm" svg:y="8.9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03cm" svg:height="0.928cm" svg:x="12.217cm" svg:y="8.843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2.581cm" svg:y="8.83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546cm" svg:y="9.291cm" svg:viewBox="0 0 310 33" draw:points="155,33 0,33 0,0 310,0 310,33">
            <text:p/>
          </draw:polygon>
          <draw:path draw:style-name="gr3" draw:text-style-name="P7" draw:layer="layout" svg:width="0.267cm" svg:height="0.365cm" svg:x="12.567cm" svg:y="9.40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981cm" svg:y="8.8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515cm" svg:height="0.516cm" svg:x="13.517cm" svg:y="9.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4.364cm" svg:y="8.843cm" svg:viewBox="0 0 204 929" svg:d="M204 920c0-1-2-3-3-7-36-37-90-100-122-227-17-70-24-149-24-221 0-205 49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6cm" svg:x="14.728cm" svg:y="8.8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036cm" svg:y="8.83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4.693cm" svg:y="9.291cm" svg:viewBox="0 0 618 33" draw:points="310,33 0,33 0,0 618,0 618,33">
            <text:p/>
          </draw:polygon>
          <draw:path draw:style-name="gr3" draw:text-style-name="P7" draw:layer="layout" svg:width="0.198cm" svg:height="0.36cm" svg:x="14.753cm" svg:y="9.4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031cm" svg:y="9.4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437cm" svg:y="8.8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791cm" svg:y="8.6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34cm" svg:y="9.29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7.176cm" svg:y="8.836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ath draw:style-name="gr3" draw:text-style-name="P7" draw:layer="layout" svg:width="0.249cm" svg:height="0.37cm" svg:x="17.479cm" svg:y="8.836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99cm" svg:height="0.4cm" svg:x="17.796cm" svg:y="8.8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18.268cm" svg:y="8.8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8.576cm" svg:y="8.836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1.708cm" svg:height="0.032cm" svg:x="17.141cm" svg:y="9.291cm" svg:viewBox="0 0 1709 33" draw:points="855,33 0,33 0,0 1709,0 1709,33">
            <text:p/>
          </draw:polygon>
          <draw:path draw:style-name="gr3" draw:text-style-name="P7" draw:layer="layout" svg:width="0.198cm" svg:height="0.36cm" svg:x="17.747cm" svg:y="9.40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025cm" svg:y="9.4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9.324cm" svg:y="8.2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9.718cm" svg:y="8.4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87" draw:id="id287">
          <svg:title>TexMaths</svg:title>
          <svg:desc>22§display§= \frac{1}{2} \int \frac{ 1 }{ x^2 + 2(x)\left( \frac{5}{4} \right) + \left( \frac{25}{16} \right)^2 - \frac{81}{16}  }\ dx§svg§600§FALSE§</svg:desc>
          <draw:polygon draw:style-name="gr2" draw:text-style-name="P6" draw:layer="layout" svg:width="12.641cm" svg:height="1.983cm" svg:x="6.335cm" svg:y="10.259cm" svg:viewBox="0 0 12642 1984" draw:points="6320,1984 0,1984 0,0 12642,0 12642,1984">
            <text:p/>
          </draw:polygon>
          <draw:path draw:style-name="gr3" draw:text-style-name="P7" draw:layer="layout" svg:width="0.515cm" svg:height="0.182cm" svg:x="6.34cm" svg:y="10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10.2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11.063cm" svg:viewBox="0 0 389 33" draw:points="194,33 0,33 0,0 389,0 389,33">
            <text:p/>
          </draw:polygon>
          <draw:path draw:style-name="gr3" draw:text-style-name="P7" draw:layer="layout" svg:width="0.309cm" svg:height="0.516cm" svg:x="7.243cm" svg:y="11.2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7.857cm" svg:y="10.22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3.206cm" svg:y="10.2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046cm" svg:height="0.032cm" svg:x="8.808cm" svg:y="11.063cm" svg:viewBox="0 0 9047 33" draw:points="4523,33 0,33 0,0 9047,0 9047,33">
            <text:p/>
          </draw:polygon>
          <draw:path draw:style-name="gr3" draw:text-style-name="P7" draw:layer="layout" svg:width="0.386cm" svg:height="0.351cm" svg:x="8.831cm" svg:y="11.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285cm" svg:y="11.4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13cm" svg:y="11.5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58cm" svg:y="11.4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1.006cm" svg:y="11.42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1.253cm" svg:y="11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15cm" svg:y="11.42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03cm" svg:height="0.928cm" svg:x="12.219cm" svg:y="11.34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2.583cm" svg:y="11.33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548cm" svg:y="11.793cm" svg:viewBox="0 0 310 33" draw:points="155,33 0,33 0,0 310,0 310,33">
            <text:p/>
          </draw:polygon>
          <draw:path draw:style-name="gr3" draw:text-style-name="P7" draw:layer="layout" svg:width="0.267cm" svg:height="0.365cm" svg:x="12.569cm" svg:y="11.90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983cm" svg:y="11.34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515cm" svg:height="0.516cm" svg:x="13.519cm" svg:y="11.5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4.366cm" svg:y="11.345cm" svg:viewBox="0 0 204 929" svg:d="M204 920c0-1-2-3-3-7-36-37-90-100-122-227-17-70-24-149-24-221 0-205 49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6cm" svg:x="14.73cm" svg:y="11.3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038cm" svg:y="11.33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617cm" svg:height="0.032cm" svg:x="14.695cm" svg:y="11.793cm" svg:viewBox="0 0 618 33" draw:points="310,33 0,33 0,0 618,0 618,33">
            <text:p/>
          </draw:polygon>
          <draw:path draw:style-name="gr3" draw:text-style-name="P7" draw:layer="layout" svg:width="0.198cm" svg:height="0.36cm" svg:x="14.755cm" svg:y="11.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033cm" svg:y="11.9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44cm" svg:y="11.34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793cm" svg:y="11.1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343cm" svg:y="11.79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7.173cm" svg:y="11.338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98cm" svg:height="0.36cm" svg:x="17.511cm" svg:y="11.338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7.143cm" svg:y="11.793cm" svg:viewBox="0 0 618 33" draw:points="310,33 0,33 0,0 618,0 618,33">
            <text:p/>
          </draw:polygon>
          <draw:path draw:style-name="gr3" draw:text-style-name="P7" draw:layer="layout" svg:width="0.198cm" svg:height="0.36cm" svg:x="17.203cm" svg:y="11.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7.481cm" svg:y="11.9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8.235cm" svg:y="10.73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29cm" svg:y="10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88" draw:id="id288">
          <svg:title>TexMaths</svg:title>
          <svg:desc>22§display§= \frac{1}{2} \int \frac{ 1 }{ \left( x + \frac{5}{4} \right)^2 -  \left( \frac{9}{4} \right)^2  }\ dx§svg§600§FALSE§</svg:desc>
          <draw:polygon draw:style-name="gr2" draw:text-style-name="P6" draw:layer="layout" svg:width="9.027cm" svg:height="1.977cm" svg:x="6.336cm" svg:y="12.762cm" svg:viewBox="0 0 9028 1978" draw:points="4515,1978 0,1978 0,0 9028,0 9028,1978">
            <text:p/>
          </draw:polygon>
          <draw:path draw:style-name="gr3" draw:text-style-name="P7" draw:layer="layout" svg:width="0.515cm" svg:height="0.182cm" svg:x="6.341cm" svg:y="13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6cm" svg:y="12.7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5cm" svg:y="13.566cm" svg:viewBox="0 0 389 33" draw:points="194,33 0,33 0,0 389,0 389,33">
            <text:p/>
          </draw:polygon>
          <draw:path draw:style-name="gr3" draw:text-style-name="P7" draw:layer="layout" svg:width="0.309cm" svg:height="0.517cm" svg:x="7.244cm" svg:y="13.79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858cm" svg:y="12.723cm" svg:viewBox="0 0 688 1720" svg:d="M37 1685c25 0 39-17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1.4cm" svg:y="12.7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432cm" svg:height="0.032cm" svg:x="8.809cm" svg:y="13.566cm" svg:viewBox="0 0 5433 33" draw:points="2716,33 0,33 0,0 5433,0 5433,33">
            <text:p/>
          </draw:polygon>
          <draw:path draw:style-name="gr3" draw:text-style-name="P7" draw:layer="layout" svg:width="0.203cm" svg:height="0.929cm" svg:x="8.927cm" svg:y="13.848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86cm" svg:height="0.351cm" svg:x="9.186cm" svg:y="14.16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9.821cm" svg:y="14.0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cm" svg:height="0.371cm" svg:x="10.678cm" svg:y="13.841cm" svg:viewBox="0 0 241 372" svg:d="M51 58c26 7 44 7 53 7 70 0 114-49 114-58 0-5-5-7-7-7s-2 0-5 2c-12 5-41 16-81 16-16 0-44-2-81-14-5-4-5-4-7-4-7 0-7 5-7 14v160c0 11 0 16 9 16 5 0 5 0 12-7 23-30 56-33 76-33 31 0 47 24 49 30 11 17 12 38 12 70 0 16 0 48-16 72-14 20-36 32-63 32-35 0-72-19-86-55 21 2 32-12 32-26 0-23-20-28-27-28-2 0-28 0-28 30 0 49 44 97 111 97 69 0 130-52 130-120 0-62-47-118-114-118-25 0-53 5-76 26z">
            <text:p/>
          </draw:path>
          <draw:polygon draw:style-name="gr3" draw:text-style-name="P7" draw:layer="layout" svg:width="0.309cm" svg:height="0.032cm" svg:x="10.643cm" svg:y="14.297cm" svg:viewBox="0 0 310 33" draw:points="155,33 0,33 0,0 310,0 310,33">
            <text:p/>
          </draw:polygon>
          <draw:path draw:style-name="gr3" draw:text-style-name="P7" draw:layer="layout" svg:width="0.267cm" svg:height="0.365cm" svg:x="10.664cm" svg:y="14.408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7" draw:layer="layout" svg:width="0.203cm" svg:height="0.929cm" svg:x="11.079cm" svg:y="13.848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1.433cm" svg:y="13.68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982cm" svg:y="14.297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9cm" svg:x="12.808cm" svg:y="13.848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249cm" svg:height="0.371cm" svg:x="13.167cm" svg:y="13.841cm" svg:viewBox="0 0 250 372" svg:d="M199 199c0 136-67 155-100 155-13 0-41 0-57-18 23-1 25-19 25-24 0-14-9-27-25-27-17 0-26 11-26 27 0 37 30 60 83 60 79 0 151-73 151-189 0-135-60-183-123-183-18 0-55 4-87 33-19 18-40 39-40 89 0 68 55 119 120 119 42 0 67-28 79-53zM121 227c-21 0-40-7-56-33-12-20-12-43-12-72 0-32 0-53 16-76 12-20 30-30 58-30s45 17 53 32c15 22 17 59 17 79 0 70-40 100-76 100z">
            <text:p/>
          </draw:path>
          <draw:polygon draw:style-name="gr3" draw:text-style-name="P7" draw:layer="layout" svg:width="0.309cm" svg:height="0.032cm" svg:x="13.139cm" svg:y="14.297cm" svg:viewBox="0 0 310 33" draw:points="155,33 0,33 0,0 310,0 310,33">
            <text:p/>
          </draw:polygon>
          <draw:path draw:style-name="gr3" draw:text-style-name="P7" draw:layer="layout" svg:width="0.267cm" svg:height="0.365cm" svg:x="13.16cm" svg:y="14.408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03cm" svg:height="0.929cm" svg:x="13.574cm" svg:y="13.848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3.927cm" svg:y="13.68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4.623cm" svg:y="13.23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5.017cm" svg:y="13.43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84" smil:attributeName="visibility" smil:to="visible"/>
                  <anim:animate smil:dur="5s" smil:fill="hold" smil:targetElement="id284" smil:attributeName="x" smil:values="1+width/2;x" smil:keyTimes="0;1"/>
                  <anim:animate smil:dur="5s" smil:fill="hold" smil:targetElement="id284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5" smil:attributeName="visibility" smil:to="visible"/>
                  <anim:animate smil:dur="5s" smil:fill="hold" smil:targetElement="id285" smil:attributeName="x" smil:values="1+width/2;x" smil:keyTimes="0;1"/>
                  <anim:animate smil:dur="5s" smil:fill="hold" smil:targetElement="id2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97" draw:id="id297">
          <svg:title>TexMaths</svg:title>
          <svg:desc>26§display§\text {(13)}§svg§600§FALSE§</svg:desc>
          <draw:polygon draw:style-name="gr2" draw:text-style-name="P6" draw:layer="layout" svg:width="1.443cm" svg:height="0.823cm" svg:x="1.419cm" svg:y="10.753cm" svg:viewBox="0 0 1444 824" draw:points="722,824 0,824 0,0 1444,0 1444,824">
            <text:p/>
          </draw:polygon>
          <draw:path draw:style-name="gr3" draw:text-style-name="P7" draw:layer="layout" svg:width="0.213cm" svg:height="0.914cm" svg:x="1.463cm" svg:y="10.70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cm" svg:y="10.784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cm" svg:height="0.629cm" svg:x="2.224cm" svg:y="10.784cm" svg:viewBox="0 0 381 630" svg:d="M229 287c75-23 127-87 127-160 0-75-79-127-169-127-93 0-162 54-162 125 0 29 21 48 46 48 29 0 48-21 48-48 0-46-44-46-57-46 27-44 88-56 121-56 38 0 90 21 90 102 0 12-2 64-27 106-27 43-59 46-82 48-6 0-29 2-35 2-8 0-15 2-15 10 0 11 7 11 23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695cm" svg:y="10.7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8" draw:id="id298">
          <svg:title>TexMaths</svg:title>
          <svg:desc>24§display§\text {Let,}§svg§600§FALSE§</svg:desc>
          <draw:polygon draw:style-name="gr2" draw:text-style-name="P6" draw:layer="layout" svg:width="1.318cm" svg:height="0.655cm" svg:x="3.236cm" svg:y="10.8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0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1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0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1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9" draw:id="id299">
          <svg:title>TexMaths</svg:title>
          <svg:desc>24§display§\text {I}§svg§600§FALSE§</svg:desc>
          <draw:polygon draw:style-name="gr2" draw:text-style-name="P6" draw:layer="layout" svg:width="0.197cm" svg:height="0.493cm" svg:x="4.942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4.944cm" svg:y="1.447cm" svg:viewBox="0 0 198 494" draw:points="100,494 0,494 0,0 198,0 198,494">
            <text:p/>
          </draw:polygon>
          <draw:path draw:style-name="gr3" draw:text-style-name="P7" draw:layer="layout" svg:width="0.258cm" svg:height="0.577cm" svg:x="4.925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0" draw:id="id290">
          <svg:title>TexMaths</svg:title>
          <svg:desc>22§display§= \frac{1}{2} \times \frac{ 1 }{ 2 \left( \frac{9}{4} \right) }\log \left( \frac{ x + \frac{5}{4} - \frac{9}{4} }{  x + \frac{5}{4} + \frac{9}{4} } \right)  \ + \ c§svg§600§FALSE§</svg:desc>
          <draw:polygon draw:style-name="gr2" draw:text-style-name="P6" draw:layer="layout" svg:width="11.853cm" svg:height="1.997cm" svg:x="5.539cm" svg:y="0.956cm" svg:viewBox="0 0 11854 1998" draw:points="5928,1998 0,1998 0,0 11854,0 11854,1998">
            <text:p/>
          </draw:polygon>
          <draw:path draw:style-name="gr3" draw:text-style-name="P7" draw:layer="layout" svg:width="0.515cm" svg:height="0.182cm" svg:x="5.544cm" svg:y="1.8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479cm" svg:y="1.11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408cm" svg:y="1.94cm" svg:viewBox="0 0 389 33" draw:points="194,33 0,33 0,0 389,0 389,33">
            <text:p/>
          </draw:polygon>
          <draw:path draw:style-name="gr3" draw:text-style-name="P7" draw:layer="layout" svg:width="0.309cm" svg:height="0.516cm" svg:x="6.447cm" svg:y="2.1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74cm" svg:height="0.374cm" svg:x="7.174cm" svg:y="1.769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8.661cm" svg:y="1.11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9cm" svg:height="0.032cm" svg:x="7.927cm" svg:y="1.94cm" svg:viewBox="0 0 1720 33" draw:points="861,33 0,33 0,0 1720,0 1720,33">
            <text:p/>
          </draw:polygon>
          <draw:path draw:style-name="gr3" draw:text-style-name="P7" draw:layer="layout" svg:width="0.309cm" svg:height="0.516cm" svg:x="7.964cm" svg:y="2.2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03cm" svg:height="0.928cm" svg:x="8.559cm" svg:y="2.065cm" svg:viewBox="0 0 204 929" svg:d="M204 921c0-2-2-4-3-7-37-37-90-101-122-228-17-70-24-149-24-221 0-204 47-347 142-447 7-7 7-9 7-11 0-7-7-7-10-7-11 0-53 46-64 58-79 93-130 232-130 407 0 109 19 265 121 396 9 9 59 68 73 68 3 0 10 0 10-8z">
            <text:p/>
          </draw:path>
          <draw:path draw:style-name="gr3" draw:text-style-name="P7" draw:layer="layout" svg:width="0.249cm" svg:height="0.37cm" svg:x="8.918cm" svg:y="2.058cm" svg:viewBox="0 0 250 371" svg:d="M199 199c0 135-67 155-100 155-13 0-41 0-57-18 23-2 25-19 25-24 0-15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8.888cm" svg:y="2.512cm" svg:viewBox="0 0 310 33" draw:points="155,33 0,33 0,0 310,0 310,33">
            <text:p/>
          </draw:polygon>
          <draw:path draw:style-name="gr3" draw:text-style-name="P7" draw:layer="layout" svg:width="0.267cm" svg:height="0.365cm" svg:x="8.91cm" svg:y="2.62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9.325cm" svg:y="2.065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173cm" svg:height="0.538cm" svg:x="9.892cm" svg:y="1.61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103cm" svg:y="1.8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0.49cm" svg:y="1.79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1.155cm" svg:y="1.02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1.678cm" svg:y="1.2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314cm" svg:y="1.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7cm" svg:x="13.169cm" svg:y="0.917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3.136cm" svg:y="1.373cm" svg:viewBox="0 0 310 33" draw:points="155,33 0,33 0,0 310,0 310,33">
            <text:p/>
          </draw:polygon>
          <draw:path draw:style-name="gr3" draw:text-style-name="P7" draw:layer="layout" svg:width="0.267cm" svg:height="0.365cm" svg:x="13.157cm" svg:y="1.482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3.773cm" svg:y="1.37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4.604cm" svg:y="0.917cm" svg:viewBox="0 0 250 371" svg:d="M199 199c0 135-67 155-100 155-13 0-41 0-57-18 23-2 25-19 25-24 0-15-9-27-25-27-17 0-26 11-26 27 0 37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309cm" svg:height="0.032cm" svg:x="14.575cm" svg:y="1.373cm" svg:viewBox="0 0 310 33" draw:points="155,33 0,33 0,0 310,0 310,33">
            <text:p/>
          </draw:polygon>
          <draw:path draw:style-name="gr3" draw:text-style-name="P7" draw:layer="layout" svg:width="0.267cm" svg:height="0.365cm" svg:x="14.596cm" svg:y="1.482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3.32cm" svg:height="0.032cm" svg:x="11.655cm" svg:y="1.94cm" svg:viewBox="0 0 3321 33" draw:points="1662,33 0,33 0,0 3321,0 3321,33">
            <text:p/>
          </draw:polygon>
          <draw:path draw:style-name="gr3" draw:text-style-name="P7" draw:layer="layout" svg:width="0.386cm" svg:height="0.351cm" svg:x="11.678cm" svg:y="2.3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314cm" svg:y="2.2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7cm" svg:x="13.169cm" svg:y="2.054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3.136cm" svg:y="2.508cm" svg:viewBox="0 0 310 33" draw:points="155,33 0,33 0,0 310,0 310,33">
            <text:p/>
          </draw:polygon>
          <draw:path draw:style-name="gr3" draw:text-style-name="P7" draw:layer="layout" svg:width="0.267cm" svg:height="0.365cm" svg:x="13.157cm" svg:y="2.61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3.752cm" svg:y="2.2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9cm" svg:height="0.37cm" svg:x="14.604cm" svg:y="2.054cm" svg:viewBox="0 0 250 371" svg:d="M199 199c0 135-67 155-100 155-13 0-41 0-57-18 23-2 25-19 25-24 0-15-9-27-25-27-17 0-26 11-26 27 0 37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309cm" svg:height="0.032cm" svg:x="14.575cm" svg:y="2.508cm" svg:viewBox="0 0 310 33" draw:points="155,33 0,33 0,0 310,0 310,33">
            <text:p/>
          </draw:polygon>
          <draw:path draw:style-name="gr3" draw:text-style-name="P7" draw:layer="layout" svg:width="0.267cm" svg:height="0.365cm" svg:x="14.596cm" svg:y="2.61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1cm" svg:height="1.856cm" svg:x="15.096cm" svg:y="1.028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11cm" svg:y="1.6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129cm" svg:y="1.808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300" draw:id="id300">
          <svg:title>TexMaths</svg:title>
          <svg:desc>24§display§=  \int \frac{ 1 }{ 7 + 6x -  x^2 }\ dx§svg§600§FALSE§</svg:desc>
          <draw:polygon draw:style-name="gr2" draw:text-style-name="P6" draw:layer="layout" svg:width="7.407cm" svg:height="1.791cm" svg:x="5.637cm" svg:y="10.158cm" svg:viewBox="0 0 7408 1792" draw:points="3704,1792 0,1792 0,0 7408,0 7408,1792">
            <text:p/>
          </draw:polygon>
          <draw:path draw:style-name="gr3" draw:text-style-name="P7" draw:layer="layout" svg:width="0.562cm" svg:height="0.199cm" svg:x="5.643cm" svg:y="10.95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6.532cm" svg:y="10.116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9.558cm" svg:y="10.131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4.248cm" svg:height="0.036cm" svg:x="7.571cm" svg:y="11.036cm" svg:viewBox="0 0 4249 37" draw:points="2126,37 0,37 0,0 4249,0 4249,37">
            <text:p/>
          </draw:polygon>
          <draw:path draw:style-name="gr3" draw:text-style-name="P7" draw:layer="layout" svg:width="0.362cm" svg:height="0.591cm" svg:x="7.619cm" svg:y="11.273cm" svg:viewBox="0 0 363 592" svg:d="M355 58c8-12 8-14 8-31h-206c-103 0-105-12-107-27h-21l-29 175h21c2-14 10-67 21-77 6-6 73-6 83-6h176c-9 14-76 106-96 135-74 113-103 230-103 317 0 9 0 48 38 48 40 0 40-39 40-48v-43c0-46 2-94 10-138 2-19 14-92 52-146z">
            <text:p/>
          </draw:path>
          <draw:path draw:style-name="gr3" draw:text-style-name="P7" draw:layer="layout" svg:width="0.562cm" svg:height="0.564cm" svg:x="8.227cm" svg:y="11.35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9.059cm" svg:y="11.282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7" draw:layer="layout" svg:width="0.421cm" svg:height="0.383cm" svg:x="9.47cm" svg:y="11.47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6cm" svg:x="10.184cm" svg:y="11.616cm" svg:viewBox="0 0 517 37" svg:d="M488 37c13 0 29 0 29-20 0-17-16-17-29-17h-459c-14 0-29 0-29 17 0 20 15 20 29 20z">
            <text:p/>
          </draw:path>
          <draw:path draw:style-name="gr3" draw:text-style-name="P7" draw:layer="layout" svg:width="0.421cm" svg:height="0.383cm" svg:x="10.983cm" svg:y="11.4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262cm" svg:height="0.393cm" svg:x="11.478cm" svg:y="11.207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6cm" svg:x="12.234cm" svg:y="10.679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12.665cm" svg:y="10.892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295" draw:id="id295">
          <svg:title>TexMaths</svg:title>
          <svg:desc>24§display§\text {I}§svg§600§FALSE§</svg:desc>
          <draw:polygon draw:style-name="gr2" draw:text-style-name="P6" draw:layer="layout" svg:width="0.197cm" svg:height="0.493cm" svg:x="4.946cm" svg:y="8.447cm" svg:viewBox="0 0 198 494" draw:points="100,494 0,494 0,0 198,0 198,494">
            <text:p/>
          </draw:polygon>
          <draw:path draw:style-name="gr3" draw:text-style-name="P7" draw:layer="layout" svg:width="0.258cm" svg:height="0.577cm" svg:x="4.927cm" svg:y="8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4" draw:id="id294">
          <svg:title>TexMaths</svg:title>
          <svg:desc>26§display§\therefore§svg§600§FALSE§</svg:desc>
          <draw:polygon draw:style-name="gr2" draw:text-style-name="P6" draw:layer="layout" svg:width="0.49cm" svg:height="0.402cm" svg:x="3.808cm" svg:y="8.521cm" svg:viewBox="0 0 491 403" draw:points="246,403 0,403 0,0 491,0 491,403">
            <text:p/>
          </draw:polygon>
          <draw:path draw:style-name="gr3" draw:text-style-name="P7" draw:layer="layout" svg:width="0.555cm" svg:height="0.493cm" svg:x="3.789cm" svg:y="8.4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91" draw:id="id291">
          <svg:title>TexMaths</svg:title>
          <svg:desc>22§display§= \frac{1}{9} \log \left( \frac{ x - 1 }{  x + \frac{14}{4} } \right)  \ + \ c§svg§600§FALSE§</svg:desc>
          <draw:polygon draw:style-name="gr2" draw:text-style-name="P6" draw:layer="layout" svg:width="7.875cm" svg:height="1.88cm" svg:x="5.54cm" svg:y="3.257cm" svg:viewBox="0 0 7876 1881" draw:points="3938,1881 0,1881 0,0 7876,0 7876,1881">
            <text:p/>
          </draw:polygon>
          <draw:path draw:style-name="gr3" draw:text-style-name="P7" draw:layer="layout" svg:width="0.515cm" svg:height="0.182cm" svg:x="5.545cm" svg:y="4.0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48cm" svg:y="3.3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41cm" svg:y="4.13cm" svg:viewBox="0 0 389 33" draw:points="194,33 0,33 0,0 389,0 389,33">
            <text:p/>
          </draw:polygon>
          <draw:path draw:style-name="gr3" draw:text-style-name="P7" draw:layer="layout" svg:width="0.321cm" svg:height="0.533cm" svg:x="6.443cm" svg:y="4.355cm" svg:viewBox="0 0 322 534" svg:d="M253 269v25c0 183-80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7.045cm" svg:y="3.8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255cm" svg:y="3.993cm" svg:viewBox="0 0 345 357" svg:d="M345 181c0-98-79-181-172-181-97 0-173 85-173 181 0 101 81 176 173 176 93 0 172-77 172-176zM173 338c-34 0-67-18-89-53-19-33-19-81-19-109 0-30 0-72 18-107 21-36 58-51 90-51 33 0 66 15 86 49 21 33 21 79 21 109 0 28 0 71-18 104-16 35-51 58-89 58z">
            <text:p/>
          </draw:path>
          <draw:path draw:style-name="gr3" draw:text-style-name="P7" draw:layer="layout" svg:width="0.355cm" svg:height="0.511cm" svg:x="7.642cm" svg:y="3.9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7" draw:layer="layout" svg:width="0.381cm" svg:height="1.857cm" svg:x="8.307cm" svg:y="3.218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386cm" svg:height="0.351cm" svg:x="9.039cm" svg:y="3.47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3cm" svg:height="0.032cm" svg:x="9.694cm" svg:y="3.60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0.472cm" svg:y="3.3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2.191cm" svg:height="0.032cm" svg:x="8.809cm" svg:y="4.13cm" svg:viewBox="0 0 2192 33" draw:points="1095,33 0,33 0,0 2192,0 2192,33">
            <text:p/>
          </draw:polygon>
          <draw:path draw:style-name="gr3" draw:text-style-name="P7" draw:layer="layout" svg:width="0.386cm" svg:height="0.351cm" svg:x="8.832cm" svg:y="4.5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465cm" svg:y="4.4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10.347cm" svg:y="4.24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67cm" svg:height="0.365cm" svg:x="10.618cm" svg:y="4.239cm" svg:viewBox="0 0 268 366" svg:d="M268 278v-21h-62v-241c0-12 0-16-11-16-7 0-8 0-15 7l-180 250v21h160v44c0 18 0 25-44 25h-14v19c27 0 62-2 81-2 21 0 55 2 83 2v-19h-16c-44 0-44-7-44-25v-44zM164 58v199h-145z">
            <text:p/>
          </draw:path>
          <draw:polygon draw:style-name="gr3" draw:text-style-name="P7" draw:layer="layout" svg:width="0.617cm" svg:height="0.032cm" svg:x="10.289cm" svg:y="4.699cm" svg:viewBox="0 0 618 33" draw:points="310,33 0,33 0,0 618,0 618,33">
            <text:p/>
          </draw:polygon>
          <draw:path draw:style-name="gr3" draw:text-style-name="P7" draw:layer="layout" svg:width="0.267cm" svg:height="0.365cm" svg:x="10.464cm" svg:y="4.81cm" svg:viewBox="0 0 268 366" svg:d="M268 278v-21h-62v-241c0-12 0-16-12-16-6 0-7 0-14 7l-180 250v21h160v44c0 18 0 25-44 25h-14v19c27 0 62-2 81-2s55 2 83 2v-19h-16c-44 0-44-7-44-25v-44zM164 58v199h-145z">
            <text:p/>
          </draw:path>
          <draw:path draw:style-name="gr3" draw:text-style-name="P7" draw:layer="layout" svg:width="0.381cm" svg:height="1.857cm" svg:x="11.118cm" svg:y="3.218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12.132cm" svg:y="3.8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3.153cm" svg:y="3.99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92" draw:id="id292">
          <svg:title>TexMaths</svg:title>
          <svg:desc>22§display§= \frac{1}{9} \log \left( \frac{ x - 1 }{  x + \frac{7}{2} } \right)  \ + \ c§svg§600§FALSE§</svg:desc>
          <draw:polygon draw:style-name="gr2" draw:text-style-name="P6" draw:layer="layout" svg:width="7.565cm" svg:height="1.88cm" svg:x="14.041cm" svg:y="3.257cm" svg:viewBox="0 0 7566 1881" draw:points="3784,1881 0,1881 0,0 7566,0 7566,1881">
            <text:p/>
          </draw:polygon>
          <draw:path draw:style-name="gr3" draw:text-style-name="P7" draw:layer="layout" svg:width="0.515cm" svg:height="0.182cm" svg:x="14.046cm" svg:y="4.0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4.981cm" svg:y="3.3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4.91cm" svg:y="4.13cm" svg:viewBox="0 0 389 33" draw:points="194,33 0,33 0,0 389,0 389,33">
            <text:p/>
          </draw:polygon>
          <draw:path draw:style-name="gr3" draw:text-style-name="P7" draw:layer="layout" svg:width="0.321cm" svg:height="0.533cm" svg:x="14.944cm" svg:y="4.355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15.546cm" svg:y="3.8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755cm" svg:y="3.993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16.142cm" svg:y="3.9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1cm" svg:height="1.857cm" svg:x="16.808cm" svg:y="3.218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386cm" svg:height="0.351cm" svg:x="17.385cm" svg:y="3.4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8.04cm" svg:y="3.6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818cm" svg:y="3.30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882cm" svg:height="0.032cm" svg:x="17.309cm" svg:y="4.13cm" svg:viewBox="0 0 1883 33" draw:points="942,33 0,33 0,0 1883,0 1883,33">
            <text:p/>
          </draw:polygon>
          <draw:path draw:style-name="gr3" draw:text-style-name="P7" draw:layer="layout" svg:width="0.386cm" svg:height="0.351cm" svg:x="17.332cm" svg:y="4.5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7.966cm" svg:y="4.4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8.826cm" svg:y="4.23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8.79cm" svg:y="4.699cm" svg:viewBox="0 0 310 33" draw:points="155,33 0,33 0,0 310,0 310,33">
            <text:p/>
          </draw:polygon>
          <draw:path draw:style-name="gr3" draw:text-style-name="P7" draw:layer="layout" svg:width="0.24cm" svg:height="0.36cm" svg:x="18.823cm" svg:y="4.8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1cm" svg:height="1.857cm" svg:x="19.31cm" svg:y="3.218cm" svg:viewBox="0 0 382 1858" svg:d="M382 930c0-305-70-611-268-844-15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20.324cm" svg:y="3.8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343cm" svg:y="3.99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93" draw:id="id293">
          <svg:title>TexMaths</svg:title>
          <svg:desc>22§display§= \frac{1}{9} \log \left( \frac{ x - 1 }{  \frac{ 2x + 7 }{2} } \right)  \ + \ c§svg§600§FALSE§</svg:desc>
          <draw:polygon draw:style-name="gr2" draw:text-style-name="P6" draw:layer="layout" svg:width="7.459cm" svg:height="1.88cm" svg:x="5.642cm" svg:y="5.557cm" svg:viewBox="0 0 7460 1881" draw:points="3730,1881 0,1881 0,0 7460,0 7460,1881">
            <text:p/>
          </draw:polygon>
          <draw:path draw:style-name="gr3" draw:text-style-name="P7" draw:layer="layout" svg:width="0.515cm" svg:height="0.182cm" svg:x="5.647cm" svg:y="6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582cm" svg:y="5.60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512cm" svg:y="6.43cm" svg:viewBox="0 0 389 33" draw:points="194,33 0,33 0,0 389,0 389,33">
            <text:p/>
          </draw:polygon>
          <draw:path draw:style-name="gr3" draw:text-style-name="P7" draw:layer="layout" svg:width="0.321cm" svg:height="0.533cm" svg:x="6.545cm" svg:y="6.655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7.147cm" svg:y="6.1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6.293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4cm" svg:y="6.2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5 0 155 67 0 40-57 79-133 79z">
            <text:p/>
          </draw:path>
          <draw:path draw:style-name="gr3" draw:text-style-name="P7" draw:layer="layout" svg:width="0.381cm" svg:height="1.857cm" svg:x="8.409cm" svg:y="5.518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386cm" svg:height="0.351cm" svg:x="8.933cm" svg:y="5.7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9.588cm" svg:y="5.9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366cm" svg:y="5.60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75cm" svg:height="0.032cm" svg:x="8.911cm" svg:y="6.43cm" svg:viewBox="0 0 1776 33" draw:points="887,33 0,33 0,0 1776,0 1776,33">
            <text:p/>
          </draw:polygon>
          <draw:path draw:style-name="gr3" draw:text-style-name="P7" draw:layer="layout" svg:width="0.24cm" svg:height="0.36cm" svg:x="9.109cm" svg:y="6.5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6cm" svg:x="9.41cm" svg:y="6.664cm" svg:viewBox="0 0 292 247" svg:d="M109 183c-5 18-23 48-51 48-2 0-18 0-30-7 23-7 25-27 25-30 0-13-9-21-21-21-16 0-32 14-32 33 0 28 30 41 56 41 27 0 48-16 62-39 14 28 44 39 65 39 63 0 95-69 95-85 0-7-7-7-9-7-7 0-7 3-8 11-13 36-45 65-76 65-21 0-34-14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99cm" svg:height="0.4cm" svg:x="9.773cm" svg:y="6.56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58cm" svg:height="0.378cm" svg:x="10.248cm" svg:y="6.53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1.442cm" svg:height="0.032cm" svg:x="9.076cm" svg:y="6.999cm" svg:viewBox="0 0 1443 33" draw:points="722,33 0,33 0,0 1443,0 1443,33">
            <text:p/>
          </draw:polygon>
          <draw:path draw:style-name="gr3" draw:text-style-name="P7" draw:layer="layout" svg:width="0.24cm" svg:height="0.36cm" svg:x="9.678cm" svg:y="7.1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1cm" svg:height="1.857cm" svg:x="10.805cm" svg:y="5.518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11.818cm" svg:y="6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2.839cm" svg:y="6.29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96" draw:id="id296">
          <svg:title>TexMaths</svg:title>
          <svg:desc>22§display§= \frac{1}{9} \log \left( \frac{ 2( x - 1 ) }{  2x + 7 } \right)  \ + \ c§svg§600§FALSE§</svg:desc>
          <draw:polygon draw:style-name="gr2" draw:text-style-name="P6" draw:layer="layout" svg:width="8.448cm" svg:height="1.779cm" svg:x="5.642cm" svg:y="7.758cm" svg:viewBox="0 0 8449 1780" draw:points="4225,1780 0,1780 0,0 8449,0 8449,1780">
            <text:p/>
          </draw:polygon>
          <draw:path draw:style-name="gr3" draw:text-style-name="P7" draw:layer="layout" svg:width="0.515cm" svg:height="0.182cm" svg:x="5.647cm" svg:y="8.5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582cm" svg:y="7.8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512cm" svg:y="8.631cm" svg:viewBox="0 0 389 33" draw:points="194,33 0,33 0,0 389,0 389,33">
            <text:p/>
          </draw:polygon>
          <draw:path draw:style-name="gr3" draw:text-style-name="P7" draw:layer="layout" svg:width="0.321cm" svg:height="0.532cm" svg:x="6.545cm" svg:y="8.856cm" svg:viewBox="0 0 322 533" svg:d="M253 269v25c0 183-80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73cm" svg:height="0.538cm" svg:x="7.147cm" svg:y="8.3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8.493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7.744cm" svg:y="8.4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8.409cm" svg:y="7.7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8.95cm" svg:y="7.8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18cm" svg:height="0.773cm" svg:x="9.374cm" svg:y="7.73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86cm" svg:height="0.351cm" svg:x="9.62cm" svg:y="7.97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0.277cm" svg:y="8.108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1.053cm" svg:y="7.80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416cm" svg:y="7.737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7" draw:layer="layout" svg:width="2.763cm" svg:height="0.032cm" svg:x="8.911cm" svg:y="8.631cm" svg:viewBox="0 0 2764 33" draw:points="1382,33 0,33 0,0 2764,0 2764,33">
            <text:p/>
          </draw:polygon>
          <draw:path draw:style-name="gr3" draw:text-style-name="P7" draw:layer="layout" svg:width="0.309cm" svg:height="0.516cm" svg:x="9.251cm" svg:y="8.8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9.62cm" svg:y="9.02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256cm" svg:y="8.9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1.028cm" svg:y="8.847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81cm" svg:height="1.856cm" svg:x="11.792cm" svg:y="7.71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808cm" svg:y="8.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827cm" svg:y="8.49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01" draw:id="id301">
          <svg:title>TexMaths</svg:title>
          <svg:desc>24§display§=  \int \frac{ 1 }{ 7 - ( x^2 - 6x ) }\ dx§svg§600§FALSE§</svg:desc>
          <draw:polygon draw:style-name="gr2" draw:text-style-name="P6" draw:layer="layout" svg:width="8.062cm" svg:height="1.854cm" svg:x="5.638cm" svg:y="12.359cm" svg:viewBox="0 0 8063 1855" draw:points="4032,1855 0,1855 0,0 8063,0 8063,1855">
            <text:p/>
          </draw:polygon>
          <draw:path draw:style-name="gr3" draw:text-style-name="P7" draw:layer="layout" svg:width="0.562cm" svg:height="0.199cm" svg:x="5.644cm" svg:y="13.1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12.317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887cm" svg:y="12.33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4.905cm" svg:height="0.035cm" svg:x="7.572cm" svg:y="13.237cm" svg:viewBox="0 0 4906 36" draw:points="2454,36 0,36 0,0 4906,0 4906,36">
            <text:p/>
          </draw:polygon>
          <draw:path draw:style-name="gr3" draw:text-style-name="P7" draw:layer="layout" svg:width="0.362cm" svg:height="0.59cm" svg:x="7.62cm" svg:y="13.473cm" svg:viewBox="0 0 363 591" svg:d="M355 58c8-12 8-14 8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" draw:text-style-name="P7" draw:layer="layout" svg:width="0.516cm" svg:height="0.035cm" svg:x="8.251cm" svg:y="13.816cm" svg:viewBox="0 0 517 36" svg:d="M488 36c13 0 29 0 29-19 0-17-16-17-29-17h-459c-14 0-29 0-29 17 0 19 15 19 29 19z">
            <text:p/>
          </draw:path>
          <draw:path draw:style-name="gr3" draw:text-style-name="P7" draw:layer="layout" svg:width="0.197cm" svg:height="0.844cm" svg:x="9.108cm" svg:y="13.41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9.377cm" svg:y="13.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  <draw:path draw:style-name="gr3" draw:text-style-name="P7" draw:layer="layout" svg:width="0.262cm" svg:height="0.393cm" svg:x="9.872cm" svg:y="13.40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6cm" svg:height="0.035cm" svg:x="10.471cm" svg:y="13.816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1.279cm" svg:y="13.482cm" svg:viewBox="0 0 351 582" svg:d="M77 286v-21c0-213 105-244 148-244 21 0 55 6 75 35-14 0-47 0-47 36 0 27 20 40 39 40 13 0 38-7 38-40 0-52-36-92-107-92-108 0-223 109-223 296 0 226 98 286 177 286 94 0 174-79 174-190 0-108-74-190-169-190-57 0-88 44-105 84zM177 559c-52 0-79-52-83-64-15-40-15-107-15-123 0-65 27-151 103-151 14 0 52 0 79 54 16 30 16 74 16 115 0 40 0 82-16 113-25 52-63 56-84 56z">
            <text:p/>
          </draw:path>
          <draw:path draw:style-name="gr3" draw:text-style-name="P7" draw:layer="layout" svg:width="0.421cm" svg:height="0.383cm" svg:x="11.69cm" svg:y="13.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  <draw:path draw:style-name="gr3" draw:text-style-name="P7" draw:layer="layout" svg:width="0.197cm" svg:height="0.844cm" svg:x="12.195cm" svg:y="13.41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2.892cm" svg:y="12.88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3.323cm" svg:y="13.09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7" smil:attributeName="visibility" smil:to="visible"/>
                  <anim:animate smil:dur="0.5s" smil:fill="hold" smil:targetElement="id297" smil:attributeName="width" smil:values="width*0.05;width" smil:keyTimes="0;1"/>
                  <anim:animate smil:dur="0.5s" smil:fill="hold" smil:targetElement="id297" smil:attributeName="height" smil:values="height;height" smil:keyTimes="0;1"/>
                  <anim:animate smil:dur="0.5s" smil:fill="hold" smil:targetElement="id297" smil:attributeName="x" smil:values="x-.2;x" smil:keyTimes="0;1"/>
                  <anim:animate smil:dur="0.5s" smil:fill="hold" smil:targetElement="id297" smil:attributeName="y" smil:values="y;y" smil:keyTimes="0;1"/>
                  <anim:transitionFilter smil:dur="0.5s" smil:targetElement="id2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9" smil:attributeName="visibility" smil:to="visible"/>
                  <anim:animate smil:dur="0.5s" smil:fill="hold" smil:targetElement="id299" smil:attributeName="width" smil:values="width*0.05;width" smil:keyTimes="0;1"/>
                  <anim:animate smil:dur="0.5s" smil:fill="hold" smil:targetElement="id299" smil:attributeName="height" smil:values="height;height" smil:keyTimes="0;1"/>
                  <anim:animate smil:dur="0.5s" smil:fill="hold" smil:targetElement="id299" smil:attributeName="x" smil:values="x-.2;x" smil:keyTimes="0;1"/>
                  <anim:animate smil:dur="0.5s" smil:fill="hold" smil:targetElement="id299" smil:attributeName="y" smil:values="y;y" smil:keyTimes="0;1"/>
                  <anim:transitionFilter smil:dur="0.5s" smil:targetElement="id2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02" draw:id="id302">
          <svg:title>TexMaths</svg:title>
          <svg:desc>24§display§\text {I}§svg§600§FALSE§</svg:desc>
          <draw:polygon draw:style-name="gr2" draw:text-style-name="P6" draw:layer="layout" svg:width="0.197cm" svg:height="0.493cm" svg:x="4.446cm" svg:y="1.346cm" svg:viewBox="0 0 198 494" draw:points="100,494 0,494 0,0 198,0 198,494">
            <text:p/>
          </draw:polygon>
          <draw:path draw:style-name="gr3" draw:text-style-name="P7" draw:layer="layout" svg:width="0.258cm" svg:height="0.577cm" svg:x="4.427cm" svg:y="1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3" draw:id="id303">
          <svg:title>TexMaths</svg:title>
          <svg:desc>22§display§=  \int \frac{ 1 }{ 7 - ( x^2 - 6x ) }\ dx §svg§600§FALSE§</svg:desc>
          <draw:polygon draw:style-name="gr2" draw:text-style-name="P6" draw:layer="layout" svg:width="7.391cm" svg:height="1.7cm" svg:x="5.142cm" svg:y="0.765cm" svg:viewBox="0 0 7392 1701" draw:points="3697,1701 0,1701 0,0 7392,0 7392,1701">
            <text:p/>
          </draw:polygon>
          <draw:path draw:style-name="gr3" draw:text-style-name="P7" draw:layer="layout" svg:width="0.515cm" svg:height="0.182cm" svg:x="5.147cm" svg:y="1.4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2cm" svg:y="0.72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038cm" svg:y="0.7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497cm" svg:height="0.032cm" svg:x="6.915cm" svg:y="1.569cm" svg:viewBox="0 0 4498 33" draw:points="2250,33 0,33 0,0 4498,0 4498,33">
            <text:p/>
          </draw:polygon>
          <draw:path draw:style-name="gr3" draw:text-style-name="P7" draw:layer="layout" svg:width="0.332cm" svg:height="0.541cm" svg:x="6.959cm" svg:y="1.786cm" svg:viewBox="0 0 333 542" svg:d="M326 53c7-11 7-13 7-28h-189c-95 0-96-11-98-25h-20l-26 160h19c2-12 9-61 20-70 5-6 67-6 75-6h162c-8 13-70 97-88 124-68 104-95 211-95 290 0 9 0 44 36 44s36-35 36-44v-39c0-42 2-86 9-126 2-18 13-85 48-134z">
            <text:p/>
          </draw:path>
          <draw:path draw:style-name="gr3" draw:text-style-name="P7" draw:layer="layout" svg:width="0.473cm" svg:height="0.032cm" svg:x="7.538cm" svg:y="2.101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4cm" svg:x="8.323cm" svg:y="1.729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86cm" svg:height="0.351cm" svg:x="8.569cm" svg:y="1.9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023cm" svg:y="1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9.573cm" svg:y="2.10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0.314cm" svg:y="1.79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2 48-58 51-77 51z">
            <text:p/>
          </draw:path>
          <draw:path draw:style-name="gr3" draw:text-style-name="P7" draw:layer="layout" svg:width="0.386cm" svg:height="0.351cm" svg:x="10.69cm" svg:y="1.9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1.153cm" svg:y="1.72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369cm" svg:height="0.546cm" svg:x="11.792cm" svg:y="1.242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187cm" svg:y="1.43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04" draw:id="id304">
          <svg:title>TexMaths</svg:title>
          <svg:desc>22§display§=  \int \frac{ 1 }{ 7 - [\ x^2 - 2(x)(3) + 9 - 9 \ ] }\ dx §svg§600§FALSE§</svg:desc>
          <draw:polygon draw:style-name="gr2" draw:text-style-name="P6" draw:layer="layout" svg:width="11.985cm" svg:height="1.7cm" svg:x="5.143cm" svg:y="2.867cm" svg:viewBox="0 0 11986 1701" draw:points="5992,1701 0,1701 0,0 11986,0 11986,1701">
            <text:p/>
          </draw:polygon>
          <draw:path draw:style-name="gr3" draw:text-style-name="P7" draw:layer="layout" svg:width="0.515cm" svg:height="0.182cm" svg:x="5.148cm" svg:y="3.5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3cm" svg:y="2.82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336cm" svg:y="2.84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092cm" svg:height="0.032cm" svg:x="6.915cm" svg:y="3.671cm" svg:viewBox="0 0 9093 33" draw:points="4546,33 0,33 0,0 9093,0 9093,33">
            <text:p/>
          </draw:polygon>
          <draw:path draw:style-name="gr3" draw:text-style-name="P7" draw:layer="layout" svg:width="0.332cm" svg:height="0.541cm" svg:x="6.959cm" svg:y="3.888cm" svg:viewBox="0 0 333 542" svg:d="M326 53c7-11 7-13 7-28h-189c-95 0-96-11-98-25h-20l-26 160h19c2-12 9-61 20-70 5-6 67-6 75-6h162c-9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7.538cm" svg:y="4.203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4cm" svg:x="8.337cm" svg:y="3.831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8.742cm" svg:y="4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9.196cm" svg:y="3.82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43cm" svg:y="4.2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91cm" svg:y="3.89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0.915cm" svg:y="3.83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1.162cm" svg:y="4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11.626cm" svg:y="3.8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1.959cm" svg:y="3.83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2.216cm" svg:y="3.89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2.614cm" svg:y="3.8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3.085cm" svg:y="3.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847cm" svg:y="3.897cm" svg:viewBox="0 0 322 533" svg:d="M253 269v25c0 183-81 218-126 218-14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4.438cm" svg:y="4.2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179cm" svg:y="3.897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106cm" svg:height="0.774cm" svg:x="15.808cm" svg:y="3.831cm" svg:viewBox="0 0 107 775" draw:points="107,0 0,0 0,32 76,32 76,745 0,745 0,775 107,775">
            <text:p/>
          </draw:polygon>
          <draw:path draw:style-name="gr3" draw:text-style-name="P7" draw:layer="layout" svg:width="0.369cm" svg:height="0.546cm" svg:x="16.387cm" svg:y="3.344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6.781cm" svg:y="3.5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305" draw:id="id305">
          <svg:title>TexMaths</svg:title>
          <svg:desc>22§display§=  \int \frac{ 1 }{ 7 -  ( x - 3 )^2 + 9 }\ dx §svg§600§FALSE§</svg:desc>
          <draw:polygon draw:style-name="gr2" draw:text-style-name="P6" draw:layer="layout" svg:width="8.28cm" svg:height="1.7cm" svg:x="5.144cm" svg:y="5.269cm" svg:viewBox="0 0 8281 1701" draw:points="4140,1701 0,1701 0,0 8281,0 8281,1701">
            <text:p/>
          </draw:polygon>
          <draw:path draw:style-name="gr3" draw:text-style-name="P7" draw:layer="layout" svg:width="0.515cm" svg:height="0.182cm" svg:x="5.149cm" svg:y="5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4cm" svg:y="5.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484cm" svg:y="5.24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387cm" svg:height="0.032cm" svg:x="6.916cm" svg:y="6.073cm" svg:viewBox="0 0 5388 33" draw:points="2693,33 0,33 0,0 5388,0 5388,33">
            <text:p/>
          </draw:polygon>
          <draw:path draw:style-name="gr3" draw:text-style-name="P7" draw:layer="layout" svg:width="0.332cm" svg:height="0.541cm" svg:x="6.96cm" svg:y="6.2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7.539cm" svg:y="6.60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8.325cm" svg:y="6.23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8.571cm" svg:y="6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227cm" svg:y="6.60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968cm" svg:y="6.29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0.366cm" svg:y="6.23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657cm" svg:y="6.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185cm" svg:y="6.36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949cm" svg:y="6.299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2.683cm" svg:y="5.746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077cm" svg:y="5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06" draw:id="id306">
          <svg:title>TexMaths</svg:title>
          <svg:desc>22§display§=  \int \frac{ 1 }{ 16 - ( x - 3 )^2 }\ dx §svg§600§FALSE§</svg:desc>
          <draw:polygon draw:style-name="gr2" draw:text-style-name="P6" draw:layer="layout" svg:width="7.334cm" svg:height="1.7cm" svg:x="14.146cm" svg:y="5.272cm" svg:viewBox="0 0 7335 1701" draw:points="3668,1701 0,1701 0,0 7335,0 7335,1701">
            <text:p/>
          </draw:polygon>
          <draw:path draw:style-name="gr3" draw:text-style-name="P7" draw:layer="layout" svg:width="0.515cm" svg:height="0.182cm" svg:x="14.151cm" svg:y="6.0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966cm" svg:y="5.23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014cm" svg:y="5.24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441cm" svg:height="0.032cm" svg:x="15.918cm" svg:y="6.076cm" svg:viewBox="0 0 4442 33" draw:points="2221,33 0,33 0,0 4442,0 4442,33">
            <text:p/>
          </draw:polygon>
          <draw:path draw:style-name="gr3" draw:text-style-name="P7" draw:layer="layout" svg:width="0.256cm" svg:height="0.517cm" svg:x="15.987cm" svg:y="6.3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337cm" svg:y="6.30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472cm" svg:height="0.032cm" svg:x="16.927cm" svg:y="6.60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7.713cm" svg:y="6.23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96cm" svg:y="6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8.614cm" svg:y="6.60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357cm" svg:y="6.30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9.755cm" svg:y="6.23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0.045cm" svg:y="6.2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0.739cm" svg:y="5.74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133cm" svg:y="5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07" draw:id="id307">
          <svg:title>TexMaths</svg:title>
          <svg:desc>22§display§=  \int \frac{ 1 }{ (4)^2 -  ( x - 3 )^2 }\ dx §svg§600§FALSE§</svg:desc>
          <draw:polygon draw:style-name="gr2" draw:text-style-name="P6" draw:layer="layout" svg:width="7.895cm" svg:height="1.7cm" svg:x="5.147cm" svg:y="7.572cm" svg:viewBox="0 0 7896 1701" draw:points="3949,1701 0,1701 0,0 7896,0 7896,1701">
            <text:p/>
          </draw:polygon>
          <draw:path draw:style-name="gr3" draw:text-style-name="P7" draw:layer="layout" svg:width="0.515cm" svg:height="0.182cm" svg:x="5.152cm" svg:y="8.3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67cm" svg:y="7.53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9.295cm" svg:y="7.54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6.919cm" svg:y="8.376cm" svg:viewBox="0 0 5003 33" draw:points="2501,33 0,33 0,0 5003,0 5003,33">
            <text:p/>
          </draw:polygon>
          <draw:path draw:style-name="gr3" draw:text-style-name="P7" draw:layer="layout" svg:width="0.18cm" svg:height="0.774cm" svg:x="6.995cm" svg:y="8.53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7.241cm" svg:y="8.593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7.651cm" svg:y="8.53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7.942cm" svg:y="8.5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491cm" svg:y="8.90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276cm" svg:y="8.53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522cm" svg:y="8.7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177cm" svg:y="8.90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19cm" svg:y="8.60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1.317cm" svg:y="8.53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1.607cm" svg:y="8.5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302cm" svg:y="8.049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2.695cm" svg:y="8.2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308" draw:id="id308">
          <svg:title>TexMaths</svg:title>
          <svg:desc>24§display§= \frac{ 1 }{ 2(4) }\log \left( \frac{ 4 + ( x - 3 ) }{ 4 - ( x - 3 ) } \right) \ + \ c§svg§600§FALSE§</svg:desc>
          <draw:polygon draw:style-name="gr2" draw:text-style-name="P6" draw:layer="layout" svg:width="11.323cm" svg:height="1.941cm" svg:x="5.148cm" svg:y="9.975cm" svg:viewBox="0 0 11324 1942" draw:points="5662,1942 0,1942 0,0 11324,0 11324,1942">
            <text:p/>
          </draw:polygon>
          <draw:path draw:style-name="gr3" draw:text-style-name="P7" draw:layer="layout" svg:width="0.562cm" svg:height="0.199cm" svg:x="5.154cm" svg:y="10.8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711cm" svg:y="10.02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5cm" svg:height="0.035cm" svg:x="6.096cm" svg:y="10.928cm" svg:viewBox="0 0 1501 36" draw:points="751,36 0,36 0,0 1501,0 1501,36">
            <text:p/>
          </draw:polygon>
          <draw:path draw:style-name="gr3" draw:text-style-name="P7" draw:layer="layout" svg:width="0.337cm" svg:height="0.564cm" svg:x="6.139cm" svg:y="11.1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6.603cm" svg:y="11.10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75cm" svg:height="0.571cm" svg:x="6.87cm" svg:y="11.164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7.318cm" svg:y="11.10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9cm" svg:height="0.587cm" svg:x="7.867cm" svg:y="10.57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8.097cm" svg:y="10.77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8.517cm" svg:y="10.77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9.243cm" svg:y="9.93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75cm" svg:height="0.571cm" svg:x="9.813cm" svg:y="10.014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62cm" svg:height="0.564cm" svg:x="10.447cm" svg:y="10.09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197cm" svg:height="0.844cm" svg:x="11.326cm" svg:y="9.95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1.595cm" svg:y="10.2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5cm" svg:height="0.035cm" svg:x="12.311cm" svg:y="10.357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12cm" svg:y="10.02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3.553cm" svg:y="9.95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4.044cm" svg:height="0.035cm" svg:x="9.79cm" svg:y="10.928cm" svg:viewBox="0 0 4045 36" draw:points="2024,36 0,36 0,0 4045,0 4045,36">
            <text:p/>
          </draw:polygon>
          <draw:path draw:style-name="gr3" draw:text-style-name="P7" draw:layer="layout" svg:width="0.375cm" svg:height="0.571cm" svg:x="9.813cm" svg:y="11.164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515cm" svg:height="0.035cm" svg:x="10.47cm" svg:y="11.508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1.326cm" svg:y="11.10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1.595cm" svg:y="11.3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5cm" svg:height="0.035cm" svg:x="12.311cm" svg:y="11.508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12cm" svg:y="11.17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3.553cm" svg:y="11.10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416cm" svg:height="2.025cm" svg:x="13.964cm" svg:y="9.933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072cm" svg:y="10.6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6.184cm" svg:y="10.784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311" draw:id="id311">
          <svg:title>TexMaths</svg:title>
          <svg:desc>24§display§= \frac{ 1 }{ 8 }\log \left( \frac{ 1 + x  }{ 7 - x } \right) \ + \ c§svg§600§FALSE§</svg:desc>
          <draw:polygon draw:style-name="gr2" draw:text-style-name="P6" draw:layer="layout" svg:width="8.137cm" svg:height="1.941cm" svg:x="5.15cm" svg:y="12.476cm" svg:viewBox="0 0 8138 1942" draw:points="4069,1942 0,1942 0,0 8138,0 8138,1942">
            <text:p/>
          </draw:polygon>
          <draw:path draw:style-name="gr3" draw:text-style-name="P7" draw:layer="layout" svg:width="0.562cm" svg:height="0.199cm" svg:x="5.156cm" svg:y="13.34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6.175cm" svg:y="12.524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6.099cm" svg:y="13.429cm" svg:viewBox="0 0 424 36" draw:points="211,36 0,36 0,0 424,0 424,36">
            <text:p/>
          </draw:polygon>
          <draw:path draw:style-name="gr3" draw:text-style-name="P7" draw:layer="layout" svg:width="0.35cm" svg:height="0.581cm" svg:x="6.135cm" svg:y="13.675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7-31-25-84-60zM142 294l104 65c23 15 63 40 63 92 0 64-63 108-132 108-73 0-135-52-135-123 0-50 27-104 100-142z">
            <text:p/>
          </draw:path>
          <draw:path draw:style-name="gr3" draw:text-style-name="P7" draw:layer="layout" svg:width="0.189cm" svg:height="0.587cm" svg:x="6.792cm" svg:y="13.0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7.02cm" svg:y="13.2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7.443cm" svg:y="13.275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8.169cm" svg:y="12.434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279cm" svg:height="0.564cm" svg:x="8.791cm" svg:y="12.52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562cm" svg:height="0.564cm" svg:x="9.373cm" svg:y="12.59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0.192cm" svg:y="12.71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1.936cm" svg:height="0.035cm" svg:x="8.716cm" svg:y="13.429cm" svg:viewBox="0 0 1937 36" draw:points="968,36 0,36 0,0 1937,0 1937,36">
            <text:p/>
          </draw:polygon>
          <draw:path draw:style-name="gr3" draw:text-style-name="P7" draw:layer="layout" svg:width="0.362cm" svg:height="0.59cm" svg:x="8.762cm" svg:y="13.665cm" svg:viewBox="0 0 363 591" svg:d="M355 58c8-12 8-14 8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" draw:text-style-name="P7" draw:layer="layout" svg:width="0.516cm" svg:height="0.035cm" svg:x="9.396cm" svg:y="14.009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0.192cm" svg:y="13.86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7" draw:layer="layout" svg:width="0.416cm" svg:height="2.025cm" svg:x="10.782cm" svg:y="12.434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1.888cm" svg:y="13.16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002cm" svg:y="13.285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309" draw:id="id309">
          <svg:title>TexMaths</svg:title>
          <svg:desc>26§display§\therefore§svg§600§FALSE§</svg:desc>
          <draw:polygon draw:style-name="gr2" draw:text-style-name="P6" draw:layer="layout" svg:width="0.49cm" svg:height="0.402cm" svg:x="2.908cm" svg:y="13.421cm" svg:viewBox="0 0 491 403" draw:points="246,403 0,403 0,0 491,0 491,403">
            <text:p/>
          </draw:polygon>
          <draw:path draw:style-name="gr3" draw:text-style-name="P7" draw:layer="layout" svg:width="0.555cm" svg:height="0.493cm" svg:x="2.889cm" svg:y="13.3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10" draw:id="id310">
          <svg:title>TexMaths</svg:title>
          <svg:desc>24§display§\text {I}§svg§600§FALSE§</svg:desc>
          <draw:polygon draw:style-name="gr2" draw:text-style-name="P6" draw:layer="layout" svg:width="0.197cm" svg:height="0.493cm" svg:x="4.447cm" svg:y="13.246cm" svg:viewBox="0 0 198 494" draw:points="100,494 0,494 0,0 198,0 198,494">
            <text:p/>
          </draw:polygon>
          <draw:path draw:style-name="gr3" draw:text-style-name="P7" draw:layer="layout" svg:width="0.258cm" svg:height="0.577cm" svg:x="4.428cm" svg:y="13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22" draw:id="id322">
          <svg:title>TexMaths</svg:title>
          <svg:desc>26§display§\therefore§svg§600§FALSE§</svg:desc>
          <draw:polygon draw:style-name="gr2" draw:text-style-name="P6" draw:layer="layout" svg:width="0.49cm" svg:height="0.402cm" svg:x="4.208cm" svg:y="14.1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14.0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23" draw:id="id323">
          <svg:title>TexMaths</svg:title>
          <svg:desc>24§display§\text {I}§svg§600§FALSE§</svg:desc>
          <draw:polygon draw:style-name="gr2" draw:text-style-name="P6" draw:layer="layout" svg:width="0.197cm" svg:height="0.493cm" svg:x="5.547cm" svg:y="14.047cm" svg:viewBox="0 0 198 494" draw:points="100,494 0,494 0,0 198,0 198,494">
            <text:p/>
          </draw:polygon>
          <draw:path draw:style-name="gr3" draw:text-style-name="P7" draw:layer="layout" svg:width="0.258cm" svg:height="0.577cm" svg:x="5.528cm" svg:y="14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2" draw:id="id312">
          <svg:title>TexMaths</svg:title>
          <svg:desc>26§display§(14)§svg§600§FALSE§</svg:desc>
          <draw:polygon draw:style-name="gr2" draw:text-style-name="P6" draw:layer="layout" svg:width="1.443cm" svg:height="0.823cm" svg:x="2.114cm" svg:y="1.146cm" svg:viewBox="0 0 1444 824" draw:points="722,824 0,824 0,0 1444,0 1444,824">
            <text:p/>
          </draw:polygon>
          <draw:path draw:style-name="gr3" draw:text-style-name="P7" draw:layer="layout" svg:width="0.213cm" svg:height="0.914cm" svg:x="2.158cm" svg:y="1.1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505cm" svg:y="1.177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407cm" svg:height="0.619cm" svg:x="2.907cm" svg:y="1.167cm" svg:viewBox="0 0 408 620" svg:d="M243 470v79c0 33 0 44-68 44h-19v27c38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213cm" svg:height="0.914cm" svg:x="3.39cm" svg:y="1.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13" draw:id="id313">
          <svg:title>TexMaths</svg:title>
          <svg:desc>24§display§\text {Let,}§svg§600§FALSE§</svg:desc>
          <draw:polygon draw:style-name="gr2" draw:text-style-name="P6" draw:layer="layout" svg:width="1.318cm" svg:height="0.655cm" svg:x="3.938cm" svg:y="1.247cm" svg:viewBox="0 0 1319 656" draw:points="659,656 0,656 0,0 1319,0 1319,656">
            <text:p/>
          </draw:polygon>
          <draw:path draw:style-name="gr3" draw:text-style-name="P7" draw:layer="layout" svg:width="0.464cm" svg:height="0.577cm" svg:x="3.923cm" svg:y="1.2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447cm" svg:y="1.4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14cm" svg:y="1.2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198cm" svg:y="1.6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5.644cm" svg:y="1.2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5" draw:id="id315">
          <svg:title>TexMaths</svg:title>
          <svg:desc>22§display§= \int \frac{ 1 }{ 3 + 10x  - 25x^2 }\ dx§svg§600§FALSE§</svg:desc>
          <draw:polygon draw:style-name="gr2" draw:text-style-name="P6" draw:layer="layout" svg:width="7.948cm" svg:height="1.642cm" svg:x="6.33cm" svg:y="0.654cm" svg:viewBox="0 0 7949 1643" draw:points="3974,1643 0,1643 0,0 7949,0 7949,1643">
            <text:p/>
          </draw:polygon>
          <draw:path draw:style-name="gr3" draw:text-style-name="P7" draw:layer="layout" svg:width="0.515cm" svg:height="0.182cm" svg:x="6.335cm" svg:y="1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6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504cm" svg:y="0.62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053cm" svg:height="0.032cm" svg:x="8.102cm" svg:y="1.458cm" svg:viewBox="0 0 5054 33" draw:points="2527,33 0,33 0,0 5054,0 5054,33">
            <text:p/>
          </draw:polygon>
          <draw:path draw:style-name="gr3" draw:text-style-name="P7" draw:layer="layout" svg:width="0.321cm" svg:height="0.532cm" svg:x="8.134cm" svg:y="1.68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8.704cm" svg:y="1.7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503cm" svg:y="1.68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85cm" svg:y="1.68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10.23cm" svg:y="1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0.885cm" svg:y="1.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632cm" svg:y="1.6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32cm" svg:x="12.02cm" svg:y="1.68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2.389cm" svg:y="1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12.843cm" svg:y="1.6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3.537cm" svg:y="1.13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931cm" svg:y="1.3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316" draw:id="id316">
          <svg:title>TexMaths</svg:title>
          <svg:desc>22§display§= \int \frac{ 1 }{ 3 -  ( 25x^2 - 10x ) }\ dx§svg§600§FALSE§</svg:desc>
          <draw:polygon draw:style-name="gr2" draw:text-style-name="P6" draw:layer="layout" svg:width="8.55cm" svg:height="1.7cm" svg:x="6.331cm" svg:y="2.655cm" svg:viewBox="0 0 8551 1701" draw:points="4275,1701 0,1701 0,0 8551,0 8551,1701">
            <text:p/>
          </draw:polygon>
          <draw:path draw:style-name="gr3" draw:text-style-name="P7" draw:layer="layout" svg:width="0.515cm" svg:height="0.182cm" svg:x="6.336cm" svg:y="3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2.61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807cm" svg:y="2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656cm" svg:height="0.032cm" svg:x="8.103cm" svg:y="3.459cm" svg:viewBox="0 0 5657 33" draw:points="2828,33 0,33 0,0 5657,0 5657,33">
            <text:p/>
          </draw:polygon>
          <draw:path draw:style-name="gr3" draw:text-style-name="P7" draw:layer="layout" svg:width="0.321cm" svg:height="0.532cm" svg:x="8.135cm" svg:y="3.6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8.726cm" svg:y="3.9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11cm" svg:y="3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9.774cm" svg:y="3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10.161cm" svg:y="3.68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10.532cm" svg:y="3.8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985cm" svg:y="3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534cm" svg:y="3.9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312cm" svg:y="3.6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66cm" svg:y="3.68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13.039cm" svg:y="3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3.502cm" svg:y="3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4.141cm" svg:y="3.13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4.535cm" svg:y="3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17" draw:id="id317">
          <svg:title>TexMaths</svg:title>
          <svg:desc>22§display§= \int \frac{ 1 }{ 3 -  [\  (5x)^2 - 2(5x) (1) + 1 -1 \ ] }\ dx§svg§600§FALSE§</svg:desc>
          <draw:polygon draw:style-name="gr2" draw:text-style-name="P6" draw:layer="layout" svg:width="13.36cm" svg:height="1.7cm" svg:x="6.333cm" svg:y="4.755cm" svg:viewBox="0 0 13361 1701" draw:points="6681,1701 0,1701 0,0 13361,0 13361,1701">
            <text:p/>
          </draw:polygon>
          <draw:path draw:style-name="gr3" draw:text-style-name="P7" draw:layer="layout" svg:width="0.515cm" svg:height="0.182cm" svg:x="6.338cm" svg:y="5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4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214cm" svg:y="4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0.467cm" svg:height="0.032cm" svg:x="8.105cm" svg:y="5.559cm" svg:viewBox="0 0 10468 33" draw:points="5234,33 0,33 0,0 10468,0 10468,33">
            <text:p/>
          </draw:polygon>
          <draw:path draw:style-name="gr3" draw:text-style-name="P7" draw:layer="layout" svg:width="0.321cm" svg:height="0.532cm" svg:x="8.137cm" svg:y="5.7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8.728cm" svg:y="6.09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4cm" svg:x="9.527cm" svg:y="5.719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9.987cm" svg:y="5.7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0.249cm" svg:y="5.78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10.618cm" svg:y="5.9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1.083cm" svg:y="5.7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1.373cm" svg:y="5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922cm" svg:y="6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2.67cm" svg:y="5.7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3.095cm" svg:y="5.7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3.357cm" svg:y="5.78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13.726cm" svg:y="5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4.191cm" svg:y="5.7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4.524cm" svg:y="5.7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4.818cm" svg:y="5.7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178cm" svg:y="5.7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5.65cm" svg:y="5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449cm" svg:y="5.7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7.003cm" svg:y="6.0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781cm" svg:y="5.78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106cm" svg:height="0.774cm" svg:x="18.373cm" svg:y="5.719cm" svg:viewBox="0 0 107 775" draw:points="107,0 0,0 0,32 76,32 76,745 0,745 0,775 107,775">
            <text:p/>
          </draw:polygon>
          <draw:path draw:style-name="gr3" draw:text-style-name="P7" draw:layer="layout" svg:width="0.369cm" svg:height="0.546cm" svg:x="18.952cm" svg:y="5.2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346cm" svg:y="5.4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318" draw:id="id318">
          <svg:title>TexMaths</svg:title>
          <svg:desc>22§display§= \int \frac{ 1 }{ 3 -  (5x - 1)^2  + 1 }\ dx§svg§600§FALSE§</svg:desc>
          <draw:polygon draw:style-name="gr2" draw:text-style-name="P6" draw:layer="layout" svg:width="8.668cm" svg:height="1.7cm" svg:x="6.335cm" svg:y="7.055cm" svg:viewBox="0 0 8669 1701" draw:points="4334,1701 0,1701 0,0 8669,0 8669,1701">
            <text:p/>
          </draw:polygon>
          <draw:path draw:style-name="gr3" draw:text-style-name="P7" draw:layer="layout" svg:width="0.515cm" svg:height="0.182cm" svg:x="6.34cm" svg:y="7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7.01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869cm" svg:y="7.0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773cm" svg:height="0.032cm" svg:x="8.108cm" svg:y="7.859cm" svg:viewBox="0 0 5774 33" draw:points="2887,33 0,33 0,0 5774,0 5774,33">
            <text:p/>
          </draw:polygon>
          <draw:path draw:style-name="gr3" draw:text-style-name="P7" draw:layer="layout" svg:width="0.321cm" svg:height="0.532cm" svg:x="8.139cm" svg:y="8.0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8.731cm" svg:y="8.391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4cm" svg:x="9.516cm" svg:y="8.019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09cm" svg:height="0.532cm" svg:x="9.778cm" svg:y="8.08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0.149cm" svg:y="8.25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0.804cm" svg:y="8.3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1.582cm" svg:y="8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1.945cm" svg:y="8.01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24cm" svg:height="0.36cm" svg:x="12.235cm" svg:y="8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763cm" svg:y="8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563cm" svg:y="8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6cm" svg:x="14.261cm" svg:y="7.532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4.656cm" svg:y="7.727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19" draw:id="id319">
          <svg:title>TexMaths</svg:title>
          <svg:desc>22§display§= \int \frac{ 1 }{ 4 -  (5x - 1)^2 }\ dx§svg§600§FALSE§</svg:desc>
          <draw:polygon draw:style-name="gr2" draw:text-style-name="P6" draw:layer="layout" svg:width="7.334cm" svg:height="1.7cm" svg:x="15.635cm" svg:y="7.055cm" svg:viewBox="0 0 7335 1701" draw:points="3668,1701 0,1701 0,0 7335,0 7335,1701">
            <text:p/>
          </draw:polygon>
          <draw:path draw:style-name="gr3" draw:text-style-name="P7" draw:layer="layout" svg:width="0.515cm" svg:height="0.182cm" svg:x="15.64cm" svg:y="7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6.455cm" svg:y="7.0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9.503cm" svg:y="7.0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4.441cm" svg:height="0.032cm" svg:x="17.407cm" svg:y="7.859cm" svg:viewBox="0 0 4442 33" draw:points="2221,33 0,33 0,0 4442,0 4442,33">
            <text:p/>
          </draw:polygon>
          <draw:path draw:style-name="gr3" draw:text-style-name="P7" draw:layer="layout" svg:width="0.344cm" svg:height="0.524cm" svg:x="17.428cm" svg:y="8.07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8.03cm" svg:y="8.3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8.815cm" svg:y="8.0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9.077cm" svg:y="8.08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9.449cm" svg:y="8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0.103cm" svg:y="8.3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881cm" svg:y="8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244cm" svg:y="8.0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534cm" svg:y="8.0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2.228cm" svg:y="7.5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2.622cm" svg:y="7.7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20" draw:id="id320">
          <svg:title>TexMaths</svg:title>
          <svg:desc>22§display§= \int \frac{ 1 }{ (2)^2 - (5x - 1)^2 }\ dx§svg§600§FALSE§</svg:desc>
          <draw:polygon draw:style-name="gr2" draw:text-style-name="P6" draw:layer="layout" svg:width="8.283cm" svg:height="1.7cm" svg:x="6.336cm" svg:y="9.155cm" svg:viewBox="0 0 8284 1701" draw:points="4141,1701 0,1701 0,0 8284,0 8284,1701">
            <text:p/>
          </draw:polygon>
          <draw:path draw:style-name="gr3" draw:text-style-name="P7" draw:layer="layout" svg:width="0.515cm" svg:height="0.182cm" svg:x="6.341cm" svg:y="9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6cm" svg:y="9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678cm" svg:y="9.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39cm" svg:height="0.032cm" svg:x="8.108cm" svg:y="9.959cm" svg:viewBox="0 0 5391 33" draw:points="2695,33 0,33 0,0 5391,0 5391,33">
            <text:p/>
          </draw:polygon>
          <draw:path draw:style-name="gr3" draw:text-style-name="P7" draw:layer="layout" svg:width="0.18cm" svg:height="0.774cm" svg:x="8.184cm" svg:y="10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448cm" svg:y="10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8.84cm" svg:y="10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9.131cm" svg:y="10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8cm" svg:y="10.4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0.465cm" svg:y="10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0.727cm" svg:y="10.185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1.099cm" svg:y="10.3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753cm" svg:y="10.4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531cm" svg:y="10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2.894cm" svg:y="10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3.184cm" svg:y="10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878cm" svg:y="9.6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272cm" svg:y="9.8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321" draw:id="id321">
          <svg:title>TexMaths</svg:title>
          <svg:desc>20§display§= \frac{ 1 }{ 2(2) }\log \left( \frac{ 2 + ( 5x - 1 ) }{ 2 - ( 5x - 1 ) } \right) \left( \frac{1}{5} \right) \ + \ c§svg§600§FALSE§</svg:desc>
          <draw:polygon draw:style-name="gr2" draw:text-style-name="P6" draw:layer="layout" svg:width="11.46cm" svg:height="1.617cm" svg:x="6.337cm" svg:y="11.253cm" svg:viewBox="0 0 11461 1618" draw:points="5730,1618 0,1618 0,0 11461,0 11461,1618">
            <text:p/>
          </draw:polygon>
          <draw:path draw:style-name="gr3" draw:text-style-name="P7" draw:layer="layout" svg:width="0.468cm" svg:height="0.165cm" svg:x="6.342cm" svg:y="11.9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7.639cm" svg:y="11.293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25cm" svg:height="0.029cm" svg:x="7.127cm" svg:y="12.047cm" svg:viewBox="0 0 1251 30" draw:points="626,30 0,30 0,0 1251,0 1251,30">
            <text:p/>
          </draw:polygon>
          <draw:path draw:style-name="gr3" draw:text-style-name="P7" draw:layer="layout" svg:width="0.281cm" svg:height="0.469cm" svg:x="7.163cm" svg:y="1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7.55cm" svg:y="12.19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7.788cm" svg:y="1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8.145cm" svg:y="12.19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7cm" svg:height="0.489cm" svg:x="8.603cm" svg:y="11.74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795cm" svg:y="11.92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45cm" svg:y="11.919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9.75cm" svg:y="11.218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10.241cm" svg:y="11.29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0.753cm" svg:y="11.35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486cm" svg:y="11.2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84cm" svg:x="11.726cm" svg:y="11.29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351cm" svg:height="0.319cm" svg:x="12.062cm" svg:y="11.45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2.657cm" svg:y="11.57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364cm" svg:y="11.29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694cm" svg:y="11.2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3.722cm" svg:height="0.029cm" svg:x="10.206cm" svg:y="12.047cm" svg:viewBox="0 0 3723 30" draw:points="1861,30 0,30 0,0 3723,0 3723,30">
            <text:p/>
          </draw:polygon>
          <draw:path draw:style-name="gr3" draw:text-style-name="P7" draw:layer="layout" svg:width="0.281cm" svg:height="0.469cm" svg:x="10.241cm" svg:y="1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0.772cm" svg:y="12.5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486cm" svg:y="12.19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84cm" svg:x="11.726cm" svg:y="12.25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351cm" svg:height="0.319cm" svg:x="12.062cm" svg:y="12.40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2.657cm" svg:y="12.5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364cm" svg:y="12.25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694cm" svg:y="12.19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46cm" svg:height="1.687cm" svg:x="14.036cm" svg:y="11.21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46cm" svg:height="1.687cm" svg:x="14.793cm" svg:y="11.218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5.31cm" svg:y="11.29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5.247cm" svg:y="12.047cm" svg:viewBox="0 0 354 30" draw:points="176,30 0,30 0,0 354,0 354,30">
            <text:p/>
          </draw:polygon>
          <draw:path draw:style-name="gr3" draw:text-style-name="P7" draw:layer="layout" svg:width="0.281cm" svg:height="0.484cm" svg:x="15.283cm" svg:y="12.25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346cm" svg:height="1.687cm" svg:x="15.708cm" svg:y="11.218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6.631cm" svg:y="11.82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558cm" svg:y="11.927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324" draw:id="id324">
          <svg:title>TexMaths</svg:title>
          <svg:desc>22§display§= \frac{ 1 }{ 20 }\log \left( \frac{ 1 + 5x }{ 3 - 5x } \right)  \ + \ c§svg§600§FALSE§</svg:desc>
          <draw:polygon draw:style-name="gr2" draw:text-style-name="P6" draw:layer="layout" svg:width="8.232cm" svg:height="1.779cm" svg:x="6.338cm" svg:y="13.358cm" svg:viewBox="0 0 8233 1780" draw:points="4117,1780 0,1780 0,0 8233,0 8233,1780">
            <text:p/>
          </draw:polygon>
          <draw:path draw:style-name="gr3" draw:text-style-name="P7" draw:layer="layout" svg:width="0.515cm" svg:height="0.182cm" svg:x="6.343cm" svg:y="14.1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47cm" svg:y="13.4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7.207cm" svg:y="14.231cm" svg:viewBox="0 0 774 33" draw:points="387,33 0,33 0,0 774,0 774,33">
            <text:p/>
          </draw:polygon>
          <draw:path draw:style-name="gr3" draw:text-style-name="P7" draw:layer="layout" svg:width="0.309cm" svg:height="0.516cm" svg:x="7.246cm" svg:y="14.4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6cm" svg:height="0.532cm" svg:x="7.625cm" svg:y="14.45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173cm" svg:height="0.538cm" svg:x="8.228cm" svg:y="13.9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439cm" svg:y="14.09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827cm" svg:y="14.0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492cm" svg:y="13.319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0.062cm" svg:y="13.40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594cm" svg:y="13.4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363cm" svg:y="13.402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1.734cm" svg:y="13.5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16cm" svg:height="0.032cm" svg:x="9.992cm" svg:y="14.231cm" svg:viewBox="0 0 2161 33" draw:points="1081,33 0,33 0,0 2161,0 2161,33">
            <text:p/>
          </draw:polygon>
          <draw:path draw:style-name="gr3" draw:text-style-name="P7" draw:layer="layout" svg:width="0.321cm" svg:height="0.532cm" svg:x="10.025cm" svg:y="14.4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0.615cm" svg:y="14.7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363cm" svg:y="14.456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1.734cm" svg:y="14.6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2.273cm" svg:y="13.319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288cm" svg:y="13.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07cm" svg:y="14.099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2" smil:attributeName="visibility" smil:to="visible"/>
                  <anim:animate smil:dur="0.5s" smil:fill="hold" smil:targetElement="id312" smil:attributeName="width" smil:values="width*0.05;width" smil:keyTimes="0;1"/>
                  <anim:animate smil:dur="0.5s" smil:fill="hold" smil:targetElement="id312" smil:attributeName="height" smil:values="height;height" smil:keyTimes="0;1"/>
                  <anim:animate smil:dur="0.5s" smil:fill="hold" smil:targetElement="id312" smil:attributeName="x" smil:values="x-.2;x" smil:keyTimes="0;1"/>
                  <anim:animate smil:dur="0.5s" smil:fill="hold" smil:targetElement="id312" smil:attributeName="y" smil:values="y;y" smil:keyTimes="0;1"/>
                  <anim:transitionFilter smil:dur="0.5s" smil:targetElement="id3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3" smil:attributeName="visibility" smil:to="visible"/>
                  <anim:animate smil:dur="0.5s" smil:fill="hold" smil:targetElement="id313" smil:attributeName="width" smil:values="width*0.05;width" smil:keyTimes="0;1"/>
                  <anim:animate smil:dur="0.5s" smil:fill="hold" smil:targetElement="id313" smil:attributeName="height" smil:values="height;height" smil:keyTimes="0;1"/>
                  <anim:animate smil:dur="0.5s" smil:fill="hold" smil:targetElement="id313" smil:attributeName="x" smil:values="x-.2;x" smil:keyTimes="0;1"/>
                  <anim:animate smil:dur="0.5s" smil:fill="hold" smil:targetElement="id313" smil:attributeName="y" smil:values="y;y" smil:keyTimes="0;1"/>
                  <anim:transitionFilter smil:dur="0.5s" smil:targetElement="id3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33" draw:id="id333">
          <svg:title>TexMaths</svg:title>
          <svg:desc>22§display§=  \frac{1}{2} \int \frac{ 1 }{  \frac{40}{16} - \left( x - \frac{3}{4} \right)^2 + \frac{9}{16} \ }\ dx§svg§600§FALSE§</svg:desc>
          <draw:polygon draw:style-name="gr2" draw:text-style-name="P6" draw:layer="layout" svg:width="10.285cm" svg:height="1.983cm" svg:x="6.342cm" svg:y="12.462cm" svg:viewBox="0 0 10286 1984" draw:points="5143,1984 0,1984 0,0 10286,0 10286,1984">
            <text:p/>
          </draw:polygon>
          <draw:path draw:style-name="gr3" draw:text-style-name="P7" draw:layer="layout" svg:width="0.515cm" svg:height="0.182cm" svg:x="6.347cm" svg:y="13.1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2cm" svg:y="12.4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2cm" svg:y="13.266cm" svg:viewBox="0 0 389 33" draw:points="194,33 0,33 0,0 389,0 389,33">
            <text:p/>
          </draw:polygon>
          <draw:path draw:style-name="gr3" draw:text-style-name="P7" draw:layer="layout" svg:width="0.309cm" svg:height="0.516cm" svg:x="7.25cm" svg:y="13.4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7.865cm" svg:y="12.423cm" svg:viewBox="0 0 688 1720" svg:d="M37 1684c25 0 39-17 39-37 0-26-20-38-37-38-20 0-39 12-39 38 0 41 39 73 86 73 118 0 162-182 217-405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2.036cm" svg:y="12.4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689cm" svg:height="0.032cm" svg:x="8.815cm" svg:y="13.266cm" svg:viewBox="0 0 6690 33" draw:points="3346,33 0,33 0,0 6690,0 6690,33">
            <text:p/>
          </draw:polygon>
          <draw:path draw:style-name="gr3" draw:text-style-name="P7" draw:layer="layout" svg:width="0.267cm" svg:height="0.365cm" svg:x="8.929cm" svg:y="13.53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52cm" svg:height="0.37cm" svg:x="9.244cm" svg:y="13.54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olygon draw:style-name="gr3" draw:text-style-name="P7" draw:layer="layout" svg:width="0.617cm" svg:height="0.032cm" svg:x="8.908cm" svg:y="13.996cm" svg:viewBox="0 0 618 33" draw:points="310,33 0,33 0,0 618,0 618,33">
            <text:p/>
          </draw:polygon>
          <draw:path draw:style-name="gr3" draw:text-style-name="P7" draw:layer="layout" svg:width="0.198cm" svg:height="0.36cm" svg:x="8.968cm" svg:y="14.11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9.246cm" svg:y="14.11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472cm" svg:height="0.032cm" svg:x="9.853cm" svg:y="13.996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0.681cm" svg:y="13.548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0.939cm" svg:y="13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594cm" svg:y="13.996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2.427cm" svg:y="13.54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olygon draw:style-name="gr3" draw:text-style-name="P7" draw:layer="layout" svg:width="0.309cm" svg:height="0.032cm" svg:x="12.397cm" svg:y="13.996cm" svg:viewBox="0 0 310 33" draw:points="155,33 0,33 0,0 310,0 310,33">
            <text:p/>
          </draw:polygon>
          <draw:path draw:style-name="gr3" draw:text-style-name="P7" draw:layer="layout" svg:width="0.267cm" svg:height="0.365cm" svg:x="12.418cm" svg:y="14.10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832cm" svg:y="13.548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3.187cm" svg:y="13.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715cm" svg:y="13.7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9cm" svg:height="0.37cm" svg:x="14.72cm" svg:y="13.541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617cm" svg:height="0.032cm" svg:x="14.537cm" svg:y="13.996cm" svg:viewBox="0 0 618 33" draw:points="310,33 0,33 0,0 618,0 618,33">
            <text:p/>
          </draw:polygon>
          <draw:path draw:style-name="gr3" draw:text-style-name="P7" draw:layer="layout" svg:width="0.198cm" svg:height="0.36cm" svg:x="14.597cm" svg:y="14.11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4.875cm" svg:y="14.113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5.885cm" svg:y="12.93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6.28cm" svg:y="13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 xml:id="id325" draw:id="id325">
          <svg:title>TexMaths</svg:title>
          <svg:desc>26§display§(15)§svg§600§FALSE§</svg:desc>
          <draw:polygon draw:style-name="gr2" draw:text-style-name="P6" draw:layer="layout" svg:width="1.443cm" svg:height="0.823cm" svg:x="2.114cm" svg:y="1.148cm" svg:viewBox="0 0 1444 824" draw:points="722,824 0,824 0,0 1444,0 1444,824">
            <text:p/>
          </draw:polygon>
          <draw:path draw:style-name="gr3" draw:text-style-name="P7" draw:layer="layout" svg:width="0.213cm" svg:height="0.914cm" svg:x="2.158cm" svg:y="1.102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505cm" svg:y="1.179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29cm" svg:x="2.926cm" svg:y="1.179cm" svg:viewBox="0 0 366 630" svg:d="M366 426c0-108-75-201-175-201-43 0-83 14-116 47v-178c19 6 50 12 79 12 112 0 177-83 177-96 0-6-2-10-8-10-3 0-5 0-9 2-18 8-62 27-125 27-37 0-79-6-122-25-7-4-9-4-11-4-8 0-8 8-8 23v270c0 17 0 25 12 25 7 0 9-2 11-8 10-15 46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7" draw:layer="layout" svg:width="0.213cm" svg:height="0.914cm" svg:x="3.39cm" svg:y="1.1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6" draw:id="id326">
          <svg:title>TexMaths</svg:title>
          <svg:desc>24§display§\text {Let,}§svg§600§FALSE§</svg:desc>
          <draw:polygon draw:style-name="gr2" draw:text-style-name="P6" draw:layer="layout" svg:width="1.318cm" svg:height="0.655cm" svg:x="3.9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9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4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1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7" draw:id="id327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8" draw:id="id328">
          <svg:title>TexMaths</svg:title>
          <svg:desc>22§display§=  \int \frac{ 1 }{ 5 + 3x - 2x^2 }\ dx§svg§600§FALSE§</svg:desc>
          <draw:polygon draw:style-name="gr2" draw:text-style-name="P6" draw:layer="layout" svg:width="7.175cm" svg:height="1.642cm" svg:x="6.33cm" svg:y="0.655cm" svg:viewBox="0 0 7176 1643" draw:points="3589,1643 0,1643 0,0 7176,0 7176,1643">
            <text:p/>
          </draw:polygon>
          <draw:path draw:style-name="gr3" draw:text-style-name="P7" draw:layer="layout" svg:width="0.515cm" svg:height="0.182cm" svg:x="6.335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18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8.102cm" svg:y="1.459cm" svg:viewBox="0 0 4282 33" draw:points="2142,33 0,33 0,0 4282,0 4282,33">
            <text:p/>
          </draw:polygon>
          <draw:path draw:style-name="gr3" draw:text-style-name="P7" draw:layer="layout" svg:width="0.309cm" svg:height="0.532cm" svg:x="8.141cm" svg:y="1.68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7cm" svg:x="8.704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466cm" svg:y="1.6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843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498cm" svg:y="1.9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246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1.617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2.069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765cm" svg:y="1.1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159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29" draw:id="id329">
          <svg:title>TexMaths</svg:title>
          <svg:desc>22§display§=  \int \frac{ 1 }{ 2 \left(  \frac{5}{2} + \frac{3x}{2} - x^2 \right) }\ dx§svg§600§FALSE§</svg:desc>
          <draw:polygon draw:style-name="gr2" draw:text-style-name="P6" draw:layer="layout" svg:width="8.136cm" svg:height="1.816cm" svg:x="6.331cm" svg:y="2.955cm" svg:viewBox="0 0 8137 1817" draw:points="4069,1817 0,1817 0,0 8137,0 8137,1817">
            <text:p/>
          </draw:polygon>
          <draw:path draw:style-name="gr3" draw:text-style-name="P7" draw:layer="layout" svg:width="0.515cm" svg:height="0.182cm" svg:x="6.336cm" svg:y="3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7cm" svg:x="7.151cm" svg:y="2.916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256cm" svg:height="0.516cm" svg:x="10.599cm" svg:y="2.93cm" svg:viewBox="0 0 257 517" svg:d="M160 19c0-17 0-19-17-19-50 49-118 49-143 49v25c16 0 62 0 102-21v403c0 28-2 36-72 36h-25v25c27-3 95-3 125-3 32 0 99 0 127 3v-25h-25c-70 0-72-8-72-36z">
            <text:p/>
          </draw:path>
          <draw:polygon draw:style-name="gr3" draw:text-style-name="P7" draw:layer="layout" svg:width="5.242cm" svg:height="0.032cm" svg:x="8.103cm" svg:y="3.758cm" svg:viewBox="0 0 5243 33" draw:points="2622,33 0,33 0,0 5243,0 5243,33">
            <text:p/>
          </draw:polygon>
          <draw:path draw:style-name="gr3" draw:text-style-name="P7" draw:layer="layout" svg:width="0.309cm" svg:height="0.516cm" svg:x="8.142cm" svg:y="4.0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8.737cm" svg:y="3.883cm" svg:viewBox="0 0 204 929" svg:d="M204 920c0-2-2-4-3-7-37-37-90-100-122-227-17-70-24-150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24cm" svg:height="0.37cm" svg:x="9.099cm" svg:y="3.876cm" svg:viewBox="0 0 241 371" svg:d="M49 58c28 7 46 7 55 7 70 0 114-49 114-58 0-5-5-7-7-7s-2 0-5 2c-12 5-41 16-81 16-16 0-44-2-81-14-5-4-5-4-7-4-7 0-7 5-7 14v160c0 11 0 16 9 16 5 0 5 0 10-7 25-30 58-34 78-34 31 0 47 25 49 30 11 18 12 39 12 71 0 16 0 47-16 72-14 19-36 32-63 32-35 0-72-20-86-55 21 2 32-12 32-26 0-23-20-29-27-29-2 0-28 0-28 30 0 50 44 97 111 97 69 0 130-51 130-119 0-62-47-118-114-118-25 0-53 5-78 26z">
            <text:p/>
          </draw:path>
          <draw:polygon draw:style-name="gr3" draw:text-style-name="P7" draw:layer="layout" svg:width="0.309cm" svg:height="0.032cm" svg:x="9.066cm" svg:y="4.33cm" svg:viewBox="0 0 310 33" draw:points="155,33 0,33 0,0 310,0 310,33">
            <text:p/>
          </draw:polygon>
          <draw:path draw:style-name="gr3" draw:text-style-name="P7" draw:layer="layout" svg:width="0.24cm" svg:height="0.36cm" svg:x="9.099cm" svg:y="4.4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9.682cm" svg:y="4.0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0.534cm" svg:y="3.876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291cm" svg:height="0.245cm" svg:x="10.838cm" svg:y="3.996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0.504cm" svg:y="4.33cm" svg:viewBox="0 0 660 33" draw:points="331,33 0,33 0,0 660,0 660,33">
            <text:p/>
          </draw:polygon>
          <draw:path draw:style-name="gr3" draw:text-style-name="P7" draw:layer="layout" svg:width="0.24cm" svg:height="0.36cm" svg:x="10.713cm" svg:y="4.4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1.493cm" svg:y="4.3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224cm" svg:y="4.1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678cm" svg:y="3.9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03cm" svg:height="0.928cm" svg:x="13.024cm" svg:y="3.883cm" svg:viewBox="0 0 204 929" svg:d="M204 464c0-109-19-265-121-395-9-11-60-69-74-69-4 0-9 2-9 7 0 4 2 5 5 9 37 40 88 102 120 225 18 70 25 151 25 223 0 78-7 157-27 232-30 110-75 171-116 215-7 7-7 7-7 9 0 7 5 9 9 9 12 0 54-48 65-58 79-95 130-234 130-407z">
            <text:p/>
          </draw:path>
          <draw:path draw:style-name="gr3" draw:text-style-name="P7" draw:layer="layout" svg:width="0.369cm" svg:height="0.546cm" svg:x="13.727cm" svg:y="3.431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4.121cm" svg:y="3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30" draw:id="id330">
          <svg:title>TexMaths</svg:title>
          <svg:desc>22§display§=  \frac{1}{2} \int \frac{ 1 }{  \frac{5}{2} + \frac{3x}{2} - x^2 \right) }\ dx§svg§600§FALSE§</svg:desc>
          <draw:polygon draw:style-name="gr2" draw:text-style-name="P6" draw:layer="layout" svg:width="7.612cm" svg:height="1.81cm" svg:x="6.332cm" svg:y="5.255cm" svg:viewBox="0 0 7613 1811" draw:points="3807,1811 0,1811 0,0 7613,0 7613,1811">
            <text:p/>
          </draw:polygon>
          <draw:path draw:style-name="gr3" draw:text-style-name="P7" draw:layer="layout" svg:width="0.515cm" svg:height="0.182cm" svg:x="6.337cm" svg:y="5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5.2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6.059cm" svg:viewBox="0 0 389 33" draw:points="194,33 0,33 0,0 389,0 389,33">
            <text:p/>
          </draw:polygon>
          <draw:path draw:style-name="gr3" draw:text-style-name="P7" draw:layer="layout" svg:width="0.309cm" svg:height="0.516cm" svg:x="7.24cm" svg:y="6.2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854cm" svg:y="5.216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56cm" svg:height="0.516cm" svg:x="10.689cm" svg:y="5.2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017cm" svg:height="0.032cm" svg:x="8.805cm" svg:y="6.059cm" svg:viewBox="0 0 4018 33" draw:points="2010,33 0,33 0,0 4018,0 4018,33">
            <text:p/>
          </draw:polygon>
          <draw:path draw:style-name="gr3" draw:text-style-name="P7" draw:layer="layout" svg:width="0.24cm" svg:height="0.37cm" svg:x="8.931cm" svg:y="6.173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8.898cm" svg:y="6.627cm" svg:viewBox="0 0 310 33" draw:points="155,33 0,33 0,0 310,0 310,33">
            <text:p/>
          </draw:polygon>
          <draw:path draw:style-name="gr3" draw:text-style-name="P7" draw:layer="layout" svg:width="0.24cm" svg:height="0.36cm" svg:x="8.931cm" svg:y="6.74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514cm" svg:y="6.38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0.366cm" svg:y="6.17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7" draw:layer="layout" svg:width="0.291cm" svg:height="0.245cm" svg:x="10.67cm" svg:y="6.293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0.338cm" svg:y="6.627cm" svg:viewBox="0 0 660 33" draw:points="331,33 0,33 0,0 660,0 660,33">
            <text:p/>
          </draw:polygon>
          <draw:path draw:style-name="gr3" draw:text-style-name="P7" draw:layer="layout" svg:width="0.24cm" svg:height="0.36cm" svg:x="10.547cm" svg:y="6.74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25cm" svg:y="6.62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055cm" svg:y="6.4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509cm" svg:y="6.25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203cm" svg:y="5.732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3.597cm" svg:y="5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331" draw:id="id331">
          <svg:title>TexMaths</svg:title>
          <svg:desc>22§display§=  \frac{1}{2} \int \frac{ 1 }{  \frac{5}{2} - \left( x^2 - \frac{3x}{2} \right)  \right) }\ dx§svg§600§FALSE§</svg:desc>
          <draw:polygon draw:style-name="gr2" draw:text-style-name="P6" draw:layer="layout" svg:width="8.322cm" svg:height="1.816cm" svg:x="6.333cm" svg:y="7.555cm" svg:viewBox="0 0 8323 1817" draw:points="4161,1817 0,1817 0,0 8323,0 8323,1817">
            <text:p/>
          </draw:polygon>
          <draw:path draw:style-name="gr3" draw:text-style-name="P7" draw:layer="layout" svg:width="0.515cm" svg:height="0.182cm" svg:x="6.338cm" svg:y="8.2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3cm" svg:y="7.53cm" svg:viewBox="0 0 257 517" svg:d="M160 19c0-17 0-19-17-19-50 49-118 49-143 49v25c16 0 62 0 102-21v403c0 28-2 36-72 36h-25v25c27-3 95-3 125-3 32 0 99 0 127 3v-25h-25c-70 0-72-8-72-36z">
            <text:p/>
          </draw:path>
          <draw:polygon draw:style-name="gr3" draw:text-style-name="P7" draw:layer="layout" svg:width="0.388cm" svg:height="0.032cm" svg:x="7.202cm" svg:y="8.358cm" svg:viewBox="0 0 389 33" draw:points="194,33 0,33 0,0 389,0 389,33">
            <text:p/>
          </draw:polygon>
          <draw:path draw:style-name="gr3" draw:text-style-name="P7" draw:layer="layout" svg:width="0.309cm" svg:height="0.516cm" svg:x="7.241cm" svg:y="8.5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7cm" svg:x="7.855cm" svg:y="7.516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256cm" svg:height="0.516cm" svg:x="11.045cm" svg:y="7.53cm" svg:viewBox="0 0 257 517" svg:d="M160 19c0-17 0-19-19-19-48 49-116 49-141 49v25c16 0 62 0 102-21v403c0 28-2 36-72 36h-25v25c27-3 95-3 125-3 32 0 99 0 127 3v-25h-25c-70 0-72-8-72-36z">
            <text:p/>
          </draw:path>
          <draw:polygon draw:style-name="gr3" draw:text-style-name="P7" draw:layer="layout" svg:width="4.726cm" svg:height="0.032cm" svg:x="8.806cm" svg:y="8.358cm" svg:viewBox="0 0 4727 33" draw:points="2364,33 0,33 0,0 4727,0 4727,33">
            <text:p/>
          </draw:polygon>
          <draw:path draw:style-name="gr3" draw:text-style-name="P7" draw:layer="layout" svg:width="0.24cm" svg:height="0.37cm" svg:x="8.933cm" svg:y="8.476cm" svg:viewBox="0 0 241 371" svg:d="M49 58c28 7 46 7 55 7 70 0 114-49 114-58 0-5-5-7-7-7s-2 0-5 2c-12 5-41 16-81 16-16 0-44-2-81-14-5-4-5-4-7-4-7 0-7 5-7 14v160c0 11 0 16 9 16 5 0 5 0 10-7 25-30 58-34 78-34 31 0 45 25 49 30 11 18 12 39 12 71 0 16 0 47-16 72-14 19-36 32-63 32-35 0-72-20-86-55 21 2 32-12 32-26 0-23-20-29-29-29 0 0-26 0-26 30 0 50 44 97 111 97 69 0 130-51 130-119 0-62-47-118-114-118-25 0-53 5-78 26z">
            <text:p/>
          </draw:path>
          <draw:polygon draw:style-name="gr3" draw:text-style-name="P7" draw:layer="layout" svg:width="0.309cm" svg:height="0.032cm" svg:x="8.899cm" svg:y="8.93cm" svg:viewBox="0 0 310 33" draw:points="155,33 0,33 0,0 310,0 310,33">
            <text:p/>
          </draw:polygon>
          <draw:path draw:style-name="gr3" draw:text-style-name="P7" draw:layer="layout" svg:width="0.24cm" svg:height="0.36cm" svg:x="8.933cm" svg:y="9.0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9.536cm" svg:y="8.93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0.364cm" svg:y="8.483cm" svg:viewBox="0 0 204 929" svg:d="M204 920c0-2-2-4-3-7-37-37-90-100-122-227-17-70-24-150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386cm" svg:height="0.351cm" svg:x="10.622cm" svg:y="8.7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076cm" svg:y="8.5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1.624cm" svg:y="8.9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2.456cm" svg:y="8.476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291cm" svg:height="0.245cm" svg:x="12.761cm" svg:y="8.596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2.426cm" svg:y="8.93cm" svg:viewBox="0 0 660 33" draw:points="331,33 0,33 0,0 660,0 660,33">
            <text:p/>
          </draw:polygon>
          <draw:path draw:style-name="gr3" draw:text-style-name="P7" draw:layer="layout" svg:width="0.24cm" svg:height="0.36cm" svg:x="12.636cm" svg:y="9.04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03cm" svg:height="0.928cm" svg:x="13.211cm" svg:y="8.483cm" svg:viewBox="0 0 204 929" svg:d="M204 464c0-109-19-265-121-395-9-11-60-69-74-69-4 0-9 2-9 7 0 4 2 5 5 9 37 40 88 102 120 225 18 70 25 151 25 223 0 78-7 157-27 232-30 110-75 171-116 215-7 7-7 7-7 9 0 7 5 9 9 9 12 0 54-48 65-58 79-95 130-234 130-407z">
            <text:p/>
          </draw:path>
          <draw:path draw:style-name="gr3" draw:text-style-name="P7" draw:layer="layout" svg:width="0.369cm" svg:height="0.546cm" svg:x="13.914cm" svg:y="8.031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386cm" svg:height="0.351cm" svg:x="14.308cm" svg:y="8.2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32" draw:id="id332">
          <svg:title>TexMaths</svg:title>
          <svg:desc>22§display§=  \frac{1}{2} \int \frac{ 1 }{  \frac{5}{2} - \left[ \ x^2 - 2 (x) \frac{3}{4} + \frac{9}{16} - \frac{9}{16} \  \right] }\ dx§svg§600§FALSE§</svg:desc>
          <draw:polygon draw:style-name="gr2" draw:text-style-name="P6" draw:layer="layout" svg:width="13.346cm" svg:height="1.826cm" svg:x="6.338cm" svg:y="10.056cm" svg:viewBox="0 0 13347 1827" draw:points="6674,1827 0,1827 0,0 13347,0 13347,1827">
            <text:p/>
          </draw:polygon>
          <draw:path draw:style-name="gr3" draw:text-style-name="P7" draw:layer="layout" svg:width="0.515cm" svg:height="0.182cm" svg:x="6.343cm" svg:y="10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8cm" svg:y="10.0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7cm" svg:y="10.86cm" svg:viewBox="0 0 389 33" draw:points="194,33 0,33 0,0 389,0 389,33">
            <text:p/>
          </draw:polygon>
          <draw:path draw:style-name="gr3" draw:text-style-name="P7" draw:layer="layout" svg:width="0.309cm" svg:height="0.517cm" svg:x="7.246cm" svg:y="11.0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7.86cm" svg:y="10.01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3.563cm" svg:y="10.0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751cm" svg:height="0.032cm" svg:x="8.811cm" svg:y="10.86cm" svg:viewBox="0 0 9752 33" draw:points="4875,33 0,33 0,0 9752,0 9752,33">
            <text:p/>
          </draw:polygon>
          <draw:path draw:style-name="gr3" draw:text-style-name="P7" draw:layer="layout" svg:width="0.24cm" svg:height="0.37cm" svg:x="8.938cm" svg:y="10.978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8.904cm" svg:y="11.432cm" svg:viewBox="0 0 310 33" draw:points="155,33 0,33 0,0 310,0 310,33">
            <text:p/>
          </draw:polygon>
          <draw:path draw:style-name="gr3" draw:text-style-name="P7" draw:layer="layout" svg:width="0.24cm" svg:height="0.36cm" svg:x="8.938cm" svg:y="11.5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541cm" svg:y="11.432cm" svg:viewBox="0 0 473 33" svg:d="M447 33c12 0 26 0 26-17 0-16-14-16-26-16h-421c-12 0-26 0-26 16 0 17 14 17 26 17z">
            <text:p/>
          </draw:path>
          <draw:polygon draw:style-name="gr3" draw:text-style-name="P7" draw:layer="layout" svg:width="0.149cm" svg:height="0.928cm" svg:x="10.407cm" svg:y="10.985cm" svg:viewBox="0 0 150 929" draw:points="0,929 150,929 150,898 32,898 32,32 150,32 150,0 0,0">
            <text:p/>
          </draw:polygon>
          <draw:path draw:style-name="gr3" draw:text-style-name="P7" draw:layer="layout" svg:width="0.386cm" svg:height="0.351cm" svg:x="10.853cm" svg:y="11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1.307cm" svg:y="11.05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856cm" svg:y="11.43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2.602cm" svg:y="11.12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3.028cm" svg:y="11.06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3.274cm" svg:y="11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3.737cm" svg:y="11.06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9cm" svg:height="0.37cm" svg:x="14.116cm" svg:y="10.978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olygon draw:style-name="gr3" draw:text-style-name="P7" draw:layer="layout" svg:width="0.309cm" svg:height="0.032cm" svg:x="14.088cm" svg:y="11.432cm" svg:viewBox="0 0 310 33" draw:points="155,33 0,33 0,0 310,0 310,33">
            <text:p/>
          </draw:polygon>
          <draw:path draw:style-name="gr3" draw:text-style-name="P7" draw:layer="layout" svg:width="0.267cm" svg:height="0.365cm" svg:x="14.109cm" svg:y="11.5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7cm" svg:x="14.704cm" svg:y="11.1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49cm" svg:height="0.37cm" svg:x="15.709cm" svg:y="10.978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5.526cm" svg:y="11.432cm" svg:viewBox="0 0 618 33" draw:points="310,33 0,33 0,0 618,0 618,33">
            <text:p/>
          </draw:polygon>
          <draw:path draw:style-name="gr3" draw:text-style-name="P7" draw:layer="layout" svg:width="0.198cm" svg:height="0.36cm" svg:x="15.585cm" svg:y="11.5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5.863cm" svg:y="11.5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16.471cm" svg:y="11.432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7.456cm" svg:y="10.978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7.273cm" svg:y="11.432cm" svg:viewBox="0 0 618 33" draw:points="310,33 0,33 0,0 618,0 618,33">
            <text:p/>
          </draw:polygon>
          <draw:path draw:style-name="gr3" draw:text-style-name="P7" draw:layer="layout" svg:width="0.198cm" svg:height="0.36cm" svg:x="17.331cm" svg:y="11.549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49cm" svg:height="0.37cm" svg:x="17.609cm" svg:y="11.54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olygon draw:style-name="gr3" draw:text-style-name="P7" draw:layer="layout" svg:width="0.149cm" svg:height="0.928cm" svg:x="18.257cm" svg:y="10.985cm" svg:viewBox="0 0 150 929" draw:points="150,929 150,0 0,0 0,32 120,32 120,898 0,898 0,929">
            <text:p/>
          </draw:polygon>
          <draw:path draw:style-name="gr3" draw:text-style-name="P7" draw:layer="layout" svg:width="0.369cm" svg:height="0.546cm" svg:x="18.944cm" svg:y="10.533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338cm" svg:y="10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34" draw:id="id334">
          <svg:title>TexMaths</svg:title>
          <svg:desc>22§display§=  \frac{1}{2} \int \frac{ 1 }{  \frac{49}{16} - \left( x - \frac{3}{4} \right)^2  }\ dx§svg§600§FALSE§</svg:desc>
          <draw:polygon draw:style-name="gr2" draw:text-style-name="P6" draw:layer="layout" svg:width="8.28cm" svg:height="1.983cm" svg:x="17.344cm" svg:y="12.464cm" svg:viewBox="0 0 8281 1984" draw:points="4140,1984 0,1984 0,0 8281,0 8281,1984">
            <text:p/>
          </draw:polygon>
          <draw:path draw:style-name="gr3" draw:text-style-name="P7" draw:layer="layout" svg:width="0.515cm" svg:height="0.182cm" svg:x="17.349cm" svg:y="13.1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284cm" svg:y="12.43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213cm" svg:y="13.268cm" svg:viewBox="0 0 389 33" draw:points="194,33 0,33 0,0 389,0 389,33">
            <text:p/>
          </draw:polygon>
          <draw:path draw:style-name="gr3" draw:text-style-name="P7" draw:layer="layout" svg:width="0.309cm" svg:height="0.516cm" svg:x="18.252cm" svg:y="13.49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18.866cm" svg:y="12.425cm" svg:viewBox="0 0 688 1720" svg:d="M37 1684c25 0 39-17 39-37 0-26-20-38-37-38-20 0-39 12-39 38 0 41 39 73 86 73 118 0 162-182 217-405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22.035cm" svg:y="12.4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84cm" svg:height="0.032cm" svg:x="19.817cm" svg:y="13.268cm" svg:viewBox="0 0 4685 33" draw:points="2343,33 0,33 0,0 4685,0 4685,33">
            <text:p/>
          </draw:polygon>
          <draw:path draw:style-name="gr3" draw:text-style-name="P7" draw:layer="layout" svg:width="0.267cm" svg:height="0.365cm" svg:x="19.931cm" svg:y="13.53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20.248cm" svg:y="13.543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9.91cm" svg:y="13.998cm" svg:viewBox="0 0 618 33" draw:points="310,33 0,33 0,0 618,0 618,33">
            <text:p/>
          </draw:polygon>
          <draw:path draw:style-name="gr3" draw:text-style-name="P7" draw:layer="layout" svg:width="0.198cm" svg:height="0.36cm" svg:x="19.97cm" svg:y="14.11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20.248cm" svg:y="14.11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472cm" svg:height="0.032cm" svg:x="20.855cm" svg:y="13.998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21.683cm" svg:y="13.5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21.941cm" svg:y="13.8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2.596cm" svg:y="13.998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23.429cm" svg:y="13.543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olygon draw:style-name="gr3" draw:text-style-name="P7" draw:layer="layout" svg:width="0.309cm" svg:height="0.032cm" svg:x="23.399cm" svg:y="13.998cm" svg:viewBox="0 0 310 33" draw:points="155,33 0,33 0,0 310,0 310,33">
            <text:p/>
          </draw:polygon>
          <draw:path draw:style-name="gr3" draw:text-style-name="P7" draw:layer="layout" svg:width="0.267cm" svg:height="0.365cm" svg:x="23.42cm" svg:y="14.10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23.833cm" svg:y="13.5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24.189cm" svg:y="13.3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883cm" svg:y="12.941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5.277cm" svg:y="13.1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342" text:id="id342"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5"> <text:s text:c="19"/></text:span><text:span text:style-name="T16"><text:line-break/></text:span><text:span text:style-name="T17"><text:tab/></text:span><text:span text:style-name="T17"> <text:s text:c="3"/></text:span><text:span text:style-name="T17">(II) <text:s/>Method of Substitution <text:s text:c="19"/></text:span><text:span text:style-name="T17"><text:line-break/></text:span><text:span text:style-name="T17"> <text:s text:c="30"/></text:span><text:span text:style-name="T17"><text:line-break/></text:span><text:span text:style-name="T17"> <text:s text:c="24"/></text:span><text:span text:style-name="T16"><text:s text:c="18"/></text:span><text:span text:style-name="T16"><text:line-break/></text:span><text:span text:style-name="T16"><text:tab/></text:span><text:span text:style-name="T16"><text:tab/></text:span></text:p>
          </draw:text-box>
        </draw:frame>
        <draw:g xml:id="id335" draw:id="id335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 \frac{1}{2} \int \frac{ 1 }{  \left( \frac{7}{4} \right)^2 - \left( x - \frac{3}{4} \right)^2  }\ dx§svg§600§FALSE§</svg:desc>
          <draw:polygon draw:style-name="gr2" draw:text-style-name="P6" draw:layer="layout" svg:width="9.027cm" svg:height="1.977cm" svg:x="6.33cm" svg:y="0.656cm" svg:viewBox="0 0 9028 1978" draw:points="4515,1978 0,1978 0,0 9028,0 9028,1978">
            <text:p/>
          </draw:polygon>
          <draw:path draw:style-name="gr3" draw:text-style-name="P7" draw:layer="layout" svg:width="0.515cm" svg:height="0.182cm" svg:x="6.335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cm" svg:y="0.6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199cm" svg:y="1.46cm" svg:viewBox="0 0 389 33" draw:points="194,33 0,33 0,0 389,0 389,33">
            <text:p/>
          </draw:polygon>
          <draw:path draw:style-name="gr3" draw:text-style-name="P7" draw:layer="layout" svg:width="0.309cm" svg:height="0.517cm" svg:x="7.238cm" svg:y="1.68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852cm" svg:y="0.617cm" svg:viewBox="0 0 688 1720" svg:d="M37 1685c25 0 39-17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1.394cm" svg:y="0.6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432cm" svg:height="0.032cm" svg:x="8.803cm" svg:y="1.46cm" svg:viewBox="0 0 5433 33" draw:points="2716,33 0,33 0,0 5433,0 5433,33">
            <text:p/>
          </draw:polygon>
          <draw:path draw:style-name="gr3" draw:text-style-name="P7" draw:layer="layout" svg:width="0.203cm" svg:height="0.929cm" svg:x="8.921cm" svg:y="1.742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258cm" svg:height="0.378cm" svg:x="9.289cm" svg:y="1.73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9.25cm" svg:y="2.191cm" svg:viewBox="0 0 310 33" draw:points="155,33 0,33 0,0 310,0 310,33">
            <text:p/>
          </draw:polygon>
          <draw:path draw:style-name="gr3" draw:text-style-name="P7" draw:layer="layout" svg:width="0.267cm" svg:height="0.365cm" svg:x="9.271cm" svg:y="2.302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03cm" svg:height="0.929cm" svg:x="9.686cm" svg:y="1.742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0.04cm" svg:y="1.57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589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9cm" svg:x="11.415cm" svg:y="1.742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386cm" svg:height="0.351cm" svg:x="11.675cm" svg:y="2.0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2.33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1cm" svg:x="13.161cm" svg:y="1.735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olygon draw:style-name="gr3" draw:text-style-name="P7" draw:layer="layout" svg:width="0.309cm" svg:height="0.032cm" svg:x="13.133cm" svg:y="2.191cm" svg:viewBox="0 0 310 33" draw:points="155,33 0,33 0,0 310,0 310,33">
            <text:p/>
          </draw:polygon>
          <draw:path draw:style-name="gr3" draw:text-style-name="P7" draw:layer="layout" svg:width="0.267cm" svg:height="0.365cm" svg:x="13.154cm" svg:y="2.302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03cm" svg:height="0.929cm" svg:x="13.568cm" svg:y="1.742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3.921cm" svg:y="1.57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4.617cm" svg:y="1.133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5.011cm" svg:y="1.32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37" draw:id="id337">
          <svg:title>TexMaths</svg:title>
          <svg:desc>22§display§= \frac{1}{2} \times \frac{ 1 }{ 2 \left( \frac{7}{4} \right) }\log \left( \frac{ \frac{7}{4} + { \left( x - \frac{3}{4} \right) } }{  \frac{7}{4} - { \left( x - \frac{3}{4} \right) } } \right)  \ + \ c§svg§600§FALSE§</svg:desc>
          <draw:polygon draw:style-name="gr2" draw:text-style-name="P6" draw:layer="layout" svg:width="12.647cm" svg:height="2.241cm" svg:x="6.336cm" svg:y="3.162cm" svg:viewBox="0 0 12648 2242" draw:points="6323,2242 0,2242 0,0 12648,0 12648,2242">
            <text:p/>
          </draw:polygon>
          <draw:path draw:style-name="gr3" draw:text-style-name="P7" draw:layer="layout" svg:width="0.515cm" svg:height="0.182cm" svg:x="6.341cm" svg:y="4.1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6cm" svg:y="3.4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5cm" svg:y="4.267cm" svg:viewBox="0 0 389 33" draw:points="194,33 0,33 0,0 389,0 389,33">
            <text:p/>
          </draw:polygon>
          <draw:path draw:style-name="gr3" draw:text-style-name="P7" draw:layer="layout" svg:width="0.309cm" svg:height="0.516cm" svg:x="7.244cm" svg:y="4.4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74cm" svg:height="0.374cm" svg:x="7.971cm" svg:y="4.096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6cm" svg:height="0.516cm" svg:x="9.458cm" svg:y="3.4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8.724cm" svg:y="4.267cm" svg:viewBox="0 0 1719 33" draw:points="861,33 0,33 0,0 1719,0 1719,33">
            <text:p/>
          </draw:polygon>
          <draw:path draw:style-name="gr3" draw:text-style-name="P7" draw:layer="layout" svg:width="0.309cm" svg:height="0.516cm" svg:x="8.761cm" svg:y="4.53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03cm" svg:height="0.928cm" svg:x="9.356cm" svg:y="4.3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258cm" svg:height="0.377cm" svg:x="9.724cm" svg:y="4.378cm" svg:viewBox="0 0 259 378" svg:d="M253 39c6-6 6-7 6-21h-143c-21 0-28 0-47-2-29-4-30-7-32-16h-18l-19 116h19c0-9 6-44 14-49 6-4 50-4 57-4h119c-17 23-45 57-56 72-72 94-79 180-79 212 0 7 0 31 26 31 27 0 27-24 27-31v-21c0-106 21-155 45-183z">
            <text:p/>
          </draw:path>
          <draw:polygon draw:style-name="gr3" draw:text-style-name="P7" draw:layer="layout" svg:width="0.309cm" svg:height="0.032cm" svg:x="9.685cm" svg:y="4.839cm" svg:viewBox="0 0 310 33" draw:points="155,33 0,33 0,0 310,0 310,33">
            <text:p/>
          </draw:polygon>
          <draw:path draw:style-name="gr3" draw:text-style-name="P7" draw:layer="layout" svg:width="0.267cm" svg:height="0.365cm" svg:x="9.706cm" svg:y="4.9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0.122cm" svg:y="4.3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173cm" svg:height="0.537cm" svg:x="10.688cm" svg:y="3.93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0.899cm" svg:y="4.1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1.287cm" svg:y="4.126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404cm" svg:height="2.32cm" svg:x="11.973cm" svg:y="3.123cm" svg:viewBox="0 0 405 2321" svg:d="M405 2312c0-2 0-3-6-9-73-89-135-188-181-297-102-236-142-512-142-846 0-329 37-618 153-871 44-99 104-190 172-275 2-2 4-3 4-7 0-7-6-7-18-7-10 0-12 0-14 2-2 0-49 47-109 132-136 190-204 417-239 647-18 125-25 252-25 379 0 288 37 584 160 850 56 117 130 223 206 304 7 5 9 7 21 7s18 0 18-9z">
            <text:p/>
          </draw:path>
          <draw:path draw:style-name="gr3" draw:text-style-name="P7" draw:layer="layout" svg:width="0.258cm" svg:height="0.377cm" svg:x="12.626cm" svg:y="3.234cm" svg:viewBox="0 0 259 378" svg:d="M253 39c6-6 6-7 6-21h-143c-21 0-28 0-47-2-29-4-30-7-32-16h-18l-19 116h19c0-9 6-44 14-49 6-4 50-4 57-4h119c-17 23-45 57-56 72-72 94-79 180-79 212 0 7 0 31 26 31 27 0 27-24 27-31v-21c0-106 21-155 45-183z">
            <text:p/>
          </draw:path>
          <draw:polygon draw:style-name="gr3" draw:text-style-name="P7" draw:layer="layout" svg:width="0.309cm" svg:height="0.032cm" svg:x="12.589cm" svg:y="3.695cm" svg:viewBox="0 0 310 33" draw:points="155,33 0,33 0,0 310,0 310,33">
            <text:p/>
          </draw:polygon>
          <draw:path draw:style-name="gr3" draw:text-style-name="P7" draw:layer="layout" svg:width="0.267cm" svg:height="0.365cm" svg:x="12.61cm" svg:y="3.80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3.205cm" svg:y="3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03cm" svg:height="0.928cm" svg:x="14.051cm" svg:y="3.246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86cm" svg:height="0.351cm" svg:x="14.31cm" svg:y="3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4.966cm" svg:y="3.695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5.797cm" svg:y="3.241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5.767cm" svg:y="3.695cm" svg:viewBox="0 0 310 33" draw:points="155,33 0,33 0,0 310,0 310,33">
            <text:p/>
          </draw:polygon>
          <draw:path draw:style-name="gr3" draw:text-style-name="P7" draw:layer="layout" svg:width="0.267cm" svg:height="0.365cm" svg:x="15.788cm" svg:y="3.806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6.204cm" svg:y="3.246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4.029cm" svg:height="0.032cm" svg:x="12.496cm" svg:y="4.267cm" svg:viewBox="0 0 4030 33" draw:points="2015,33 0,33 0,0 4030,0 4030,33">
            <text:p/>
          </draw:polygon>
          <draw:path draw:style-name="gr3" draw:text-style-name="P7" draw:layer="layout" svg:width="0.258cm" svg:height="0.377cm" svg:x="12.626cm" svg:y="4.378cm" svg:viewBox="0 0 259 378" svg:d="M253 39c6-6 6-7 6-21h-143c-21 0-28 0-47-2-29-4-30-7-32-16h-18l-19 116h19c0-9 6-44 14-49 6-4 50-4 57-4h119c-17 23-45 57-56 72-72 94-79 180-79 212 0 7 0 31 26 31 27 0 27-24 27-31v-21c0-106 21-155 45-183z">
            <text:p/>
          </draw:path>
          <draw:polygon draw:style-name="gr3" draw:text-style-name="P7" draw:layer="layout" svg:width="0.309cm" svg:height="0.032cm" svg:x="12.589cm" svg:y="4.839cm" svg:viewBox="0 0 310 33" draw:points="155,33 0,33 0,0 310,0 310,33">
            <text:p/>
          </draw:polygon>
          <draw:path draw:style-name="gr3" draw:text-style-name="P7" draw:layer="layout" svg:width="0.267cm" svg:height="0.365cm" svg:x="12.61cm" svg:y="4.95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3.224cm" svg:y="4.839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4.051cm" svg:y="4.39cm" svg:viewBox="0 0 204 929" svg:d="M204 920c0-1-2-3-3-7-37-37-90-100-122-227-17-70-24-149-24-221 0-205 47-347 142-447 7-7 7-9 7-11 0-7-7-7-10-7-11 0-53 46-64 58-79 93-130 232-130 407 0 109 19 265 121 395 9 9 59 69 73 69 3 0 10 0 10-9z">
            <text:p/>
          </draw:path>
          <draw:path draw:style-name="gr3" draw:text-style-name="P7" draw:layer="layout" svg:width="0.386cm" svg:height="0.351cm" svg:x="14.31cm" svg:y="4.7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4.966cm" svg:y="4.839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5.797cm" svg:y="4.385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5.767cm" svg:y="4.839cm" svg:viewBox="0 0 310 33" draw:points="155,33 0,33 0,0 310,0 310,33">
            <text:p/>
          </draw:polygon>
          <draw:path draw:style-name="gr3" draw:text-style-name="P7" draw:layer="layout" svg:width="0.267cm" svg:height="0.365cm" svg:x="15.788cm" svg:y="4.95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6.204cm" svg:y="4.39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404cm" svg:height="2.32cm" svg:x="16.642cm" svg:y="3.123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7" draw:layer="layout" svg:width="0.515cm" svg:height="0.516cm" svg:x="17.701cm" svg:y="4.0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72cm" svg:y="4.13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38" draw:id="id338">
          <svg:title>TexMaths</svg:title>
          <svg:desc>22§display§= \frac{1}{7}\log \left( \frac{ 1 + x }{  \frac{10}{4} - x } \right)  \ + \ c§svg§600§FALSE§</svg:desc>
          <draw:polygon draw:style-name="gr2" draw:text-style-name="P6" draw:layer="layout" svg:width="7.875cm" svg:height="1.88cm" svg:x="6.34cm" svg:y="5.864cm" svg:viewBox="0 0 7876 1881" draw:points="3938,1881 0,1881 0,0 7876,0 7876,1881">
            <text:p/>
          </draw:polygon>
          <draw:path draw:style-name="gr3" draw:text-style-name="P7" draw:layer="layout" svg:width="0.515cm" svg:height="0.182cm" svg:x="6.345cm" svg:y="6.6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8cm" svg:y="5.908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1cm" svg:y="6.737cm" svg:viewBox="0 0 389 33" draw:points="194,33 0,33 0,0 389,0 389,33">
            <text:p/>
          </draw:polygon>
          <draw:path draw:style-name="gr3" draw:text-style-name="P7" draw:layer="layout" svg:width="0.332cm" svg:height="0.541cm" svg:x="7.254cm" svg:y="6.954cm" svg:viewBox="0 0 333 542" svg:d="M326 53c7-11 7-13 7-28h-189c-95 0-96-11-98-25h-20l-26 160h19c2-12 9-61 20-70 5-5 67-5 75-5h162c-8 12-70 96-88 123-68 104-95 211-95 290 0 9 0 44 36 44s36-35 36-44v-38c0-43 2-87 8-127 3-18 14-85 49-134z">
            <text:p/>
          </draw:path>
          <draw:path draw:style-name="gr3" draw:text-style-name="P7" draw:layer="layout" svg:width="0.173cm" svg:height="0.538cm" svg:x="7.845cm" svg:y="6.4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5cm" svg:y="6.6cm" svg:viewBox="0 0 345 357" svg:d="M345 181c0-98-79-181-172-181-97 0-173 85-173 181 0 101 81 176 173 176 93 0 172-77 172-176zM173 338c-34 0-67-18-89-53-19-33-19-81-19-109 0-30 0-72 18-107 21-36 58-51 90-51 33 0 66 15 86 49 21 33 21 79 21 109 0 28 0 71-18 104-16 35-51 58-89 58z">
            <text:p/>
          </draw:path>
          <draw:path draw:style-name="gr3" draw:text-style-name="P7" draw:layer="layout" svg:width="0.355cm" svg:height="0.511cm" svg:x="8.442cm" svg:y="6.5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7" draw:layer="layout" svg:width="0.381cm" svg:height="1.857cm" svg:x="9.107cm" svg:y="5.825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3" draw:text-style-name="P7" draw:layer="layout" svg:width="0.256cm" svg:height="0.517cm" svg:x="9.885cm" svg:y="5.9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0.419cm" svg:y="5.97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1.17cm" svg:y="6.08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olygon draw:style-name="gr3" draw:text-style-name="P7" draw:layer="layout" svg:width="2.191cm" svg:height="0.032cm" svg:x="9.609cm" svg:y="6.737cm" svg:viewBox="0 0 2192 33" draw:points="1095,33 0,33 0,0 2192,0 2192,33">
            <text:p/>
          </draw:polygon>
          <draw:path draw:style-name="gr3" draw:text-style-name="P7" draw:layer="layout" svg:width="0.198cm" svg:height="0.36cm" svg:x="9.76cm" svg:y="6.852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10.038cm" svg:y="6.852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olygon draw:style-name="gr3" draw:text-style-name="P7" draw:layer="layout" svg:width="0.617cm" svg:height="0.032cm" svg:x="9.702cm" svg:y="7.306cm" svg:viewBox="0 0 618 33" draw:points="310,33 0,33 0,0 618,0 618,33">
            <text:p/>
          </draw:polygon>
          <draw:path draw:style-name="gr3" draw:text-style-name="P7" draw:layer="layout" svg:width="0.267cm" svg:height="0.365cm" svg:x="9.876cm" svg:y="7.417cm" svg:viewBox="0 0 268 366" svg:d="M268 278v-21h-62v-241c0-12 0-16-11-16-7 0-8 0-15 7l-180 250v21h160v44c0 18 0 25-44 25h-14v19c27 0 62-2 81-2 21 0 55 2 83 2v-19h-16c-44 0-44-7-44-25v-44zM164 58v199h-145z">
            <text:p/>
          </draw:path>
          <draw:path draw:style-name="gr3" draw:text-style-name="P7" draw:layer="layout" svg:width="0.473cm" svg:height="0.032cm" svg:x="10.647cm" svg:y="7.30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1.378cm" svg:y="7.17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381cm" svg:height="1.857cm" svg:x="11.918cm" svg:y="5.825cm" svg:viewBox="0 0 382 1858" svg:d="M382 930c0-305-70-611-268-844-15-17-44-49-75-77-11-9-13-9-23-9-9 0-16 0-16 7 0 4 4 7 5 9 27 28 79 79 131 164 125 199 183 450 183 748 0 209-29 477-157 708-62 111-127 174-158 208-2 1-4 3-4 7 0 7 7 7 16 7 10 0 12 0 24-13 261-236 342-590 342-915z">
            <text:p/>
          </draw:path>
          <draw:path draw:style-name="gr3" draw:text-style-name="P7" draw:layer="layout" svg:width="0.515cm" svg:height="0.517cm" svg:x="12.932cm" svg:y="6.4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3.953cm" svg:y="6.60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1" draw:id="id341">
          <svg:title>TexMaths</svg:title>
          <svg:desc>22§display§= \frac{1}{7}\log \left( \frac{ 4 ( 1 + x ) }{  10 - 4x } \right)  \ + \ c§svg§600§FALSE§</svg:desc>
          <draw:polygon draw:style-name="gr2" draw:text-style-name="P6" draw:layer="layout" svg:width="8.448cm" svg:height="1.779cm" svg:x="6.34cm" svg:y="8.265cm" svg:viewBox="0 0 8449 1780" draw:points="4225,1780 0,1780 0,0 8449,0 8449,1780">
            <text:p/>
          </draw:polygon>
          <draw:path draw:style-name="gr3" draw:text-style-name="P7" draw:layer="layout" svg:width="0.515cm" svg:height="0.182cm" svg:x="6.345cm" svg:y="9.0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cm" svg:y="8.3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cm" svg:y="9.138cm" svg:viewBox="0 0 389 33" draw:points="194,33 0,33 0,0 389,0 389,33">
            <text:p/>
          </draw:polygon>
          <draw:path draw:style-name="gr3" draw:text-style-name="P7" draw:layer="layout" svg:width="0.332cm" svg:height="0.541cm" svg:x="7.254cm" svg:y="9.354cm" svg:viewBox="0 0 333 542" svg:d="M326 53c7-11 7-13 7-28h-189c-95 0-96-11-98-25h-20l-26 160h19c2-12 9-61 20-70 5-6 67-6 75-6h162c-8 13-70 97-88 124-68 104-95 211-95 290 0 9 0 44 35 44 37 0 37-35 37-44v-39c0-42 2-86 8-126 3-18 14-85 49-134z">
            <text:p/>
          </draw:path>
          <draw:path draw:style-name="gr3" draw:text-style-name="P7" draw:layer="layout" svg:width="0.173cm" svg:height="0.538cm" svg:x="7.845cm" svg:y="8.8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4cm" svg:y="9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442cm" svg:y="8.99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9.107cm" svg:y="8.22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44cm" svg:height="0.524cm" svg:x="9.63cm" svg:y="8.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072cm" svg:y="8.24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56cm" svg:height="0.516cm" svg:x="10.364cm" svg:y="8.3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897cm" svg:y="8.3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1.651cm" svg:y="8.48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114cm" svg:y="8.24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olygon draw:style-name="gr3" draw:text-style-name="P7" draw:layer="layout" svg:width="2.763cm" svg:height="0.032cm" svg:x="9.609cm" svg:y="9.138cm" svg:viewBox="0 0 2764 33" draw:points="1382,33 0,33 0,0 2764,0 2764,33">
            <text:p/>
          </draw:polygon>
          <draw:path draw:style-name="gr3" draw:text-style-name="P7" draw:layer="layout" svg:width="0.256cm" svg:height="0.516cm" svg:x="9.785cm" svg:y="9.3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133cm" svg:y="9.363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473cm" svg:height="0.032cm" svg:x="10.725cm" svg:y="9.669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11.455cm" svg:y="9.35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844cm" svg:y="9.53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6cm" svg:x="12.49cm" svg:y="8.226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506cm" svg:y="8.8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525cm" svg:y="9.00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43" draw:id="id343">
          <svg:title>TexMaths</svg:title>
          <svg:desc>26§display§\text {Evaluate the following.}§svg§600§FALSE§</svg:desc>
          <draw:polygon draw:style-name="gr2" draw:text-style-name="P6" draw:layer="layout" svg:width="9.008cm" svg:height="0.742cm" svg:x="2.935cm" svg:y="11.845cm" svg:viewBox="0 0 9009 743" draw:points="4503,743 0,743 0,0 9009,0 9009,743">
            <text:p/>
          </draw:polygon>
          <draw:path draw:style-name="gr3" draw:text-style-name="P7" draw:layer="layout" svg:width="0.567cm" svg:height="0.624cm" svg:x="2.918cm" svg:y="11.822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7" draw:layer="layout" svg:width="0.448cm" svg:height="0.405cm" svg:x="3.527cm" svg:y="12.049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3.981cm" svg:y="12.0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4.43cm" svg:y="11.8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4.682cm" svg:y="12.041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5.2cm" svg:y="12.0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5.635cm" svg:y="11.8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5.999cm" svg:y="12.0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6.702cm" svg:y="11.8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7.068cm" svg:y="11.80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7.573cm" svg:y="12.0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8.289cm" svg:y="11.799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8.563cm" svg:y="12.0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9.023cm" svg:y="11.8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9.277cm" svg:y="11.8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9.526cm" svg:y="12.0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948cm" svg:y="12.049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10.622cm" svg:y="11.83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876cm" svg:y="12.04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1.38cm" svg:y="12.0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1.889cm" svg:y="12.347cm" svg:viewBox="0 0 100 100" svg:d="M100 50c0-27-23-50-50-50s-50 23-50 50 23 50 50 50 50-23 50-50z">
            <text:p/>
          </draw:path>
        </draw:g>
        <draw:g xml:id="id344" draw:id="id344">
          <svg:title>TexMaths</svg:title>
          <svg:desc>24§display§\text {(1)}§svg§600§FALSE§</svg:desc>
          <draw:polygon draw:style-name="gr2" draw:text-style-name="P6" draw:layer="layout" svg:width="0.91cm" svg:height="0.76cm" svg:x="2.915cm" svg:y="13.543cm" svg:viewBox="0 0 911 761" draw:points="455,761 0,761 0,0 911,0 911,761">
            <text:p/>
          </draw:polygon>
          <draw:path draw:style-name="gr3" draw:text-style-name="P7" draw:layer="layout" svg:width="0.197cm" svg:height="0.844cm" svg:x="2.955cm" svg:y="13.50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3.276cm" svg:y="13.572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672cm" svg:y="13.5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5" draw:id="id345">
          <svg:title>TexMaths</svg:title>
          <svg:desc>22§display§\int \frac{ x^3 }{ 16x^8 - 25 }\ dx§svg§600§FALSE§</svg:desc>
          <draw:polygon draw:style-name="gr2" draw:text-style-name="P6" draw:layer="layout" svg:width="5.358cm" svg:height="1.752cm" svg:x="4.119cm" svg:y="12.943cm" svg:viewBox="0 0 5359 1753" draw:points="2680,1753 0,1753 0,0 5359,0 5359,1753">
            <text:p/>
          </draw:polygon>
          <draw:path draw:style-name="gr3" draw:text-style-name="P7" draw:layer="layout" svg:width="0.687cm" svg:height="1.718cm" svg:x="4.124cm" svg:y="13.015cm" svg:viewBox="0 0 688 1719" svg:d="M37 1684c25 0 39-18 39-37 0-26-20-39-37-39-20 0-39 13-39 39 0 40 39 72 86 72 118 0 162-181 217-405 60-244 111-492 153-740 28-164 56-319 82-419 9-39 36-137 67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6.343cm" svg:y="13.2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9cm" svg:height="0.37cm" svg:x="6.792cm" svg:y="12.90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3.281cm" svg:height="0.032cm" svg:x="5.075cm" svg:y="13.858cm" svg:viewBox="0 0 3282 33" draw:points="1640,33 0,33 0,0 3282,0 3282,33">
            <text:p/>
          </draw:polygon>
          <draw:path draw:style-name="gr3" draw:text-style-name="P7" draw:layer="layout" svg:width="0.256cm" svg:height="0.516cm" svg:x="5.143cm" svg:y="14.08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5.493cm" svg:y="14.083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2 0 48 0 72 50 14 28 14 68 14 105s0 76-14 104c-23 48-60 51-77 51z">
            <text:p/>
          </draw:path>
          <draw:path draw:style-name="gr3" draw:text-style-name="P7" draw:layer="layout" svg:width="0.386cm" svg:height="0.351cm" svg:x="5.87cm" svg:y="14.2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7 102-104 102-30 0-42-24-42-51 0-17 5-33 14-68z">
            <text:p/>
          </draw:path>
          <draw:path draw:style-name="gr3" draw:text-style-name="P7" draw:layer="layout" svg:width="0.249cm" svg:height="0.37cm" svg:x="6.319cm" svg:y="14.014cm" svg:viewBox="0 0 250 371" svg:d="M164 165c42-21 70-47 70-84 0-53-55-81-107-81-62 0-109 39-109 92 0 24 10 43 21 54 10 11 14 14 45 32-29 14-84 42-84 100 0 60 63 93 125 93 69 0 125-44 125-102 0-35-21-67-53-84-7-6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472cm" svg:height="0.032cm" svg:x="6.873cm" svg:y="14.3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621cm" svg:y="14.08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09cm" svg:height="0.532cm" svg:x="8.006cm" svg:y="14.08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8.737cm" svg:y="13.5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9.131cm" svg:y="13.7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346" draw:id="id346">
          <svg:title>TexMaths</svg:title>
          <svg:desc>24§display§\text {(2)}§svg§600§FALSE§</svg:desc>
          <draw:polygon draw:style-name="gr2" draw:text-style-name="P6" draw:layer="layout" svg:width="0.91cm" svg:height="0.76cm" svg:x="10.715cm" svg:y="13.544cm" svg:viewBox="0 0 911 761" draw:points="455,761 0,761 0,0 911,0 911,761">
            <text:p/>
          </draw:polygon>
          <draw:path draw:style-name="gr3" draw:text-style-name="P7" draw:layer="layout" svg:width="0.197cm" svg:height="0.844cm" svg:x="10.755cm" svg:y="13.5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1.044cm" svg:y="13.573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472cm" svg:y="13.5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7" draw:id="id347">
          <svg:title>TexMaths</svg:title>
          <svg:desc>22§display§\int \frac{ \sec x \tan x }{ 9 - 16 \tan^2 x }\ dx§svg§600§FALSE§</svg:desc>
          <draw:polygon draw:style-name="gr2" draw:text-style-name="P6" draw:layer="layout" svg:width="6.347cm" svg:height="1.642cm" svg:x="11.817cm" svg:y="13.041cm" svg:viewBox="0 0 6348 1643" draw:points="3173,1643 0,1643 0,0 6348,0 6348,1643">
            <text:p/>
          </draw:polygon>
          <draw:path draw:style-name="gr3" draw:text-style-name="P7" draw:layer="layout" svg:width="0.687cm" svg:height="1.719cm" svg:x="11.822cm" svg:y="13.00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13.243cm" svg:y="13.18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544cm" svg:y="13.18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3.892cm" svg:y="13.18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4.36cm" svg:y="13.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4cm" svg:height="0.485cm" svg:x="14.923cm" svg:y="13.05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5.242cm" svg:y="13.185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5.622cm" svg:y="13.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178cm" svg:y="13.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4.269cm" svg:height="0.032cm" svg:x="12.773cm" svg:y="13.845cm" svg:viewBox="0 0 4270 33" draw:points="2135,33 0,33 0,0 4270,0 4270,33">
            <text:p/>
          </draw:polygon>
          <draw:path draw:style-name="gr3" draw:text-style-name="P7" draw:layer="layout" svg:width="0.321cm" svg:height="0.532cm" svg:x="12.806cm" svg:y="14.088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3.396cm" svg:y="14.39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4.174cm" svg:y="14.08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524cm" svg:y="14.088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242cm" svg:height="0.485cm" svg:x="15.022cm" svg:y="14.12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5.34cm" svg:y="14.257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5.719cm" svg:y="14.26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6.157cm" svg:y="13.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622cm" svg:y="14.2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7.423cm" svg:y="13.518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817cm" svg:y="13.7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48" draw:id="id348">
          <svg:title>TexMaths</svg:title>
          <svg:desc>24§display§\text {(3)}§svg§600§FALSE§</svg:desc>
          <draw:polygon draw:style-name="gr2" draw:text-style-name="P6" draw:layer="layout" svg:width="0.91cm" svg:height="0.76cm" svg:x="19.216cm" svg:y="13.545cm" svg:viewBox="0 0 911 761" draw:points="455,761 0,761 0,0 911,0 911,761">
            <text:p/>
          </draw:polygon>
          <draw:path draw:style-name="gr3" draw:text-style-name="P7" draw:layer="layout" svg:width="0.197cm" svg:height="0.844cm" svg:x="19.256cm" svg:y="13.5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9.537cm" svg:y="13.5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9.973cm" svg:y="13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49" draw:id="id349">
          <svg:title>TexMaths</svg:title>
          <svg:desc>22§display§\int \frac{ \text {cosec}^2 x }{ 9\cot^2 x + 4 }\ dx§svg§600§FALSE§</svg:desc>
          <draw:polygon draw:style-name="gr2" draw:text-style-name="P6" draw:layer="layout" svg:width="5.874cm" svg:height="1.752cm" svg:x="20.32cm" svg:y="13.04cm" svg:viewBox="0 0 5875 1753" draw:points="2938,1753 0,1753 0,0 5875,0 5875,1753">
            <text:p/>
          </draw:polygon>
          <draw:path draw:style-name="gr3" draw:text-style-name="P7" draw:layer="layout" svg:width="0.687cm" svg:height="1.718cm" svg:x="20.325cm" svg:y="13.112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95cm" svg:height="0.356cm" svg:x="21.945cm" svg:y="13.29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284cm" svg:y="13.29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2.675cm" svg:y="13.29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2.976cm" svg:y="13.29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3.325cm" svg:y="13.29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23.675cm" svg:y="13.00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011cm" svg:y="1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3.797cm" svg:height="0.032cm" svg:x="21.276cm" svg:y="13.955cm" svg:viewBox="0 0 3798 33" draw:points="1899,33 0,33 0,0 3798,0 3798,33">
            <text:p/>
          </draw:polygon>
          <draw:path draw:style-name="gr3" draw:text-style-name="P7" draw:layer="layout" svg:width="0.321cm" svg:height="0.532cm" svg:x="21.309cm" svg:y="14.198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5cm" svg:height="0.356cm" svg:x="21.818cm" svg:y="14.36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158cm" svg:y="14.36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2.536cm" svg:y="14.23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4cm" svg:height="0.36cm" svg:x="22.856cm" svg:y="14.0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3.321cm" svg:y="14.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3.956cm" svg:y="14.26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24.708cm" svg:y="14.1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25.454cm" svg:y="13.627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5.847cm" svg:y="13.8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39" draw:id="id339">
          <svg:title>TexMaths</svg:title>
          <svg:desc>26§display§\therefore§svg§600§FALSE§</svg:desc>
          <draw:polygon draw:style-name="gr2" draw:text-style-name="P6" draw:layer="layout" svg:width="0.49cm" svg:height="0.402cm" svg:x="4.208cm" svg:y="9.0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8.9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40" draw:id="id340">
          <svg:title>TexMaths</svg:title>
          <svg:desc>24§display§\text {I}§svg§600§FALSE§</svg:desc>
          <draw:polygon draw:style-name="gr2" draw:text-style-name="P6" draw:layer="layout" svg:width="0.197cm" svg:height="0.493cm" svg:x="5.645cm" svg:y="8.9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2" anim:sub-item="text" smil:attributeName="visibility" smil:to="visible"/>
                  <anim:animate smil:dur="0.5s" smil:fill="hold" smil:targetElement="id342" anim:sub-item="text" smil:attributeName="width" smil:values="width*0.05;width" smil:keyTimes="0;1"/>
                  <anim:animate smil:dur="0.5s" smil:fill="hold" smil:targetElement="id342" anim:sub-item="text" smil:attributeName="height" smil:values="height;height" smil:keyTimes="0;1"/>
                  <anim:animate smil:dur="0.5s" smil:fill="hold" smil:targetElement="id342" anim:sub-item="text" smil:attributeName="x" smil:values="x-.2;x" smil:keyTimes="0;1"/>
                  <anim:animate smil:dur="0.5s" smil:fill="hold" smil:targetElement="id342" anim:sub-item="text" smil:attributeName="y" smil:values="y;y" smil:keyTimes="0;1"/>
                  <anim:transitionFilter smil:dur="0.5s" smil:targetElement="id3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44" smil:attributeName="visibility" smil:to="visible"/>
                  <anim:animate smil:dur="0.25s" smil:fill="hold" smil:targetElement="id344" smil:attributeName="width" smil:values="width*0.05;width" smil:keyTimes="0;1"/>
                  <anim:animate smil:dur="0.25s" smil:fill="hold" smil:targetElement="id344" smil:attributeName="height" smil:values="height;height" smil:keyTimes="0;1"/>
                  <anim:animate smil:dur="0.25s" smil:fill="hold" smil:targetElement="id344" smil:attributeName="x" smil:values="x-.2;x" smil:keyTimes="0;1"/>
                  <anim:animate smil:dur="0.25s" smil:fill="hold" smil:targetElement="id344" smil:attributeName="y" smil:values="y;y" smil:keyTimes="0;1"/>
                  <anim:transitionFilter smil:dur="0.25s" smil:targetElement="id3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50" draw:id="id350">
          <svg:title>TexMaths</svg:title>
          <svg:desc>24§display§\text {(4)}§svg§600§FALSE§</svg:desc>
          <draw:polygon draw:style-name="gr2" draw:text-style-name="P6" draw:layer="layout" svg:width="0.91cm" svg:height="0.76cm" svg:x="1.416cm" svg:y="1.146cm" svg:viewBox="0 0 911 761" draw:points="455,761 0,761 0,0 911,0 911,761">
            <text:p/>
          </draw:polygon>
          <draw:path draw:style-name="gr3" draw:text-style-name="P7" draw:layer="layout" svg:width="0.197cm" svg:height="0.844cm" svg:x="1.456cm" svg:y="1.10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1.725cm" svg:y="1.165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173cm" svg:y="1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2" draw:id="id352">
          <svg:title>TexMaths</svg:title>
          <svg:desc>24§display§\text {(5)}§svg§600§FALSE§</svg:desc>
          <draw:polygon draw:style-name="gr2" draw:text-style-name="P6" draw:layer="layout" svg:width="0.91cm" svg:height="0.76cm" svg:x="8.716cm" svg:y="1.147cm" svg:viewBox="0 0 911 761" draw:points="455,761 0,761 0,0 911,0 911,761">
            <text:p/>
          </draw:polygon>
          <draw:path draw:style-name="gr3" draw:text-style-name="P7" draw:layer="layout" svg:width="0.197cm" svg:height="0.844cm" svg:x="8.756cm" svg:y="1.10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9.045cm" svg:y="1.176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9.473cm" svg:y="1.1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1" draw:id="id351">
          <svg:title>TexMaths</svg:title>
          <svg:desc>20§display§\int \frac{ 1 }{ a^2e^x + b^2e^{-x} }\ dx§svg§600§FALSE§</svg:desc>
          <draw:polygon draw:style-name="gr2" draw:text-style-name="P6" draw:layer="layout" svg:width="5.854cm" svg:height="1.493cm" svg:x="2.418cm" svg:y="0.737cm" svg:viewBox="0 0 5855 1494" draw:points="2928,1494 0,1494 0,0 5855,0 5855,1494">
            <text:p/>
          </draw:polygon>
          <draw:path draw:style-name="gr3" draw:text-style-name="P7" draw:layer="layout" svg:width="0.625cm" svg:height="1.563cm" svg:x="2.423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158cm" svg:y="0.7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3.966cm" svg:height="0.029cm" svg:x="3.287cm" svg:y="1.469cm" svg:viewBox="0 0 3967 30" draw:points="1983,30 0,30 0,0 3967,0 3967,30">
            <text:p/>
          </draw:polygon>
          <draw:path draw:style-name="gr3" draw:text-style-name="P7" draw:layer="layout" svg:width="0.322cm" svg:height="0.319cm" svg:x="3.316cm" svg:y="1.8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218cm" svg:height="0.327cm" svg:x="3.69cm" svg:y="1.61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71cm" svg:height="0.319cm" svg:x="4.007cm" svg:y="1.831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4.325cm" svg:y="1.722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468cm" svg:height="0.47cm" svg:x="4.852cm" svg:y="1.731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548cm" svg:y="1.653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218cm" svg:height="0.327cm" svg:x="5.847cm" svg:y="1.61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71cm" svg:height="0.319cm" svg:x="6.164cm" svg:y="1.831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333cm" svg:height="0.025cm" svg:x="6.513cm" svg:y="1.803cm" svg:viewBox="0 0 334 26" svg:d="M315 26c7 0 19 0 19-13s-11-13-19-13h-296c-8 0-19 0-19 13s11 13 19 13z">
            <text:p/>
          </draw:path>
          <draw:path draw:style-name="gr3" draw:text-style-name="P7" draw:layer="layout" svg:width="0.265cm" svg:height="0.223cm" svg:x="6.923cm" svg:y="1.722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335cm" svg:height="0.497cm" svg:x="7.6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7.958cm" svg:y="1.3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353" draw:id="id353">
          <svg:title>TexMaths</svg:title>
          <svg:desc>20§display§\int \frac{ \cos x }{ \sin^2 x+ 6\sin x + 25 }\ dx§svg§600§FALSE§</svg:desc>
          <draw:polygon draw:style-name="gr2" draw:text-style-name="P6" draw:layer="layout" svg:width="7.858cm" svg:height="1.493cm" svg:x="9.72cm" svg:y="0.737cm" svg:viewBox="0 0 7859 1494" draw:points="3929,1494 0,1494 0,0 7859,0 7859,1494">
            <text:p/>
          </draw:polygon>
          <draw:path draw:style-name="gr3" draw:text-style-name="P7" draw:layer="layout" svg:width="0.625cm" svg:height="1.563cm" svg:x="9.725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68cm" svg:height="0.324cm" svg:x="12.867cm" svg:y="0.868cm" svg:viewBox="0 0 269 325" svg:d="M59 163c0-115 58-145 95-145 6 0 51 0 76 25-30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3.176cm" svg:y="0.86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3.531cm" svg:y="0.86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51cm" svg:height="0.319cm" svg:x="13.921cm" svg:y="0.87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olygon draw:style-name="gr3" draw:text-style-name="P7" draw:layer="layout" svg:width="5.97cm" svg:height="0.029cm" svg:x="10.589cm" svg:y="1.469cm" svg:viewBox="0 0 5971 30" draw:points="2985,30 0,30 0,0 5971,0 5971,30">
            <text:p/>
          </draw:polygon>
          <draw:path draw:style-name="gr3" draw:text-style-name="P7" draw:layer="layout" svg:width="0.231cm" svg:height="0.324cm" svg:x="10.613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0.89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1.085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11.483cm" svg:y="1.57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11.905cm" svg:y="1.883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68cm" svg:height="0.47cm" svg:x="12.481cm" svg:y="1.7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3.174cm" svg:y="1.727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3 47-71 47z">
            <text:p/>
          </draw:path>
          <draw:path draw:style-name="gr3" draw:text-style-name="P7" draw:layer="layout" svg:width="0.231cm" svg:height="0.324cm" svg:x="13.637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3.915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4.109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4.614cm" svg:y="1.88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15.192cm" svg:y="1.7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5.891cm" svg:y="1.72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281cm" svg:height="0.484cm" svg:x="16.241cm" svg:y="1.727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59 48 128 128 128 82 0 154-67 154-157z">
            <text:p/>
          </draw:path>
          <draw:path draw:style-name="gr3" draw:text-style-name="P7" draw:layer="layout" svg:width="0.335cm" svg:height="0.497cm" svg:x="16.905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7.262cm" svg:y="1.3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354" draw:id="id354">
          <svg:title>TexMaths</svg:title>
          <svg:desc>24§display§\text {(6)}§svg§600§FALSE§</svg:desc>
          <draw:polygon draw:style-name="gr2" draw:text-style-name="P6" draw:layer="layout" svg:width="0.91cm" svg:height="0.76cm" svg:x="18.017cm" svg:y="1.149cm" svg:viewBox="0 0 911 761" draw:points="455,761 0,761 0,0 911,0 911,761">
            <text:p/>
          </draw:polygon>
          <draw:path draw:style-name="gr3" draw:text-style-name="P7" draw:layer="layout" svg:width="0.197cm" svg:height="0.844cm" svg:x="18.057cm" svg:y="1.1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8.338cm" svg:y="1.178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8.774cm" svg:y="1.1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5" draw:id="id355">
          <svg:title>TexMaths</svg:title>
          <svg:desc>20§display§\int \frac{ \sin 2x }{ 3\sin^4 x - 4\sin^2 x + 1 }\ dx§svg§600§FALSE§</svg:desc>
          <draw:polygon draw:style-name="gr2" draw:text-style-name="P6" draw:layer="layout" svg:width="8.29cm" svg:height="1.493cm" svg:x="19.019cm" svg:y="0.737cm" svg:viewBox="0 0 8291 1494" draw:points="4146,1494 0,1494 0,0 8291,0 8291,1494">
            <text:p/>
          </draw:polygon>
          <draw:path draw:style-name="gr3" draw:text-style-name="P7" draw:layer="layout" svg:width="0.625cm" svg:height="1.563cm" svg:x="19.024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1cm" svg:height="0.324cm" svg:x="22.246cm" svg:y="0.86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2.523cm" svg:y="0.713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2.717cm" svg:y="0.87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81cm" svg:height="0.47cm" svg:x="23.238cm" svg:y="0.715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3.574cm" svg:y="0.87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olygon draw:style-name="gr3" draw:text-style-name="P7" draw:layer="layout" svg:width="6.402cm" svg:height="0.029cm" svg:x="19.888cm" svg:y="1.469cm" svg:viewBox="0 0 6403 30" draw:points="3202,30 0,30 0,0 6403,0 6403,30">
            <text:p/>
          </draw:polygon>
          <draw:path draw:style-name="gr3" draw:text-style-name="P7" draw:layer="layout" svg:width="0.292cm" svg:height="0.484cm" svg:x="19.918cm" svg:y="1.727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231cm" svg:height="0.324cm" svg:x="20.381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0.657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0.853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42cm" svg:height="0.332cm" svg:x="21.24cm" svg:y="1.56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3" draw:text-style-name="P7" draw:layer="layout" svg:width="0.351cm" svg:height="0.319cm" svg:x="21.673cm" svg:y="1.88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29cm" svg:height="0.029cm" svg:x="22.269cm" svg:y="2.00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22.933cm" svg:y="1.71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31cm" svg:height="0.324cm" svg:x="23.405cm" svg:y="1.8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3.683cm" svg:y="1.72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3.877cm" svg:y="1.883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24.277cm" svg:y="1.57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24.697cm" svg:y="1.88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5.275cm" svg:y="1.7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6.001cm" svg:y="1.72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35cm" svg:height="0.497cm" svg:x="26.637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6.995cm" svg:y="1.349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356" draw:id="id356">
          <svg:title>TexMaths</svg:title>
          <svg:desc>24§display§\text {(7)}§svg§600§FALSE§</svg:desc>
          <draw:polygon draw:style-name="gr2" draw:text-style-name="P6" draw:layer="layout" svg:width="0.91cm" svg:height="0.76cm" svg:x="1.417cm" svg:y="3.444cm" svg:viewBox="0 0 911 761" draw:points="455,761 0,761 0,0 911,0 911,761">
            <text:p/>
          </draw:polygon>
          <draw:path draw:style-name="gr3" draw:text-style-name="P7" draw:layer="layout" svg:width="0.197cm" svg:height="0.844cm" svg:x="1.457cm" svg:y="3.4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1cm" svg:x="1.749cm" svg:y="3.465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174cm" svg:y="3.4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58" draw:id="id358">
          <svg:title>TexMaths</svg:title>
          <svg:desc>24§display§\text {(8)}§svg§600§FALSE§</svg:desc>
          <draw:polygon draw:style-name="gr2" draw:text-style-name="P6" draw:layer="layout" svg:width="0.91cm" svg:height="0.76cm" svg:x="12.517cm" svg:y="3.45cm" svg:viewBox="0 0 911 761" draw:points="455,761 0,761 0,0 911,0 911,761">
            <text:p/>
          </draw:polygon>
          <draw:path draw:style-name="gr3" draw:text-style-name="P7" draw:layer="layout" svg:width="0.197cm" svg:height="0.844cm" svg:x="12.557cm" svg:y="3.408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12.838cm" svg:y="3.479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3.274cm" svg:y="3.408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357" draw:id="id357">
          <svg:title>TexMaths</svg:title>
          <svg:desc>22§display§\int \frac{ \sec^2 x }{ 9 \tan^2 x + 6\tan x + 5 }\ dx§svg§600§FALSE§</svg:desc>
          <draw:polygon draw:style-name="gr2" draw:text-style-name="P6" draw:layer="layout" svg:width="9.108cm" svg:height="1.752cm" svg:x="2.618cm" svg:y="2.842cm" svg:viewBox="0 0 9109 1753" draw:points="4555,1753 0,1753 0,0 9109,0 9109,1753">
            <text:p/>
          </draw:polygon>
          <draw:path draw:style-name="gr3" draw:text-style-name="P7" draw:layer="layout" svg:width="0.687cm" svg:height="1.718cm" svg:x="2.623cm" svg:y="2.914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6.159cm" svg:y="3.0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6.46cm" svg:y="3.09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808cm" svg:y="3.09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7.16cm" svg:y="2.80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7.625cm" svg:y="3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7.03cm" svg:height="0.032cm" svg:x="3.574cm" svg:y="3.757cm" svg:viewBox="0 0 7031 33" draw:points="3516,33 0,33 0,0 7031,0 7031,33">
            <text:p/>
          </draw:polygon>
          <draw:path draw:style-name="gr3" draw:text-style-name="P7" draw:layer="layout" svg:width="0.321cm" svg:height="0.532cm" svg:x="3.607cm" svg:y="4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4cm" svg:height="0.485cm" svg:x="4.103cm" svg:y="4.03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4.422cm" svg:y="4.16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4.802cm" svg:y="4.17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5.24cm" svg:y="3.86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705cm" svg:y="4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338cm" svg:y="4.0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7.102cm" svg:y="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7.599cm" svg:y="4.03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7.917cm" svg:y="4.1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8.297cm" svg:y="4.17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8.852cm" svg:y="4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9.487cm" svg:y="4.0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0.256cm" svg:y="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10.985cm" svg:y="3.42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1.379cm" svg:y="3.6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59" draw:id="id359">
          <svg:title>TexMaths</svg:title>
          <svg:desc>22§display§\int \frac{ 1 }{ x[\ 6 ( \log x )^2 + 7 \log x + 2 \ ] }\ dx§svg§600§FALSE§</svg:desc>
          <draw:polygon draw:style-name="gr2" draw:text-style-name="P6" draw:layer="layout" svg:width="10.731cm" svg:height="1.7cm" svg:x="13.82cm" svg:y="3.043cm" svg:viewBox="0 0 10732 1701" draw:points="5366,1701 0,1701 0,0 10732,0 10732,1701">
            <text:p/>
          </draw:polygon>
          <draw:path draw:style-name="gr3" draw:text-style-name="P7" draw:layer="layout" svg:width="0.687cm" svg:height="1.719cm" svg:x="13.825cm" svg:y="3.004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978cm" svg:y="3.0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653cm" svg:height="0.032cm" svg:x="14.776cm" svg:y="3.847cm" svg:viewBox="0 0 8654 33" draw:points="4328,33 0,33 0,0 8654,0 8654,33">
            <text:p/>
          </draw:polygon>
          <draw:path draw:style-name="gr3" draw:text-style-name="P7" draw:layer="layout" svg:width="0.386cm" svg:height="0.351cm" svg:x="14.799cm" svg:y="4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0.106cm" svg:height="0.774cm" svg:x="15.309cm" svg:y="4.007cm" svg:viewBox="0 0 107 775" draw:points="107,775 107,745 32,745 32,32 107,32 107,0 0,0 0,775">
            <text:p/>
          </draw:polygon>
          <draw:path draw:style-name="gr3" draw:text-style-name="P7" draw:layer="layout" svg:width="0.321cm" svg:height="0.532cm" svg:x="15.723cm" svg:y="4.07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16.154cm" svg:y="4.007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16.404cm" svg:y="4.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15cm" svg:y="4.24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cm" svg:y="4.23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7.528cm" svg:y="4.24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7.991cm" svg:y="4.00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8.282cm" svg:y="4.00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81cm" svg:y="4.1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9.584cm" svg:y="4.064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73cm" svg:height="0.538cm" svg:x="20.08cm" svg:y="4.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20.291cm" svg:y="4.24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20.679cm" svg:y="4.23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21.205cm" svg:y="4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21.84cm" svg:y="4.13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609cm" svg:y="4.07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106cm" svg:height="0.774cm" svg:x="23.231cm" svg:y="4.007cm" svg:viewBox="0 0 107 775" draw:points="107,0 0,0 0,32 76,32 76,745 0,745 0,775 107,775">
            <text:p/>
          </draw:polygon>
          <draw:path draw:style-name="gr3" draw:text-style-name="P7" draw:layer="layout" svg:width="0.369cm" svg:height="0.546cm" svg:x="23.81cm" svg:y="3.5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4.204cm" svg:y="3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60" draw:id="id360">
          <svg:title>TexMaths</svg:title>
          <svg:desc>28§display§\text {Solutions :}§svg§600§FALSE§</svg:desc>
          <draw:polygon draw:style-name="gr2" draw:text-style-name="P6" draw:layer="layout" svg:width="4.36cm" svg:height="0.617cm" svg:x="1.513cm" svg:y="5.245cm" svg:viewBox="0 0 4361 618" draw:points="2182,618 0,618 0,0 4361,0 4361,618">
            <text:p/>
          </draw:polygon>
          <draw:path draw:style-name="gr3" draw:text-style-name="P7" draw:layer="layout" svg:width="0.438cm" svg:height="0.716cm" svg:x="1.52cm" svg:y="5.196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037cm" svg:y="5.44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534cm" svg:y="5.207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808cm" svg:y="5.45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341cm" svg:y="5.28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737cm" svg:y="5.2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006cm" svg:y="5.4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501cm" svg:y="5.45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05cm" svg:y="5.44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818cm" svg:y="5.465cm" svg:viewBox="0 0 108 426" svg:d="M108 52c0-27-25-52-54-52s-54 25-54 52c0 29 25 53 54 53s54-24 54-53zM108 374c0-29-25-51-54-51s-54 22-54 51 25 52 54 52 54-23 54-52z">
            <text:p/>
          </draw:path>
        </draw:g>
        <draw:g xml:id="id361" draw:id="id361">
          <svg:title>TexMaths</svg:title>
          <svg:desc>26§display§\text {(1)}§svg§600§FALSE§</svg:desc>
          <draw:polygon draw:style-name="gr2" draw:text-style-name="P6" draw:layer="layout" svg:width="0.986cm" svg:height="0.822cm" svg:x="1.321cm" svg:y="6.755cm" svg:viewBox="0 0 987 823" draw:points="494,823 0,823 0,0 987,0 987,823">
            <text:p/>
          </draw:polygon>
          <draw:path draw:style-name="gr3" draw:text-style-name="P7" draw:layer="layout" svg:width="0.213cm" svg:height="0.914cm" svg:x="1.365cm" svg:y="6.7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713cm" svg:y="6.786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142cm" svg:y="6.7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62" draw:id="id362">
          <svg:title>TexMaths</svg:title>
          <svg:desc>24§display§\text {Let,}§svg§600§FALSE§</svg:desc>
          <draw:polygon draw:style-name="gr2" draw:text-style-name="P6" draw:layer="layout" svg:width="1.318cm" svg:height="0.655cm" svg:x="3.037cm" svg:y="6.847cm" svg:viewBox="0 0 1319 656" draw:points="659,656 0,656 0,0 1319,0 1319,656">
            <text:p/>
          </draw:polygon>
          <draw:path draw:style-name="gr3" draw:text-style-name="P7" draw:layer="layout" svg:width="0.464cm" svg:height="0.577cm" svg:x="3.022cm" svg:y="6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6cm" svg:y="7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3cm" svg:y="6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97cm" svg:y="7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63" draw:id="id363">
          <svg:title>TexMaths</svg:title>
          <svg:desc>24§display§\text {I}§svg§600§FALSE§</svg:desc>
          <draw:polygon draw:style-name="gr2" draw:text-style-name="P6" draw:layer="layout" svg:width="0.197cm" svg:height="0.493cm" svg:x="4.843cm" svg:y="6.847cm" svg:viewBox="0 0 198 494" draw:points="100,494 0,494 0,0 198,0 198,494">
            <text:p/>
          </draw:polygon>
          <draw:path draw:style-name="gr3" draw:text-style-name="P7" draw:layer="layout" svg:width="0.258cm" svg:height="0.577cm" svg:x="4.824cm" svg:y="6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4" draw:id="id364">
          <svg:title>TexMaths</svg:title>
          <svg:desc>22§display§= \int \frac{ x^3 }{ 16x^8 - 25 }\ dx§svg§600§FALSE§</svg:desc>
          <draw:polygon draw:style-name="gr2" draw:text-style-name="P6" draw:layer="layout" svg:width="6.175cm" svg:height="1.752cm" svg:x="5.43cm" svg:y="6.156cm" svg:viewBox="0 0 6176 1753" draw:points="3089,1753 0,1753 0,0 6176,0 6176,1753">
            <text:p/>
          </draw:polygon>
          <draw:path draw:style-name="gr3" draw:text-style-name="P7" draw:layer="layout" svg:width="0.515cm" svg:height="0.182cm" svg:x="5.435cm" svg:y="6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5cm" svg:y="6.22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8.471cm" svg:y="6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8.919cm" svg:y="6.11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3.282cm" svg:height="0.032cm" svg:x="7.202cm" svg:y="7.071cm" svg:viewBox="0 0 3283 33" draw:points="1640,33 0,33 0,0 3283,0 3283,33">
            <text:p/>
          </draw:polygon>
          <draw:path draw:style-name="gr3" draw:text-style-name="P7" draw:layer="layout" svg:width="0.256cm" svg:height="0.516cm" svg:x="7.271cm" svg:y="7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621cm" svg:y="7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998cm" svg:y="7.4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9cm" svg:height="0.37cm" svg:x="8.447cm" svg:y="7.227cm" svg:viewBox="0 0 250 371" svg:d="M164 165c42-21 70-47 70-84 0-53-54-81-107-81-62 0-109 39-109 91 0 25 10 44 21 55 10 11 14 14 45 32-29 14-84 42-84 100 0 60 63 93 125 93 69 0 125-44 125-102 0-35-21-67-53-84-7-6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472cm" svg:height="0.032cm" svg:x="9.001cm" svg:y="7.6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48cm" svg:y="7.296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7 68-5 8-57 8-72 8z">
            <text:p/>
          </draw:path>
          <draw:path draw:style-name="gr3" draw:text-style-name="P7" draw:layer="layout" svg:width="0.309cm" svg:height="0.532cm" svg:x="10.135cm" svg:y="7.2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10.865cm" svg:y="6.743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1.258cm" svg:y="6.9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 xml:id="id365" draw:id="id365">
          <svg:title>TexMaths</svg:title>
          <svg:desc>22§display§= \int \frac{ x^3 }{ 16 ( x^4 )^2 - 25 }\ dx§svg§600§FALSE§</svg:desc>
          <draw:polygon draw:style-name="gr2" draw:text-style-name="P6" draw:layer="layout" svg:width="7.123cm" svg:height="1.81cm" svg:x="12.131cm" svg:y="6.156cm" svg:viewBox="0 0 7124 1811" draw:points="3562,1811 0,1811 0,0 7124,0 7124,1811">
            <text:p/>
          </draw:polygon>
          <draw:path draw:style-name="gr3" draw:text-style-name="P7" draw:layer="layout" svg:width="0.515cm" svg:height="0.182cm" svg:x="12.136cm" svg:y="6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2.951cm" svg:y="6.22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386cm" svg:height="0.351cm" svg:x="15.646cm" svg:y="6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16.094cm" svg:y="6.1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4.23cm" svg:height="0.032cm" svg:x="13.903cm" svg:y="7.071cm" svg:viewBox="0 0 4231 33" draw:points="2115,33 0,33 0,0 4231,0 4231,33">
            <text:p/>
          </draw:polygon>
          <draw:path draw:style-name="gr3" draw:text-style-name="P7" draw:layer="layout" svg:width="0.256cm" svg:height="0.516cm" svg:x="13.972cm" svg:y="7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4.322cm" svg:y="7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18cm" svg:height="0.773cm" svg:x="14.753cm" svg:y="7.23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cm" svg:y="7.4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67cm" svg:height="0.365cm" svg:x="15.44cm" svg:y="7.222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18cm" svg:height="0.773cm" svg:x="15.809cm" svg:y="7.23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6.101cm" svg:y="7.2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649cm" svg:y="7.6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397cm" svg:y="7.29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17.784cm" svg:y="7.2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3 141 141 141 90 0 169-74 169-172z">
            <text:p/>
          </draw:path>
          <draw:path draw:style-name="gr3" draw:text-style-name="P7" draw:layer="layout" svg:width="0.369cm" svg:height="0.546cm" svg:x="18.513cm" svg:y="6.7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8.907cm" svg:y="6.9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66" draw:id="id366">
          <svg:title>TexMaths</svg:title>
          <svg:desc>24§display§\text {Put,} x^4 = t, \ \text {Diff } w.\ r.\ t.\ x.\ \ 4x^3dx = dt \ \therefore x^3 dx = \frac{1}{4}dt§svg§600§FALSE§</svg:desc>
          <draw:polygon draw:style-name="gr2" draw:text-style-name="P6" draw:layer="layout" svg:width="19.863cm" svg:height="1.628cm" svg:x="3.036cm" svg:y="8.248cm" svg:viewBox="0 0 19864 1629" draw:points="9932,1629 0,1629 0,0 19864,0 19864,1629">
            <text:p/>
          </draw:polygon>
          <draw:path draw:style-name="gr3" draw:text-style-name="P7" draw:layer="layout" svg:width="0.498cm" svg:height="0.577cm" svg:x="3.023cm" svg:y="8.763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3.595cm" svg:y="8.96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052cm" svg:y="8.821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4.438cm" svg:y="9.249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1cm" svg:height="0.383cm" svg:x="4.624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91cm" svg:height="0.399cm" svg:x="5.104cm" svg:y="8.592cm" svg:viewBox="0 0 292 400" svg:d="M292 304v-23h-67v-264c0-13 0-17-12-17-8 0-9 0-17 8l-196 273v23h175v48c0 19 0 27-48 27h-16v21c29 0 68-2 89-2s59 2 90 2v-21h-17c-48 0-48-8-48-27v-48zM179 63v218h-158z">
            <text:p/>
          </draw:path>
          <draw:path draw:style-name="gr3" draw:text-style-name="P7" draw:layer="layout" svg:width="0.562cm" svg:height="0.199cm" svg:x="5.742cm" svg:y="9.0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6.604cm" svg:y="8.811cm" svg:viewBox="0 0 261 540" svg:d="M156 192h80c16 0 25 0 25-17 0-10-9-10-25-10h-73c29-121 35-136 35-142 0-15-12-23-25-23-4 0-27 0-35 31l-32 134h-81c-17 0-25 0-25 16 0 11 8 11 23 11h75c-62 240-63 254-63 269 0 46 32 79 76 79 89 0 137-125 137-131 0-7-8-7-12-7-6 0-8 2-11 11-37 89-83 108-112 108-17 0-25-12-25-39 0-21 0-27 4-40z">
            <text:p/>
          </draw:path>
          <draw:path draw:style-name="gr3" draw:text-style-name="P7" draw:layer="layout" svg:width="0.099cm" svg:height="0.253cm" svg:x="6.961cm" svg:y="9.24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7.575cm" svg:y="8.763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8.217cm" svg:y="8.775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8.447cm" svg:y="8.744cm" svg:viewBox="0 0 509 598" svg:d="M357 257h96v-24h-100v-98c0-77 41-116 79-116 4 0 15 0 29 6-10 4-25 13-25 35 0 19 13 36 36 36s37-17 37-36c0-31-29-60-77-60-50 0-88 33-92 37-25-33-71-37-94-37-81 0-179 44-179 136v97h-67v24h67v275c0 39-9 39-67 39v27c29-2 73-4 94-4s63 2 94 4v-27c-56 0-65 0-65-39v-275h178v275c0 39-9 39-67 39v27c33-2 73-4 96-4 35 0 75 0 108 4v-27h-18c-61 0-63-10-63-41zM121 233v-97c0-82 69-117 123-117 42 0 65 16 67 16v2c-15 0-31 11-31 34 0 6 0 27 23 35-2 11-2 19-2 29v98z">
            <text:p/>
          </draw:path>
          <draw:path draw:style-name="gr3" draw:text-style-name="P7" draw:layer="layout" svg:width="0.56cm" svg:height="0.383cm" svg:x="9.221cm" svg:y="8.96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3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9.897cm" svg:y="9.249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0.363cm" svg:y="8.967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0.768cm" svg:y="9.249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1.231cm" svg:y="8.811cm" svg:viewBox="0 0 261 540" svg:d="M156 192h80c16 0 25 0 25-17 0-10-9-10-25-10h-75c31-121 37-136 37-142 0-15-12-23-25-23-4 0-27 0-35 31l-32 134h-81c-17 0-25 0-25 16 0 11 8 11 23 11h75c-62 240-63 254-63 269 0 46 32 79 76 79 89 0 137-125 137-131 0-7-8-7-12-7-8 0-8 2-11 11-37 89-83 108-112 108-17 0-25-12-25-39 0-21 0-27 4-40z">
            <text:p/>
          </draw:path>
          <draw:path draw:style-name="gr3" draw:text-style-name="P7" draw:layer="layout" svg:width="0.091cm" svg:height="0.091cm" svg:x="11.588cm" svg:y="9.249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2.057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2.587cm" svg:y="9.249cm" svg:viewBox="0 0 92 92" svg:d="M92 46c0-25-21-46-46-46s-46 21-46 46 21 46 46 46 46-21 46-46z">
            <text:p/>
          </draw:path>
          <draw:path draw:style-name="gr3" draw:text-style-name="P7" draw:layer="layout" svg:width="0.375cm" svg:height="0.572cm" svg:x="13.333cm" svg:y="8.76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21cm" svg:height="0.383cm" svg:x="13.756cm" svg:y="8.96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72cm" svg:height="0.404cm" svg:x="14.245cm" svg:y="8.598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31-13 31-30 0-18-14-29-31-31 21-27 61-33 82-33 27 0 66 14 66 66 0 25-8 52-25 69-19 23-35 25-65 27-16 0-16 0-20 2 0 0-5 0-5 7 0 8 5 8 15 8z">
            <text:p/>
          </draw:path>
          <draw:path draw:style-name="gr3" draw:text-style-name="P7" draw:layer="layout" svg:width="0.402cm" svg:height="0.597cm" svg:x="14.626cm" svg:y="8.7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4 0-55-46-55-78 0-43 26-148 48-187 24-50 63-80 97-80 54 0 68 69 68 74 0 4-2 10-4 14z">
            <text:p/>
          </draw:path>
          <draw:path draw:style-name="gr3" draw:text-style-name="P7" draw:layer="layout" svg:width="0.421cm" svg:height="0.383cm" svg:x="15.056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15.795cm" svg:y="9.0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6.672cm" svg:y="8.754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6 0 68 69 68 74 0 4-2 10-4 14z">
            <text:p/>
          </draw:path>
          <draw:path draw:style-name="gr3" draw:text-style-name="P7" draw:layer="layout" svg:width="0.26cm" svg:height="0.539cm" svg:x="17.097cm" svg:y="8.811cm" svg:viewBox="0 0 261 540" svg:d="M156 192h80c16 0 25 0 25-17 0-10-9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  <draw:path draw:style-name="gr3" draw:text-style-name="P7" draw:layer="layout" svg:width="0.512cm" svg:height="0.456cm" svg:x="17.922cm" svg:y="8.948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421cm" svg:height="0.383cm" svg:x="18.719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272cm" svg:height="0.404cm" svg:x="19.209cm" svg:y="8.598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29-13 29-30 0-18-12-29-29-31 21-27 61-33 82-33 27 0 66 14 66 66 0 25-10 52-25 69-19 23-35 25-65 27-16 0-16 0-20 2 0 0-5 0-5 7 0 8 5 8 15 8z">
            <text:p/>
          </draw:path>
          <draw:path draw:style-name="gr3" draw:text-style-name="P7" draw:layer="layout" svg:width="0.402cm" svg:height="0.597cm" svg:x="19.589cm" svg:y="8.7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6 0 68 69 68 74 0 4-2 10-4 14z">
            <text:p/>
          </draw:path>
          <draw:path draw:style-name="gr3" draw:text-style-name="P7" draw:layer="layout" svg:width="0.421cm" svg:height="0.383cm" svg:x="20.019cm" svg:y="8.96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199cm" svg:x="20.758cm" svg:y="9.0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21.778cm" svg:y="8.206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21.701cm" svg:y="9.111cm" svg:viewBox="0 0 424 37" draw:points="211,37 0,37 0,0 424,0 424,37">
            <text:p/>
          </draw:polygon>
          <draw:path draw:style-name="gr3" draw:text-style-name="P7" draw:layer="layout" svg:width="0.375cm" svg:height="0.572cm" svg:x="21.726cm" svg:y="9.347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7cm" svg:x="22.258cm" svg:y="8.75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6 0 68 69 68 74 0 4-2 10-4 14z">
            <text:p/>
          </draw:path>
          <draw:path draw:style-name="gr3" draw:text-style-name="P7" draw:layer="layout" svg:width="0.26cm" svg:height="0.539cm" svg:x="22.684cm" svg:y="8.811cm" svg:viewBox="0 0 261 540" svg:d="M156 192h80c16 0 25 0 25-17 0-10-9-10-25-10h-73c29-121 35-136 35-142 0-15-12-23-25-23-2 0-27 0-35 31l-32 134h-81c-17 0-25 0-25 16 0 11 8 11 23 11h75c-60 240-63 254-63 269 0 46 32 79 76 79 89 0 137-125 137-131 0-7-8-7-12-7-6 0-8 2-11 11-37 89-83 108-112 108-17 0-25-12-25-39 0-21 0-27 4-40z">
            <text:p/>
          </draw:path>
        </draw:g>
        <draw:g xml:id="id368" draw:id="id368">
          <svg:title>TexMaths</svg:title>
          <svg:desc>24§display§\text {I}§svg§600§FALSE§</svg:desc>
          <draw:polygon draw:style-name="gr2" draw:text-style-name="P6" draw:layer="layout" svg:width="0.197cm" svg:height="0.493cm" svg:x="4.844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9" draw:id="id369">
          <svg:title>TexMaths</svg:title>
          <svg:desc>22§display§= \int \frac{ 1 }{ 16t^2 - 25 }\times  \frac{1}{4}dt§svg§600§FALSE§</svg:desc>
          <draw:polygon draw:style-name="gr2" draw:text-style-name="P6" draw:layer="layout" svg:width="7.119cm" svg:height="1.642cm" svg:x="5.432cm" svg:y="10.156cm" svg:viewBox="0 0 7120 1643" draw:points="3560,1643 0,1643 0,0 7120,0 7120,1643">
            <text:p/>
          </draw:polygon>
          <draw:path draw:style-name="gr3" draw:text-style-name="P7" draw:layer="layout" svg:width="0.515cm" svg:height="0.182cm" svg:x="5.437cm" svg:y="10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2cm" svg:y="10.1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638cm" svg:y="10.1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17cm" svg:height="0.032cm" svg:x="7.204cm" svg:y="10.96cm" svg:viewBox="0 0 3118 33" draw:points="1559,33 0,33 0,0 3118,0 3118,33">
            <text:p/>
          </draw:polygon>
          <draw:path draw:style-name="gr3" draw:text-style-name="P7" draw:layer="layout" svg:width="0.256cm" svg:height="0.517cm" svg:x="7.273cm" svg:y="11.1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7.623cm" svg:y="11.186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7.994cm" svg:y="11.21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8.29cm" svg:y="11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39cm" svg:y="11.49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587cm" svg:y="11.1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09cm" svg:height="0.532cm" svg:x="9.974cm" svg:y="11.18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74cm" svg:height="0.374cm" svg:x="10.699cm" svg:y="10.79cm" svg:viewBox="0 0 375 375" svg:d="M188 165l-155-154c-10-9-12-11-17-11-9 0-16 7-16 16 0 5 2 7 11 16l154 155-154 156c-9 9-11 11-11 16 0 9 7 16 16 16 5 0 7-2 17-11l154-155 161 161c2 1 7 5 11 5 11 0 16-7 16-16 0-2 0-5-2-9-2-1-125-123-164-163l143-141c3-6 16-16 19-20 0-1 4-5 4-10 0-9-5-16-16-16-5 0-9 4-18 12z">
            <text:p/>
          </draw:path>
          <draw:path draw:style-name="gr3" draw:text-style-name="P7" draw:layer="layout" svg:width="0.256cm" svg:height="0.517cm" svg:x="11.521cm" svg:y="10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1.452cm" svg:y="10.96cm" svg:viewBox="0 0 389 33" draw:points="194,33 0,33 0,0 389,0 389,33">
            <text:p/>
          </draw:polygon>
          <draw:path draw:style-name="gr3" draw:text-style-name="P7" draw:layer="layout" svg:width="0.344cm" svg:height="0.524cm" svg:x="11.474cm" svg:y="11.17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1.963cm" svg:y="10.63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2.352cm" svg:y="10.68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67" draw:id="id367">
          <svg:title>TexMaths</svg:title>
          <svg:desc>24§display§\therefore§svg§600§FALSE§</svg:desc>
          <draw:polygon draw:style-name="gr2" draw:text-style-name="P6" draw:layer="layout" svg:width="0.453cm" svg:height="0.371cm" svg:x="3.44cm" svg:y="10.948cm" svg:viewBox="0 0 454 372" draw:points="227,372 0,372 0,0 454,0 454,372">
            <text:p/>
          </draw:polygon>
          <draw:path draw:style-name="gr3" draw:text-style-name="P7" draw:layer="layout" svg:width="0.513cm" svg:height="0.455cm" svg:x="3.423cm" svg:y="10.9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0" draw:id="id370">
          <svg:title>TexMaths</svg:title>
          <svg:desc>22§display§= \frac{1}{4} \int \frac{ 1 }{ (4t)^2 - (5)^2 } \ dt§svg§600§FALSE§</svg:desc>
          <draw:polygon draw:style-name="gr2" draw:text-style-name="P6" draw:layer="layout" svg:width="7.339cm" svg:height="1.7cm" svg:x="13.133cm" svg:y="10.157cm" svg:viewBox="0 0 7340 1701" draw:points="3670,1701 0,1701 0,0 7340,0 7340,1701">
            <text:p/>
          </draw:polygon>
          <draw:path draw:style-name="gr3" draw:text-style-name="P7" draw:layer="layout" svg:width="0.515cm" svg:height="0.182cm" svg:x="13.138cm" svg:y="10.8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4.073cm" svg:y="10.1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4.003cm" svg:y="10.961cm" svg:viewBox="0 0 389 33" draw:points="194,33 0,33 0,0 389,0 389,33">
            <text:p/>
          </draw:polygon>
          <draw:path draw:style-name="gr3" draw:text-style-name="P7" draw:layer="layout" svg:width="0.344cm" svg:height="0.524cm" svg:x="14.025cm" svg:y="11.1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687cm" svg:height="1.719cm" svg:x="14.656cm" svg:y="10.118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43cm" svg:y="10.1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15.606cm" svg:y="10.961cm" svg:viewBox="0 0 3895 33" draw:points="1949,33 0,33 0,0 3895,0 3895,33">
            <text:p/>
          </draw:polygon>
          <draw:path draw:style-name="gr3" draw:text-style-name="P7" draw:layer="layout" svg:width="0.18cm" svg:height="0.774cm" svg:x="15.684cm" svg:y="11.121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44cm" svg:height="0.524cm" svg:x="15.928cm" svg:y="11.17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6.312cm" svg:y="11.216cm" svg:viewBox="0 0 239 495" svg:d="M143 176h74c14 0 22 0 22-16 0-9-8-9-22-9h-69c28-111 33-125 33-130 0-14-10-21-23-21-3 0-24 0-31 28l-30 123h-74c-16 0-23 0-23 14 0 11 7 11 21 11h69c-57 220-58 232-58 246 0 43 30 73 70 73 81 0 125-115 125-120 0-7-7-7-10-7-6 0-8 2-11 10-33 81-76 99-102 99-16 0-23-10-23-35 0-20 0-25 3-37z">
            <text:p/>
          </draw:path>
          <draw:path draw:style-name="gr3" draw:text-style-name="P7" draw:layer="layout" svg:width="0.18cm" svg:height="0.774cm" svg:x="16.618cm" svg:y="11.121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24cm" svg:height="0.36cm" svg:x="16.909cm" svg:y="11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7.458cm" svg:y="11.493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4cm" svg:x="18.243cm" svg:y="11.121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09cm" svg:height="0.532cm" svg:x="18.505cm" svg:y="11.18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8cm" svg:height="0.774cm" svg:x="18.898cm" svg:y="11.121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24cm" svg:height="0.36cm" svg:x="19.188cm" svg:y="11.1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884cm" svg:y="10.634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0.273cm" svg:y="10.687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0-23-35 0-20 0-25 3-37z">
            <text:p/>
          </draw:path>
        </draw:g>
        <draw:g xml:id="id373" draw:id="id373">
          <svg:title>TexMaths</svg:title>
          <svg:desc>22§display§= \frac{ 1 }{ 2(5) }\log \left( \frac{4t - 5}{4t+5} \right) \left( \frac{1}{4} \right)\ + \ c§svg§600§FALSE§</svg:desc>
          <draw:polygon draw:style-name="gr2" draw:text-style-name="P6" draw:layer="layout" svg:width="10.509cm" svg:height="1.779cm" svg:x="5.432cm" svg:y="12.659cm" svg:viewBox="0 0 10510 1780" draw:points="5255,1780 0,1780 0,0 10510,0 10510,1780">
            <text:p/>
          </draw:polygon>
          <draw:path draw:style-name="gr3" draw:text-style-name="P7" draw:layer="layout" svg:width="0.515cm" svg:height="0.182cm" svg:x="5.437cm" svg:y="13.4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865cm" svg:y="12.7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6.301cm" svg:y="13.532cm" svg:viewBox="0 0 1376 33" draw:points="688,33 0,33 0,0 1376,0 1376,33">
            <text:p/>
          </draw:polygon>
          <draw:path draw:style-name="gr3" draw:text-style-name="P7" draw:layer="layout" svg:width="0.309cm" svg:height="0.516cm" svg:x="6.34cm" svg:y="13.7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766cm" svg:y="13.69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7.028cm" svg:y="13.75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8cm" svg:height="0.773cm" svg:x="7.421cm" svg:y="13.69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7.924cm" svg:y="13.20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135cm" svg:y="13.39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521cm" svg:y="13.39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186cm" svg:y="12.6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44cm" svg:height="0.524cm" svg:x="9.709cm" svg:y="12.69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0.092cm" svg:y="12.73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59cm" svg:y="13.0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337cm" svg:y="12.70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1.998cm" svg:height="0.032cm" svg:x="9.688cm" svg:y="13.532cm" svg:viewBox="0 0 1999 33" draw:points="1000,33 0,33 0,0 1999,0 1999,33">
            <text:p/>
          </draw:polygon>
          <draw:path draw:style-name="gr3" draw:text-style-name="P7" draw:layer="layout" svg:width="0.344cm" svg:height="0.524cm" svg:x="9.709cm" svg:y="13.7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0.092cm" svg:y="13.7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569cm" svg:y="13.8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337cm" svg:y="13.75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1cm" svg:height="1.856cm" svg:x="11.805cm" svg:y="12.6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637cm" svg:y="12.6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207cm" svg:y="12.7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139cm" svg:y="13.532cm" svg:viewBox="0 0 389 33" draw:points="194,33 0,33 0,0 389,0 389,33">
            <text:p/>
          </draw:polygon>
          <draw:path draw:style-name="gr3" draw:text-style-name="P7" draw:layer="layout" svg:width="0.344cm" svg:height="0.524cm" svg:x="13.16cm" svg:y="13.7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3.644cm" svg:y="12.6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659cm" svg:y="13.2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678cm" svg:y="13.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72" draw:id="id372">
          <svg:title>TexMaths</svg:title>
          <svg:desc>24§display§\text {I}§svg§600§FALSE§</svg:desc>
          <draw:polygon draw:style-name="gr2" draw:text-style-name="P6" draw:layer="layout" svg:width="0.197cm" svg:height="0.493cm" svg:x="4.845cm" svg:y="13.2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3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1" draw:id="id371">
          <svg:title>TexMaths</svg:title>
          <svg:desc>24§display§\therefore§svg§600§FALSE§</svg:desc>
          <draw:polygon draw:style-name="gr2" draw:text-style-name="P6" draw:layer="layout" svg:width="0.453cm" svg:height="0.371cm" svg:x="3.441cm" svg:y="13.348cm" svg:viewBox="0 0 454 372" draw:points="227,372 0,372 0,0 454,0 454,372">
            <text:p/>
          </draw:polygon>
          <draw:path draw:style-name="gr3" draw:text-style-name="P7" draw:layer="layout" svg:width="0.513cm" svg:height="0.455cm" svg:x="3.424cm" svg:y="13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4" draw:id="id374">
          <svg:title>TexMaths</svg:title>
          <svg:desc>22§display§= \frac{ 1 }{ 40 }\log \left( \frac{4x^4 - 5}{4x^4 + 5} \right) \ + \ c§svg§600§FALSE§</svg:desc>
          <draw:polygon draw:style-name="gr2" draw:text-style-name="P6" draw:layer="layout" svg:width="8.58cm" svg:height="1.827cm" svg:x="16.433cm" svg:y="12.661cm" svg:viewBox="0 0 8581 1828" draw:points="4290,1828 0,1828 0,0 8581,0 8581,1828">
            <text:p/>
          </draw:polygon>
          <draw:path draw:style-name="gr3" draw:text-style-name="P7" draw:layer="layout" svg:width="0.515cm" svg:height="0.182cm" svg:x="16.438cm" svg:y="13.5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7.565cm" svg:y="12.7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4cm" svg:height="0.032cm" svg:x="17.303cm" svg:y="13.582cm" svg:viewBox="0 0 775 33" draw:points="387,33 0,33 0,0 775,0 775,33">
            <text:p/>
          </draw:polygon>
          <draw:path draw:style-name="gr3" draw:text-style-name="P7" draw:layer="layout" svg:width="0.344cm" svg:height="0.524cm" svg:x="17.325cm" svg:y="13.79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6cm" svg:height="0.532cm" svg:x="17.72cm" svg:y="13.807cm" svg:viewBox="0 0 327 533" svg:d="M327 269c0-63-3-125-31-183-35-74-99-86-132-86-46 0-104 19-136 92-24 54-28 114-28 177 0 58 4 127 35 187 34 62 90 77 129 77 42 0 100-15 135-89 25-53 28-115 28-175zM164 518c-30 0-78-20-90-95-9-46-9-118-9-164 0-49 0-101 5-143 16-91 74-98 94-98 24 0 75 14 91 89 7 44 7 103 7 152 0 58 0 111-9 160-10 74-54 99-89 99z">
            <text:p/>
          </draw:path>
          <draw:path draw:style-name="gr3" draw:text-style-name="P7" draw:layer="layout" svg:width="0.173cm" svg:height="0.538cm" svg:x="18.324cm" svg:y="13.2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535cm" svg:y="13.444cm" svg:viewBox="0 0 345 357" svg:d="M345 181c0-98-79-181-172-181-97 0-173 85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18.922cm" svg:y="13.4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3 98 91 0 172-40 172-100 0-28-12-67-51-90-42-21-86-21-134-21-19 0-53 0-58 0-25-3-42-28-42-53zM173 493c-80 0-133-39-133-79 0-37 30-65 64-67h46c67 0 155 0 155 67 0 40-57 79-132 79z">
            <text:p/>
          </draw:path>
          <draw:path draw:style-name="gr3" draw:text-style-name="P7" draw:layer="layout" svg:width="0.381cm" svg:height="1.856cm" svg:x="19.587cm" svg:y="12.67cm" svg:viewBox="0 0 382 1857" svg:d="M382 1850c0-3-2-5-4-7-28-30-81-81-132-165-125-199-181-451-181-748 0-210 27-478 155-708 62-111 125-174 160-208 2-2 2-3 2-7 0-7-5-7-16-7-10 0-12 0-25 12-260 236-341 590-341 916 0 304 70 611 268 843 15 18 44 49 77 78 9 8 11 8 21 8 11 0 16 0 16-7z">
            <text:p/>
          </draw:path>
          <draw:path draw:style-name="gr3" draw:text-style-name="P7" draw:layer="layout" svg:width="0.344cm" svg:height="0.524cm" svg:x="20.11cm" svg:y="12.74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0.497cm" svg:y="12.927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67cm" svg:height="0.365cm" svg:x="20.938cm" svg:y="12.62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473cm" svg:height="0.032cm" svg:x="21.499cm" svg:y="13.05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2cm" svg:x="22.247cm" svg:y="12.752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olygon draw:style-name="gr3" draw:text-style-name="P7" draw:layer="layout" svg:width="2.507cm" svg:height="0.032cm" svg:x="20.087cm" svg:y="13.582cm" svg:viewBox="0 0 2508 33" draw:points="1255,33 0,33 0,0 2508,0 2508,33">
            <text:p/>
          </draw:polygon>
          <draw:path draw:style-name="gr3" draw:text-style-name="P7" draw:layer="layout" svg:width="0.344cm" svg:height="0.524cm" svg:x="20.11cm" svg:y="13.798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0.497cm" svg:y="13.979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67cm" svg:height="0.365cm" svg:x="20.938cm" svg:y="13.73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7cm" svg:x="21.48cm" svg:y="13.8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22.247cm" svg:y="13.807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381cm" svg:height="1.856cm" svg:x="22.715cm" svg:y="12.67cm" svg:viewBox="0 0 382 1857" svg:d="M382 930c0-305-70-611-268-844-15-17-44-49-75-77-11-9-13-9-23-9-9 0-16 0-16 7 0 4 4 7 5 9 27 28 79 79 131 164 125 199 183 450 183 748 0 209-29 477-157 708-62 111-127 174-158 207-2 2-4 4-4 7 0 7 7 7 16 7 10 0 12 0 24-12 261-236 342-590 342-915z">
            <text:p/>
          </draw:path>
          <draw:path draw:style-name="gr3" draw:text-style-name="P7" draw:layer="layout" svg:width="0.515cm" svg:height="0.517cm" svg:x="23.731cm" svg:y="13.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4.75cm" svg:y="13.449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0" smil:attributeName="visibility" smil:to="visible"/>
                  <anim:animate smil:dur="0.5s" smil:fill="hold" smil:targetElement="id350" smil:attributeName="width" smil:values="width*0.05;width" smil:keyTimes="0;1"/>
                  <anim:animate smil:dur="0.5s" smil:fill="hold" smil:targetElement="id350" smil:attributeName="height" smil:values="height;height" smil:keyTimes="0;1"/>
                  <anim:animate smil:dur="0.5s" smil:fill="hold" smil:targetElement="id350" smil:attributeName="x" smil:values="x-.2;x" smil:keyTimes="0;1"/>
                  <anim:animate smil:dur="0.5s" smil:fill="hold" smil:targetElement="id350" smil:attributeName="y" smil:values="y;y" smil:keyTimes="0;1"/>
                  <anim:transitionFilter smil:dur="0.5s" smil:targetElement="id35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4" smil:attributeName="visibility" smil:to="visible"/>
                  <anim:animate smil:dur="0.5s" smil:fill="hold" smil:targetElement="id354" smil:attributeName="width" smil:values="width*0.05;width" smil:keyTimes="0;1"/>
                  <anim:animate smil:dur="0.5s" smil:fill="hold" smil:targetElement="id354" smil:attributeName="height" smil:values="height;height" smil:keyTimes="0;1"/>
                  <anim:animate smil:dur="0.5s" smil:fill="hold" smil:targetElement="id354" smil:attributeName="x" smil:values="x-.2;x" smil:keyTimes="0;1"/>
                  <anim:animate smil:dur="0.5s" smil:fill="hold" smil:targetElement="id354" smil:attributeName="y" smil:values="y;y" smil:keyTimes="0;1"/>
                  <anim:transitionFilter smil:dur="0.5s" smil:targetElement="id35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6" smil:attributeName="visibility" smil:to="visible"/>
                  <anim:animate smil:dur="0.5s" smil:fill="hold" smil:targetElement="id356" smil:attributeName="width" smil:values="width*0.05;width" smil:keyTimes="0;1"/>
                  <anim:animate smil:dur="0.5s" smil:fill="hold" smil:targetElement="id356" smil:attributeName="height" smil:values="height;height" smil:keyTimes="0;1"/>
                  <anim:animate smil:dur="0.5s" smil:fill="hold" smil:targetElement="id356" smil:attributeName="x" smil:values="x-.2;x" smil:keyTimes="0;1"/>
                  <anim:animate smil:dur="0.5s" smil:fill="hold" smil:targetElement="id356" smil:attributeName="y" smil:values="y;y" smil:keyTimes="0;1"/>
                  <anim:transitionFilter smil:dur="0.5s" smil:targetElement="id35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0" smil:attributeName="visibility" smil:to="visible"/>
                  <anim:animate smil:dur="0.5s" smil:fill="hold" smil:targetElement="id360" smil:attributeName="width" smil:values="width*0.05;width" smil:keyTimes="0;1"/>
                  <anim:animate smil:dur="0.5s" smil:fill="hold" smil:targetElement="id360" smil:attributeName="height" smil:values="height;height" smil:keyTimes="0;1"/>
                  <anim:animate smil:dur="0.5s" smil:fill="hold" smil:targetElement="id360" smil:attributeName="x" smil:values="x-.2;x" smil:keyTimes="0;1"/>
                  <anim:animate smil:dur="0.5s" smil:fill="hold" smil:targetElement="id360" smil:attributeName="y" smil:values="y;y" smil:keyTimes="0;1"/>
                  <anim:transitionFilter smil:dur="0.5s" smil:targetElement="id3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1" smil:attributeName="visibility" smil:to="visible"/>
                  <anim:animate smil:dur="0.5s" smil:fill="hold" smil:targetElement="id361" smil:attributeName="width" smil:values="width*0.05;width" smil:keyTimes="0;1"/>
                  <anim:animate smil:dur="0.5s" smil:fill="hold" smil:targetElement="id361" smil:attributeName="height" smil:values="height;height" smil:keyTimes="0;1"/>
                  <anim:animate smil:dur="0.5s" smil:fill="hold" smil:targetElement="id361" smil:attributeName="x" smil:values="x-.2;x" smil:keyTimes="0;1"/>
                  <anim:animate smil:dur="0.5s" smil:fill="hold" smil:targetElement="id361" smil:attributeName="y" smil:values="y;y" smil:keyTimes="0;1"/>
                  <anim:transitionFilter smil:dur="0.5s" smil:targetElement="id36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2" smil:attributeName="visibility" smil:to="visible"/>
                  <anim:animate smil:dur="0.5s" smil:fill="hold" smil:targetElement="id362" smil:attributeName="width" smil:values="width*0.05;width" smil:keyTimes="0;1"/>
                  <anim:animate smil:dur="0.5s" smil:fill="hold" smil:targetElement="id362" smil:attributeName="height" smil:values="height;height" smil:keyTimes="0;1"/>
                  <anim:animate smil:dur="0.5s" smil:fill="hold" smil:targetElement="id362" smil:attributeName="x" smil:values="x-.2;x" smil:keyTimes="0;1"/>
                  <anim:animate smil:dur="0.5s" smil:fill="hold" smil:targetElement="id362" smil:attributeName="y" smil:values="y;y" smil:keyTimes="0;1"/>
                  <anim:transitionFilter smil:dur="0.5s" smil:targetElement="id36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3" smil:attributeName="visibility" smil:to="visible"/>
                  <anim:animate smil:dur="0.5s" smil:fill="hold" smil:targetElement="id363" smil:attributeName="width" smil:values="width*0.05;width" smil:keyTimes="0;1"/>
                  <anim:animate smil:dur="0.5s" smil:fill="hold" smil:targetElement="id363" smil:attributeName="height" smil:values="height;height" smil:keyTimes="0;1"/>
                  <anim:animate smil:dur="0.5s" smil:fill="hold" smil:targetElement="id363" smil:attributeName="x" smil:values="x-.2;x" smil:keyTimes="0;1"/>
                  <anim:animate smil:dur="0.5s" smil:fill="hold" smil:targetElement="id363" smil:attributeName="y" smil:values="y;y" smil:keyTimes="0;1"/>
                  <anim:transitionFilter smil:dur="0.5s" smil:targetElement="id36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6" smil:attributeName="visibility" smil:to="visible"/>
                  <anim:animate smil:dur="0.5s" smil:fill="hold" smil:targetElement="id366" smil:attributeName="width" smil:values="width*0.05;width" smil:keyTimes="0;1"/>
                  <anim:animate smil:dur="0.5s" smil:fill="hold" smil:targetElement="id366" smil:attributeName="height" smil:values="height;height" smil:keyTimes="0;1"/>
                  <anim:animate smil:dur="0.5s" smil:fill="hold" smil:targetElement="id366" smil:attributeName="x" smil:values="x-.2;x" smil:keyTimes="0;1"/>
                  <anim:animate smil:dur="0.5s" smil:fill="hold" smil:targetElement="id366" smil:attributeName="y" smil:values="y;y" smil:keyTimes="0;1"/>
                  <anim:transitionFilter smil:dur="0.5s" smil:targetElement="id3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75" draw:id="id375">
          <svg:title>TexMaths</svg:title>
          <svg:desc>26§display§(2)§svg§600§FALSE§</svg:desc>
          <draw:polygon draw:style-name="gr2" draw:text-style-name="P6" draw:layer="layout" svg:width="0.986cm" svg:height="0.823cm" svg:x="2.115cm" svg:y="1.149cm" svg:viewBox="0 0 987 824" draw:points="494,824 0,824 0,0 987,0 987,824">
            <text:p/>
          </draw:polygon>
          <draw:path draw:style-name="gr3" draw:text-style-name="P7" draw:layer="layout" svg:width="0.213cm" svg:height="0.914cm" svg:x="2.159cm" svg:y="1.103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66cm" svg:height="0.61cm" svg:x="2.471cm" svg:y="1.18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936cm" svg:y="1.1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76" draw:id="id376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77" draw:id="id377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8" draw:id="id378">
          <svg:title>TexMaths</svg:title>
          <svg:desc>22§display§=  \int \frac{ \sec x \tan x }{ 9 - 16 \tan^2 x }\ dx§svg§600§FALSE§</svg:desc>
          <draw:polygon draw:style-name="gr2" draw:text-style-name="P6" draw:layer="layout" svg:width="7.162cm" svg:height="1.642cm" svg:x="6.331cm" svg:y="0.655cm" svg:viewBox="0 0 7163 1643" draw:points="3581,1643 0,1643 0,0 7163,0 7163,1643">
            <text:p/>
          </draw:polygon>
          <draw:path draw:style-name="gr3" draw:text-style-name="P7" draw:layer="layout" svg:width="0.515cm" svg:height="0.182cm" svg:x="6.336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573cm" svg:y="0.7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8.874cm" svg:y="0.7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222cm" svg:y="0.799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691cm" svg:y="0.8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244cm" svg:height="0.485cm" svg:x="10.254cm" svg:y="0.671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49cm" svg:height="0.356cm" svg:x="10.572cm" svg:y="0.799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951cm" svg:y="0.80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507cm" svg:y="0.8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olygon draw:style-name="gr3" draw:text-style-name="P7" draw:layer="layout" svg:width="4.268cm" svg:height="0.032cm" svg:x="8.103cm" svg:y="1.459cm" svg:viewBox="0 0 4269 33" draw:points="2135,33 0,33 0,0 4269,0 4269,33">
            <text:p/>
          </draw:polygon>
          <draw:path draw:style-name="gr3" draw:text-style-name="P7" draw:layer="layout" svg:width="0.321cm" svg:height="0.532cm" svg:x="8.135cm" svg:y="1.702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726cm" svg:y="2.00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504cm" svg:y="1.70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854cm" svg:y="1.702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42cm" svg:height="0.485cm" svg:x="10.35cm" svg:y="1.741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6cm" svg:x="10.669cm" svg:y="1.871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049cm" svg:y="1.875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487cm" svg:y="1.5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952cm" svg:y="1.8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369cm" svg:height="0.547cm" svg:x="12.753cm" svg:y="1.132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147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</draw:g>
        <draw:g xml:id="id379" draw:id="id379">
          <svg:title>TexMaths</svg:title>
          <svg:desc>22§display§=  \int \frac{ \sec x \tan x }{ 9 - 16 ( \sec^2 x -  1 ) }\ dx§svg§600§FALSE§</svg:desc>
          <draw:polygon draw:style-name="gr2" draw:text-style-name="P6" draw:layer="layout" svg:width="8.844cm" svg:height="1.7cm" svg:x="14.032cm" svg:y="0.655cm" svg:viewBox="0 0 8845 1701" draw:points="4422,1701 0,1701 0,0 8845,0 8845,1701">
            <text:p/>
          </draw:polygon>
          <draw:path draw:style-name="gr3" draw:text-style-name="P7" draw:layer="layout" svg:width="0.515cm" svg:height="0.182cm" svg:x="14.037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852cm" svg:y="0.61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54cm" svg:height="0.356cm" svg:x="17.114cm" svg:y="0.799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415cm" svg:y="0.7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764cm" svg:y="0.799cm" svg:viewBox="0 0 296 357" svg:d="M65 180c0-127 63-161 104-161 7 0 56 0 84 29-33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8.232cm" svg:y="0.8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2cm" svg:height="0.485cm" svg:x="18.795cm" svg:y="0.671cm" svg:viewBox="0 0 243 486" svg:d="M120 167h111v-24h-111v-143h-20c0 63-24 146-100 150v17h67v213c0 97 72 106 100 106 55 0 76-55 76-106v-44h-19v44c0 57-23 87-51 87-53 0-53-71-53-85z">
            <text:p/>
          </draw:path>
          <draw:path draw:style-name="gr3" draw:text-style-name="P7" draw:layer="layout" svg:width="0.349cm" svg:height="0.356cm" svg:x="19.114cm" svg:y="0.799cm" svg:viewBox="0 0 350 357" svg:d="M227 289c2 31 23 63 60 63 16 0 63-10 63-74v-42h-19v42c0 46-19 51-28 51-25 0-28-35-28-39v-156c0-32 0-62-29-92s-68-42-105-42c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9.492cm" svg:y="0.80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0.049cm" svg:y="0.804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5.949cm" svg:height="0.032cm" svg:x="15.805cm" svg:y="1.459cm" svg:viewBox="0 0 5950 33" draw:points="2975,33 0,33 0,0 5950,0 5950,33">
            <text:p/>
          </draw:polygon>
          <draw:path draw:style-name="gr3" draw:text-style-name="P7" draw:layer="layout" svg:width="0.321cm" svg:height="0.532cm" svg:x="15.836cm" svg:y="1.685cm" svg:viewBox="0 0 322 533" svg:d="M253 269v25c0 183-80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16.428cm" svg:y="1.9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7.206cm" svg:y="1.6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7.556cm" svg:y="1.68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7" draw:layer="layout" svg:width="0.18cm" svg:height="0.774cm" svg:x="17.986cm" svg:y="1.619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254cm" svg:height="0.356cm" svg:x="18.235cm" svg:y="1.85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8.536cm" svg:y="1.8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885cm" svg:y="1.854cm" svg:viewBox="0 0 296 357" svg:d="M65 180c0-127 63-161 104-161 7 0 56 0 84 29-31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9.237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702cm" svg:y="1.85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20.357cm" svg:y="1.9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21.135cm" svg:y="1.6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497cm" svg:y="1.61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7" draw:layer="layout" svg:width="0.369cm" svg:height="0.546cm" svg:x="22.134cm" svg:y="1.132cm" svg:viewBox="0 0 370 547" svg:d="M370 9c0-2 0-9-11-9-10 0-84 7-98 9-6 0-11 3-11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529cm" svg:y="1.3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380" draw:id="id380">
          <svg:title>TexMaths</svg:title>
          <svg:desc>22§display§=  \int \frac{ \sec x \tan x }{ 9 - 16 \sec^2 x + 16 }\ dx§svg§600§FALSE§</svg:desc>
          <draw:polygon draw:style-name="gr2" draw:text-style-name="P6" draw:layer="layout" svg:width="8.756cm" svg:height="1.642cm" svg:x="6.332cm" svg:y="2.755cm" svg:viewBox="0 0 8757 1643" draw:points="4379,1643 0,1643 0,0 8757,0 8757,1643">
            <text:p/>
          </draw:polygon>
          <draw:path draw:style-name="gr3" draw:text-style-name="P7" draw:layer="layout" svg:width="0.515cm" svg:height="0.182cm" svg:x="6.337cm" svg:y="3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2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9.371cm" svg:y="2.8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672cm" svg:y="2.8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021cm" svg:y="2.899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0.489cm" svg:y="2.9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4cm" svg:height="0.485cm" svg:x="11.052cm" svg:y="2.77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1.371cm" svg:y="2.899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749cm" svg:y="2.9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305cm" svg:y="2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olygon draw:style-name="gr3" draw:text-style-name="P7" draw:layer="layout" svg:width="5.863cm" svg:height="0.032cm" svg:x="8.104cm" svg:y="3.559cm" svg:viewBox="0 0 5864 33" draw:points="2932,33 0,33 0,0 5864,0 5864,33">
            <text:p/>
          </draw:polygon>
          <draw:path draw:style-name="gr3" draw:text-style-name="P7" draw:layer="layout" svg:width="0.321cm" svg:height="0.532cm" svg:x="8.136cm" svg:y="3.785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727cm" svg:y="4.0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505cm" svg:y="3.7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855cm" svg:y="3.7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54cm" svg:height="0.356cm" svg:x="10.364cm" svg:y="3.95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665cm" svg:y="3.9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013cm" svg:y="3.95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1.364cm" svg:y="3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828cm" svg:y="3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2.464cm" svg:y="3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3.261cm" svg:y="3.7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611cm" svg:y="3.78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7cm" svg:x="14.347cm" svg:y="3.2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41cm" svg:y="3.4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draw:g xml:id="id381" draw:id="id381">
          <svg:title>TexMaths</svg:title>
          <svg:desc>22§display§=  \int \frac{ \sec x \tan x }{ 25 - 16 \sec^2 x }\ dx§svg§600§FALSE§</svg:desc>
          <draw:polygon draw:style-name="gr2" draw:text-style-name="P6" draw:layer="layout" svg:width="7.426cm" svg:height="1.642cm" svg:x="6.333cm" svg:y="4.955cm" svg:viewBox="0 0 7427 1643" draw:points="3714,1643 0,1643 0,0 7427,0 7427,1643">
            <text:p/>
          </draw:polygon>
          <draw:path draw:style-name="gr3" draw:text-style-name="P7" draw:layer="layout" svg:width="0.515cm" svg:height="0.182cm" svg:x="6.338cm" svg:y="5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4.91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706cm" svg:y="5.099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007cm" svg:y="5.09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355cm" svg:y="5.099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825cm" svg:y="5.1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2cm" svg:height="0.485cm" svg:x="10.389cm" svg:y="4.971cm" svg:viewBox="0 0 243 486" svg:d="M120 167h111v-24h-111v-143h-20c0 63-24 146-100 150v17h67v213c0 97 72 106 100 106 55 0 76-55 76-106v-44h-19v44c0 57-23 87-51 87-53 0-53-71-53-85z">
            <text:p/>
          </draw:path>
          <draw:path draw:style-name="gr3" draw:text-style-name="P7" draw:layer="layout" svg:width="0.349cm" svg:height="0.356cm" svg:x="10.707cm" svg:y="5.099cm" svg:viewBox="0 0 350 357" svg:d="M225 289c4 31 25 63 62 63 16 0 63-10 63-74v-42h-19v42c0 46-19 51-28 51-25 0-28-35-28-39v-156c0-32 0-62-29-92s-68-42-107-42c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086cm" svg:y="5.10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642cm" svg:y="5.10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4.532cm" svg:height="0.032cm" svg:x="8.106cm" svg:y="5.759cm" svg:viewBox="0 0 4533 33" draw:points="2267,33 0,33 0,0 4533,0 4533,33">
            <text:p/>
          </draw:polygon>
          <draw:path draw:style-name="gr3" draw:text-style-name="P7" draw:layer="layout" svg:width="0.309cm" svg:height="0.517cm" svg:x="8.144cm" svg:y="5.9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09cm" svg:height="0.532cm" svg:x="8.532cm" svg:y="5.98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3cm" svg:height="0.032cm" svg:x="9.114cm" svg:y="6.29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9.892cm" svg:y="5.9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243cm" svg:y="5.9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7" draw:layer="layout" svg:width="0.254cm" svg:height="0.356cm" svg:x="10.751cm" svg:y="6.15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052cm" svg:y="6.15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401cm" svg:y="6.154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1.753cm" svg:y="5.9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218cm" svg:y="6.15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3.018cm" svg:y="5.432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413cm" svg:y="5.6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382" draw:id="id382">
          <svg:title>TexMaths</svg:title>
          <svg:desc>24§display§\text {Put,} \sec x = t, \ \text {Diff } w.\ r.\ t.\ x.\ \ \sec x \tan x \ dx = dt §svg§600§FALSE§</svg:desc>
          <draw:polygon draw:style-name="gr2" draw:text-style-name="P6" draw:layer="layout" svg:width="18.089cm" svg:height="0.673cm" svg:x="3.036cm" svg:y="7.048cm" svg:viewBox="0 0 18090 674" draw:points="9045,674 0,674 0,0 18090,0 18090,674">
            <text:p/>
          </draw:polygon>
          <draw:path draw:style-name="gr3" draw:text-style-name="P7" draw:layer="layout" svg:width="0.498cm" svg:height="0.577cm" svg:x="3.023cm" svg:y="7.025cm" svg:viewBox="0 0 499 578" svg:d="M163 311h142c102 0 194-69 194-154 0-82-84-157-199-157h-300v27h21c65 0 65 9 65 38v447c0 31 0 39-65 39h-21v27c29-2 92-2 125-2 32 0 96 0 125 2v-27h-20c-65 0-67-8-67-39zM159 288v-229c0-26 2-32 43-32h74c135 0 135 88 135 130 0 41 0 131-135 131z">
            <text:p/>
          </draw:path>
          <draw:path draw:style-name="gr3" draw:text-style-name="P7" draw:layer="layout" svg:width="0.425cm" svg:height="0.383cm" svg:x="3.595cm" svg:y="7.229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052cm" svg:y="7.083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099cm" svg:height="0.252cm" svg:x="4.438cm" svg:y="7.511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4.768cm" svg:y="7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5.097cm" svg:y="7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5.477cm" svg:y="7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5.987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562cm" svg:height="0.199cm" svg:x="6.727cm" svg:y="7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8cm" svg:x="7.589cm" svg:y="7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9cm" svg:height="0.252cm" svg:x="7.946cm" svg:y="7.511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567cm" svg:height="0.577cm" svg:x="8.56cm" svg:y="7.025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7" draw:layer="layout" svg:width="0.181cm" svg:height="0.565cm" svg:x="9.202cm" svg:y="7.0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9.432cm" svg:y="7.006cm" svg:viewBox="0 0 509 597" svg:d="M357 257h96v-25h-100v-98c0-76 41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3 12-33 35 0 6 2 27 25 35-2 11-2 19-2 28v98z">
            <text:p/>
          </draw:path>
          <draw:path draw:style-name="gr3" draw:text-style-name="P7" draw:layer="layout" svg:width="0.56cm" svg:height="0.383cm" svg:x="10.206cm" svg:y="7.229cm" svg:viewBox="0 0 561 384" svg:d="M367 86c4-17 11-50 11-53 0-16-11-23-23-23-11 0-25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0.882cm" svg:y="7.51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348cm" svg:y="7.229cm" svg:viewBox="0 0 346 384" svg:d="M50 324c-2 14-8 33-8 37 0 15 12 23 25 23 10 0 25-8 31-23 2-4 31-119 34-135 6-28 22-88 27-111 4-9 27-50 48-69 6-6 31-27 68-27 23 0 34 10 36 10-27 4-44 25-44 46 0 13 9 31 33 31 21 0 46-20 46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1.753cm" svg:y="7.511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2.216cm" svg:y="7.07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2.573cm" svg:y="7.51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042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091cm" svg:height="0.091cm" svg:x="13.572cm" svg:y="7.51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4.464cm" svg:y="7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4.793cm" svg:y="7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15.173cm" svg:y="7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15.684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264cm" svg:height="0.529cm" svg:x="16.298cm" svg:y="7.083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1cm" svg:height="0.389cm" svg:x="16.645cm" svg:y="7.223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17.058cm" svg:y="7.2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7.665cm" svg:y="7.229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3 0-46-27-46-56 0-19 6-37 15-75z">
            <text:p/>
          </draw:path>
          <draw:path draw:style-name="gr3" draw:text-style-name="P7" draw:layer="layout" svg:width="0.402cm" svg:height="0.596cm" svg:x="18.439cm" svg:y="7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8.867cm" svg:y="7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562cm" svg:height="0.199cm" svg:x="19.606cm" svg:y="7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20.484cm" svg:y="7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20.908cm" svg:y="7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383" draw:id="id383">
          <svg:title>TexMaths</svg:title>
          <svg:desc>24§display§\text {I}§svg§600§FALSE§</svg:desc>
          <draw:polygon draw:style-name="gr2" draw:text-style-name="P6" draw:layer="layout" svg:width="0.197cm" svg:height="0.493cm" svg:x="5.645cm" svg:y="8.7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8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4" draw:id="id384">
          <svg:title>TexMaths</svg:title>
          <svg:desc>22§display§=  \int \frac{ 1 }{ 25 - 16 t^2 }\ dt§svg§600§FALSE§</svg:desc>
          <draw:polygon draw:style-name="gr2" draw:text-style-name="P6" draw:layer="layout" svg:width="5.86cm" svg:height="1.642cm" svg:x="6.334cm" svg:y="8.155cm" svg:viewBox="0 0 5861 1643" draw:points="2931,1643 0,1643 0,0 5861,0 5861,1643">
            <text:p/>
          </draw:polygon>
          <draw:path draw:style-name="gr3" draw:text-style-name="P7" draw:layer="layout" svg:width="0.515cm" svg:height="0.182cm" svg:x="6.339cm" svg:y="8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8.11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541cm" svg:y="8.1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18cm" svg:height="0.032cm" svg:x="8.106cm" svg:y="8.959cm" svg:viewBox="0 0 3119 33" draw:points="1559,33 0,33 0,0 3119,0 3119,33">
            <text:p/>
          </draw:polygon>
          <draw:path draw:style-name="gr3" draw:text-style-name="P7" draw:layer="layout" svg:width="0.309cm" svg:height="0.517cm" svg:x="8.145cm" svg:y="9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8.532cm" svg:y="9.18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2cm" svg:height="0.032cm" svg:x="9.115cm" svg:y="9.4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893cm" svg:y="9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0.243cm" svg:y="9.1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616cm" svg:y="9.215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10.912cm" svg:y="9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606cm" svg:y="8.632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1.995cm" svg:y="8.685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385" draw:id="id385">
          <svg:title>TexMaths</svg:title>
          <svg:desc>22§display§=  \int \frac{ 1 }{ (5)^2 - (4 t)^2 }\ dt§svg§600§FALSE§</svg:desc>
          <draw:polygon draw:style-name="gr2" draw:text-style-name="P6" draw:layer="layout" svg:width="6.635cm" svg:height="1.7cm" svg:x="12.835cm" svg:y="8.155cm" svg:viewBox="0 0 6636 1701" draw:points="3319,1701 0,1701 0,0 6636,0 6636,1701">
            <text:p/>
          </draw:polygon>
          <draw:path draw:style-name="gr3" draw:text-style-name="P7" draw:layer="layout" svg:width="0.515cm" svg:height="0.182cm" svg:x="12.84cm" svg:y="8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655cm" svg:y="8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6.429cm" svg:y="8.1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4.607cm" svg:y="8.959cm" svg:viewBox="0 0 3894 33" draw:points="1948,33 0,33 0,0 3894,0 3894,33">
            <text:p/>
          </draw:polygon>
          <draw:path draw:style-name="gr3" draw:text-style-name="P7" draw:layer="layout" svg:width="0.18cm" svg:height="0.774cm" svg:x="14.683cm" svg:y="9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4.947cm" svg:y="9.185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5.339cm" svg:y="9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63cm" svg:y="9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79cm" svg:y="9.49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6.964cm" svg:y="9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7.21cm" svg:y="9.176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7.592cm" svg:y="9.2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7.898cm" svg:y="9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8.188cm" svg:y="9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882cm" svg:y="8.6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9.271cm" svg:y="8.68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386" draw:id="id386">
          <svg:title>TexMaths</svg:title>
          <svg:desc>22§display§= \frac{ 1 }{ 2(5) }\log \left( \frac{5 + 4t}{5 - 4t} \right) \left( \frac{1}{4} \right)\ + \ c§svg§600§FALSE§</svg:desc>
          <draw:polygon draw:style-name="gr2" draw:text-style-name="P6" draw:layer="layout" svg:width="10.509cm" svg:height="1.779cm" svg:x="6.135cm" svg:y="10.362cm" svg:viewBox="0 0 10510 1780" draw:points="5255,1780 0,1780 0,0 10510,0 10510,1780">
            <text:p/>
          </draw:polygon>
          <draw:path draw:style-name="gr3" draw:text-style-name="P7" draw:layer="layout" svg:width="0.515cm" svg:height="0.182cm" svg:x="6.14cm" svg:y="11.1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68cm" svg:y="10.4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7.004cm" svg:y="11.235cm" svg:viewBox="0 0 1376 33" draw:points="688,33 0,33 0,0 1376,0 1376,33">
            <text:p/>
          </draw:polygon>
          <draw:path draw:style-name="gr3" draw:text-style-name="P7" draw:layer="layout" svg:width="0.309cm" svg:height="0.516cm" svg:x="7.043cm" svg:y="11.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7.469cm" svg:y="11.39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7.731cm" svg:y="11.4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8cm" svg:height="0.773cm" svg:x="8.124cm" svg:y="11.39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8.627cm" svg:y="10.9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838cm" svg:y="11.09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224cm" svg:y="11.09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889cm" svg:y="10.3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32cm" svg:x="10.429cm" svg:y="10.40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6cm" svg:x="10.992cm" svg:y="10.4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744cm" svg:y="10.39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2.128cm" svg:y="10.437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1.998cm" svg:height="0.032cm" svg:x="10.391cm" svg:y="11.235cm" svg:viewBox="0 0 1999 33" draw:points="1000,33 0,33 0,0 1999,0 1999,33">
            <text:p/>
          </draw:polygon>
          <draw:path draw:style-name="gr3" draw:text-style-name="P7" draw:layer="layout" svg:width="0.309cm" svg:height="0.532cm" svg:x="10.429cm" svg:y="11.46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472cm" svg:height="0.032cm" svg:x="11.014cm" svg:y="11.7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1.744cm" svg:y="11.45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38cm" svg:height="0.494cm" svg:x="12.128cm" svg:y="11.49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ath draw:style-name="gr3" draw:text-style-name="P7" draw:layer="layout" svg:width="0.381cm" svg:height="1.856cm" svg:x="12.508cm" svg:y="10.3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34cm" svg:y="10.3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91cm" svg:y="10.4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842cm" svg:y="11.235cm" svg:viewBox="0 0 389 33" draw:points="194,33 0,33 0,0 389,0 389,33">
            <text:p/>
          </draw:polygon>
          <draw:path draw:style-name="gr3" draw:text-style-name="P7" draw:layer="layout" svg:width="0.344cm" svg:height="0.524cm" svg:x="13.863cm" svg:y="11.45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4.347cm" svg:y="10.3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362cm" svg:y="10.9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381cm" svg:y="11.1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89" draw:id="id389">
          <svg:title>TexMaths</svg:title>
          <svg:desc>22§display§= \frac{ 1 }{ 40 }\log \left( \frac{5 + 4\sec x}{5 - 4\sec x} \right) \ + \ c§svg§600§FALSE§</svg:desc>
          <draw:polygon draw:style-name="gr2" draw:text-style-name="P6" draw:layer="layout" svg:width="9.482cm" svg:height="1.779cm" svg:x="6.135cm" svg:y="12.664cm" svg:viewBox="0 0 9483 1780" draw:points="4742,1780 0,1780 0,0 9483,0 9483,1780">
            <text:p/>
          </draw:polygon>
          <draw:path draw:style-name="gr3" draw:text-style-name="P7" draw:layer="layout" svg:width="0.515cm" svg:height="0.182cm" svg:x="6.14cm" svg:y="13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67cm" svg:y="12.7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7.004cm" svg:y="13.537cm" svg:viewBox="0 0 774 33" draw:points="387,33 0,33 0,0 774,0 774,33">
            <text:p/>
          </draw:polygon>
          <draw:path draw:style-name="gr3" draw:text-style-name="P7" draw:layer="layout" svg:width="0.344cm" svg:height="0.524cm" svg:x="7.027cm" svg:y="13.7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6cm" svg:height="0.532cm" svg:x="7.422cm" svg:y="13.76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173cm" svg:height="0.538cm" svg:x="8.025cm" svg:y="13.2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237cm" svg:y="13.3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624cm" svg:y="13.3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289cm" svg:y="12.6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32cm" svg:x="9.828cm" svg:y="12.70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6cm" svg:x="10.391cm" svg:y="12.7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142cm" svg:y="12.69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54cm" svg:height="0.356cm" svg:x="11.663cm" svg:y="12.87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964cm" svg:y="12.8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2.311cm" svg:y="12.877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2.781cm" svg:y="12.8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412cm" svg:height="0.032cm" svg:x="9.789cm" svg:y="13.537cm" svg:viewBox="0 0 3413 33" draw:points="1706,33 0,33 0,0 3413,0 3413,33">
            <text:p/>
          </draw:polygon>
          <draw:path draw:style-name="gr3" draw:text-style-name="P7" draw:layer="layout" svg:width="0.309cm" svg:height="0.532cm" svg:x="9.828cm" svg:y="13.76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10.412cm" svg:y="14.06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1.142cm" svg:y="13.7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54cm" svg:height="0.356cm" svg:x="11.663cm" svg:y="13.93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964cm" svg:y="13.9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2.311cm" svg:y="13.93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2.781cm" svg:y="13.9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3.32cm" svg:y="12.6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335cm" svg:y="13.2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354cm" svg:y="13.4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88" draw:id="id388">
          <svg:title>TexMaths</svg:title>
          <svg:desc>24§display§\text {I}§svg§600§FALSE§</svg:desc>
          <draw:polygon draw:style-name="gr2" draw:text-style-name="P6" draw:layer="layout" svg:width="0.197cm" svg:height="0.493cm" svg:x="5.446cm" svg:y="13.2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13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7" draw:id="id387">
          <svg:title>TexMaths</svg:title>
          <svg:desc>24§display§\therefore§svg§600§FALSE§</svg:desc>
          <draw:polygon draw:style-name="gr2" draw:text-style-name="P6" draw:layer="layout" svg:width="0.453cm" svg:height="0.371cm" svg:x="4.042cm" svg:y="13.3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13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5" smil:attributeName="visibility" smil:to="visible"/>
                  <anim:animate smil:dur="0.5s" smil:fill="hold" smil:targetElement="id375" smil:attributeName="width" smil:values="width*0.05;width" smil:keyTimes="0;1"/>
                  <anim:animate smil:dur="0.5s" smil:fill="hold" smil:targetElement="id375" smil:attributeName="height" smil:values="height;height" smil:keyTimes="0;1"/>
                  <anim:animate smil:dur="0.5s" smil:fill="hold" smil:targetElement="id375" smil:attributeName="x" smil:values="x-.2;x" smil:keyTimes="0;1"/>
                  <anim:animate smil:dur="0.5s" smil:fill="hold" smil:targetElement="id375" smil:attributeName="y" smil:values="y;y" smil:keyTimes="0;1"/>
                  <anim:transitionFilter smil:dur="0.5s" smil:targetElement="id37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6" smil:attributeName="visibility" smil:to="visible"/>
                  <anim:animate smil:dur="0.5s" smil:fill="hold" smil:targetElement="id376" smil:attributeName="width" smil:values="width*0.05;width" smil:keyTimes="0;1"/>
                  <anim:animate smil:dur="0.5s" smil:fill="hold" smil:targetElement="id376" smil:attributeName="height" smil:values="height;height" smil:keyTimes="0;1"/>
                  <anim:animate smil:dur="0.5s" smil:fill="hold" smil:targetElement="id376" smil:attributeName="x" smil:values="x-.2;x" smil:keyTimes="0;1"/>
                  <anim:animate smil:dur="0.5s" smil:fill="hold" smil:targetElement="id376" smil:attributeName="y" smil:values="y;y" smil:keyTimes="0;1"/>
                  <anim:transitionFilter smil:dur="0.5s" smil:targetElement="id37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7" smil:attributeName="visibility" smil:to="visible"/>
                  <anim:animate smil:dur="0.5s" smil:fill="hold" smil:targetElement="id377" smil:attributeName="width" smil:values="width*0.05;width" smil:keyTimes="0;1"/>
                  <anim:animate smil:dur="0.5s" smil:fill="hold" smil:targetElement="id377" smil:attributeName="height" smil:values="height;height" smil:keyTimes="0;1"/>
                  <anim:animate smil:dur="0.5s" smil:fill="hold" smil:targetElement="id377" smil:attributeName="x" smil:values="x-.2;x" smil:keyTimes="0;1"/>
                  <anim:animate smil:dur="0.5s" smil:fill="hold" smil:targetElement="id377" smil:attributeName="y" smil:values="y;y" smil:keyTimes="0;1"/>
                  <anim:transitionFilter smil:dur="0.5s" smil:targetElement="id37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2" smil:attributeName="visibility" smil:to="visible"/>
                  <anim:animate smil:dur="0.5s" smil:fill="hold" smil:targetElement="id382" smil:attributeName="width" smil:values="width*0.05;width" smil:keyTimes="0;1"/>
                  <anim:animate smil:dur="0.5s" smil:fill="hold" smil:targetElement="id382" smil:attributeName="height" smil:values="height;height" smil:keyTimes="0;1"/>
                  <anim:animate smil:dur="0.5s" smil:fill="hold" smil:targetElement="id382" smil:attributeName="x" smil:values="x-.2;x" smil:keyTimes="0;1"/>
                  <anim:animate smil:dur="0.5s" smil:fill="hold" smil:targetElement="id382" smil:attributeName="y" smil:values="y;y" smil:keyTimes="0;1"/>
                  <anim:transitionFilter smil:dur="0.5s" smil:targetElement="id3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90" draw:id="id390">
          <svg:title>TexMaths</svg:title>
          <svg:desc>26§display§(3)§svg§600§FALSE§</svg:desc>
          <draw:polygon draw:style-name="gr2" draw:text-style-name="P6" draw:layer="layout" svg:width="0.986cm" svg:height="0.823cm" svg:x="2.116cm" svg:y="1.15cm" svg:viewBox="0 0 987 824" draw:points="494,824 0,824 0,0 987,0 987,824">
            <text:p/>
          </draw:polygon>
          <draw:path draw:style-name="gr3" draw:text-style-name="P7" draw:layer="layout" svg:width="0.213cm" svg:height="0.914cm" svg:x="2.16cm" svg:y="1.1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1.181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937cm" svg:y="1.1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91" draw:id="id391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92" draw:id="id392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3" draw:id="id393">
          <svg:title>TexMaths</svg:title>
          <svg:desc>22§display§= \int \frac{ \text {cosec}^2 x }{ 9\cot^2x + 4 }\ dx§svg§600§FALSE§</svg:desc>
          <draw:polygon draw:style-name="gr2" draw:text-style-name="P6" draw:layer="layout" svg:width="6.69cm" svg:height="1.752cm" svg:x="6.331cm" svg:y="0.655cm" svg:viewBox="0 0 6691 1753" draw:points="3346,1753 0,1753 0,0 6691,0 6691,1753">
            <text:p/>
          </draw:polygon>
          <draw:path draw:style-name="gr3" draw:text-style-name="P7" draw:layer="layout" svg:width="0.515cm" svg:height="0.182cm" svg:x="6.336cm" svg:y="1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1cm" svg:y="0.72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95cm" svg:height="0.356cm" svg:x="8.772cm" svg:y="0.9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11cm" svg:y="0.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501cm" svg:y="0.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802cm" svg:y="0.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15cm" svg:y="0.9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0.502cm" svg:y="0.6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836cm" svg:y="0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797cm" svg:height="0.032cm" svg:x="8.103cm" svg:y="1.57cm" svg:viewBox="0 0 3798 33" draw:points="1899,33 0,33 0,0 3798,0 3798,33">
            <text:p/>
          </draw:polygon>
          <draw:path draw:style-name="gr3" draw:text-style-name="P7" draw:layer="layout" svg:width="0.321cm" svg:height="0.532cm" svg:x="8.135cm" svg:y="1.813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5cm" svg:height="0.356cm" svg:x="8.645cm" svg:y="1.98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983cm" svg:y="1.9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9.363cm" svg:y="1.85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9.684cm" svg:y="1.68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148cm" svg:y="1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782cm" svg:y="1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533cm" svg:y="1.80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2.28cm" svg:y="1.24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2.674cm" svg:y="1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94" draw:id="id394">
          <svg:title>TexMaths</svg:title>
          <svg:desc>24§display§\text {Put,} \cot x = t, \ \text {Diff } w.\ r.\ t.\ x.\  - \text {cosec}^2 x \ dx = dt §svg§600§FALSE§</svg:desc>
          <draw:polygon draw:style-name="gr2" draw:text-style-name="P6" draw:layer="layout" svg:width="17.794cm" svg:height="0.819cm" svg:x="3.037cm" svg:y="2.848cm" svg:viewBox="0 0 17795 820" draw:points="8898,820 0,820 0,0 17795,0 17795,820">
            <text:p/>
          </draw:polygon>
          <draw:path draw:style-name="gr3" draw:text-style-name="P7" draw:layer="layout" svg:width="0.498cm" svg:height="0.577cm" svg:x="3.024cm" svg:y="2.971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3.596cm" svg:y="3.17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053cm" svg:y="3.027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4.439cm" svg:y="3.457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322cm" svg:height="0.389cm" svg:x="4.769cm" svg:y="3.1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5.14cm" svg:y="3.169cm" svg:viewBox="0 0 376 390" svg:d="M376 198c0-108-86-198-188-198-105 0-188 92-188 198 0 109 88 192 188 192 102 0 188-84 188-192zM188 369c-36 0-73-19-96-58-21-36-21-88-21-119 0-33 0-79 19-117 23-38 64-56 98-56 37 0 73 18 96 54 21 37 21 86 21 119 0 31 0 77-19 114-17 38-56 63-98 63z">
            <text:p/>
          </draw:path>
          <draw:path draw:style-name="gr3" draw:text-style-name="P7" draw:layer="layout" svg:width="0.264cm" svg:height="0.529cm" svg:x="5.553cm" svg:y="3.02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1cm" svg:height="0.383cm" svg:x="6.031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6.77cm" svg:y="3.2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632cm" svg:y="3.019cm" svg:viewBox="0 0 261 540" svg:d="M156 192h80c16 0 25 0 25-17 0-10-9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7.989cm" svg:y="3.457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8.604cm" svg:y="2.971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9.245cm" svg:y="2.9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9.475cm" svg:y="2.952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1 11-31 34 0 6 0 27 23 35-2 11-2 19-2 29v97z">
            <text:p/>
          </draw:path>
          <draw:path draw:style-name="gr3" draw:text-style-name="P7" draw:layer="layout" svg:width="0.56cm" svg:height="0.383cm" svg:x="10.249cm" svg:y="3.173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0.925cm" svg:y="3.457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392cm" svg:y="3.173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797cm" svg:y="3.457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26cm" svg:y="3.019cm" svg:viewBox="0 0 261 540" svg:d="M156 192h80c16 0 25 0 25-17 0-10-9-10-25-10h-75c31-121 37-136 37-142 0-15-12-23-25-23-4 0-27 0-35 31l-32 134h-81c-17 0-25 0-25 16 0 11 8 11 23 11h75c-62 240-63 254-63 269 0 46 32 79 76 79 89 0 137-125 137-131 0-7-8-7-12-7-8 0-8 2-11 11-37 88-83 108-112 108-17 0-25-12-25-39 0-21 0-27 4-40z">
            <text:p/>
          </draw:path>
          <draw:path draw:style-name="gr3" draw:text-style-name="P7" draw:layer="layout" svg:width="0.091cm" svg:height="0.091cm" svg:x="12.617cm" svg:y="3.45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085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3.615cm" svg:y="3.457cm" svg:viewBox="0 0 92 92" svg:d="M92 46c0-25-21-46-46-46s-46 21-46 46 21 46 46 46 46-21 46-46z">
            <text:p/>
          </draw:path>
          <draw:path draw:style-name="gr3" draw:text-style-name="P7" draw:layer="layout" svg:width="0.516cm" svg:height="0.036cm" svg:x="14.316cm" svg:y="3.319cm" svg:viewBox="0 0 517 37" svg:d="M488 37c13 0 29 0 29-20 0-17-16-17-29-17h-459c-14 0-29 0-29 17 0 20 15 20 29 20z">
            <text:p/>
          </draw:path>
          <draw:path draw:style-name="gr3" draw:text-style-name="P7" draw:layer="layout" svg:width="0.322cm" svg:height="0.389cm" svg:x="15.119cm" svg:y="3.169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487cm" svg:y="3.169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77cm" svg:height="0.389cm" svg:x="15.914cm" svg:y="3.1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242cm" svg:y="3.1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622cm" svg:y="3.1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006cm" svg:y="2.80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371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7cm" svg:x="18.145cm" svg:y="2.9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573cm" svg:y="3.1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9.312cm" svg:y="3.2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19cm" svg:y="2.96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20.614cm" svg:y="3.019cm" svg:viewBox="0 0 261 540" svg:d="M156 192h80c16 0 25 0 25-17 0-10-9-10-25-10h-73c29-121 35-136 35-142 0-15-12-23-25-23-2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397" draw:id="id397">
          <svg:title>TexMaths</svg:title>
          <svg:desc>24§display§\text {I}§svg§600§FALSE§</svg:desc>
          <draw:polygon draw:style-name="gr2" draw:text-style-name="P6" draw:layer="layout" svg:width="0.197cm" svg:height="0.493cm" svg:x="5.446cm" svg:y="5.8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5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6" draw:id="id396">
          <svg:title>TexMaths</svg:title>
          <svg:desc>24§display§\therefore§svg§600§FALSE§</svg:desc>
          <draw:polygon draw:style-name="gr2" draw:text-style-name="P6" draw:layer="layout" svg:width="0.453cm" svg:height="0.371cm" svg:x="4.042cm" svg:y="5.9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5.9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95" draw:id="id395">
          <svg:title>TexMaths</svg:title>
          <svg:desc>24§display§\therefore \ \  \text {cosec}^2 x \ dx = - dt §svg§600§FALSE§</svg:desc>
          <draw:polygon draw:style-name="gr2" draw:text-style-name="P6" draw:layer="layout" svg:width="7.715cm" svg:height="0.719cm" svg:x="3.042cm" svg:y="3.948cm" svg:viewBox="0 0 7716 720" draw:points="3857,720 0,720 0,0 7716,0 7716,720">
            <text:p/>
          </draw:polygon>
          <draw:path draw:style-name="gr3" draw:text-style-name="P7" draw:layer="layout" svg:width="0.512cm" svg:height="0.456cm" svg:x="3.025cm" svg:y="4.255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322cm" svg:height="0.389cm" svg:x="4.388cm" svg:y="4.26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4.757cm" svg:y="4.269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5.183cm" svg:y="4.269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5.511cm" svg:y="4.26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5.892cm" svg:y="4.26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2cm" svg:height="0.392cm" svg:x="6.276cm" svg:y="3.90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6.64cm" svg:y="4.2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402cm" svg:height="0.596cm" svg:x="7.414cm" svg:y="4.061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7.844cm" svg:y="4.2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62cm" svg:height="0.199cm" svg:x="8.583cm" svg:y="4.3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9.495cm" svg:y="4.418cm" svg:viewBox="0 0 516 36" svg:d="M488 36c13 0 28 0 28-19 0-17-15-17-28-17h-459c-14 0-29 0-29 17 0 19 15 19 29 19z">
            <text:p/>
          </draw:path>
          <draw:path draw:style-name="gr3" draw:text-style-name="P7" draw:layer="layout" svg:width="0.402cm" svg:height="0.596cm" svg:x="10.116cm" svg:y="4.061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10.54cm" svg:y="4.11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398" draw:id="id398">
          <svg:title>TexMaths</svg:title>
          <svg:desc>22§display§= \int \frac{ 1 }{ 9 t^2 + 4 }\ ( - dt )§svg§600§FALSE§</svg:desc>
          <draw:polygon draw:style-name="gr2" draw:text-style-name="P6" draw:layer="layout" svg:width="6.237cm" svg:height="1.642cm" svg:x="6.333cm" svg:y="5.156cm" svg:viewBox="0 0 6238 1643" draw:points="3119,1643 0,1643 0,0 6238,0 6238,1643">
            <text:p/>
          </draw:polygon>
          <draw:path draw:style-name="gr3" draw:text-style-name="P7" draw:layer="layout" svg:width="0.515cm" svg:height="0.182cm" svg:x="6.338cm" svg:y="5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5.117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153cm" svg:y="5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45cm" svg:height="0.032cm" svg:x="8.106cm" svg:y="5.96cm" svg:viewBox="0 0 2346 33" draw:points="1174,33 0,33 0,0 2346,0 2346,33">
            <text:p/>
          </draw:polygon>
          <draw:path draw:style-name="gr3" draw:text-style-name="P7" draw:layer="layout" svg:width="0.321cm" svg:height="0.532cm" svg:x="8.137cm" svg:y="6.186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8.51cm" svg:y="6.216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2-25 3-37z">
            <text:p/>
          </draw:path>
          <draw:path draw:style-name="gr3" draw:text-style-name="P7" draw:layer="layout" svg:width="0.24cm" svg:height="0.36cm" svg:x="8.806cm" svg:y="6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34cm" svg:y="6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086cm" svg:y="6.17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0.878cm" svg:y="5.589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473cm" svg:height="0.032cm" svg:x="11.165cm" svg:y="5.96cm" svg:viewBox="0 0 474 33" svg:d="M447 33c12 0 27 0 27-17 0-16-15-16-27-16h-421c-12 0-26 0-26 16 0 17 14 17 26 17z">
            <text:p/>
          </draw:path>
          <draw:path draw:style-name="gr3" draw:text-style-name="P7" draw:layer="layout" svg:width="0.369cm" svg:height="0.547cm" svg:x="11.733cm" svg:y="5.633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2.122cm" svg:y="5.686cm" svg:viewBox="0 0 239 495" svg:d="M143 176h74c14 0 22 0 22-16 0-9-8-9-22-9h-67c26-111 31-125 31-130 0-14-10-21-23-21-1 0-24 0-31 28l-30 123h-74c-16 0-23 0-23 14 0 11 7 11 21 11h69c-55 220-58 232-58 247 0 42 30 72 70 72 81 0 125-115 125-120 0-7-7-7-10-7-6 0-8 2-11 11-33 80-76 98-102 98-16 0-23-10-23-35 0-19 0-25 3-37z">
            <text:p/>
          </draw:path>
          <draw:path draw:style-name="gr3" draw:text-style-name="P7" draw:layer="layout" svg:width="0.18cm" svg:height="0.774cm" svg:x="12.429cm" svg:y="5.589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g xml:id="id399" draw:id="id399">
          <svg:title>TexMaths</svg:title>
          <svg:desc>22§display§= - \int \frac{ 1 }{ (3t)^2 + (2)^2 }\  dt§svg§600§FALSE§</svg:desc>
          <draw:polygon draw:style-name="gr2" draw:text-style-name="P6" draw:layer="layout" svg:width="7.365cm" svg:height="1.7cm" svg:x="12.934cm" svg:y="5.156cm" svg:viewBox="0 0 7366 1701" draw:points="3683,1701 0,1701 0,0 7366,0 7366,1701">
            <text:p/>
          </draw:polygon>
          <draw:path draw:style-name="gr3" draw:text-style-name="P7" draw:layer="layout" svg:width="0.515cm" svg:height="0.182cm" svg:x="12.939cm" svg:y="5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3.775cm" svg:y="5.9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4.484cm" svg:y="5.117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258cm" svg:y="5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3cm" svg:height="0.032cm" svg:x="15.436cm" svg:y="5.96cm" svg:viewBox="0 0 3894 33" draw:points="1948,33 0,33 0,0 3894,0 3894,33">
            <text:p/>
          </draw:polygon>
          <draw:path draw:style-name="gr3" draw:text-style-name="P7" draw:layer="layout" svg:width="0.18cm" svg:height="0.774cm" svg:x="15.512cm" svg:y="6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769cm" svg:y="6.18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6.142cm" svg:y="6.21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6.446cm" svg:y="6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737cm" svg:y="6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265cm" svg:y="6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8.071cm" svg:y="6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8.335cm" svg:y="6.1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18cm" svg:height="0.774cm" svg:x="18.725cm" svg:y="6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9.017cm" svg:y="6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711cm" svg:y="5.63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0.1cm" svg:y="5.68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400" draw:id="id400">
          <svg:title>TexMaths</svg:title>
          <svg:desc>22§display§= - \frac{ 1 }{ 2 }\tan^{-1}\left( \frac{3t}{2} \right) \left( \frac{1}{3} \right)\ + \ c§svg§600§FALSE§</svg:desc>
          <draw:polygon draw:style-name="gr2" draw:text-style-name="P6" draw:layer="layout" svg:width="9.74cm" svg:height="1.779cm" svg:x="6.337cm" svg:y="7.459cm" svg:viewBox="0 0 9741 1780" draw:points="4870,1780 0,1780 0,0 9741,0 9741,1780">
            <text:p/>
          </draw:polygon>
          <draw:path draw:style-name="gr3" draw:text-style-name="P7" draw:layer="layout" svg:width="0.515cm" svg:height="0.182cm" svg:x="6.342cm" svg:y="8.2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78cm" svg:y="8.33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77cm" svg:y="7.5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08cm" svg:y="8.332cm" svg:viewBox="0 0 389 33" draw:points="194,33 0,33 0,0 389,0 389,33">
            <text:p/>
          </draw:polygon>
          <draw:path draw:style-name="gr3" draw:text-style-name="P7" draw:layer="layout" svg:width="0.309cm" svg:height="0.516cm" svg:x="7.847cm" svg:y="8.5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4cm" svg:height="0.485cm" svg:x="8.432cm" svg:y="8.06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75cm" svg:y="8.19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29cm" svg:y="8.2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593cm" svg:y="8.07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075cm" svg:y="7.8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655cm" svg:y="7.4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1.188cm" svg:y="7.50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1.559cm" svg:y="7.534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0.666cm" svg:height="0.032cm" svg:x="11.154cm" svg:y="8.332cm" svg:viewBox="0 0 667 33" draw:points="334,33 0,33 0,0 667,0 667,33">
            <text:p/>
          </draw:polygon>
          <draw:path draw:style-name="gr3" draw:text-style-name="P7" draw:layer="layout" svg:width="0.309cm" svg:height="0.516cm" svg:x="11.334cm" svg:y="8.5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1.941cm" svg:y="7.4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772cm" svg:y="7.4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342cm" svg:y="7.5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274cm" svg:y="8.332cm" svg:viewBox="0 0 389 33" draw:points="194,33 0,33 0,0 389,0 389,33">
            <text:p/>
          </draw:polygon>
          <draw:path draw:style-name="gr3" draw:text-style-name="P7" draw:layer="layout" svg:width="0.321cm" svg:height="0.532cm" svg:x="13.307cm" svg:y="8.55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3.781cm" svg:y="7.4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796cm" svg:y="8.0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815cm" svg:y="8.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2" draw:id="id402">
          <svg:title>TexMaths</svg:title>
          <svg:desc>24§display§\text {I}§svg§600§FALSE§</svg:desc>
          <draw:polygon draw:style-name="gr2" draw:text-style-name="P6" draw:layer="layout" svg:width="0.197cm" svg:height="0.493cm" svg:x="5.447cm" svg:y="10.4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0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1" draw:id="id401">
          <svg:title>TexMaths</svg:title>
          <svg:desc>24§display§\therefore§svg§600§FALSE§</svg:desc>
          <draw:polygon draw:style-name="gr2" draw:text-style-name="P6" draw:layer="layout" svg:width="0.453cm" svg:height="0.371cm" svg:x="4.043cm" svg:y="10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0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03" draw:id="id403">
          <svg:title>TexMaths</svg:title>
          <svg:desc>22§display§= - \frac{ 1 }{ 6 }\tan^{-1}\left( \frac{3 \cot x}{2} \right) \ + \ c§svg§600§FALSE§</svg:desc>
          <draw:polygon draw:style-name="gr2" draw:text-style-name="P6" draw:layer="layout" svg:width="9.352cm" svg:height="1.779cm" svg:x="6.338cm" svg:y="9.861cm" svg:viewBox="0 0 9353 1780" draw:points="4677,1780 0,1780 0,0 9353,0 9353,1780">
            <text:p/>
          </draw:polygon>
          <draw:path draw:style-name="gr3" draw:text-style-name="P7" draw:layer="layout" svg:width="0.515cm" svg:height="0.182cm" svg:x="6.343cm" svg:y="10.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79cm" svg:y="10.7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78cm" svg:y="9.9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09cm" svg:y="10.734cm" svg:viewBox="0 0 389 33" draw:points="194,33 0,33 0,0 389,0 389,33">
            <text:p/>
          </draw:polygon>
          <draw:path draw:style-name="gr3" draw:text-style-name="P7" draw:layer="layout" svg:width="0.321cm" svg:height="0.532cm" svg:x="7.843cm" svg:y="10.959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244cm" svg:height="0.485cm" svg:x="8.433cm" svg:y="10.46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751cm" svg:y="10.59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3cm" svg:y="10.602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594cm" svg:y="10.4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076cm" svg:y="10.2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656cm" svg:y="9.82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1.189cm" svg:y="9.905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1.698cm" svg:y="10.074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037cm" svg:y="10.07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416cm" svg:y="9.94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6cm" svg:height="0.351cm" svg:x="12.854cm" svg:y="10.0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118cm" svg:height="0.032cm" svg:x="11.155cm" svg:y="10.734cm" svg:viewBox="0 0 2119 33" draw:points="1060,33 0,33 0,0 2119,0 2119,33">
            <text:p/>
          </draw:polygon>
          <draw:path draw:style-name="gr3" draw:text-style-name="P7" draw:layer="layout" svg:width="0.309cm" svg:height="0.516cm" svg:x="12.06cm" svg:y="10.95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3.393cm" svg:y="9.82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408cm" svg:y="10.4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427cm" svg:y="10.602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404" draw:id="id404">
          <svg:title>TexMaths</svg:title>
          <svg:desc>26§display§(4)§svg§600§FALSE§</svg:desc>
          <draw:polygon draw:style-name="gr2" draw:text-style-name="P6" draw:layer="layout" svg:width="0.986cm" svg:height="0.822cm" svg:x="2.118cm" svg:y="12.751cm" svg:viewBox="0 0 987 823" draw:points="494,823 0,823 0,0 987,0 987,823">
            <text:p/>
          </draw:polygon>
          <draw:path draw:style-name="gr3" draw:text-style-name="P7" draw:layer="layout" svg:width="0.213cm" svg:height="0.914cm" svg:x="2.162cm" svg:y="12.7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453cm" svg:y="12.772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939cm" svg:y="12.7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05" draw:id="id405">
          <svg:title>TexMaths</svg:title>
          <svg:desc>24§display§\text {Let,}§svg§600§FALSE§</svg:desc>
          <draw:polygon draw:style-name="gr2" draw:text-style-name="P6" draw:layer="layout" svg:width="1.318cm" svg:height="0.655cm" svg:x="3.739cm" svg:y="12.8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2.8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3.0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2.8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3.2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06" draw:id="id406">
          <svg:title>TexMaths</svg:title>
          <svg:desc>24§display§\text {I}§svg§600§FALSE§</svg:desc>
          <draw:polygon draw:style-name="gr2" draw:text-style-name="P6" draw:layer="layout" svg:width="0.197cm" svg:height="0.493cm" svg:x="5.645cm" svg:y="12.8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2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7" draw:id="id407">
          <svg:title>TexMaths</svg:title>
          <svg:desc>22§display§= \int \frac{ 1 }{ a^2e^x + b^2e^{-x} }\ dx§svg§600§FALSE§</svg:desc>
          <draw:polygon draw:style-name="gr2" draw:text-style-name="P6" draw:layer="layout" svg:width="7.256cm" svg:height="1.642cm" svg:x="6.333cm" svg:y="12.255cm" svg:viewBox="0 0 7257 1643" draw:points="3629,1643 0,1643 0,0 7257,0 7257,1643">
            <text:p/>
          </draw:polygon>
          <draw:path draw:style-name="gr3" draw:text-style-name="P7" draw:layer="layout" svg:width="0.515cm" svg:height="0.182cm" svg:x="6.338cm" svg:y="12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12.2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61cm" svg:y="12.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362cm" svg:height="0.032cm" svg:x="8.105cm" svg:y="13.059cm" svg:viewBox="0 0 4363 33" draw:points="2181,33 0,33 0,0 4363,0 4363,33">
            <text:p/>
          </draw:polygon>
          <draw:path draw:style-name="gr3" draw:text-style-name="P7" draw:layer="layout" svg:width="0.355cm" svg:height="0.351cm" svg:x="8.137cm" svg:y="13.45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8.549cm" svg:y="13.2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8.897cm" svg:y="13.45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9.248cm" svg:y="13.33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7cm" svg:x="9.825cm" svg:y="13.3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7cm" svg:x="10.592cm" svg:y="13.262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7" draw:layer="layout" svg:width="0.24cm" svg:height="0.36cm" svg:x="10.921cm" svg:y="13.2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11.27cm" svg:y="13.457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367cm" svg:height="0.027cm" svg:x="11.652cm" svg:y="13.427cm" svg:viewBox="0 0 368 28" svg:d="M347 28c7 0 21 0 21-14s-12-14-21-14h-326c-9 0-21 0-21 14s12 14 21 14z">
            <text:p/>
          </draw:path>
          <draw:path draw:style-name="gr3" draw:text-style-name="P7" draw:layer="layout" svg:width="0.291cm" svg:height="0.245cm" svg:x="12.104cm" svg:y="13.33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7cm" svg:x="12.849cm" svg:y="12.7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243cm" svg:y="12.9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408" draw:id="id408">
          <svg:title>TexMaths</svg:title>
          <svg:desc>22§display§= \int \frac{ e^x }{ e^x ( a^2e^x + b^2e^{-x} ) }\ dx§svg§600§FALSE§</svg:desc>
          <draw:polygon draw:style-name="gr2" draw:text-style-name="P6" draw:layer="layout" svg:width="8.606cm" svg:height="1.7cm" svg:x="14.334cm" svg:y="12.256cm" svg:viewBox="0 0 8607 1701" draw:points="4303,1701 0,1701 0,0 8607,0 8607,1701">
            <text:p/>
          </draw:polygon>
          <draw:path draw:style-name="gr3" draw:text-style-name="P7" draw:layer="layout" svg:width="0.515cm" svg:height="0.182cm" svg:x="14.339cm" svg:y="12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5.154cm" svg:y="12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18.623cm" svg:y="12.405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8.973cm" svg:y="12.22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5.711cm" svg:height="0.032cm" svg:x="16.106cm" svg:y="13.06cm" svg:viewBox="0 0 5712 33" draw:points="2856,33 0,33 0,0 5712,0 5712,33">
            <text:p/>
          </draw:polygon>
          <draw:path draw:style-name="gr3" draw:text-style-name="P7" draw:layer="layout" svg:width="0.298cm" svg:height="0.351cm" svg:x="16.141cm" svg:y="13.45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6.492cm" svg:y="13.33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4cm" svg:x="16.931cm" svg:y="13.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54cm" svg:height="0.351cm" svg:x="17.187cm" svg:y="13.458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7" draw:layer="layout" svg:width="0.24cm" svg:height="0.36cm" svg:x="17.598cm" svg:y="13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17.947cm" svg:y="13.45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8.297cm" svg:y="13.338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7cm" svg:x="18.876cm" svg:y="13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6cm" svg:x="19.642cm" svg:y="13.263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7" draw:layer="layout" svg:width="0.24cm" svg:height="0.36cm" svg:x="19.972cm" svg:y="13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20.319cm" svg:y="13.45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367cm" svg:height="0.027cm" svg:x="20.703cm" svg:y="13.428cm" svg:viewBox="0 0 368 28" svg:d="M347 28c7 0 21 0 21-14s-13-14-21-14h-326c-9 0-21 0-21 14s12 14 21 14z">
            <text:p/>
          </draw:path>
          <draw:path draw:style-name="gr3" draw:text-style-name="P7" draw:layer="layout" svg:width="0.291cm" svg:height="0.245cm" svg:x="21.153cm" svg:y="13.338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8cm" svg:height="0.774cm" svg:x="21.562cm" svg:y="13.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2.199cm" svg:y="12.73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2.593cm" svg:y="12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0" smil:attributeName="visibility" smil:to="visible"/>
                  <anim:animate smil:dur="0.5s" smil:fill="hold" smil:targetElement="id390" smil:attributeName="width" smil:values="width*0.05;width" smil:keyTimes="0;1"/>
                  <anim:animate smil:dur="0.5s" smil:fill="hold" smil:targetElement="id390" smil:attributeName="height" smil:values="height;height" smil:keyTimes="0;1"/>
                  <anim:animate smil:dur="0.5s" smil:fill="hold" smil:targetElement="id390" smil:attributeName="x" smil:values="x-.2;x" smil:keyTimes="0;1"/>
                  <anim:animate smil:dur="0.5s" smil:fill="hold" smil:targetElement="id390" smil:attributeName="y" smil:values="y;y" smil:keyTimes="0;1"/>
                  <anim:transitionFilter smil:dur="0.5s" smil:targetElement="id39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1" smil:attributeName="visibility" smil:to="visible"/>
                  <anim:animate smil:dur="0.5s" smil:fill="hold" smil:targetElement="id391" smil:attributeName="width" smil:values="width*0.05;width" smil:keyTimes="0;1"/>
                  <anim:animate smil:dur="0.5s" smil:fill="hold" smil:targetElement="id391" smil:attributeName="height" smil:values="height;height" smil:keyTimes="0;1"/>
                  <anim:animate smil:dur="0.5s" smil:fill="hold" smil:targetElement="id391" smil:attributeName="x" smil:values="x-.2;x" smil:keyTimes="0;1"/>
                  <anim:animate smil:dur="0.5s" smil:fill="hold" smil:targetElement="id391" smil:attributeName="y" smil:values="y;y" smil:keyTimes="0;1"/>
                  <anim:transitionFilter smil:dur="0.5s" smil:targetElement="id39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2" smil:attributeName="visibility" smil:to="visible"/>
                  <anim:animate smil:dur="0.5s" smil:fill="hold" smil:targetElement="id392" smil:attributeName="width" smil:values="width*0.05;width" smil:keyTimes="0;1"/>
                  <anim:animate smil:dur="0.5s" smil:fill="hold" smil:targetElement="id392" smil:attributeName="height" smil:values="height;height" smil:keyTimes="0;1"/>
                  <anim:animate smil:dur="0.5s" smil:fill="hold" smil:targetElement="id392" smil:attributeName="x" smil:values="x-.2;x" smil:keyTimes="0;1"/>
                  <anim:animate smil:dur="0.5s" smil:fill="hold" smil:targetElement="id392" smil:attributeName="y" smil:values="y;y" smil:keyTimes="0;1"/>
                  <anim:transitionFilter smil:dur="0.5s" smil:targetElement="id39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4" smil:attributeName="visibility" smil:to="visible"/>
                  <anim:animate smil:dur="0.5s" smil:fill="hold" smil:targetElement="id394" smil:attributeName="width" smil:values="width*0.05;width" smil:keyTimes="0;1"/>
                  <anim:animate smil:dur="0.5s" smil:fill="hold" smil:targetElement="id394" smil:attributeName="height" smil:values="height;height" smil:keyTimes="0;1"/>
                  <anim:animate smil:dur="0.5s" smil:fill="hold" smil:targetElement="id394" smil:attributeName="x" smil:values="x-.2;x" smil:keyTimes="0;1"/>
                  <anim:animate smil:dur="0.5s" smil:fill="hold" smil:targetElement="id394" smil:attributeName="y" smil:values="y;y" smil:keyTimes="0;1"/>
                  <anim:transitionFilter smil:dur="0.5s" smil:targetElement="id3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6" smil:attributeName="visibility" smil:to="visible"/>
                  <anim:animate smil:dur="0.5s" smil:fill="hold" smil:targetElement="id396" smil:attributeName="x" smil:values="x;x" smil:keyTimes="0;1"/>
                  <anim:animate smil:dur="0.5s" smil:fill="hold" smil:targetElement="id39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x;x" smil:keyTimes="0;1"/>
                  <anim:animate smil:dur="0.5s" smil:fill="hold" smil:targetElement="id3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x;x" smil:keyTimes="0;1"/>
                  <anim:animate smil:dur="0.5s" smil:fill="hold" smil:targetElement="id40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4" smil:attributeName="visibility" smil:to="visible"/>
                  <anim:animate smil:dur="0.5s" smil:fill="hold" smil:targetElement="id404" smil:attributeName="width" smil:values="width*0.05;width" smil:keyTimes="0;1"/>
                  <anim:animate smil:dur="0.5s" smil:fill="hold" smil:targetElement="id404" smil:attributeName="height" smil:values="height;height" smil:keyTimes="0;1"/>
                  <anim:animate smil:dur="0.5s" smil:fill="hold" smil:targetElement="id404" smil:attributeName="x" smil:values="x-.2;x" smil:keyTimes="0;1"/>
                  <anim:animate smil:dur="0.5s" smil:fill="hold" smil:targetElement="id404" smil:attributeName="y" smil:values="y;y" smil:keyTimes="0;1"/>
                  <anim:transitionFilter smil:dur="0.5s" smil:targetElement="id4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05" smil:attributeName="visibility" smil:to="visible"/>
                  <anim:animate smil:dur="0.5s" smil:fill="hold" smil:targetElement="id405" smil:attributeName="width" smil:values="width*0.05;width" smil:keyTimes="0;1"/>
                  <anim:animate smil:dur="0.5s" smil:fill="hold" smil:targetElement="id405" smil:attributeName="height" smil:values="height;height" smil:keyTimes="0;1"/>
                  <anim:animate smil:dur="0.5s" smil:fill="hold" smil:targetElement="id405" smil:attributeName="x" smil:values="x-.2;x" smil:keyTimes="0;1"/>
                  <anim:animate smil:dur="0.5s" smil:fill="hold" smil:targetElement="id405" smil:attributeName="y" smil:values="y;y" smil:keyTimes="0;1"/>
                  <anim:transitionFilter smil:dur="0.5s" smil:targetElement="id40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06" smil:attributeName="visibility" smil:to="visible"/>
                  <anim:animate smil:dur="0.5s" smil:fill="hold" smil:targetElement="id406" smil:attributeName="width" smil:values="width*0.05;width" smil:keyTimes="0;1"/>
                  <anim:animate smil:dur="0.5s" smil:fill="hold" smil:targetElement="id406" smil:attributeName="height" smil:values="height;height" smil:keyTimes="0;1"/>
                  <anim:animate smil:dur="0.5s" smil:fill="hold" smil:targetElement="id406" smil:attributeName="x" smil:values="x-.2;x" smil:keyTimes="0;1"/>
                  <anim:animate smil:dur="0.5s" smil:fill="hold" smil:targetElement="id406" smil:attributeName="y" smil:values="y;y" smil:keyTimes="0;1"/>
                  <anim:transitionFilter smil:dur="0.5s" smil:targetElement="id40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09" draw:id="id409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0" draw:id="id410">
          <svg:title>TexMaths</svg:title>
          <svg:desc>22§display§= \int \frac{ e^x }{ a^2e^{2x} + b^2 }\ dx§svg§600§FALSE§</svg:desc>
          <draw:polygon draw:style-name="gr2" draw:text-style-name="P6" draw:layer="layout" svg:width="6.331cm" svg:height="1.642cm" svg:x="6.332cm" svg:y="0.655cm" svg:viewBox="0 0 6332 1643" draw:points="3166,1643 0,1643 0,0 6332,0 6332,1643">
            <text:p/>
          </draw:polygon>
          <draw:path draw:style-name="gr3" draw:text-style-name="P7" draw:layer="layout" svg:width="0.515cm" svg:height="0.182cm" svg:x="6.337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9.484cm" svg:y="0.80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9.834cm" svg:y="0.627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3.438cm" svg:height="0.032cm" svg:x="8.104cm" svg:y="1.459cm" svg:viewBox="0 0 3439 33" draw:points="1719,33 0,33 0,0 3439,0 3439,33">
            <text:p/>
          </draw:polygon>
          <draw:path draw:style-name="gr3" draw:text-style-name="P7" draw:layer="layout" svg:width="0.355cm" svg:height="0.351cm" svg:x="8.136cm" svg:y="1.85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8.548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8cm" svg:height="0.351cm" svg:x="8.896cm" svg:y="1.85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254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554cm" svg:y="1.737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515cm" svg:height="0.517cm" svg:x="10.132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7cm" svg:x="10.899cm" svg:y="1.662cm" svg:viewBox="0 0 287 548" svg:d="M150 9c0-2 0-9-11-9-18 0-74 7-95 7-5 2-14 2-14 16 0 10 7 10 18 10 38 0 40 6 40 13 0 5-7 31-12 47l-64 254c-8 39-12 51-12 79 0 72 40 122 99 122 91 0 188-117 188-228 0-72-42-125-104-125-35 0-69 23-91 48zM76 301c5-16 5-18 12-26 39-51 74-62 93-62 28 0 50 23 50 72 0 46-27 136-41 166-25 51-62 79-91 79-27 0-51-21-51-78 0-15 0-29 12-79z">
            <text:p/>
          </draw:path>
          <draw:path draw:style-name="gr3" draw:text-style-name="P7" draw:layer="layout" svg:width="0.24cm" svg:height="0.36cm" svg:x="11.228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922cm" svg:y="1.1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316cm" svg:y="1.3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411" draw:id="id411">
          <svg:title>TexMaths</svg:title>
          <svg:desc>24§display§\text {Put,} \ \ e^x = t, \ \text {Diff } w.\ r.\ t.\ x.\  e^x \ dx = dt §svg§600§FALSE§</svg:desc>
          <draw:polygon draw:style-name="gr2" draw:text-style-name="P6" draw:layer="layout" svg:width="14.331cm" svg:height="0.689cm" svg:x="3.037cm" svg:y="2.949cm" svg:viewBox="0 0 14332 690" draw:points="7167,690 0,690 0,0 14332,0 14332,690">
            <text:p/>
          </draw:polygon>
          <draw:path draw:style-name="gr3" draw:text-style-name="P7" draw:layer="layout" svg:width="0.498cm" svg:height="0.578cm" svg:x="3.024cm" svg:y="2.94cm" svg:viewBox="0 0 499 579" svg:d="M163 312h142c102 0 194-70 194-154 0-83-84-158-199-158h-300v27h21c65 0 65 10 65 38v448c0 31 0 39-65 39h-21v27c29-2 92-2 125-2 32 0 96 0 125 2v-27h-20c-65 0-67-8-67-39zM159 288v-228c0-27 2-33 43-33h74c135 0 135 88 135 131 0 40 0 130-135 130z">
            <text:p/>
          </draw:path>
          <draw:path draw:style-name="gr3" draw:text-style-name="P7" draw:layer="layout" svg:width="0.425cm" svg:height="0.384cm" svg:x="3.596cm" svg:y="3.144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66cm" svg:height="0.53cm" svg:x="4.053cm" svg:y="2.99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4.439cm" svg:y="3.426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325cm" svg:height="0.384cm" svg:x="5.201cm" svg:y="3.144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5.583cm" svg:y="2.907cm" svg:viewBox="0 0 319 269" svg:d="M119 200c-6 19-25 52-56 52-2 0-19 0-32-8 25-7 27-29 27-32 0-14-10-24-23-24-18 0-35 16-35 37 0 31 33 44 63 44 27 0 50-17 66-42 15 31 48 42 71 42 69 0 103-75 103-92 0-8-7-8-9-8-8 0-8 4-10 12-13 40-48 71-82 71-23 0-37-15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7" draw:layer="layout" svg:width="0.562cm" svg:height="0.199cm" svg:x="6.261cm" svg:y="3.2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123cm" svg:y="2.988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9cm" svg:height="0.253cm" svg:x="7.482cm" svg:y="3.426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7" draw:layer="layout" svg:width="0.567cm" svg:height="0.578cm" svg:x="8.095cm" svg:y="2.94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7" draw:layer="layout" svg:width="0.181cm" svg:height="0.566cm" svg:x="8.738cm" svg:y="2.95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7cm" svg:x="8.966cm" svg:y="2.92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1 11-31 34 0 6 0 27 23 35-2 11-2 19-2 29v98z">
            <text:p/>
          </draw:path>
          <draw:path draw:style-name="gr3" draw:text-style-name="P7" draw:layer="layout" svg:width="0.56cm" svg:height="0.384cm" svg:x="9.742cm" svg:y="3.144cm" svg:viewBox="0 0 561 385" svg:d="M367 87c4-18 13-50 13-54 0-16-13-23-25-23-11 0-25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7" draw:layer="layout" svg:width="0.091cm" svg:height="0.091cm" svg:x="10.416cm" svg:y="3.426cm" svg:viewBox="0 0 92 92" svg:d="M92 46c0-25-21-46-46-46s-46 21-46 46 21 46 46 46 46-21 46-46z">
            <text:p/>
          </draw:path>
          <draw:path draw:style-name="gr3" draw:text-style-name="P7" draw:layer="layout" svg:width="0.345cm" svg:height="0.384cm" svg:x="10.884cm" svg:y="3.144cm" svg:viewBox="0 0 346 385" svg:d="M50 325c-2 13-8 33-8 37 0 15 12 23 25 23 10 0 25-8 31-23 2-4 31-120 34-135 6-29 22-89 27-112 4-9 27-50 48-69 6-6 31-27 68-27 23 0 34 10 36 10-27 4-44 25-44 46 0 13 9 31 33 31 21 0 46-19 46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289cm" svg:y="3.426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1.75cm" svg:y="2.988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1cm" svg:height="0.091cm" svg:x="12.109cm" svg:y="3.426cm" svg:viewBox="0 0 92 92" svg:d="M92 46c0-25-21-46-46-46s-46 21-46 46 21 46 46 46 46-21 46-46z">
            <text:p/>
          </draw:path>
          <draw:path draw:style-name="gr3" draw:text-style-name="P7" draw:layer="layout" svg:width="0.421cm" svg:height="0.384cm" svg:x="12.576cm" svg:y="3.144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4 111-113 111-33 0-46-27-46-55 0-20 6-37 15-75z">
            <text:p/>
          </draw:path>
          <draw:path draw:style-name="gr3" draw:text-style-name="P7" draw:layer="layout" svg:width="0.091cm" svg:height="0.091cm" svg:x="13.106cm" svg:y="3.426cm" svg:viewBox="0 0 92 92" svg:d="M92 46c0-25-21-46-46-46s-46 21-46 46 21 46 46 46 46-21 46-46z">
            <text:p/>
          </draw:path>
          <draw:path draw:style-name="gr3" draw:text-style-name="P7" draw:layer="layout" svg:width="0.325cm" svg:height="0.384cm" svg:x="13.587cm" svg:y="3.144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13.97cm" svg:y="2.907cm" svg:viewBox="0 0 319 269" svg:d="M119 200c-6 19-25 52-56 52-2 0-19 0-32-8 25-7 27-29 27-32 0-14-10-24-23-24-18 0-35 16-35 37 0 31 33 44 63 44 27 0 50-17 66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7" draw:layer="layout" svg:width="0.402cm" svg:height="0.597cm" svg:x="14.682cm" svg:y="2.93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421cm" svg:height="0.384cm" svg:x="15.112cm" svg:y="3.144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6 92-86 111-113 111-33 0-46-27-46-55 0-20 6-37 15-75z">
            <text:p/>
          </draw:path>
          <draw:path draw:style-name="gr3" draw:text-style-name="P7" draw:layer="layout" svg:width="0.562cm" svg:height="0.199cm" svg:x="15.851cm" svg:y="3.2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6.727cm" svg:y="2.93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26cm" svg:height="0.539cm" svg:x="17.151cm" svg:y="2.988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413" draw:id="id413">
          <svg:title>TexMaths</svg:title>
          <svg:desc>24§display§\text {I}§svg§600§FALSE§</svg:desc>
          <draw:polygon draw:style-name="gr2" draw:text-style-name="P6" draw:layer="layout" svg:width="0.197cm" svg:height="0.493cm" svg:x="5.446cm" svg:y="4.8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4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2" draw:id="id412">
          <svg:title>TexMaths</svg:title>
          <svg:desc>24§display§\therefore§svg§600§FALSE§</svg:desc>
          <draw:polygon draw:style-name="gr2" draw:text-style-name="P6" draw:layer="layout" svg:width="0.453cm" svg:height="0.371cm" svg:x="4.042cm" svg:y="4.9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4.9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14" draw:id="id414">
          <svg:title>TexMaths</svg:title>
          <svg:desc>22§display§= \int \frac{ 1 }{ a^2 t^2 + b^2 }\ dt§svg§600§FALSE§</svg:desc>
          <draw:polygon draw:style-name="gr2" draw:text-style-name="P6" draw:layer="layout" svg:width="5.747cm" svg:height="1.642cm" svg:x="6.334cm" svg:y="4.256cm" svg:viewBox="0 0 5748 1643" draw:points="2874,1643 0,1643 0,0 5748,0 5748,1643">
            <text:p/>
          </draw:polygon>
          <draw:path draw:style-name="gr3" draw:text-style-name="P7" draw:layer="layout" svg:width="0.515cm" svg:height="0.182cm" svg:x="6.339cm" svg:y="4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4.2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484cm" svg:y="4.2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007cm" svg:height="0.032cm" svg:x="8.106cm" svg:y="5.06cm" svg:viewBox="0 0 3008 33" draw:points="1503,33 0,33 0,0 3008,0 3008,33">
            <text:p/>
          </draw:polygon>
          <draw:path draw:style-name="gr3" draw:text-style-name="P7" draw:layer="layout" svg:width="0.354cm" svg:height="0.351cm" svg:x="8.138cm" svg:y="5.45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24cm" svg:height="0.36cm" svg:x="8.55cm" svg:y="5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38cm" svg:height="0.494cm" svg:x="8.879cm" svg:y="5.31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9.174cm" svg:y="5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02cm" svg:y="5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86cm" svg:height="0.547cm" svg:x="10.47cm" svg:y="5.263cm" svg:viewBox="0 0 287 548" svg:d="M150 9c0-2 0-9-11-9-18 0-74 7-95 7-5 2-14 2-14 16 0 10 7 10 18 10 38 0 40 6 40 13 0 5-7 31-12 47l-64 254c-8 39-12 51-12 79 0 72 40 122 99 122 91 0 188-117 188-228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7" draw:layer="layout" svg:width="0.24cm" svg:height="0.36cm" svg:x="10.799cm" svg:y="5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492cm" svg:y="4.73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1.883cm" svg:y="4.786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</draw:g>
        <draw:g xml:id="id415" draw:id="id415">
          <svg:title>TexMaths</svg:title>
          <svg:desc>22§display§= \int \frac{ 1 }{ (at)^2 + (b)^2 }\  dt§svg§600§FALSE§</svg:desc>
          <draw:polygon draw:style-name="gr2" draw:text-style-name="P6" draw:layer="layout" svg:width="6.604cm" svg:height="1.7cm" svg:x="12.534cm" svg:y="4.156cm" svg:viewBox="0 0 6605 1701" draw:points="3302,1701 0,1701 0,0 6605,0 6605,1701">
            <text:p/>
          </draw:polygon>
          <draw:path draw:style-name="gr3" draw:text-style-name="P7" draw:layer="layout" svg:width="0.515cm" svg:height="0.182cm" svg:x="12.539cm" svg:y="4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3.354cm" svg:y="4.1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6.112cm" svg:y="4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62cm" svg:height="0.032cm" svg:x="14.306cm" svg:y="4.96cm" svg:viewBox="0 0 3863 33" draw:points="1931,33 0,33 0,0 3863,0 3863,33">
            <text:p/>
          </draw:polygon>
          <draw:path draw:style-name="gr3" draw:text-style-name="P7" draw:layer="layout" svg:width="0.18cm" svg:height="0.774cm" svg:x="14.382cm" svg:y="5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55cm" svg:height="0.351cm" svg:x="14.637cm" svg:y="5.35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15.033cm" svg:y="5.21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5.339cm" svg:y="5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5.63cm" svg:y="5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158cm" svg:y="5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6.964cm" svg:y="5.1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86cm" svg:height="0.546cm" svg:x="17.224cm" svg:y="5.163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7.564cm" svg:y="5.1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7.854cm" svg:y="5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55cm" svg:y="4.6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8.939cm" svg:y="4.68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416" draw:id="id416">
          <svg:title>TexMaths</svg:title>
          <svg:desc>22§display§=  \frac{ 1 }{ b }\tan^{-1}\left( \frac{at}{b} \right) \left( \frac{1}{a} \right)\ + \ c§svg§600§FALSE§</svg:desc>
          <draw:polygon draw:style-name="gr2" draw:text-style-name="P6" draw:layer="layout" svg:width="9.182cm" svg:height="1.779cm" svg:x="6.337cm" svg:y="6.46cm" svg:viewBox="0 0 9183 1780" draw:points="4592,1780 0,1780 0,0 9183,0 9183,1780">
            <text:p/>
          </draw:polygon>
          <draw:path draw:style-name="gr3" draw:text-style-name="P7" draw:layer="layout" svg:width="0.515cm" svg:height="0.182cm" svg:x="6.342cm" svg:y="7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7cm" svg:y="6.5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6cm" svg:y="7.333cm" svg:viewBox="0 0 389 33" draw:points="194,33 0,33 0,0 389,0 389,33">
            <text:p/>
          </draw:polygon>
          <draw:path draw:style-name="gr3" draw:text-style-name="P7" draw:layer="layout" svg:width="0.286cm" svg:height="0.546cm" svg:x="7.272cm" svg:y="7.535cm" svg:viewBox="0 0 287 547" svg:d="M150 9c0-2 0-9-11-9-18 0-74 7-95 7-5 2-14 2-14 16 0 10 7 10 18 10 38 0 40 6 40 13 0 5-7 31-12 47l-64 254c-8 38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244cm" svg:height="0.485cm" svg:x="7.829cm" svg:y="7.06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48cm" svg:y="7.19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28cm" svg:y="7.2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91cm" svg:y="7.0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75cm" svg:y="6.8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52cm" svg:y="6.42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0.584cm" svg:y="6.678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38cm" svg:height="0.494cm" svg:x="10.98cm" svg:y="6.535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  <draw:polygon draw:style-name="gr3" draw:text-style-name="P7" draw:layer="layout" svg:width="0.689cm" svg:height="0.032cm" svg:x="10.554cm" svg:y="7.333cm" svg:viewBox="0 0 690 33" draw:points="345,33 0,33 0,0 690,0 690,33">
            <text:p/>
          </draw:polygon>
          <draw:path draw:style-name="gr3" draw:text-style-name="P7" draw:layer="layout" svg:width="0.286cm" svg:height="0.546cm" svg:x="10.767cm" svg:y="7.535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381cm" svg:height="1.856cm" svg:x="11.362cm" svg:y="6.4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2.192cm" svg:y="6.42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773cm" svg:y="6.5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409cm" svg:height="0.032cm" svg:x="12.694cm" svg:y="7.333cm" svg:viewBox="0 0 410 33" draw:points="206,33 0,33 0,0 410,0 410,33">
            <text:p/>
          </draw:polygon>
          <draw:path draw:style-name="gr3" draw:text-style-name="P7" draw:layer="layout" svg:width="0.355cm" svg:height="0.351cm" svg:x="12.726cm" svg:y="7.731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3.222cm" svg:y="6.4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237cm" svg:y="7.0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256cm" svg:y="7.2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18" draw:id="id418">
          <svg:title>TexMaths</svg:title>
          <svg:desc>24§display§\text {I}§svg§600§FALSE§</svg:desc>
          <draw:polygon draw:style-name="gr2" draw:text-style-name="P6" draw:layer="layout" svg:width="0.197cm" svg:height="0.493cm" svg:x="5.447cm" svg:y="9.3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9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7" draw:id="id417">
          <svg:title>TexMaths</svg:title>
          <svg:desc>24§display§\therefore§svg§600§FALSE§</svg:desc>
          <draw:polygon draw:style-name="gr2" draw:text-style-name="P6" draw:layer="layout" svg:width="0.453cm" svg:height="0.371cm" svg:x="4.043cm" svg:y="9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9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19" draw:id="id419">
          <svg:title>TexMaths</svg:title>
          <svg:desc>22§display§=  \frac{ 1 }{ ab }\tan^{-1}\left( \frac{a e^x}{b} \right) \ + \ c§svg§600§FALSE§</svg:desc>
          <draw:polygon draw:style-name="gr2" draw:text-style-name="P6" draw:layer="layout" svg:width="8.145cm" svg:height="1.779cm" svg:x="6.338cm" svg:y="8.762cm" svg:viewBox="0 0 8146 1780" draw:points="4073,1780 0,1780 0,0 8146,0 8146,1780">
            <text:p/>
          </draw:polygon>
          <draw:path draw:style-name="gr3" draw:text-style-name="P7" draw:layer="layout" svg:width="0.515cm" svg:height="0.182cm" svg:x="6.343cm" svg:y="9.5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454cm" svg:y="8.8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42cm" svg:height="0.032cm" svg:x="7.207cm" svg:y="9.635cm" svg:viewBox="0 0 743 33" draw:points="371,33 0,33 0,0 743,0 743,33">
            <text:p/>
          </draw:polygon>
          <draw:path draw:style-name="gr3" draw:text-style-name="P7" draw:layer="layout" svg:width="0.355cm" svg:height="0.351cm" svg:x="7.239cm" svg:y="10.033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86cm" svg:height="0.546cm" svg:x="7.653cm" svg:y="9.837cm" svg:viewBox="0 0 287 547" svg:d="M150 9c0-2 0-9-11-9-18 0-74 7-95 7-5 2-14 2-14 16 0 10 7 10 18 10 38 0 40 6 40 13 0 5-7 31-12 47l-64 254c-8 38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242cm" svg:height="0.485cm" svg:x="8.186cm" svg:y="9.36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8.503cm" svg:y="9.49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8.883cm" svg:y="9.5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346cm" svg:y="9.3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83cm" svg:y="9.1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407cm" svg:y="8.7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55cm" svg:height="0.351cm" svg:x="10.939cm" svg:y="8.98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98cm" svg:height="0.351cm" svg:x="11.352cm" svg:y="8.9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1.703cm" svg:y="8.802cm" svg:viewBox="0 0 292 246" svg:d="M109 183c-5 18-23 48-51 48-2 0-18 0-30-7 23-7 25-27 25-30 0-13-9-22-21-22-16 0-32 15-32 34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1.159cm" svg:height="0.032cm" svg:x="10.909cm" svg:y="9.635cm" svg:viewBox="0 0 1160 33" draw:points="579,33 0,33 0,0 1160,0 1160,33">
            <text:p/>
          </draw:polygon>
          <draw:path draw:style-name="gr3" draw:text-style-name="P7" draw:layer="layout" svg:width="0.286cm" svg:height="0.546cm" svg:x="11.358cm" svg:y="9.837cm" svg:viewBox="0 0 287 547" svg:d="M150 9c0-2 0-9-11-9-18 0-74 7-95 7-5 2-14 2-14 16 0 10 7 10 18 10 38 0 38 6 38 13 0 5-5 31-10 47l-64 254c-8 38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381cm" svg:height="1.856cm" svg:x="12.187cm" svg:y="8.7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2cm" svg:y="9.3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221cm" svg:y="9.5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20" draw:id="id420">
          <svg:title>TexMaths</svg:title>
          <svg:desc>26§display§(5)§svg§600§FALSE§</svg:desc>
          <draw:polygon draw:style-name="gr2" draw:text-style-name="P6" draw:layer="layout" svg:width="0.986cm" svg:height="0.823cm" svg:x="2.118cm" svg:y="11.451cm" svg:viewBox="0 0 987 824" draw:points="494,824 0,824 0,0 987,0 987,824">
            <text:p/>
          </draw:polygon>
          <draw:path draw:style-name="gr3" draw:text-style-name="P7" draw:layer="layout" svg:width="0.213cm" svg:height="0.914cm" svg:x="2.162cm" svg:y="11.4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474cm" svg:y="11.482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939cm" svg:y="11.4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21" draw:id="id421">
          <svg:title>TexMaths</svg:title>
          <svg:desc>24§display§\text {Let,}§svg§600§FALSE§</svg:desc>
          <draw:polygon draw:style-name="gr2" draw:text-style-name="P6" draw:layer="layout" svg:width="1.318cm" svg:height="0.655cm" svg:x="3.739cm" svg:y="11.5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1.5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1.7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1.5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1.9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22" draw:id="id422">
          <svg:title>TexMaths</svg:title>
          <svg:desc>24§display§\text {I}§svg§600§FALSE§</svg:desc>
          <draw:polygon draw:style-name="gr2" draw:text-style-name="P6" draw:layer="layout" svg:width="0.197cm" svg:height="0.493cm" svg:x="5.645cm" svg:y="11.5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1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3" draw:id="id423">
          <svg:title>TexMaths</svg:title>
          <svg:desc>22§display§= \int \frac{ \cos x }{ \sin^2 x+ 6\sin x + 25 }\ dx§svg§600§FALSE§</svg:desc>
          <draw:polygon draw:style-name="gr2" draw:text-style-name="P6" draw:layer="layout" svg:width="9.46cm" svg:height="1.642cm" svg:x="6.333cm" svg:y="10.955cm" svg:viewBox="0 0 9461 1643" draw:points="4731,1643 0,1643 0,0 9461,0 9461,1643">
            <text:p/>
          </draw:polygon>
          <draw:path draw:style-name="gr3" draw:text-style-name="P7" draw:layer="layout" svg:width="0.515cm" svg:height="0.182cm" svg:x="6.338cm" svg:y="11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10.9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5cm" svg:height="0.356cm" svg:x="10.611cm" svg:y="11.09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951cm" svg:y="11.09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34cm" svg:y="11.0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771cm" svg:y="11.1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6.567cm" svg:height="0.032cm" svg:x="8.105cm" svg:y="11.759cm" svg:viewBox="0 0 6568 33" draw:points="3284,33 0,33 0,0 6568,0 6568,33">
            <text:p/>
          </draw:polygon>
          <draw:path draw:style-name="gr3" draw:text-style-name="P7" draw:layer="layout" svg:width="0.254cm" svg:height="0.356cm" svg:x="8.132cm" svg:y="12.2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436cm" svg:y="12.0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649cm" svg:y="12.2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089cm" svg:y="11.8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552cm" svg:y="12.2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0.187cm" svg:y="12.1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949cm" svg:y="12.04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54cm" svg:height="0.356cm" svg:x="11.458cm" svg:y="12.2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762cm" svg:y="12.0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977cm" svg:y="12.2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533cm" svg:y="12.2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3.168cm" svg:y="12.1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936cm" svg:y="12.0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14.323cm" svg:y="12.0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69cm" svg:height="0.547cm" svg:x="15.052cm" svg:y="11.4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446cm" svg:y="11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424" draw:id="id424">
          <svg:title>TexMaths</svg:title>
          <svg:desc>24§display§\text {Put,} \ \ \sin x = t, \ \text {Diff } w.\ r.\ t.\ x.\  \cos x \ dx = dt §svg§600§FALSE§</svg:desc>
          <draw:polygon draw:style-name="gr2" draw:text-style-name="P6" draw:layer="layout" svg:width="16.388cm" svg:height="0.673cm" svg:x="3.741cm" svg:y="13.548cm" svg:viewBox="0 0 16389 674" draw:points="8195,674 0,674 0,0 16389,0 16389,674">
            <text:p/>
          </draw:polygon>
          <draw:path draw:style-name="gr3" draw:text-style-name="P7" draw:layer="layout" svg:width="0.498cm" svg:height="0.577cm" svg:x="3.728cm" svg:y="13.525cm" svg:viewBox="0 0 499 578" svg:d="M163 311h142c102 0 194-69 194-154 0-82-84-157-199-157h-300v27h21c65 0 65 9 65 38v447c0 31 0 39-65 39h-21v27c29-2 92-2 125-2 32 0 96 0 125 2v-27h-20c-65 0-67-8-67-39zM159 288v-229c0-26 2-32 43-32h74c135 0 135 88 135 130 0 41 0 131-135 131z">
            <text:p/>
          </draw:path>
          <draw:path draw:style-name="gr3" draw:text-style-name="P7" draw:layer="layout" svg:width="0.425cm" svg:height="0.383cm" svg:x="4.3cm" svg:y="13.729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757cm" svg:y="13.583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099cm" svg:height="0.252cm" svg:x="5.143cm" svg:y="14.011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6.036cm" svg:y="13.7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6.368cm" svg:y="13.5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6.6cm" svg:y="13.7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7.207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562cm" svg:height="0.199cm" svg:x="7.946cm" svg:y="13.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8cm" svg:x="8.81cm" svg:y="13.573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9cm" svg:height="0.252cm" svg:x="9.167cm" svg:y="14.011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567cm" svg:height="0.577cm" svg:x="9.78cm" svg:y="13.525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7" draw:layer="layout" svg:width="0.181cm" svg:height="0.565cm" svg:x="10.423cm" svg:y="13.5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10.652cm" svg:y="13.506cm" svg:viewBox="0 0 509 597" svg:d="M357 257h96v-25h-100v-98c0-76 43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1 12-31 35 0 6 0 27 23 35-2 11-2 19-2 28v98z">
            <text:p/>
          </draw:path>
          <draw:path draw:style-name="gr3" draw:text-style-name="P7" draw:layer="layout" svg:width="0.56cm" svg:height="0.383cm" svg:x="11.427cm" svg:y="13.729cm" svg:viewBox="0 0 561 384" svg:d="M367 86c4-17 13-50 13-53 0-16-13-23-25-23-11 0-25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2.101cm" svg:y="14.01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57cm" svg:y="13.729cm" svg:viewBox="0 0 346 384" svg:d="M50 324c-2 14-8 33-8 37 0 15 12 23 25 23 10 0 25-8 31-23 2-4 31-119 34-135 6-28 22-88 27-111 4-9 27-50 48-69 6-6 31-27 68-27 23 0 34 10 36 10-27 4-44 25-44 46 0 13 9 31 33 31 21 0 46-20 46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2.975cm" svg:y="14.011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3.438cm" svg:y="13.5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3.795cm" svg:y="14.01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261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091cm" svg:height="0.091cm" svg:x="14.791cm" svg:y="14.011cm" svg:viewBox="0 0 92 92" svg:d="M92 46c0-25-21-46-46-46s-46 21-46 46 21 46 46 46 46-21 46-46z">
            <text:p/>
          </draw:path>
          <draw:path draw:style-name="gr3" draw:text-style-name="P7" draw:layer="layout" svg:width="0.322cm" svg:height="0.389cm" svg:x="15.404cm" svg:y="13.7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5.774cm" svg:y="13.723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16.201cm" svg:y="13.7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6.671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402cm" svg:height="0.596cm" svg:x="17.443cm" svg:y="13.5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17.873cm" svg:y="13.7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562cm" svg:height="0.199cm" svg:x="18.612cm" svg:y="13.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9.488cm" svg:y="13.51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26cm" svg:height="0.538cm" svg:x="19.914cm" svg:y="13.57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2-27 4-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9" smil:attributeName="visibility" smil:to="visible"/>
                  <anim:animate smil:dur="0.5s" smil:fill="hold" smil:targetElement="id409" smil:attributeName="x" smil:values="x;x" smil:keyTimes="0;1"/>
                  <anim:animate smil:dur="0.5s" smil:fill="hold" smil:targetElement="id4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0" smil:attributeName="visibility" smil:to="visible"/>
                  <anim:animate smil:dur="0.5s" smil:fill="hold" smil:targetElement="id410" smil:attributeName="x" smil:values="x;x" smil:keyTimes="0;1"/>
                  <anim:animate smil:dur="0.5s" smil:fill="hold" smil:targetElement="id4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x;x" smil:keyTimes="0;1"/>
                  <anim:animate smil:dur="0.5s" smil:fill="hold" smil:targetElement="id4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x;x" smil:keyTimes="0;1"/>
                  <anim:animate smil:dur="0.5s" smil:fill="hold" smil:targetElement="id4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x;x" smil:keyTimes="0;1"/>
                  <anim:animate smil:dur="0.5s" smil:fill="hold" smil:targetElement="id4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x;x" smil:keyTimes="0;1"/>
                  <anim:animate smil:dur="0.5s" smil:fill="hold" smil:targetElement="id4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0" smil:attributeName="visibility" smil:to="visible"/>
                  <anim:animate smil:dur="0.5s" smil:fill="hold" smil:targetElement="id420" smil:attributeName="width" smil:values="width*0.05;width" smil:keyTimes="0;1"/>
                  <anim:animate smil:dur="0.5s" smil:fill="hold" smil:targetElement="id420" smil:attributeName="height" smil:values="height;height" smil:keyTimes="0;1"/>
                  <anim:animate smil:dur="0.5s" smil:fill="hold" smil:targetElement="id420" smil:attributeName="x" smil:values="x-.2;x" smil:keyTimes="0;1"/>
                  <anim:animate smil:dur="0.5s" smil:fill="hold" smil:targetElement="id420" smil:attributeName="y" smil:values="y;y" smil:keyTimes="0;1"/>
                  <anim:transitionFilter smil:dur="0.5s" smil:targetElement="id4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1" smil:attributeName="visibility" smil:to="visible"/>
                  <anim:animate smil:dur="0.5s" smil:fill="hold" smil:targetElement="id421" smil:attributeName="width" smil:values="width*0.05;width" smil:keyTimes="0;1"/>
                  <anim:animate smil:dur="0.5s" smil:fill="hold" smil:targetElement="id421" smil:attributeName="height" smil:values="height;height" smil:keyTimes="0;1"/>
                  <anim:animate smil:dur="0.5s" smil:fill="hold" smil:targetElement="id421" smil:attributeName="x" smil:values="x-.2;x" smil:keyTimes="0;1"/>
                  <anim:animate smil:dur="0.5s" smil:fill="hold" smil:targetElement="id421" smil:attributeName="y" smil:values="y;y" smil:keyTimes="0;1"/>
                  <anim:transitionFilter smil:dur="0.5s" smil:targetElement="id42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2" smil:attributeName="visibility" smil:to="visible"/>
                  <anim:animate smil:dur="0.5s" smil:fill="hold" smil:targetElement="id422" smil:attributeName="width" smil:values="width*0.05;width" smil:keyTimes="0;1"/>
                  <anim:animate smil:dur="0.5s" smil:fill="hold" smil:targetElement="id422" smil:attributeName="height" smil:values="height;height" smil:keyTimes="0;1"/>
                  <anim:animate smil:dur="0.5s" smil:fill="hold" smil:targetElement="id422" smil:attributeName="x" smil:values="x-.2;x" smil:keyTimes="0;1"/>
                  <anim:animate smil:dur="0.5s" smil:fill="hold" smil:targetElement="id422" smil:attributeName="y" smil:values="y;y" smil:keyTimes="0;1"/>
                  <anim:transitionFilter smil:dur="0.5s" smil:targetElement="id42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4" smil:attributeName="visibility" smil:to="visible"/>
                  <anim:animate smil:dur="0.5s" smil:fill="hold" smil:targetElement="id424" smil:attributeName="width" smil:values="width*0.05;width" smil:keyTimes="0;1"/>
                  <anim:animate smil:dur="0.5s" smil:fill="hold" smil:targetElement="id424" smil:attributeName="height" smil:values="height;height" smil:keyTimes="0;1"/>
                  <anim:animate smil:dur="0.5s" smil:fill="hold" smil:targetElement="id424" smil:attributeName="x" smil:values="x-.2;x" smil:keyTimes="0;1"/>
                  <anim:animate smil:dur="0.5s" smil:fill="hold" smil:targetElement="id424" smil:attributeName="y" smil:values="y;y" smil:keyTimes="0;1"/>
                  <anim:transitionFilter smil:dur="0.5s" smil:targetElement="id42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25" draw:id="id425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6" draw:id="id426">
          <svg:title>TexMaths</svg:title>
          <svg:desc>22§display§= \int \frac{ 1 }{ t^2 + 6t + 25 }\ dx§svg§600§FALSE§</svg:desc>
          <draw:polygon draw:style-name="gr2" draw:text-style-name="P6" draw:layer="layout" svg:width="6.85cm" svg:height="1.642cm" svg:x="6.332cm" svg:y="0.655cm" svg:viewBox="0 0 6851 1643" draw:points="3425,1643 0,1643 0,0 6851,0 6851,1643">
            <text:p/>
          </draw:polygon>
          <draw:path draw:style-name="gr3" draw:text-style-name="P7" draw:layer="layout" svg:width="0.515cm" svg:height="0.182cm" svg:x="6.337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957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8.104cm" svg:y="1.459cm" svg:viewBox="0 0 3956 33" draw:points="1978,33 0,33 0,0 3956,0 3956,33">
            <text:p/>
          </draw:polygon>
          <draw:path draw:style-name="gr3" draw:text-style-name="P7" draw:layer="layout" svg:width="0.238cm" svg:height="0.494cm" svg:x="8.122cm" svg:y="1.715cm" svg:viewBox="0 0 239 495" svg:d="M143 176h73c15 0 23 0 23-16 0-9-8-9-23-9h-66c26-111 31-125 31-130 0-14-10-21-23-21-1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24cm" svg:height="0.36cm" svg:x="8.417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945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707cm" svg:y="1.685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079cm" svg:y="1.715cm" svg:viewBox="0 0 239 495" svg:d="M143 176h73c15 0 23 0 23-16 0-9-8-9-23-9h-66c26-111 31-125 31-130 0-14-10-21-23-21-3 0-24 0-31 28l-30 123h-74c-16 0-23 0-23 14 0 11 7 11 21 11h69c-57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556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325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11.712cm" svg:y="1.68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7cm" svg:x="12.441cm" svg:y="1.1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835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428" draw:id="id428">
          <svg:title>TexMaths</svg:title>
          <svg:desc>22§display§= \int \frac{ 1 }{ ( t + 3 )^2 + (4)^2 }\ dt§svg§600§FALSE§</svg:desc>
          <draw:polygon draw:style-name="gr2" draw:text-style-name="P6" draw:layer="layout" svg:width="7.581cm" svg:height="1.7cm" svg:x="6.335cm" svg:y="2.958cm" svg:viewBox="0 0 7582 1701" draw:points="3791,1701 0,1701 0,0 7582,0 7582,1701">
            <text:p/>
          </draw:polygon>
          <draw:path draw:style-name="gr3" draw:text-style-name="P7" draw:layer="layout" svg:width="0.515cm" svg:height="0.182cm" svg:x="6.34cm" svg:y="3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2.9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02cm" svg:y="2.9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839cm" svg:height="0.032cm" svg:x="8.107cm" svg:y="3.762cm" svg:viewBox="0 0 4840 33" draw:points="2420,33 0,33 0,0 4840,0 4840,33">
            <text:p/>
          </draw:polygon>
          <draw:path draw:style-name="gr3" draw:text-style-name="P7" draw:layer="layout" svg:width="0.18cm" svg:height="0.774cm" svg:x="8.183cm" svg:y="3.9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8.426cm" svg:y="4.01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2-25 3-37z">
            <text:p/>
          </draw:path>
          <draw:path draw:style-name="gr3" draw:text-style-name="P7" draw:layer="layout" svg:width="0.515cm" svg:height="0.517cm" svg:x="8.903cm" svg:y="4.0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665cm" svg:y="3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0.063cm" svg:y="3.9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353cm" svg:y="3.9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881cm" svg:y="4.0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1.687cm" svg:y="3.922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1.934cm" svg:y="3.97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4cm" svg:x="12.344cm" svg:y="3.92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634cm" svg:y="3.9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328cm" svg:y="3.435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3.717cm" svg:y="3.48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31" draw:id="id431">
          <svg:title>TexMaths</svg:title>
          <svg:desc>24§display§\text {I}§svg§600§FALSE§</svg:desc>
          <draw:polygon draw:style-name="gr2" draw:text-style-name="P6" draw:layer="layout" svg:width="0.197cm" svg:height="0.493cm" svg:x="5.447cm" svg:y="8.2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8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0" draw:id="id430">
          <svg:title>TexMaths</svg:title>
          <svg:desc>24§display§\therefore§svg§600§FALSE§</svg:desc>
          <draw:polygon draw:style-name="gr2" draw:text-style-name="P6" draw:layer="layout" svg:width="0.453cm" svg:height="0.371cm" svg:x="4.043cm" svg:y="8.3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8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29" draw:id="id429">
          <svg:title>TexMaths</svg:title>
          <svg:desc>22§display§= \frac{ 1 }{ 4 }\tan^{-1}\left( \frac{t + 3}{4} \right) \ + \ c§svg§600§FALSE§</svg:desc>
          <draw:polygon draw:style-name="gr2" draw:text-style-name="P6" draw:layer="layout" svg:width="8.245cm" svg:height="1.779cm" svg:x="6.34cm" svg:y="5.264cm" svg:viewBox="0 0 8246 1780" draw:points="4122,1780 0,1780 0,0 8246,0 8246,1780">
            <text:p/>
          </draw:polygon>
          <draw:path draw:style-name="gr3" draw:text-style-name="P7" draw:layer="layout" svg:width="0.515cm" svg:height="0.182cm" svg:x="6.345cm" svg:y="6.0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cm" svg:y="5.3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cm" svg:y="6.137cm" svg:viewBox="0 0 389 33" draw:points="194,33 0,33 0,0 389,0 389,33">
            <text:p/>
          </draw:polygon>
          <draw:path draw:style-name="gr3" draw:text-style-name="P7" draw:layer="layout" svg:width="0.344cm" svg:height="0.524cm" svg:x="7.232cm" svg:y="6.3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44cm" svg:height="0.485cm" svg:x="7.833cm" svg:y="5.87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51cm" svg:y="5.99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31cm" svg:y="6.005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94cm" svg:y="5.87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78cm" svg:y="5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56cm" svg:y="5.22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38cm" svg:height="0.494cm" svg:x="10.575cm" svg:y="5.33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11.052cm" svg:y="5.3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814cm" svg:y="5.30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611cm" svg:height="0.032cm" svg:x="10.557cm" svg:y="6.137cm" svg:viewBox="0 0 1612 33" draw:points="806,33 0,33 0,0 1612,0 1612,33">
            <text:p/>
          </draw:polygon>
          <draw:path draw:style-name="gr3" draw:text-style-name="P7" draw:layer="layout" svg:width="0.344cm" svg:height="0.524cm" svg:x="11.191cm" svg:y="6.3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2.288cm" svg:y="5.22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303cm" svg:y="5.8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22cm" svg:y="6.0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33" draw:id="id433">
          <svg:title>TexMaths</svg:title>
          <svg:desc>26§display§(6)§svg§600§FALSE§</svg:desc>
          <draw:polygon draw:style-name="gr2" draw:text-style-name="P6" draw:layer="layout" svg:width="0.986cm" svg:height="0.822cm" svg:x="2.119cm" svg:y="10.352cm" svg:viewBox="0 0 987 823" draw:points="494,823 0,823 0,0 987,0 987,823">
            <text:p/>
          </draw:polygon>
          <draw:path draw:style-name="gr3" draw:text-style-name="P7" draw:layer="layout" svg:width="0.213cm" svg:height="0.914cm" svg:x="2.163cm" svg:y="10.30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467cm" svg:y="10.383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4cm" svg:y="10.3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34" draw:id="id434">
          <svg:title>TexMaths</svg:title>
          <svg:desc>24§display§\text {Let,}§svg§600§FALSE§</svg:desc>
          <draw:polygon draw:style-name="gr2" draw:text-style-name="P6" draw:layer="layout" svg:width="1.318cm" svg:height="0.655cm" svg:x="3.739cm" svg:y="10.4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0.4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0.6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0.4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0.8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35" draw:id="id435">
          <svg:title>TexMaths</svg:title>
          <svg:desc>24§display§\text {I}§svg§600§FALSE§</svg:desc>
          <draw:polygon draw:style-name="gr2" draw:text-style-name="P6" draw:layer="layout" svg:width="0.197cm" svg:height="0.493cm" svg:x="5.445cm" svg:y="10.448cm" svg:viewBox="0 0 198 494" draw:points="100,494 0,494 0,0 198,0 198,494">
            <text:p/>
          </draw:polygon>
          <draw:path draw:style-name="gr3" draw:text-style-name="P7" draw:layer="layout" svg:width="0.258cm" svg:height="0.577cm" svg:x="5.426cm" svg:y="10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6" draw:id="id436">
          <svg:title>TexMaths</svg:title>
          <svg:desc>22§display§= \int \frac{ \sin 2x }{ 3\sin^4 x - 4\sin^2 x + 1 }\ dx§svg§600§FALSE§</svg:desc>
          <draw:polygon draw:style-name="gr2" draw:text-style-name="P6" draw:layer="layout" svg:width="9.935cm" svg:height="1.642cm" svg:x="6.134cm" svg:y="9.855cm" svg:viewBox="0 0 9936 1643" draw:points="4968,1643 0,1643 0,0 9936,0 9936,1643">
            <text:p/>
          </draw:polygon>
          <draw:path draw:style-name="gr3" draw:text-style-name="P7" draw:layer="layout" svg:width="0.515cm" svg:height="0.182cm" svg:x="6.139cm" svg:y="10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4cm" svg:y="9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10.499cm" svg:y="9.99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805cm" svg:y="9.82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018cm" svg:y="10.00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11.59cm" svg:y="9.8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1.961cm" svg:y="10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olygon draw:style-name="gr3" draw:text-style-name="P7" draw:layer="layout" svg:width="7.042cm" svg:height="0.032cm" svg:x="7.906cm" svg:y="10.659cm" svg:viewBox="0 0 7043 33" draw:points="3522,33 0,33 0,0 7043,0 7043,33">
            <text:p/>
          </draw:polygon>
          <draw:path draw:style-name="gr3" draw:text-style-name="P7" draw:layer="layout" svg:width="0.321cm" svg:height="0.532cm" svg:x="7.938cm" svg:y="10.94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8.446cm" svg:y="11.1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753cm" svg:y="10.9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966cm" svg:y="11.1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67cm" svg:height="0.365cm" svg:x="9.392cm" svg:y="10.768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9.868cm" svg:y="1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0.525cm" svg:y="11.24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1.255cm" svg:y="10.9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1.774cm" svg:y="11.11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079cm" svg:y="10.94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294cm" svg:y="11.1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2.732cm" svg:y="10.7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196cm" svg:y="11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7cm" svg:x="13.832cm" svg:y="11.0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629cm" svg:y="10.9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5.329cm" svg:y="10.332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722cm" svg:y="10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</draw:g>
        <draw:g xml:id="id438" draw:id="id438">
          <svg:title>TexMaths</svg:title>
          <svg:desc>22§display§\text {Put, } \sin^2 x = t, \ \text {Diff } w.\ r.\ t.\ x.\  2\sin x \cos x \ dx = dt \ \therefore \ \sin 2x \dx = dt§svg§600§FALSE§</svg:desc>
          <draw:polygon draw:style-name="gr2" draw:text-style-name="P6" draw:layer="layout" svg:width="22.227cm" svg:height="0.757cm" svg:x="3.642cm" svg:y="12.145cm" svg:viewBox="0 0 22228 758" draw:points="11114,758 0,758 0,0 22228,0 22228,758">
            <text:p/>
          </draw:polygon>
          <draw:path draw:style-name="gr3" draw:text-style-name="P7" draw:layer="layout" svg:width="0.457cm" svg:height="0.529cm" svg:x="3.63cm" svg:y="12.26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154cm" svg:y="12.449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573cm" svg:y="12.315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927cm" svg:y="12.70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5.487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791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006cm" svg:y="12.44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6.444cm" svg:y="12.1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909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7.586cm" svg:y="12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8.377cm" svg:y="12.307cm" svg:viewBox="0 0 239 494" svg:d="M143 176h73c15 0 23 0 23-16 0-9-8-9-23-9h-68c28-111 33-125 33-130 0-14-10-21-23-21-3 0-24 0-31 28l-30 123h-74c-16 0-23 0-23 14 0 11 7 11 21 11h69c-57 220-58 232-58 246 0 43 30 72 70 72 81 0 125-114 125-119 0-7-7-7-11-7-7 0-7 1-10 10-34 81-76 99-102 99-16 0-23-11-23-35 0-20 0-25 3-37z">
            <text:p/>
          </draw:path>
          <draw:path draw:style-name="gr3" draw:text-style-name="P7" draw:layer="layout" svg:width="0.091cm" svg:height="0.231cm" svg:x="8.706cm" svg:y="12.708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9.267cm" svg:y="12.263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9.857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0.066cm" svg:y="12.245cm" svg:viewBox="0 0 466 547" svg:d="M327 236h88v-23h-91v-90c0-70 39-105 72-105 4 0 14 0 26 5-8 3-22 12-22 32 0 17 12 33 33 33s33-16 33-33c0-29-26-55-70-55-46 0-81 30-84 33-22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0.777cm" svg:y="12.449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1.395cm" svg:y="12.708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822cm" svg:y="12.449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2.194cm" svg:y="12.708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2.618cm" svg:y="12.307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2.947cm" svg:y="12.708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375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083cm" svg:height="0.083cm" svg:x="13.86cm" svg:y="12.708cm" svg:viewBox="0 0 84 84" svg:d="M84 42c0-23-19-42-42-42s-42 19-42 42 19 42 42 42 42-19 42-42z">
            <text:p/>
          </draw:path>
          <draw:path draw:style-name="gr3" draw:text-style-name="P7" draw:layer="layout" svg:width="0.309cm" svg:height="0.516cm" svg:x="14.306cm" svg:y="12.27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14.807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112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327cm" svg:y="12.44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5.883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95cm" svg:height="0.356cm" svg:x="16.458cm" svg:y="12.44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796cm" svg:y="12.44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187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7.618cm" svg:y="12.4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8.325cm" svg:y="12.2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8.72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9.397cm" svg:y="12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0.202cm" svg:y="12.2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20.59cm" svg:y="12.307cm" svg:viewBox="0 0 239 494" svg:d="M143 176h73c15 0 23 0 23-16 0-9-8-9-23-9h-66c26-111 31-125 31-130 0-14-10-21-23-21-1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469cm" svg:height="0.418cm" svg:x="21.347cm" svg:y="12.432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254cm" svg:height="0.356cm" svg:x="22.338cm" svg:y="12.44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2.643cm" svg:y="12.2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857cm" svg:y="12.44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09cm" svg:height="0.516cm" svg:x="23.429cm" svg:y="12.27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3.799cm" svg:y="12.4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476cm" svg:y="12.5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281cm" svg:y="12.25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238cm" svg:height="0.493cm" svg:x="25.67cm" svg:y="12.307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 xml:id="id427" draw:id="id427">
          <svg:title>TexMaths</svg:title>
          <svg:desc>22§display§= \int \frac{ 1 }{ t^2 + 2(t)(3) + 9 + 16 }\ dt§svg§600§FALSE§</svg:desc>
          <draw:polygon draw:style-name="gr2" draw:text-style-name="P6" draw:layer="layout" svg:width="9.618cm" svg:height="1.7cm" svg:x="13.833cm" svg:y="0.655cm" svg:viewBox="0 0 9619 1701" draw:points="4810,1701 0,1701 0,0 9619,0 9619,1701">
            <text:p/>
          </draw:polygon>
          <draw:path draw:style-name="gr3" draw:text-style-name="P7" draw:layer="layout" svg:width="0.515cm" svg:height="0.182cm" svg:x="13.838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653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919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76cm" svg:height="0.032cm" svg:x="15.605cm" svg:y="1.459cm" svg:viewBox="0 0 6877 33" draw:points="3439,33 0,33 0,0 6877,0 6877,33">
            <text:p/>
          </draw:polygon>
          <draw:path draw:style-name="gr3" draw:text-style-name="P7" draw:layer="layout" svg:width="0.238cm" svg:height="0.494cm" svg:x="15.623cm" svg:y="1.71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5.918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446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15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18cm" svg:height="0.774cm" svg:x="17.64cm" svg:y="1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17.881cm" svg:y="1.71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8.187cm" svg:y="1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8.519cm" svg:y="1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8.776cm" svg:y="1.6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9.174cm" svg:y="1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9.646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0.408cm" svg:y="1.685cm" svg:viewBox="0 0 322 533" svg:d="M253 269v25c0 183-81 218-126 218-13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20.978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777cm" svg:y="1.6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2.127cm" svg:y="1.685cm" svg:viewBox="0 0 322 533" svg:d="M70 262v-19c0-195 97-224 136-224 19 0 51 6 69 32-13 0-43 0-43 33 0 25 18 37 35 37 13 0 36-7 36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369cm" svg:height="0.546cm" svg:x="22.863cm" svg:y="1.132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3.252cm" svg:y="1.18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32" draw:id="id432">
          <svg:title>TexMaths</svg:title>
          <svg:desc>22§display§= \frac{ 1 }{ 4 }\tan^{-1}\left( \frac{ \sin x + 3 }{4} \right) \ + \ c§svg§600§FALSE§</svg:desc>
          <draw:polygon draw:style-name="gr2" draw:text-style-name="P6" draw:layer="layout" svg:width="9.486cm" svg:height="1.779cm" svg:x="6.341cm" svg:y="7.566cm" svg:viewBox="0 0 9487 1780" draw:points="4744,1780 0,1780 0,0 9487,0 9487,1780">
            <text:p/>
          </draw:polygon>
          <draw:path draw:style-name="gr3" draw:text-style-name="P7" draw:layer="layout" svg:width="0.515cm" svg:height="0.182cm" svg:x="6.346cm" svg:y="8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1cm" svg:y="7.6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1cm" svg:y="8.439cm" svg:viewBox="0 0 389 33" draw:points="194,33 0,33 0,0 389,0 389,33">
            <text:p/>
          </draw:polygon>
          <draw:path draw:style-name="gr3" draw:text-style-name="P7" draw:layer="layout" svg:width="0.344cm" svg:height="0.524cm" svg:x="7.233cm" svg:y="8.65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44cm" svg:height="0.485cm" svg:x="7.834cm" svg:y="8.17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8.152cm" svg:y="8.30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532cm" svg:y="8.307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995cm" svg:y="8.1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479cm" svg:y="7.9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057cm" svg:y="7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4cm" svg:height="0.356cm" svg:x="10.583cm" svg:y="7.77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887cm" svg:y="7.60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102cm" svg:y="7.78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658cm" svg:y="7.7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294cm" svg:y="7.6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6cm" svg:y="7.6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852cm" svg:height="0.032cm" svg:x="10.558cm" svg:y="8.439cm" svg:viewBox="0 0 2853 33" draw:points="1427,33 0,33 0,0 2853,0 2853,33">
            <text:p/>
          </draw:polygon>
          <draw:path draw:style-name="gr3" draw:text-style-name="P7" draw:layer="layout" svg:width="0.344cm" svg:height="0.524cm" svg:x="11.812cm" svg:y="8.65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3.53cm" svg:y="7.527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4.545cm" svg:y="8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564cm" svg:y="8.3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37" draw:id="id437">
          <svg:title>TexMaths</svg:title>
          <svg:desc>22§display§= \int \frac{ \sin 2x }{ 3(\sin^2 x)^2 - 4\sin^2 x + 1 }\ dx§svg§600§FALSE§</svg:desc>
          <draw:polygon draw:style-name="gr2" draw:text-style-name="P6" draw:layer="layout" svg:width="10.755cm" svg:height="1.757cm" svg:x="16.536cm" svg:y="9.857cm" svg:viewBox="0 0 10756 1758" draw:points="5378,1758 0,1758 0,0 10756,0 10756,1758">
            <text:p/>
          </draw:polygon>
          <draw:path draw:style-name="gr3" draw:text-style-name="P7" draw:layer="layout" svg:width="0.515cm" svg:height="0.182cm" svg:x="16.541cm" svg:y="10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356cm" svg:y="9.8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21.311cm" svg:y="10.0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1.615cm" svg:y="9.8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1.83cm" svg:y="10.00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09cm" svg:height="0.516cm" svg:x="22.402cm" svg:y="9.83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86cm" svg:height="0.351cm" svg:x="22.773cm" svg:y="10.0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7.86cm" svg:height="0.032cm" svg:x="18.308cm" svg:y="10.661cm" svg:viewBox="0 0 7861 33" draw:points="3932,33 0,33 0,0 7861,0 7861,33">
            <text:p/>
          </draw:polygon>
          <draw:path draw:style-name="gr3" draw:text-style-name="P7" draw:layer="layout" svg:width="0.321cm" svg:height="0.532cm" svg:x="18.34cm" svg:y="10.94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8.771cm" svg:y="10.87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19.021cm" svg:y="11.1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325cm" svg:y="10.9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54cm" svg:y="11.11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9.978cm" svg:y="10.77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0.443cm" svg:y="11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20.906cm" svg:y="10.8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198cm" svg:y="10.87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745cm" svg:y="11.2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22.476cm" svg:y="10.935cm" svg:viewBox="0 0 345 524" svg:d="M208 398v66c0 29-2 37-60 37h-16v23c32-1 72-1 104-1 33 0 74 0 105 1v-23h-15c-59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22.996cm" svg:y="11.1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3.301cm" svg:y="10.9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3.514cm" svg:y="11.11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23.954cm" svg:y="10.77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418cm" svg:y="11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25.052cm" svg:y="11.00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5.851cm" svg:y="10.94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26.55cm" svg:y="10.3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6.944cm" svg:y="10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440" draw:id="id440">
          <svg:title>TexMaths</svg:title>
          <svg:desc>22§display§= \int \frac{ 1 }{ 3t^2  - 4t + 1 }\ dt§svg§600§FALSE§</svg:desc>
          <draw:polygon draw:style-name="gr2" draw:text-style-name="P6" draw:layer="layout" svg:width="6.696cm" svg:height="1.642cm" svg:x="6.336cm" svg:y="13.256cm" svg:viewBox="0 0 6697 1643" draw:points="3349,1643 0,1643 0,0 6697,0 6697,1643">
            <text:p/>
          </draw:polygon>
          <draw:path draw:style-name="gr3" draw:text-style-name="P7" draw:layer="layout" svg:width="0.515cm" svg:height="0.182cm" svg:x="6.341cm" svg:y="13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6cm" svg:y="13.217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961cm" svg:y="13.2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8.108cm" svg:y="14.06cm" svg:viewBox="0 0 3956 33" draw:points="1978,33 0,33 0,0 3956,0 3956,33">
            <text:p/>
          </draw:polygon>
          <draw:path draw:style-name="gr3" draw:text-style-name="P7" draw:layer="layout" svg:width="0.321cm" svg:height="0.532cm" svg:x="8.14cm" svg:y="14.28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8.513cm" svg:y="14.3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808cm" svg:y="14.2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56cm" svg:y="14.59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088cm" svg:y="14.27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10.469cm" svg:y="14.3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946cm" svg:y="14.3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45cm" svg:y="14.28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2.444cm" svg:y="13.733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833cm" svg:y="13.786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439" draw:id="id439">
          <svg:title>TexMaths</svg:title>
          <svg:desc>24§display§\text {I}§svg§600§FALSE§</svg:desc>
          <draw:polygon draw:style-name="gr2" draw:text-style-name="P6" draw:layer="layout" svg:width="0.197cm" svg:height="0.493cm" svg:x="5.446cm" svg:y="13.848cm" svg:viewBox="0 0 198 494" draw:points="100,494 0,494 0,0 198,0 198,494">
            <text:p/>
          </draw:polygon>
          <draw:path draw:style-name="gr3" draw:text-style-name="P7" draw:layer="layout" svg:width="0.258cm" svg:height="0.577cm" svg:x="5.427cm" svg:y="13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5" smil:attributeName="visibility" smil:to="visible"/>
                  <anim:animate smil:dur="0.5s" smil:fill="hold" smil:targetElement="id425" smil:attributeName="x" smil:values="x;x" smil:keyTimes="0;1"/>
                  <anim:animate smil:dur="0.5s" smil:fill="hold" smil:targetElement="id42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6" smil:attributeName="visibility" smil:to="visible"/>
                  <anim:animate smil:dur="0.5s" smil:fill="hold" smil:targetElement="id426" smil:attributeName="x" smil:values="x;x" smil:keyTimes="0;1"/>
                  <anim:animate smil:dur="0.5s" smil:fill="hold" smil:targetElement="id4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8" smil:attributeName="visibility" smil:to="visible"/>
                  <anim:animate smil:dur="0.5s" smil:fill="hold" smil:targetElement="id428" smil:attributeName="x" smil:values="x;x" smil:keyTimes="0;1"/>
                  <anim:animate smil:dur="0.5s" smil:fill="hold" smil:targetElement="id4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9" smil:attributeName="visibility" smil:to="visible"/>
                  <anim:animate smil:dur="0.5s" smil:fill="hold" smil:targetElement="id429" smil:attributeName="x" smil:values="x;x" smil:keyTimes="0;1"/>
                  <anim:animate smil:dur="0.5s" smil:fill="hold" smil:targetElement="id4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0" smil:attributeName="visibility" smil:to="visible"/>
                  <anim:animate smil:dur="0.5s" smil:fill="hold" smil:targetElement="id430" smil:attributeName="x" smil:values="x;x" smil:keyTimes="0;1"/>
                  <anim:animate smil:dur="0.5s" smil:fill="hold" smil:targetElement="id4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1" smil:attributeName="visibility" smil:to="visible"/>
                  <anim:animate smil:dur="0.5s" smil:fill="hold" smil:targetElement="id431" smil:attributeName="x" smil:values="x;x" smil:keyTimes="0;1"/>
                  <anim:animate smil:dur="0.5s" smil:fill="hold" smil:targetElement="id4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2" smil:attributeName="visibility" smil:to="visible"/>
                  <anim:animate smil:dur="0.5s" smil:fill="hold" smil:targetElement="id432" smil:attributeName="x" smil:values="x;x" smil:keyTimes="0;1"/>
                  <anim:animate smil:dur="0.5s" smil:fill="hold" smil:targetElement="id4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3" smil:attributeName="visibility" smil:to="visible"/>
                  <anim:animate smil:dur="0.5s" smil:fill="hold" smil:targetElement="id433" smil:attributeName="width" smil:values="width*0.05;width" smil:keyTimes="0;1"/>
                  <anim:animate smil:dur="0.5s" smil:fill="hold" smil:targetElement="id433" smil:attributeName="height" smil:values="height;height" smil:keyTimes="0;1"/>
                  <anim:animate smil:dur="0.5s" smil:fill="hold" smil:targetElement="id433" smil:attributeName="x" smil:values="x-.2;x" smil:keyTimes="0;1"/>
                  <anim:animate smil:dur="0.5s" smil:fill="hold" smil:targetElement="id433" smil:attributeName="y" smil:values="y;y" smil:keyTimes="0;1"/>
                  <anim:transitionFilter smil:dur="0.5s" smil:targetElement="id4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4" smil:attributeName="visibility" smil:to="visible"/>
                  <anim:animate smil:dur="0.5s" smil:fill="hold" smil:targetElement="id434" smil:attributeName="width" smil:values="width*0.05;width" smil:keyTimes="0;1"/>
                  <anim:animate smil:dur="0.5s" smil:fill="hold" smil:targetElement="id434" smil:attributeName="height" smil:values="height;height" smil:keyTimes="0;1"/>
                  <anim:animate smil:dur="0.5s" smil:fill="hold" smil:targetElement="id434" smil:attributeName="x" smil:values="x-.2;x" smil:keyTimes="0;1"/>
                  <anim:animate smil:dur="0.5s" smil:fill="hold" smil:targetElement="id434" smil:attributeName="y" smil:values="y;y" smil:keyTimes="0;1"/>
                  <anim:transitionFilter smil:dur="0.5s" smil:targetElement="id43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5" smil:attributeName="visibility" smil:to="visible"/>
                  <anim:animate smil:dur="0.5s" smil:fill="hold" smil:targetElement="id435" smil:attributeName="width" smil:values="width*0.05;width" smil:keyTimes="0;1"/>
                  <anim:animate smil:dur="0.5s" smil:fill="hold" smil:targetElement="id435" smil:attributeName="height" smil:values="height;height" smil:keyTimes="0;1"/>
                  <anim:animate smil:dur="0.5s" smil:fill="hold" smil:targetElement="id435" smil:attributeName="x" smil:values="x-.2;x" smil:keyTimes="0;1"/>
                  <anim:animate smil:dur="0.5s" smil:fill="hold" smil:targetElement="id435" smil:attributeName="y" smil:values="y;y" smil:keyTimes="0;1"/>
                  <anim:transitionFilter smil:dur="0.5s" smil:targetElement="id43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6" smil:attributeName="visibility" smil:to="visible"/>
                  <anim:animate smil:dur="0.5s" smil:fill="hold" smil:targetElement="id436" smil:attributeName="x" smil:values="x;x" smil:keyTimes="0;1"/>
                  <anim:animate smil:dur="0.5s" smil:fill="hold" smil:targetElement="id4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7" smil:attributeName="visibility" smil:to="visible"/>
                  <anim:animate smil:dur="0.5s" smil:fill="hold" smil:targetElement="id437" smil:attributeName="x" smil:values="x;x" smil:keyTimes="0;1"/>
                  <anim:animate smil:dur="0.5s" smil:fill="hold" smil:targetElement="id4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8" smil:attributeName="visibility" smil:to="visible"/>
                  <anim:animate smil:dur="0.5s" smil:fill="hold" smil:targetElement="id438" smil:attributeName="width" smil:values="width*0.05;width" smil:keyTimes="0;1"/>
                  <anim:animate smil:dur="0.5s" smil:fill="hold" smil:targetElement="id438" smil:attributeName="height" smil:values="height;height" smil:keyTimes="0;1"/>
                  <anim:animate smil:dur="0.5s" smil:fill="hold" smil:targetElement="id438" smil:attributeName="x" smil:values="x-.2;x" smil:keyTimes="0;1"/>
                  <anim:animate smil:dur="0.5s" smil:fill="hold" smil:targetElement="id438" smil:attributeName="y" smil:values="y;y" smil:keyTimes="0;1"/>
                  <anim:transitionFilter smil:dur="0.5s" smil:targetElement="id4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9" smil:attributeName="visibility" smil:to="visible"/>
                  <anim:animate smil:dur="0.5s" smil:fill="hold" smil:targetElement="id439" smil:attributeName="x" smil:values="x;x" smil:keyTimes="0;1"/>
                  <anim:animate smil:dur="0.5s" smil:fill="hold" smil:targetElement="id43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0" smil:attributeName="visibility" smil:to="visible"/>
                  <anim:animate smil:dur="0.5s" smil:fill="hold" smil:targetElement="id440" smil:attributeName="x" smil:values="x;x" smil:keyTimes="0;1"/>
                  <anim:animate smil:dur="0.5s" smil:fill="hold" smil:targetElement="id4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41" draw:id="id441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2" draw:id="id442">
          <svg:title>TexMaths</svg:title>
          <svg:desc>22§display§= \int \frac{ 1 }{ 3 \left( t^2 - \frac{4t}{3} + \frac{1}{3} \right)  }\ dt
§svg§600§FALSE§</svg:desc>
          <draw:polygon draw:style-name="gr2" draw:text-style-name="P6" draw:layer="layout" svg:width="7.704cm" svg:height="1.826cm" svg:x="6.332cm" svg:y="0.656cm" svg:viewBox="0 0 7705 1827" draw:points="3853,1827 0,1827 0,0 7705,0 7705,1827">
            <text:p/>
          </draw:polygon>
          <draw:path draw:style-name="gr3" draw:text-style-name="P7" draw:layer="layout" svg:width="0.515cm" svg:height="0.182cm" svg:x="6.337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0.61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61cm" svg:y="0.6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62cm" svg:height="0.032cm" svg:x="8.104cm" svg:y="1.46cm" svg:viewBox="0 0 4963 33" draw:points="2482,33 0,33 0,0 4963,0 4963,33">
            <text:p/>
          </draw:polygon>
          <draw:path draw:style-name="gr3" draw:text-style-name="P7" draw:layer="layout" svg:width="0.321cm" svg:height="0.532cm" svg:x="8.136cm" svg:y="1.72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8.738cm" svg:y="1.585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8.991cm" svg:y="1.75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9.287cm" svg:y="1.65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36cm" svg:y="2.032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0.66cm" svg:y="1.573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184cm" svg:height="0.344cm" svg:x="10.97cm" svg:y="1.599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5 1-16 3-21z">
            <text:p/>
          </draw:path>
          <draw:polygon draw:style-name="gr3" draw:text-style-name="P7" draw:layer="layout" svg:width="0.543cm" svg:height="0.032cm" svg:x="10.639cm" svg:y="2.032cm" svg:viewBox="0 0 544 33" draw:points="271,33 0,33 0,0 544,0 544,33">
            <text:p/>
          </draw:polygon>
          <draw:path draw:style-name="gr3" draw:text-style-name="P7" draw:layer="layout" svg:width="0.249cm" svg:height="0.37cm" svg:x="10.785cm" svg:y="2.149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515cm" svg:height="0.517cm" svg:x="11.487cm" svg:y="1.79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12.369cm" svg:y="1.578cm" svg:viewBox="0 0 199 361" svg:d="M123 16c0-16 0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2.311cm" svg:y="2.032cm" svg:viewBox="0 0 310 33" draw:points="155,33 0,33 0,0 310,0 310,33">
            <text:p/>
          </draw:polygon>
          <draw:path draw:style-name="gr3" draw:text-style-name="P7" draw:layer="layout" svg:width="0.249cm" svg:height="0.37cm" svg:x="12.339cm" svg:y="2.149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03cm" svg:height="0.928cm" svg:x="12.745cm" svg:y="1.585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13.448cm" svg:y="1.133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13.837cm" svg:y="1.186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44" draw:id="id444">
          <svg:title>TexMaths</svg:title>
          <svg:desc>22§display§=  \frac{1}{3} \int \frac{ 1 }{ \left( t - \frac{2}{3} \right)^2 - \frac{1}{9} }\ dt§svg§600§FALSE§</svg:desc>
          <draw:polygon draw:style-name="gr2" draw:text-style-name="P6" draw:layer="layout" svg:width="7.655cm" svg:height="1.983cm" svg:x="6.335cm" svg:y="3.259cm" svg:viewBox="0 0 7656 1984" draw:points="3828,1984 0,1984 0,0 7656,0 7656,1984">
            <text:p/>
          </draw:polygon>
          <draw:path draw:style-name="gr3" draw:text-style-name="P7" draw:layer="layout" svg:width="0.515cm" svg:height="0.182cm" svg:x="6.34cm" svg:y="3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3.2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4.063cm" svg:viewBox="0 0 389 33" draw:points="194,33 0,33 0,0 389,0 389,33">
            <text:p/>
          </draw:polygon>
          <draw:path draw:style-name="gr3" draw:text-style-name="P7" draw:layer="layout" svg:width="0.321cm" svg:height="0.532cm" svg:x="7.238cm" svg:y="4.28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7.857cm" svg:y="3.22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0.789cm" svg:y="3.2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212cm" svg:height="0.032cm" svg:x="8.808cm" svg:y="4.063cm" svg:viewBox="0 0 4213 33" draw:points="2107,33 0,33 0,0 4213,0 4213,33">
            <text:p/>
          </draw:polygon>
          <draw:path draw:style-name="gr3" draw:text-style-name="P7" draw:layer="layout" svg:width="0.203cm" svg:height="0.928cm" svg:x="8.926cm" svg:y="4.34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9.181cm" svg:y="4.51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677cm" svg:y="4.793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0.513cm" svg:y="4.3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0.48cm" svg:y="4.793cm" svg:viewBox="0 0 310 33" draw:points="155,33 0,33 0,0 310,0 310,33">
            <text:p/>
          </draw:polygon>
          <draw:path draw:style-name="gr3" draw:text-style-name="P7" draw:layer="layout" svg:width="0.249cm" svg:height="0.37cm" svg:x="10.509cm" svg:y="4.9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0.914cm" svg:y="4.345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1.27cm" svg:y="4.1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817cm" svg:y="4.793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2.678cm" svg:y="4.338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2.62cm" svg:y="4.793cm" svg:viewBox="0 0 310 33" draw:points="155,33 0,33 0,0 310,0 310,33">
            <text:p/>
          </draw:polygon>
          <draw:path draw:style-name="gr3" draw:text-style-name="P7" draw:layer="layout" svg:width="0.249cm" svg:height="0.37cm" svg:x="12.649cm" svg:y="4.91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13.403cm" svg:y="3.73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13.792cm" svg:y="3.78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50" draw:id="id450">
          <svg:title>TexMaths</svg:title>
          <svg:desc>24§display§\text {I}§svg§600§FALSE§</svg:desc>
          <draw:polygon draw:style-name="gr2" draw:text-style-name="P6" draw:layer="layout" svg:width="0.197cm" svg:height="0.493cm" svg:x="5.447cm" svg:y="13.6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9" draw:id="id449">
          <svg:title>TexMaths</svg:title>
          <svg:desc>24§display§\therefore§svg§600§FALSE§</svg:desc>
          <draw:polygon draw:style-name="gr2" draw:text-style-name="P6" draw:layer="layout" svg:width="0.453cm" svg:height="0.371cm" svg:x="4.043cm" svg:y="13.7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3.7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43" draw:id="id443">
          <svg:title>TexMaths</svg:title>
          <svg:desc>22§display§= \frac{1}{3} \int \frac{ 1 }{ t^2 - 2(t) \left( \frac{2}{3} \right) + \frac{4}{9} + \frac{1}{3} - \frac{4}{9} \right)  }\ dt
§svg§600§FALSE§</svg:desc>
          <draw:polygon draw:style-name="gr2" draw:text-style-name="P6" draw:layer="layout" svg:width="11.93cm" svg:height="1.826cm" svg:x="14.433cm" svg:y="0.658cm" svg:viewBox="0 0 11931 1827" draw:points="5965,1827 0,1827 0,0 11931,0 11931,1827">
            <text:p/>
          </draw:polygon>
          <draw:path draw:style-name="gr3" draw:text-style-name="P7" draw:layer="layout" svg:width="0.515cm" svg:height="0.182cm" svg:x="14.438cm" svg:y="1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5.373cm" svg:y="0.6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5.302cm" svg:y="1.462cm" svg:viewBox="0 0 389 33" draw:points="194,33 0,33 0,0 389,0 389,33">
            <text:p/>
          </draw:polygon>
          <draw:path draw:style-name="gr3" draw:text-style-name="P7" draw:layer="layout" svg:width="0.321cm" svg:height="0.532cm" svg:x="15.336cm" svg:y="1.6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687cm" svg:height="1.719cm" svg:x="15.955cm" svg:y="0.6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024cm" svg:y="0.6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488cm" svg:height="0.032cm" svg:x="16.906cm" svg:y="1.462cm" svg:viewBox="0 0 8489 33" draw:points="4243,33 0,33 0,0 8489,0 8489,33">
            <text:p/>
          </draw:polygon>
          <draw:path draw:style-name="gr3" draw:text-style-name="P7" draw:layer="layout" svg:width="0.238cm" svg:height="0.494cm" svg:x="16.923cm" svg:y="1.7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7.219cm" svg:y="1.6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768cm" svg:y="2.0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516cm" svg:y="1.72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8.94cm" svg:y="1.66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38cm" svg:height="0.494cm" svg:x="19.183cm" svg:y="1.7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9.488cm" svg:y="1.66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9.991cm" svg:y="1.587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4cm" svg:height="0.36cm" svg:x="20.356cm" svg:y="1.5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20.32cm" svg:y="2.034cm" svg:viewBox="0 0 310 33" draw:points="155,33 0,33 0,0 310,0 310,33">
            <text:p/>
          </draw:polygon>
          <draw:path draw:style-name="gr3" draw:text-style-name="P7" draw:layer="layout" svg:width="0.249cm" svg:height="0.37cm" svg:x="20.35cm" svg:y="2.15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20.755cm" svg:y="1.587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21.292cm" svg:y="1.7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22.135cm" svg:y="1.575cm" svg:viewBox="0 0 268 366" svg:d="M268 278v-21h-62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22.114cm" svg:y="2.034cm" svg:viewBox="0 0 310 33" draw:points="155,33 0,33 0,0 310,0 310,33">
            <text:p/>
          </draw:polygon>
          <draw:path draw:style-name="gr3" draw:text-style-name="P7" draw:layer="layout" svg:width="0.249cm" svg:height="0.37cm" svg:x="22.144cm" svg:y="2.151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515cm" svg:height="0.517cm" svg:x="22.73cm" svg:y="1.7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23.612cm" svg:y="1.58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23.554cm" svg:y="2.034cm" svg:viewBox="0 0 310 33" draw:points="155,33 0,33 0,0 310,0 310,33">
            <text:p/>
          </draw:polygon>
          <draw:path draw:style-name="gr3" draw:text-style-name="P7" draw:layer="layout" svg:width="0.249cm" svg:height="0.37cm" svg:x="23.582cm" svg:y="2.15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472cm" svg:height="0.032cm" svg:x="24.191cm" svg:y="2.034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25.013cm" svg:y="1.575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24.991cm" svg:y="2.034cm" svg:viewBox="0 0 310 33" draw:points="155,33 0,33 0,0 310,0 310,33">
            <text:p/>
          </draw:polygon>
          <draw:path draw:style-name="gr3" draw:text-style-name="P7" draw:layer="layout" svg:width="0.249cm" svg:height="0.37cm" svg:x="25.021cm" svg:y="2.151cm" svg:viewBox="0 0 250 371" svg:d="M199 199c0 135-67 155-100 155-13 0-41 0-57-18 23-2 25-19 25-24 0-14-9-27-25-27-17 0-26 11-26 27 0 37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ath draw:style-name="gr3" draw:text-style-name="P7" draw:layer="layout" svg:width="0.369cm" svg:height="0.546cm" svg:x="25.775cm" svg:y="1.13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6.164cm" svg:y="1.18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45" draw:id="id445">
          <svg:title>TexMaths</svg:title>
          <svg:desc>22§display§=  \frac{1}{3} \int \frac{ 1 }{ \left( t - \frac{2}{3} \right)^2 - \left( \frac{1}{3} \right)^2 }\ dt§svg§600§FALSE§</svg:desc>
          <draw:polygon draw:style-name="gr2" draw:text-style-name="P6" draw:layer="layout" svg:width="8.712cm" svg:height="1.983cm" svg:x="14.435cm" svg:y="3.26cm" svg:viewBox="0 0 8713 1984" draw:points="4357,1984 0,1984 0,0 8713,0 8713,1984">
            <text:p/>
          </draw:polygon>
          <draw:path draw:style-name="gr3" draw:text-style-name="P7" draw:layer="layout" svg:width="0.515cm" svg:height="0.182cm" svg:x="14.44cm" svg:y="3.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375cm" svg:y="3.2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5.305cm" svg:y="4.064cm" svg:viewBox="0 0 389 33" draw:points="194,33 0,33 0,0 389,0 389,33">
            <text:p/>
          </draw:polygon>
          <draw:path draw:style-name="gr3" draw:text-style-name="P7" draw:layer="layout" svg:width="0.321cm" svg:height="0.532cm" svg:x="15.338cm" svg:y="4.28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9cm" svg:x="15.958cm" svg:y="3.221cm" svg:viewBox="0 0 688 1720" svg:d="M37 1684c25 0 39-17 39-37 0-26-20-38-37-38-20 0-39 12-39 38 0 41 39 73 86 73 118 0 162-182 217-405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9.418cm" svg:y="3.2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69cm" svg:height="0.032cm" svg:x="16.908cm" svg:y="4.064cm" svg:viewBox="0 0 5270 33" draw:points="2635,33 0,33 0,0 5270,0 5270,33">
            <text:p/>
          </draw:polygon>
          <draw:path draw:style-name="gr3" draw:text-style-name="P7" draw:layer="layout" svg:width="0.203cm" svg:height="0.928cm" svg:x="17.026cm" svg:y="4.346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38cm" svg:height="0.494cm" svg:x="17.281cm" svg:y="4.52cm" svg:viewBox="0 0 239 495" svg:d="M143 176h74c14 0 22 0 22-16 0-9-8-9-22-9h-67c26-111 31-125 31-130 0-14-10-21-23-21-1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473cm" svg:height="0.032cm" svg:x="17.778cm" svg:y="4.794cm" svg:viewBox="0 0 474 33" svg:d="M447 33c12 0 27 0 27-17 0-16-15-16-27-16h-421c-12 0-26 0-26 16 0 17 14 17 26 17z">
            <text:p/>
          </draw:path>
          <draw:path draw:style-name="gr3" draw:text-style-name="P7" draw:layer="layout" svg:width="0.24cm" svg:height="0.36cm" svg:x="18.614cm" svg:y="4.33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8.58cm" svg:y="4.794cm" svg:viewBox="0 0 310 33" draw:points="155,33 0,33 0,0 310,0 310,33">
            <text:p/>
          </draw:polygon>
          <draw:path draw:style-name="gr3" draw:text-style-name="P7" draw:layer="layout" svg:width="0.249cm" svg:height="0.37cm" svg:x="18.61cm" svg:y="4.911cm" svg:viewBox="0 0 250 371" svg:d="M120 180c42 0 72 29 72 88 0 66-39 86-71 86-21 0-70-6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203cm" svg:height="0.928cm" svg:x="19.015cm" svg:y="4.346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9.371cm" svg:y="4.1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9.918cm" svg:y="4.794cm" svg:viewBox="0 0 474 33" svg:d="M447 33c12 0 27 0 27-17 0-16-15-16-27-16h-421c-12 0-26 0-26 16 0 17 14 17 26 17z">
            <text:p/>
          </draw:path>
          <draw:path draw:style-name="gr3" draw:text-style-name="P7" draw:layer="layout" svg:width="0.203cm" svg:height="0.928cm" svg:x="20.746cm" svg:y="4.346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198cm" svg:height="0.36cm" svg:x="21.135cm" svg:y="4.33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21.075cm" svg:y="4.794cm" svg:viewBox="0 0 310 33" draw:points="155,33 0,33 0,0 310,0 310,33">
            <text:p/>
          </draw:polygon>
          <draw:path draw:style-name="gr3" draw:text-style-name="P7" draw:layer="layout" svg:width="0.249cm" svg:height="0.37cm" svg:x="21.105cm" svg:y="4.911cm" svg:viewBox="0 0 250 371" svg:d="M120 180c42 0 72 29 72 88 0 66-39 86-71 86-21 0-70-6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7 0 8 5 8 14 8z">
            <text:p/>
          </draw:path>
          <draw:path draw:style-name="gr3" draw:text-style-name="P7" draw:layer="layout" svg:width="0.203cm" svg:height="0.928cm" svg:x="21.509cm" svg:y="4.346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21.865cm" svg:y="4.1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2.559cm" svg:y="3.737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22.948cm" svg:y="3.789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2-25 3-37z">
            <text:p/>
          </draw:path>
        </draw:g>
        <draw:g xml:id="id446" draw:id="id446">
          <svg:title>TexMaths</svg:title>
          <svg:desc>22§display§= \frac{1}{3} \times \frac{ 1 }{ 2 \left( \frac{1}{3} \right) }\log \left( \frac{ t - \frac{2}{3} - \frac{1}{3} }{  t - \frac{2}{3} + \frac{1}{3} } \right)  \ + \ c§svg§600§FALSE§</svg:desc>
          <draw:polygon draw:style-name="gr2" draw:text-style-name="P6" draw:layer="layout" svg:width="11.69cm" svg:height="2.004cm" svg:x="6.335cm" svg:y="5.662cm" svg:viewBox="0 0 11691 2005" draw:points="5845,2005 0,2005 0,0 11691,0 11691,2005">
            <text:p/>
          </draw:polygon>
          <draw:path draw:style-name="gr3" draw:text-style-name="P7" draw:layer="layout" svg:width="0.515cm" svg:height="0.182cm" svg:x="6.34cm" svg:y="6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5cm" svg:y="5.81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4cm" svg:y="6.645cm" svg:viewBox="0 0 389 33" draw:points="194,33 0,33 0,0 389,0 389,33">
            <text:p/>
          </draw:polygon>
          <draw:path draw:style-name="gr3" draw:text-style-name="P7" draw:layer="layout" svg:width="0.321cm" svg:height="0.532cm" svg:x="7.238cm" svg:y="6.8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74cm" svg:height="0.374cm" svg:x="7.97cm" svg:y="6.474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9.457cm" svg:y="5.8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8.723cm" svg:y="6.645cm" svg:viewBox="0 0 1719 33" draw:points="861,33 0,33 0,0 1719,0 1719,33">
            <text:p/>
          </draw:polygon>
          <draw:path draw:style-name="gr3" draw:text-style-name="P7" draw:layer="layout" svg:width="0.309cm" svg:height="0.516cm" svg:x="8.76cm" svg:y="6.91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9.355cm" svg:y="6.77cm" svg:viewBox="0 0 204 929" svg:d="M204 920c0-2-2-4-3-7-37-37-90-100-122-227-17-70-24-149-24-222 0-204 47-346 142-446 7-7 7-9 7-11 0-7-7-7-10-7-11 0-53 46-64 58-79 93-130 232-130 406 0 109 19 266 121 396 9 9 59 69 73 69 3 0 10 0 10-9z">
            <text:p/>
          </draw:path>
          <draw:path draw:style-name="gr3" draw:text-style-name="P7" draw:layer="layout" svg:width="0.198cm" svg:height="0.36cm" svg:x="9.744cm" svg:y="6.763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9.684cm" svg:y="7.217cm" svg:viewBox="0 0 310 33" draw:points="155,33 0,33 0,0 310,0 310,33">
            <text:p/>
          </draw:polygon>
          <draw:path draw:style-name="gr3" draw:text-style-name="P7" draw:layer="layout" svg:width="0.249cm" svg:height="0.37cm" svg:x="9.714cm" svg:y="7.33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7-26-28c19-25 56-30 75-30 25 0 60 12 60 60 0 23-7 47-23 63-17 21-31 23-59 25-15 0-15 0-18 1 0 0-5 0-5 7s5 7 14 7z">
            <text:p/>
          </draw:path>
          <draw:path draw:style-name="gr3" draw:text-style-name="P7" draw:layer="layout" svg:width="0.203cm" svg:height="0.928cm" svg:x="10.121cm" svg:y="6.77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173cm" svg:height="0.537cm" svg:x="10.687cm" svg:y="6.31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0.899cm" svg:y="6.50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286cm" svg:y="6.5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11.951cm" svg:y="5.734cm" svg:viewBox="0 0 382 1856" svg:d="M382 1849c0-4-2-5-4-7-28-30-81-81-132-166-125-198-181-450-181-747 0-210 28-477 155-707 62-111 125-175 160-208 2-2 2-3 2-7 0-7-5-7-16-7-10 0-12 0-25 12-260 236-341 590-341 915 0 304 70 610 268 843 15 17 44 49 77 77 9 9 11 9 21 9 11 0 16 0 16-7z">
            <text:p/>
          </draw:path>
          <draw:path draw:style-name="gr3" draw:text-style-name="P7" draw:layer="layout" svg:width="0.238cm" svg:height="0.493cm" svg:x="12.468cm" svg:y="5.802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2.966cm" svg:y="6.079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3.802cm" svg:y="5.62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3.769cm" svg:y="6.079cm" svg:viewBox="0 0 310 33" draw:points="155,33 0,33 0,0 310,0 310,33">
            <text:p/>
          </draw:polygon>
          <draw:path draw:style-name="gr3" draw:text-style-name="P7" draw:layer="layout" svg:width="0.249cm" svg:height="0.37cm" svg:x="13.797cm" svg:y="6.19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472cm" svg:height="0.032cm" svg:x="14.406cm" svg:y="6.07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5.267cm" svg:y="5.623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5.207cm" svg:y="6.079cm" svg:viewBox="0 0 310 33" draw:points="155,33 0,33 0,0 310,0 310,33">
            <text:p/>
          </draw:polygon>
          <draw:path draw:style-name="gr3" draw:text-style-name="P7" draw:layer="layout" svg:width="0.249cm" svg:height="0.37cm" svg:x="15.237cm" svg:y="6.19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olygon draw:style-name="gr3" draw:text-style-name="P7" draw:layer="layout" svg:width="3.158cm" svg:height="0.032cm" svg:x="12.451cm" svg:y="6.645cm" svg:viewBox="0 0 3159 33" draw:points="1579,33 0,33 0,0 3159,0 3159,33">
            <text:p/>
          </draw:polygon>
          <draw:path draw:style-name="gr3" draw:text-style-name="P7" draw:layer="layout" svg:width="0.238cm" svg:height="0.493cm" svg:x="12.468cm" svg:y="6.93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2.966cm" svg:y="7.213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3.802cm" svg:y="6.75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3.769cm" svg:y="7.213cm" svg:viewBox="0 0 310 33" draw:points="155,33 0,33 0,0 310,0 310,33">
            <text:p/>
          </draw:polygon>
          <draw:path draw:style-name="gr3" draw:text-style-name="P7" draw:layer="layout" svg:width="0.249cm" svg:height="0.37cm" svg:x="13.797cm" svg:y="7.32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14.385cm" svg:y="6.97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5.267cm" svg:y="6.75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5.207cm" svg:y="7.213cm" svg:viewBox="0 0 310 33" draw:points="155,33 0,33 0,0 310,0 310,33">
            <text:p/>
          </draw:polygon>
          <draw:path draw:style-name="gr3" draw:text-style-name="P7" draw:layer="layout" svg:width="0.249cm" svg:height="0.37cm" svg:x="15.237cm" svg:y="7.32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381cm" svg:height="1.855cm" svg:x="15.728cm" svg:y="5.734cm" svg:viewBox="0 0 382 1856" svg:d="M382 929c0-305-70-611-268-843-14-17-44-49-75-77-11-9-13-9-23-9-9 0-16 0-16 7 0 4 4 7 5 9 27 28 79 79 131 163 124 199 183 451 183 748 0 209-29 477-157 707-62 111-127 174-158 208-2 2-4 3-4 7 0 7 7 7 16 7 10 0 12 0 24-12 261-236 342-590 342-915z">
            <text:p/>
          </draw:path>
          <draw:path draw:style-name="gr3" draw:text-style-name="P7" draw:layer="layout" svg:width="0.515cm" svg:height="0.516cm" svg:x="16.743cm" svg:y="6.4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7.762cm" svg:y="6.513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447" draw:id="id447">
          <svg:title>TexMaths</svg:title>
          <svg:desc>22§display§= \frac{1}{2} \log \left( \frac{ t - 1}{  t - \frac{1}{3} } \right)  \ + \ c§svg§600§FALSE§</svg:desc>
          <draw:polygon draw:style-name="gr2" draw:text-style-name="P6" draw:layer="layout" svg:width="7.403cm" svg:height="1.889cm" svg:x="6.336cm" svg:y="8.264cm" svg:viewBox="0 0 7404 1890" draw:points="3701,1890 0,1890 0,0 7404,0 7404,1890">
            <text:p/>
          </draw:polygon>
          <draw:path draw:style-name="gr3" draw:text-style-name="P7" draw:layer="layout" svg:width="0.515cm" svg:height="0.182cm" svg:x="6.341cm" svg:y="9.0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6cm" svg:y="8.3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5cm" svg:y="9.136cm" svg:viewBox="0 0 389 33" draw:points="194,33 0,33 0,0 389,0 389,33">
            <text:p/>
          </draw:polygon>
          <draw:path draw:style-name="gr3" draw:text-style-name="P7" draw:layer="layout" svg:width="0.309cm" svg:height="0.516cm" svg:x="7.244cm" svg:y="9.36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7.841cm" svg:y="8.80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5cm" svg:y="8.9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37cm" svg:y="8.996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81cm" svg:height="1.855cm" svg:x="9.103cm" svg:y="8.225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7" draw:layer="layout" svg:width="0.238cm" svg:height="0.493cm" svg:x="9.675cm" svg:y="8.33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0.173cm" svg:y="8.61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951cm" svg:y="8.3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719cm" svg:height="0.032cm" svg:x="9.604cm" svg:y="9.136cm" svg:viewBox="0 0 1720 33" draw:points="861,33 0,33 0,0 1720,0 1720,33">
            <text:p/>
          </draw:polygon>
          <draw:path draw:style-name="gr3" draw:text-style-name="P7" draw:layer="layout" svg:width="0.238cm" svg:height="0.493cm" svg:x="9.622cm" svg:y="9.43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472cm" svg:height="0.032cm" svg:x="10.12cm" svg:y="9.705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981cm" svg:y="9.25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0.921cm" svg:y="9.705cm" svg:viewBox="0 0 310 33" draw:points="155,33 0,33 0,0 310,0 310,33">
            <text:p/>
          </draw:polygon>
          <draw:path draw:style-name="gr3" draw:text-style-name="P7" draw:layer="layout" svg:width="0.249cm" svg:height="0.37cm" svg:x="10.951cm" svg:y="9.821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381cm" svg:height="1.855cm" svg:x="11.442cm" svg:y="8.225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515cm" svg:height="0.516cm" svg:x="12.457cm" svg:y="8.89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6cm" svg:y="9.004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448" draw:id="id448">
          <svg:title>TexMaths</svg:title>
          <svg:desc>22§display§= \frac{1}{2} \log \left( \frac{ 3 ( t - 1 )}{ 3t - 1 } \right)  \ + \ c§svg§600§FALSE§</svg:desc>
          <draw:polygon draw:style-name="gr2" draw:text-style-name="P6" draw:layer="layout" svg:width="8.283cm" svg:height="1.779cm" svg:x="6.338cm" svg:y="10.566cm" svg:viewBox="0 0 8284 1780" draw:points="4143,1780 0,1780 0,0 8284,0 8284,1780">
            <text:p/>
          </draw:polygon>
          <draw:path draw:style-name="gr3" draw:text-style-name="P7" draw:layer="layout" svg:width="0.515cm" svg:height="0.182cm" svg:x="6.343cm" svg:y="11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8cm" svg:y="10.6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7cm" svg:y="11.439cm" svg:viewBox="0 0 389 33" draw:points="194,33 0,33 0,0 389,0 389,33">
            <text:p/>
          </draw:polygon>
          <draw:path draw:style-name="gr3" draw:text-style-name="P7" draw:layer="layout" svg:width="0.309cm" svg:height="0.516cm" svg:x="7.246cm" svg:y="11.6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843cm" svg:y="11.1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2cm" svg:y="11.3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39cm" svg:y="11.2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105cm" svg:y="10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9.638cm" svg:y="10.6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0.069cm" svg:y="10.5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0.31cm" svg:y="10.641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808cm" svg:y="10.91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586cm" svg:y="10.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949cm" svg:y="10.54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2.6cm" svg:height="0.032cm" svg:x="9.606cm" svg:y="11.439cm" svg:viewBox="0 0 2601 33" draw:points="1301,33 0,33 0,0 2601,0 2601,33">
            <text:p/>
          </draw:polygon>
          <draw:path draw:style-name="gr3" draw:text-style-name="P7" draw:layer="layout" svg:width="0.321cm" svg:height="0.532cm" svg:x="9.939cm" svg:y="11.66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0.31cm" svg:y="11.694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808cm" svg:y="11.9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586cm" svg:y="11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2.325cm" svg:y="10.52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339cm" svg:y="11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358cm" svg:y="11.307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51" draw:id="id451">
          <svg:title>TexMaths</svg:title>
          <svg:desc>22§display§= \frac{1}{2} \log \left( \frac{ 3 ( \sin^2 x - 1 )}{ 3 \sin^2 x - 1 } \right)  \ + \ c§svg§600§FALSE§</svg:desc>
          <draw:polygon draw:style-name="gr2" draw:text-style-name="P6" draw:layer="layout" svg:width="9.872cm" svg:height="1.865cm" svg:x="6.339cm" svg:y="12.867cm" svg:viewBox="0 0 9873 1866" draw:points="4937,1866 0,1866 0,0 9873,0 9873,1866">
            <text:p/>
          </draw:polygon>
          <draw:path draw:style-name="gr3" draw:text-style-name="P7" draw:layer="layout" svg:width="0.515cm" svg:height="0.182cm" svg:x="6.344cm" svg:y="13.7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9cm" svg:y="12.99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8cm" svg:y="13.828cm" svg:viewBox="0 0 389 33" draw:points="194,33 0,33 0,0 389,0 389,33">
            <text:p/>
          </draw:polygon>
          <draw:path draw:style-name="gr3" draw:text-style-name="P7" draw:layer="layout" svg:width="0.309cm" svg:height="0.516cm" svg:x="7.247cm" svg:y="14.05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7.844cm" svg:y="13.49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3cm" svg:y="13.68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41cm" svg:y="13.68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5 0 155 67 0 40-57 79-133 79z">
            <text:p/>
          </draw:path>
          <draw:path draw:style-name="gr3" draw:text-style-name="P7" draw:layer="layout" svg:width="0.381cm" svg:height="1.856cm" svg:x="9.106cm" svg:y="12.914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9.639cm" svg:y="12.99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07cm" svg:y="12.93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0.32cm" svg:y="13.16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625cm" svg:y="12.99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84cm" svg:y="13.171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278cm" svg:y="12.8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743cm" svg:y="13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397cm" svg:y="13.3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175cm" svg:y="12.9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538cm" svg:y="12.93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7" draw:layer="layout" svg:width="4.188cm" svg:height="0.032cm" svg:x="9.608cm" svg:y="13.828cm" svg:viewBox="0 0 4189 33" draw:points="2095,33 0,33 0,0 4189,0 4189,33">
            <text:p/>
          </draw:polygon>
          <draw:path draw:style-name="gr3" draw:text-style-name="P7" draw:layer="layout" svg:width="0.321cm" svg:height="0.532cm" svg:x="9.877cm" svg:y="14.10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54cm" svg:height="0.356cm" svg:x="10.384cm" svg:y="14.2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69cm" svg:y="14.1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903cm" svg:y="14.283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343cm" svg:y="13.9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806cm" svg:y="14.2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462cm" svg:y="14.41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24cm" svg:y="14.1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3.915cm" svg:y="12.914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14.928cm" svg:y="13.58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5.949cm" svg:y="13.69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1" smil:attributeName="visibility" smil:to="visible"/>
                  <anim:animate smil:dur="0.5s" smil:fill="hold" smil:targetElement="id441" smil:attributeName="x" smil:values="x;x" smil:keyTimes="0;1"/>
                  <anim:animate smil:dur="0.5s" smil:fill="hold" smil:targetElement="id44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2" smil:attributeName="visibility" smil:to="visible"/>
                  <anim:animate smil:dur="0.5s" smil:fill="hold" smil:targetElement="id442" smil:attributeName="x" smil:values="x;x" smil:keyTimes="0;1"/>
                  <anim:animate smil:dur="0.5s" smil:fill="hold" smil:targetElement="id4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3" smil:attributeName="visibility" smil:to="visible"/>
                  <anim:animate smil:dur="0.5s" smil:fill="hold" smil:targetElement="id443" smil:attributeName="x" smil:values="x;x" smil:keyTimes="0;1"/>
                  <anim:animate smil:dur="0.5s" smil:fill="hold" smil:targetElement="id4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4" smil:attributeName="visibility" smil:to="visible"/>
                  <anim:animate smil:dur="0.5s" smil:fill="hold" smil:targetElement="id444" smil:attributeName="x" smil:values="x;x" smil:keyTimes="0;1"/>
                  <anim:animate smil:dur="0.5s" smil:fill="hold" smil:targetElement="id4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5" smil:attributeName="visibility" smil:to="visible"/>
                  <anim:animate smil:dur="0.5s" smil:fill="hold" smil:targetElement="id445" smil:attributeName="x" smil:values="x;x" smil:keyTimes="0;1"/>
                  <anim:animate smil:dur="0.5s" smil:fill="hold" smil:targetElement="id4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6" smil:attributeName="visibility" smil:to="visible"/>
                  <anim:animate smil:dur="0.5s" smil:fill="hold" smil:targetElement="id446" smil:attributeName="x" smil:values="x;x" smil:keyTimes="0;1"/>
                  <anim:animate smil:dur="0.5s" smil:fill="hold" smil:targetElement="id4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7" smil:attributeName="visibility" smil:to="visible"/>
                  <anim:animate smil:dur="0.5s" smil:fill="hold" smil:targetElement="id447" smil:attributeName="x" smil:values="x;x" smil:keyTimes="0;1"/>
                  <anim:animate smil:dur="0.5s" smil:fill="hold" smil:targetElement="id4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8" smil:attributeName="visibility" smil:to="visible"/>
                  <anim:animate smil:dur="0.5s" smil:fill="hold" smil:targetElement="id448" smil:attributeName="x" smil:values="x;x" smil:keyTimes="0;1"/>
                  <anim:animate smil:dur="0.5s" smil:fill="hold" smil:targetElement="id4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9" smil:attributeName="visibility" smil:to="visible"/>
                  <anim:animate smil:dur="0.5s" smil:fill="hold" smil:targetElement="id449" smil:attributeName="x" smil:values="x;x" smil:keyTimes="0;1"/>
                  <anim:animate smil:dur="0.5s" smil:fill="hold" smil:targetElement="id4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0" smil:attributeName="visibility" smil:to="visible"/>
                  <anim:animate smil:dur="0.5s" smil:fill="hold" smil:targetElement="id450" smil:attributeName="x" smil:values="x;x" smil:keyTimes="0;1"/>
                  <anim:animate smil:dur="0.5s" smil:fill="hold" smil:targetElement="id4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1" smil:attributeName="visibility" smil:to="visible"/>
                  <anim:animate smil:dur="0.5s" smil:fill="hold" smil:targetElement="id451" smil:attributeName="x" smil:values="x;x" smil:keyTimes="0;1"/>
                  <anim:animate smil:dur="0.5s" smil:fill="hold" smil:targetElement="id4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63" draw:id="id463">
          <svg:title>TexMaths</svg:title>
          <svg:desc>24§display§\text {I}§svg§600§FALSE§</svg:desc>
          <draw:polygon draw:style-name="gr2" draw:text-style-name="P6" draw:layer="layout" svg:width="0.197cm" svg:height="0.493cm" svg:x="5.447cm" svg:y="12.6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2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2" draw:id="id462">
          <svg:title>TexMaths</svg:title>
          <svg:desc>24§display§\therefore§svg§600§FALSE§</svg:desc>
          <draw:polygon draw:style-name="gr2" draw:text-style-name="P6" draw:layer="layout" svg:width="0.453cm" svg:height="0.371cm" svg:x="4.043cm" svg:y="12.7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2.7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52" draw:id="id452">
          <svg:title>TexMaths</svg:title>
          <svg:desc>26§display§(7)§svg§600§FALSE§</svg:desc>
          <draw:polygon draw:style-name="gr2" draw:text-style-name="P6" draw:layer="layout" svg:width="0.986cm" svg:height="0.823cm" svg:x="2.119cm" svg:y="1.155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0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39cm" svg:x="2.479cm" svg:y="1.178cm" svg:viewBox="0 0 394 640" svg:d="M385 62c9-12 9-14 9-33h-223c-113 0-115-12-117-29h-23l-31 189h23c2-14 10-73 23-83 6-6 79-6 89-6h192c-10 14-83 114-104 145-81 123-113 250-113 344 0 10 0 51 42 51 44 0 44-41 44-51v-46c0-50 2-102 8-150 4-21 17-100 58-158z">
            <text:p/>
          </draw:path>
          <draw:path draw:style-name="gr3" draw:text-style-name="P7" draw:layer="layout" svg:width="0.213cm" svg:height="0.914cm" svg:x="2.94cm" svg:y="1.1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53" draw:id="id453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54" draw:id="id454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5" draw:id="id455">
          <svg:title>TexMaths</svg:title>
          <svg:desc>22§display§= \int \frac{ \sec^2 x }{ 9 \tan^2 x + 6\tan x + 5 }\ dx§svg§600§FALSE§</svg:desc>
          <draw:polygon draw:style-name="gr2" draw:text-style-name="P6" draw:layer="layout" svg:width="9.925cm" svg:height="1.752cm" svg:x="6.135cm" svg:y="0.555cm" svg:viewBox="0 0 9926 1753" draw:points="4964,1753 0,1753 0,0 9926,0 9926,1753">
            <text:p/>
          </draw:polygon>
          <draw:path draw:style-name="gr3" draw:text-style-name="P7" draw:layer="layout" svg:width="0.515cm" svg:height="0.182cm" svg:x="6.14cm" svg:y="1.3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0.627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54cm" svg:height="0.356cm" svg:x="10.493cm" svg:y="0.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794cm" svg:y="0.8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143cm" svg:y="0.8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cm" svg:height="0.36cm" svg:x="11.495cm" svg:y="0.5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958cm" svg:y="0.8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7.031cm" svg:height="0.032cm" svg:x="7.907cm" svg:y="1.47cm" svg:viewBox="0 0 7032 33" draw:points="3517,33 0,33 0,0 7032,0 7032,33">
            <text:p/>
          </draw:polygon>
          <draw:path draw:style-name="gr3" draw:text-style-name="P7" draw:layer="layout" svg:width="0.321cm" svg:height="0.532cm" svg:x="7.939cm" svg:y="1.713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8.437cm" svg:y="1.75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8.756cm" svg:y="1.8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9.134cm" svg:y="1.88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9.574cm" svg:y="1.58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039cm" svg:y="1.8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673cm" svg:y="1.7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435cm" svg:y="1.713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244cm" svg:height="0.485cm" svg:x="11.933cm" svg:y="1.75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2.252cm" svg:y="1.8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2.63cm" svg:y="1.88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3.186cm" svg:y="1.8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822cm" svg:y="1.7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4.591cm" svg:y="1.71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5.319cm" svg:y="1.142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5.714cm" svg:y="1.3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56" draw:id="id456">
          <svg:title>TexMaths</svg:title>
          <svg:desc>24§display§\text {Put,} \ \tan x = t, \ \text {Diff } w.\ r.\ t.\ x.\  \sec^2 x \ dx = dt §svg§600§FALSE§</svg:desc>
          <draw:polygon draw:style-name="gr2" draw:text-style-name="P6" draw:layer="layout" svg:width="16.623cm" svg:height="0.819cm" svg:x="3.742cm" svg:y="2.85cm" svg:viewBox="0 0 16624 820" draw:points="8312,820 0,820 0,0 16624,0 16624,820">
            <text:p/>
          </draw:polygon>
          <draw:path draw:style-name="gr3" draw:text-style-name="P7" draw:layer="layout" svg:width="0.498cm" svg:height="0.577cm" svg:x="3.729cm" svg:y="2.973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301cm" svg:y="3.175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758cm" svg:y="3.02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144cm" svg:y="3.459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5.743cm" svg:y="3.02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6.091cm" svg:y="3.17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6.504cm" svg:y="3.1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7.11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7.85cm" svg:y="3.2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8.712cm" svg:y="3.021cm" svg:viewBox="0 0 261 540" svg:d="M156 192h80c16 0 25 0 25-17 0-10-9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9.071cm" svg:y="3.45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683cm" svg:y="2.973cm" svg:viewBox="0 0 568 578" svg:d="M0 0v27h21c65 0 65 10 65 38v448c0 31 0 38-65 38h-21v27h309c142 0 259-125 259-284 0-161-113-294-259-294zM202 551c-41 0-43-5-43-32v-459c0-27 2-33 43-33h84c52 0 111 17 154 79 36 50 44 123 44 188 0 94-15 144-46 186-17 23-65 71-152 71z">
            <text:p/>
          </draw:path>
          <draw:path draw:style-name="gr3" draw:text-style-name="P7" draw:layer="layout" svg:width="0.181cm" svg:height="0.566cm" svg:x="10.326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555cm" svg:y="2.954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7c-62 0-64-10-64-41zM121 232v-96c0-82 69-117 123-117 42 0 65 16 67 16v2c-15 0-33 11-33 34 0 6 2 27 25 35-2 11-2 19-2 29v97z">
            <text:p/>
          </draw:path>
          <draw:path draw:style-name="gr3" draw:text-style-name="P7" draw:layer="layout" svg:width="0.56cm" svg:height="0.383cm" svg:x="11.331cm" svg:y="3.175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005cm" svg:y="3.459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473cm" svg:y="3.175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2.878cm" svg:y="3.459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339cm" svg:y="3.021cm" svg:viewBox="0 0 261 540" svg:d="M156 192h80c16 0 25 0 25-17 0-10-9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1cm" svg:height="0.091cm" svg:x="13.698cm" svg:y="3.459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165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4.695cm" svg:y="3.459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5.307cm" svg:y="3.17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5.636cm" svg:y="3.17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6.016cm" svg:y="3.171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6.398cm" svg:y="2.80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6.905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7cm" svg:x="17.677cm" svg:y="2.964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8.107cm" svg:y="3.175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8.846cm" svg:y="3.2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9.724cm" svg:y="2.964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20.148cm" svg:y="3.021cm" svg:viewBox="0 0 261 540" svg:d="M156 192h80c16 0 25 0 25-17 0-10-9-10-25-10h-73c29-121 35-136 35-142 0-15-12-23-25-23-2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460" draw:id="id460">
          <svg:title>TexMaths</svg:title>
          <svg:desc>22§display§= \int \frac{ 1 }{ ( 3t + 1 )^2 + (2)^2 }\  dt§svg§600§FALSE§</svg:desc>
          <draw:polygon draw:style-name="gr2" draw:text-style-name="P6" draw:layer="layout" svg:width="7.968cm" svg:height="1.7cm" svg:x="6.135cm" svg:y="6.557cm" svg:viewBox="0 0 7969 1701" draw:points="3985,1701 0,1701 0,0 7969,0 7969,1701">
            <text:p/>
          </draw:polygon>
          <draw:path draw:style-name="gr3" draw:text-style-name="P7" draw:layer="layout" svg:width="0.515cm" svg:height="0.182cm" svg:x="6.14cm" svg:y="7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5cm" svg:y="6.518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396cm" svg:y="6.5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226cm" svg:height="0.032cm" svg:x="7.907cm" svg:y="7.361cm" svg:viewBox="0 0 5227 33" draw:points="2614,33 0,33 0,0 5227,0 5227,33">
            <text:p/>
          </draw:polygon>
          <draw:path draw:style-name="gr3" draw:text-style-name="P7" draw:layer="layout" svg:width="0.18cm" svg:height="0.774cm" svg:x="7.983cm" svg:y="7.5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8.24cm" svg:y="7.58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8.613cm" svg:y="7.616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515cm" svg:height="0.517cm" svg:x="9.088cm" svg:y="7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887cm" svg:y="7.58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0.25cm" svg:y="7.5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4cm" svg:y="7.5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8cm" svg:y="7.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1.874cm" svg:y="7.52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2.137cm" svg:y="7.58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2.529cm" svg:y="7.5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819cm" svg:y="7.5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15cm" svg:y="7.034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3.904cm" svg:y="7.0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 xml:id="id457" draw:id="id457">
          <svg:title>TexMaths</svg:title>
          <svg:desc>24§display§\text {I}§svg§600§FALSE§</svg:desc>
          <draw:polygon draw:style-name="gr2" draw:text-style-name="P6" draw:layer="layout" svg:width="0.197cm" svg:height="0.493cm" svg:x="5.646cm" svg:y="4.748cm" svg:viewBox="0 0 198 494" draw:points="100,494 0,494 0,0 198,0 198,494">
            <text:p/>
          </draw:polygon>
          <draw:path draw:style-name="gr3" draw:text-style-name="P7" draw:layer="layout" svg:width="0.258cm" svg:height="0.577cm" svg:x="5.627cm" svg:y="4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8" draw:id="id458">
          <svg:title>TexMaths</svg:title>
          <svg:desc>22§display§= \int \frac{ 1 }{ 9 t^2 +  6 t + 5 }\ dt§svg§600§FALSE§</svg:desc>
          <draw:polygon draw:style-name="gr2" draw:text-style-name="P6" draw:layer="layout" svg:width="6.696cm" svg:height="1.642cm" svg:x="6.137cm" svg:y="4.155cm" svg:viewBox="0 0 6697 1643" draw:points="3349,1643 0,1643 0,0 6697,0 6697,1643">
            <text:p/>
          </draw:polygon>
          <draw:path draw:style-name="gr3" draw:text-style-name="P7" draw:layer="layout" svg:width="0.515cm" svg:height="0.182cm" svg:x="6.142cm" svg:y="4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7cm" svg:y="4.116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62cm" svg:y="4.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7.909cm" svg:y="4.959cm" svg:viewBox="0 0 3956 33" draw:points="1978,33 0,33 0,0 3956,0 3956,33">
            <text:p/>
          </draw:polygon>
          <draw:path draw:style-name="gr3" draw:text-style-name="P7" draw:layer="layout" svg:width="0.321cm" svg:height="0.532cm" svg:x="7.941cm" svg:y="5.185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8.314cm" svg:y="5.215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609cm" svg:y="5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37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899cm" svg:y="5.185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2 0 48 0 72 50 14 28 14 68 14 105s0 76-14 104c-23 48-58 51-77 51z">
            <text:p/>
          </draw:path>
          <draw:path draw:style-name="gr3" draw:text-style-name="P7" draw:layer="layout" svg:width="0.238cm" svg:height="0.494cm" svg:x="10.27cm" svg:y="5.215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747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1.516cm" svg:y="5.18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7cm" svg:x="12.245cm" svg:y="4.632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634cm" svg:y="4.685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459" draw:id="id459">
          <svg:title>TexMaths</svg:title>
          <svg:desc>22§display§= \int \frac{ 1 }{  (3t)^2 +  2(3t)(1)  + 1 + 4 }\ dt§svg§600§FALSE§</svg:desc>
          <draw:polygon draw:style-name="gr2" draw:text-style-name="P6" draw:layer="layout" svg:width="10.606cm" svg:height="1.7cm" svg:x="13.737cm" svg:y="4.155cm" svg:viewBox="0 0 10607 1701" draw:points="5303,1701 0,1701 0,0 10607,0 10607,1701">
            <text:p/>
          </draw:polygon>
          <draw:path draw:style-name="gr3" draw:text-style-name="P7" draw:layer="layout" svg:width="0.515cm" svg:height="0.182cm" svg:x="13.742cm" svg:y="4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557cm" svg:y="4.1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9.316cm" svg:y="4.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864cm" svg:height="0.032cm" svg:x="15.509cm" svg:y="4.959cm" svg:viewBox="0 0 7865 33" draw:points="3934,33 0,33 0,0 7865,0 7865,33">
            <text:p/>
          </draw:polygon>
          <draw:path draw:style-name="gr3" draw:text-style-name="P7" draw:layer="layout" svg:width="0.18cm" svg:height="0.774cm" svg:x="15.585cm" svg:y="5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5.842cm" svg:y="5.1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6.215cm" svg:y="5.2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6.519cm" svg:y="5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6.81cm" svg:y="5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338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8.107cm" svg:y="5.1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8.531cm" svg:y="5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8.788cm" svg:y="5.18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9.159cm" svg:y="5.2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18cm" svg:height="0.774cm" svg:x="19.466cm" svg:y="5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19.798cm" svg:y="5.1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20.092cm" svg:y="5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0.453cm" svg:y="5.1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20.925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724cm" svg:y="5.1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22.257cm" svg:y="5.2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3.008cm" svg:y="5.17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3.755cm" svg:y="4.6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4.144cm" svg:y="4.68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61" draw:id="id461">
          <svg:title>TexMaths</svg:title>
          <svg:desc>22§display§= \frac{ 1 }{ 2 }\tan^{-1}\left( \frac{3t + 1}{2} \right) \left( \frac{1}{3} \right)\ + \ c§svg§600§FALSE§</svg:desc>
          <draw:polygon draw:style-name="gr2" draw:text-style-name="P6" draw:layer="layout" svg:width="10.471cm" svg:height="1.779cm" svg:x="6.137cm" svg:y="9.258cm" svg:viewBox="0 0 10472 1780" draw:points="5237,1780 0,1780 0,0 10472,0 10472,1780">
            <text:p/>
          </draw:polygon>
          <draw:path draw:style-name="gr3" draw:text-style-name="P7" draw:layer="layout" svg:width="0.515cm" svg:height="0.182cm" svg:x="6.142cm" svg:y="10.0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7cm" svg:y="9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7cm" svg:y="10.131cm" svg:viewBox="0 0 389 33" draw:points="194,33 0,33 0,0 389,0 389,33">
            <text:p/>
          </draw:polygon>
          <draw:path draw:style-name="gr3" draw:text-style-name="P7" draw:layer="layout" svg:width="0.309cm" svg:height="0.516cm" svg:x="7.045cm" svg:y="10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44cm" svg:height="0.485cm" svg:x="7.63cm" svg:y="9.865cm" svg:viewBox="0 0 245 486" svg:d="M120 167h111v-24h-111v-143h-20c0 63-24 146-100 150v17h67v213c0 97 72 106 100 106 55 0 78-55 78-106v-44h-21v44c0 57-23 86-51 86-53 0-53-70-53-84z">
            <text:p/>
          </draw:path>
          <draw:path draw:style-name="gr3" draw:text-style-name="P7" draw:layer="layout" svg:width="0.349cm" svg:height="0.356cm" svg:x="7.948cm" svg:y="9.993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328cm" svg:y="9.99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91cm" svg:y="9.87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75cm" svg:y="9.6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53cm" svg:y="9.21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386cm" svg:y="9.3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0.758cm" svg:y="9.333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515cm" svg:height="0.516cm" svg:x="11.235cm" svg:y="9.3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034cm" svg:y="9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99cm" svg:height="0.032cm" svg:x="10.354cm" svg:y="10.131cm" svg:viewBox="0 0 2000 33" draw:points="1000,33 0,33 0,0 2000,0 2000,33">
            <text:p/>
          </draw:polygon>
          <draw:path draw:style-name="gr3" draw:text-style-name="P7" draw:layer="layout" svg:width="0.309cm" svg:height="0.516cm" svg:x="11.198cm" svg:y="10.35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1cm" svg:height="1.856cm" svg:x="12.472cm" svg:y="9.219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3.303cm" svg:y="9.219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3.873cm" svg:y="9.30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3.804cm" svg:y="10.131cm" svg:viewBox="0 0 389 33" draw:points="194,33 0,33 0,0 389,0 389,33">
            <text:p/>
          </draw:polygon>
          <draw:path draw:style-name="gr3" draw:text-style-name="P7" draw:layer="layout" svg:width="0.321cm" svg:height="0.532cm" svg:x="13.836cm" svg:y="10.3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4.311cm" svg:y="9.219cm" svg:viewBox="0 0 382 1857" svg:d="M382 929c0-304-70-610-268-843-14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325cm" svg:y="9.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346cm" svg:y="9.999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64" draw:id="id464">
          <svg:title>TexMaths</svg:title>
          <svg:desc>22§display§= \frac{ 1 }{ 6 }\tan^{-1}\left( \frac{3\tan x + 1}{2} \right)\ + \ c§svg§600§FALSE§</svg:desc>
          <draw:polygon draw:style-name="gr2" draw:text-style-name="P6" draw:layer="layout" svg:width="10.168cm" svg:height="1.779cm" svg:x="6.137cm" svg:y="11.96cm" svg:viewBox="0 0 10169 1780" draw:points="5085,1780 0,1780 0,0 10169,0 10169,1780">
            <text:p/>
          </draw:polygon>
          <draw:path draw:style-name="gr3" draw:text-style-name="P7" draw:layer="layout" svg:width="0.515cm" svg:height="0.182cm" svg:x="6.142cm" svg:y="12.7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7cm" svg:y="12.0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6cm" svg:y="12.833cm" svg:viewBox="0 0 389 33" draw:points="194,33 0,33 0,0 389,0 389,33">
            <text:p/>
          </draw:polygon>
          <draw:path draw:style-name="gr3" draw:text-style-name="P7" draw:layer="layout" svg:width="0.321cm" svg:height="0.532cm" svg:x="7.04cm" svg:y="13.05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244cm" svg:height="0.485cm" svg:x="7.629cm" svg:y="12.56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948cm" svg:y="12.69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328cm" svg:y="12.7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791cm" svg:y="12.5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275cm" svg:y="12.3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52cm" svg:y="11.92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386cm" svg:y="12.00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44cm" svg:height="0.485cm" svg:x="10.884cm" svg:y="12.044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1.202cm" svg:y="12.17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581cm" svg:y="12.17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37cm" svg:y="12.1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2.772cm" svg:y="12.0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3.569cm" svg:y="12.0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535cm" svg:height="0.032cm" svg:x="10.354cm" svg:y="12.833cm" svg:viewBox="0 0 3536 33" draw:points="1769,33 0,33 0,0 3536,0 3536,33">
            <text:p/>
          </draw:polygon>
          <draw:path draw:style-name="gr3" draw:text-style-name="P7" draw:layer="layout" svg:width="0.309cm" svg:height="0.516cm" svg:x="11.966cm" svg:y="13.0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4.008cm" svg:y="11.9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023cm" svg:y="12.5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042cm" svg:y="12.7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52" smil:attributeName="visibility" smil:to="visible"/>
                  <anim:animate smil:dur="0.5s" smil:fill="hold" smil:targetElement="id452" smil:attributeName="width" smil:values="width*0.05;width" smil:keyTimes="0;1"/>
                  <anim:animate smil:dur="0.5s" smil:fill="hold" smil:targetElement="id452" smil:attributeName="height" smil:values="height;height" smil:keyTimes="0;1"/>
                  <anim:animate smil:dur="0.5s" smil:fill="hold" smil:targetElement="id452" smil:attributeName="x" smil:values="x-.2;x" smil:keyTimes="0;1"/>
                  <anim:animate smil:dur="0.5s" smil:fill="hold" smil:targetElement="id452" smil:attributeName="y" smil:values="y;y" smil:keyTimes="0;1"/>
                  <anim:transitionFilter smil:dur="0.5s" smil:targetElement="id4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53" smil:attributeName="visibility" smil:to="visible"/>
                  <anim:animate smil:dur="0.25s" smil:fill="hold" smil:targetElement="id453" smil:attributeName="width" smil:values="width*0.05;width" smil:keyTimes="0;1"/>
                  <anim:animate smil:dur="0.25s" smil:fill="hold" smil:targetElement="id453" smil:attributeName="height" smil:values="height;height" smil:keyTimes="0;1"/>
                  <anim:animate smil:dur="0.25s" smil:fill="hold" smil:targetElement="id453" smil:attributeName="x" smil:values="x-.2;x" smil:keyTimes="0;1"/>
                  <anim:animate smil:dur="0.25s" smil:fill="hold" smil:targetElement="id453" smil:attributeName="y" smil:values="y;y" smil:keyTimes="0;1"/>
                  <anim:transitionFilter smil:dur="0.25s" smil:targetElement="id45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54" smil:attributeName="visibility" smil:to="visible"/>
                  <anim:animate smil:dur="0.5s" smil:fill="hold" smil:targetElement="id454" smil:attributeName="width" smil:values="width*0.05;width" smil:keyTimes="0;1"/>
                  <anim:animate smil:dur="0.5s" smil:fill="hold" smil:targetElement="id454" smil:attributeName="height" smil:values="height;height" smil:keyTimes="0;1"/>
                  <anim:animate smil:dur="0.5s" smil:fill="hold" smil:targetElement="id454" smil:attributeName="x" smil:values="x-.2;x" smil:keyTimes="0;1"/>
                  <anim:animate smil:dur="0.5s" smil:fill="hold" smil:targetElement="id454" smil:attributeName="y" smil:values="y;y" smil:keyTimes="0;1"/>
                  <anim:transitionFilter smil:dur="0.5s" smil:targetElement="id4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5" smil:attributeName="visibility" smil:to="visible"/>
                  <anim:animate smil:dur="0.5s" smil:fill="hold" smil:targetElement="id455" smil:attributeName="x" smil:values="x;x" smil:keyTimes="0;1"/>
                  <anim:animate smil:dur="0.5s" smil:fill="hold" smil:targetElement="id4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6" smil:attributeName="visibility" smil:to="visible"/>
                  <anim:animate smil:dur="0.5s" smil:fill="hold" smil:targetElement="id456" smil:attributeName="width" smil:values="width*0.05;width" smil:keyTimes="0;1"/>
                  <anim:animate smil:dur="0.5s" smil:fill="hold" smil:targetElement="id456" smil:attributeName="height" smil:values="height;height" smil:keyTimes="0;1"/>
                  <anim:animate smil:dur="0.5s" smil:fill="hold" smil:targetElement="id456" smil:attributeName="x" smil:values="x-.2;x" smil:keyTimes="0;1"/>
                  <anim:animate smil:dur="0.5s" smil:fill="hold" smil:targetElement="id456" smil:attributeName="y" smil:values="y;y" smil:keyTimes="0;1"/>
                  <anim:transitionFilter smil:dur="0.5s" smil:targetElement="id4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7" smil:attributeName="visibility" smil:to="visible"/>
                  <anim:animate smil:dur="0.5s" smil:fill="hold" smil:targetElement="id457" smil:attributeName="x" smil:values="x;x" smil:keyTimes="0;1"/>
                  <anim:animate smil:dur="0.5s" smil:fill="hold" smil:targetElement="id45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8" smil:attributeName="visibility" smil:to="visible"/>
                  <anim:animate smil:dur="0.5s" smil:fill="hold" smil:targetElement="id458" smil:attributeName="x" smil:values="x;x" smil:keyTimes="0;1"/>
                  <anim:animate smil:dur="0.5s" smil:fill="hold" smil:targetElement="id4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9" smil:attributeName="visibility" smil:to="visible"/>
                  <anim:animate smil:dur="0.5s" smil:fill="hold" smil:targetElement="id459" smil:attributeName="x" smil:values="x;x" smil:keyTimes="0;1"/>
                  <anim:animate smil:dur="0.5s" smil:fill="hold" smil:targetElement="id4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0" smil:attributeName="visibility" smil:to="visible"/>
                  <anim:animate smil:dur="0.5s" smil:fill="hold" smil:targetElement="id460" smil:attributeName="x" smil:values="x;x" smil:keyTimes="0;1"/>
                  <anim:animate smil:dur="0.5s" smil:fill="hold" smil:targetElement="id4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1" smil:attributeName="visibility" smil:to="visible"/>
                  <anim:animate smil:dur="0.5s" smil:fill="hold" smil:targetElement="id461" smil:attributeName="x" smil:values="x;x" smil:keyTimes="0;1"/>
                  <anim:animate smil:dur="0.5s" smil:fill="hold" smil:targetElement="id4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2" smil:attributeName="visibility" smil:to="visible"/>
                  <anim:animate smil:dur="0.5s" smil:fill="hold" smil:targetElement="id462" smil:attributeName="x" smil:values="x;x" smil:keyTimes="0;1"/>
                  <anim:animate smil:dur="0.5s" smil:fill="hold" smil:targetElement="id46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3" smil:attributeName="visibility" smil:to="visible"/>
                  <anim:animate smil:dur="0.5s" smil:fill="hold" smil:targetElement="id463" smil:attributeName="x" smil:values="x;x" smil:keyTimes="0;1"/>
                  <anim:animate smil:dur="0.5s" smil:fill="hold" smil:targetElement="id46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4" smil:attributeName="visibility" smil:to="visible"/>
                  <anim:animate smil:dur="0.5s" smil:fill="hold" smil:targetElement="id464" smil:attributeName="x" smil:values="x;x" smil:keyTimes="0;1"/>
                  <anim:animate smil:dur="0.5s" smil:fill="hold" smil:targetElement="id4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71" draw:id="id471">
          <svg:title>TexMaths</svg:title>
          <svg:desc>24§display§\text {I}§svg§600§FALSE§</svg:desc>
          <draw:polygon draw:style-name="gr2" draw:text-style-name="P6" draw:layer="layout" svg:width="0.197cm" svg:height="0.493cm" svg:x="5.447cm" svg:y="7.6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7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9" draw:id="id469">
          <svg:title>TexMaths</svg:title>
          <svg:desc>22§display§= \int \frac{ 1 }{ 6 ( \log x )^2 + 7 \log x + 2 }\ \frac{1}{x}\ dx§svg§600§FALSE§</svg:desc>
          <draw:polygon draw:style-name="gr2" draw:text-style-name="P6" draw:layer="layout" svg:width="11.046cm" svg:height="1.7cm" svg:x="6.134cm" svg:y="2.955cm" svg:viewBox="0 0 11047 1701" draw:points="5523,1701 0,1701 0,0 11047,0 11047,1701">
            <text:p/>
          </draw:polygon>
          <draw:path draw:style-name="gr3" draw:text-style-name="P7" draw:layer="layout" svg:width="0.515cm" svg:height="0.182cm" svg:x="6.139cm" svg:y="3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4cm" svg:y="2.9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1.414cm" svg:y="2.9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7.266cm" svg:height="0.032cm" svg:x="7.906cm" svg:y="3.759cm" svg:viewBox="0 0 7267 33" draw:points="3634,33 0,33 0,0 7267,0 7267,33">
            <text:p/>
          </draw:polygon>
          <draw:path draw:style-name="gr3" draw:text-style-name="P7" draw:layer="layout" svg:width="0.321cm" svg:height="0.532cm" svg:x="7.938cm" svg:y="3.985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8cm" svg:height="0.774cm" svg:x="8.369cm" svg:y="3.9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8.619cm" svg:y="3.9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83cm" svg:y="4.1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216cm" svg:y="4.14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9.744cm" svg:y="4.1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10.207cm" svg:y="3.9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497cm" svg:y="3.9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25cm" svg:y="4.0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1.799cm" svg:y="3.976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73cm" svg:height="0.538cm" svg:x="12.297cm" svg:y="3.9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507cm" svg:y="4.15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2.894cm" svg:y="4.14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3.42cm" svg:y="4.1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056cm" svg:y="4.0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4.825cm" svg:y="3.9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6cm" svg:height="0.517cm" svg:x="15.712cm" svg:y="2.9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43cm" svg:height="0.032cm" svg:x="15.615cm" svg:y="3.759cm" svg:viewBox="0 0 444 33" draw:points="222,33 0,33 0,0 444,0 444,33">
            <text:p/>
          </draw:polygon>
          <draw:path draw:style-name="gr3" draw:text-style-name="P7" draw:layer="layout" svg:width="0.386cm" svg:height="0.351cm" svg:x="15.638cm" svg:y="4.1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6.439cm" svg:y="3.43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833cm" svg:y="3.6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470" draw:id="id470">
          <svg:title>TexMaths</svg:title>
          <svg:desc>24§display§\text {Put,} \ \ \log x = t, \ \text {Diff } w.\ r.\ t.\ x.\  \frac{1}{x} \ dx = dt §svg§600§FALSE§</svg:desc>
          <draw:polygon draw:style-name="gr2" draw:text-style-name="P6" draw:layer="layout" svg:width="15.233cm" svg:height="1.637cm" svg:x="3.742cm" svg:y="5.149cm" svg:viewBox="0 0 15234 1638" draw:points="7618,1638 0,1638 0,0 15234,0 15234,1638">
            <text:p/>
          </draw:polygon>
          <draw:path draw:style-name="gr3" draw:text-style-name="P7" draw:layer="layout" svg:width="0.498cm" svg:height="0.577cm" svg:x="3.729cm" svg:y="5.664cm" svg:viewBox="0 0 499 578" svg:d="M163 311h142c102 0 194-69 194-153 0-83-84-158-199-158h-300v27h21c65 0 65 9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301cm" svg:y="5.868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7" draw:layer="layout" svg:width="0.266cm" svg:height="0.529cm" svg:x="4.758cm" svg:y="5.722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099cm" svg:height="0.253cm" svg:x="5.144cm" svg:y="6.15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189cm" svg:height="0.587cm" svg:x="6.037cm" svg:y="5.65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265cm" svg:y="5.8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688cm" svg:y="5.858cm" svg:viewBox="0 0 388 559" svg:d="M165 238c-75 0-75-84-75-104 0-23 2-49 14-71 7-11 27-34 61-34 73 0 73 84 73 104 0 23 0 49-13 71-8 11-27 34-60 34zM65 271c0-4 0-23 16-40 32 24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7-46-24-94-24-146-24-21 0-58 0-64 0-27-3-46-30-46-57zM188 538c-86 0-144-42-144-87 0-40 33-71 69-73h50c73 0 169 0 169 73 0 45-61 87-144 87z">
            <text:p/>
          </draw:path>
          <draw:path draw:style-name="gr3" draw:text-style-name="P7" draw:layer="layout" svg:width="0.421cm" svg:height="0.383cm" svg:x="7.262cm" svg:y="5.8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6 92-86 111-113 111-33 0-46-27-46-56 0-19 6-36 15-75z">
            <text:p/>
          </draw:path>
          <draw:path draw:style-name="gr3" draw:text-style-name="P7" draw:layer="layout" svg:width="0.562cm" svg:height="0.199cm" svg:x="8.001cm" svg:y="5.9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9cm" svg:x="8.865cm" svg:y="5.712cm" svg:viewBox="0 0 261 540" svg:d="M156 192h80c16 0 25 0 25-17 0-10-9-10-25-10h-75c31-121 37-136 37-142 0-15-12-23-25-23-4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7" draw:layer="layout" svg:width="0.099cm" svg:height="0.253cm" svg:x="9.222cm" svg:y="6.1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834cm" svg:y="5.664cm" svg:viewBox="0 0 568 578" svg:d="M0 0v27h21c65 0 65 9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477cm" svg:y="5.6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6cm" svg:x="10.706cm" svg:y="5.645cm" svg:viewBox="0 0 509 597" svg:d="M357 257h96v-25h-100v-98c0-76 42-115 79-115 4 0 15 0 29 6-10 4-25 13-25 35 0 19 13 36 36 36s37-17 37-36c0-31-29-60-77-60-50 0-88 33-92 36-23-32-71-36-94-36-81 0-179 44-179 136v96h-67v25h67v275c0 38-9 38-67 38v27c29-2 73-3 94-3s63 1 94 3v-27c-56 0-65 0-65-38v-275h178v275c0 38-9 38-67 38v27c33-2 73-3 96-3 35 0 75 0 108 3v-27h-18c-61 0-63-9-63-40zM121 232v-96c0-82 69-117 123-117 42 0 65 16 67 16v1c-15 0-31 12-31 35 0 6 0 27 23 35-2 11-2 19-2 28v98z">
            <text:p/>
          </draw:path>
          <draw:path draw:style-name="gr3" draw:text-style-name="P7" draw:layer="layout" svg:width="0.56cm" svg:height="0.383cm" svg:x="11.482cm" svg:y="5.868cm" svg:viewBox="0 0 561 384" svg:d="M367 86c4-17 11-50 11-53 0-16-11-23-23-23-11 0-27 5-32 23-2 5-43 169-48 190-6 25-8 40-8 56 0 9 0 11 2 15-19 46-46 71-79 71-67 0-67-62-67-77 0-27 4-59 44-165 10-25 13-37 13-54 0-38-26-69-69-69-80 0-111 123-111 131 0 7 8 7 10 7 9 0 9 0 13-15 23-79 56-104 86-104 8 0 22 0 22 27 0 21-10 46-16 60-36 100-48 140-48 171 0 78 58 107 121 107 14 0 54 0 88-59 22 53 81 59 106 59 63 0 100-54 123-104 29-67 56-180 56-220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155cm" svg:y="6.15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624cm" svg:y="5.868cm" svg:viewBox="0 0 346 384" svg:d="M50 325c-2 13-8 32-8 36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029cm" svg:y="6.15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492cm" svg:y="5.7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7" draw:layer="layout" svg:width="0.091cm" svg:height="0.091cm" svg:x="13.849cm" svg:y="6.15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315cm" svg:y="5.8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7 92-86 111-113 111-33 0-46-27-46-56 0-19 6-36 15-75z">
            <text:p/>
          </draw:path>
          <draw:path draw:style-name="gr3" draw:text-style-name="P7" draw:layer="layout" svg:width="0.091cm" svg:height="0.091cm" svg:x="14.847cm" svg:y="6.15cm" svg:viewBox="0 0 92 92" svg:d="M92 46c0-25-21-46-46-46s-46 21-46 46 21 46 46 46 46-21 46-46z">
            <text:p/>
          </draw:path>
          <draw:path draw:style-name="gr3" draw:text-style-name="P7" draw:layer="layout" svg:width="0.279cm" svg:height="0.564cm" svg:x="15.496cm" svg:y="5.107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83cm" svg:height="0.035cm" svg:x="15.39cm" svg:y="6.012cm" svg:viewBox="0 0 484 36" draw:points="242,36 0,36 0,0 484,0 484,36">
            <text:p/>
          </draw:polygon>
          <draw:path draw:style-name="gr3" draw:text-style-name="P7" draw:layer="layout" svg:width="0.421cm" svg:height="0.383cm" svg:x="15.415cm" svg:y="6.44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6-109 136-130 0-8-7-8-9-8-8 0-10 2-12 8-28 92-86 111-113 111-33 0-46-27-46-56 0-19 6-36 15-75z">
            <text:p/>
          </draw:path>
          <draw:path draw:style-name="gr3" draw:text-style-name="P7" draw:layer="layout" svg:width="0.402cm" svg:height="0.596cm" svg:x="16.289cm" svg:y="5.6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8-147 48-186 24-50 63-81 97-81 56 0 68 70 68 75 0 4-2 10-4 14z">
            <text:p/>
          </draw:path>
          <draw:path draw:style-name="gr3" draw:text-style-name="P7" draw:layer="layout" svg:width="0.421cm" svg:height="0.383cm" svg:x="16.719cm" svg:y="5.8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7" draw:layer="layout" svg:width="0.562cm" svg:height="0.199cm" svg:x="17.458cm" svg:y="5.9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8.334cm" svg:y="5.6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6 0 68 70 68 75 0 4-2 10-4 14z">
            <text:p/>
          </draw:path>
          <draw:path draw:style-name="gr3" draw:text-style-name="P7" draw:layer="layout" svg:width="0.26cm" svg:height="0.539cm" svg:x="18.758cm" svg:y="5.7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</draw:g>
        <draw:g xml:id="id472" draw:id="id472">
          <svg:title>TexMaths</svg:title>
          <svg:desc>22§display§= \int \frac{ 1 }{ 6 t^2 + 7 t + 2 }\  dt§svg§600§FALSE§</svg:desc>
          <draw:polygon draw:style-name="gr2" draw:text-style-name="P6" draw:layer="layout" svg:width="6.696cm" svg:height="1.642cm" svg:x="6.134cm" svg:y="7.156cm" svg:viewBox="0 0 6697 1643" draw:points="3349,1643 0,1643 0,0 6697,0 6697,1643">
            <text:p/>
          </draw:polygon>
          <draw:path draw:style-name="gr3" draw:text-style-name="P7" draw:layer="layout" svg:width="0.515cm" svg:height="0.182cm" svg:x="6.139cm" svg:y="7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4cm" svg:y="7.117cm" svg:viewBox="0 0 688 1720" svg:d="M37 1685c25 0 39-18 39-37 0-27-20-39-37-39-20 0-39 12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59cm" svg:y="7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955cm" svg:height="0.032cm" svg:x="7.906cm" svg:y="7.96cm" svg:viewBox="0 0 3956 33" draw:points="1978,33 0,33 0,0 3956,0 3956,33">
            <text:p/>
          </draw:polygon>
          <draw:path draw:style-name="gr3" draw:text-style-name="P7" draw:layer="layout" svg:width="0.321cm" svg:height="0.532cm" svg:x="7.938cm" svg:y="8.186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2 0 48 0 72 50 14 28 14 68 14 105s0 76-14 104c-23 48-58 51-77 51z">
            <text:p/>
          </draw:path>
          <draw:path draw:style-name="gr3" draw:text-style-name="P7" draw:layer="layout" svg:width="0.238cm" svg:height="0.494cm" svg:x="8.311cm" svg:y="8.2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2-25 3-37z">
            <text:p/>
          </draw:path>
          <draw:path draw:style-name="gr3" draw:text-style-name="P7" draw:layer="layout" svg:width="0.24cm" svg:height="0.36cm" svg:x="8.606cm" svg:y="8.1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34cm" svg:y="8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9.907cm" svg:y="8.177cm" svg:viewBox="0 0 333 542" svg:d="M326 53c7-11 7-13 7-28h-189c-95 0-96-11-98-25h-20l-26 160h19c2-12 9-61 20-70 5-5 67-5 75-5h162c-9 12-70 96-88 123-68 104-95 211-95 290 0 9 0 44 35 44 37 0 37-35 37-44v-39c0-42 2-86 7-126 4-18 15-85 50-134z">
            <text:p/>
          </draw:path>
          <draw:path draw:style-name="gr3" draw:text-style-name="P7" draw:layer="layout" svg:width="0.238cm" svg:height="0.494cm" svg:x="10.267cm" svg:y="8.216cm" svg:viewBox="0 0 239 495" svg:d="M143 176h73c15 0 23 0 23-16 0-9-8-9-23-9h-66c26-111 31-125 31-130 0-14-10-21-23-21-1 0-24 0-31 28l-30 123h-74c-16 0-23 0-23 14 0 11 7 11 21 11h69c-55 220-58 232-58 247 0 42 30 72 70 72 81 0 125-115 125-120 0-7-7-7-11-7-5 0-7 2-10 11-34 80-76 98-102 98-16 0-23-10-23-35 0-19 0-25 3-37z">
            <text:p/>
          </draw:path>
          <draw:path draw:style-name="gr3" draw:text-style-name="P7" draw:layer="layout" svg:width="0.515cm" svg:height="0.517cm" svg:x="10.744cm" svg:y="8.2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513cm" svg:y="8.186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69cm" svg:height="0.547cm" svg:x="12.242cm" svg:y="7.633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2.631cm" svg:y="7.686cm" svg:viewBox="0 0 239 495" svg:d="M143 176h73c15 0 23 0 23-16 0-9-8-9-23-9h-68c28-111 33-125 33-130 0-14-10-21-23-21-3 0-24 0-31 28l-30 123h-74c-16 0-23 0-23 14 0 11 7 11 21 11h69c-57 220-58 232-58 247 0 42 30 72 70 72 81 0 125-115 125-120 0-7-7-7-11-7-7 0-7 2-10 11-34 80-76 98-102 98-16 0-23-10-23-35 0-19 0-25 3-37z">
            <text:p/>
          </draw:path>
        </draw:g>
        <draw:g xml:id="id473" draw:id="id473">
          <svg:title>TexMaths</svg:title>
          <svg:desc>22§display§= \int \frac{ 1 }{ 6 \left( t^2 + \frac{7t}{6} + \frac{1}{3} \right) }\  dt  §svg§600§FALSE§</svg:desc>
          <draw:polygon draw:style-name="gr2" draw:text-style-name="P6" draw:layer="layout" svg:width="7.704cm" svg:height="1.826cm" svg:x="13.634cm" svg:y="7.158cm" svg:viewBox="0 0 7705 1827" draw:points="3853,1827 0,1827 0,0 7705,0 7705,1827">
            <text:p/>
          </draw:polygon>
          <draw:path draw:style-name="gr3" draw:text-style-name="P7" draw:layer="layout" svg:width="0.515cm" svg:height="0.182cm" svg:x="13.639cm" svg:y="7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454cm" svg:y="7.11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763cm" svg:y="7.13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62cm" svg:height="0.032cm" svg:x="15.406cm" svg:y="7.962cm" svg:viewBox="0 0 4963 33" draw:points="2482,33 0,33 0,0 4963,0 4963,33">
            <text:p/>
          </draw:polygon>
          <draw:path draw:style-name="gr3" draw:text-style-name="P7" draw:layer="layout" svg:width="0.321cm" svg:height="0.532cm" svg:x="15.438cm" svg:y="8.22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203cm" svg:height="0.928cm" svg:x="16.04cm" svg:y="8.087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238cm" svg:height="0.494cm" svg:x="16.293cm" svg:y="8.2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24cm" svg:height="0.36cm" svg:x="16.589cm" svg:y="8.1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117cm" svg:y="8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7cm" svg:x="17.978cm" svg:y="8.073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ath draw:style-name="gr3" draw:text-style-name="P7" draw:layer="layout" svg:width="0.184cm" svg:height="0.344cm" svg:x="18.272cm" svg:y="8.10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5 1-16 3-21z">
            <text:p/>
          </draw:path>
          <draw:polygon draw:style-name="gr3" draw:text-style-name="P7" draw:layer="layout" svg:width="0.543cm" svg:height="0.032cm" svg:x="17.941cm" svg:y="8.534cm" svg:viewBox="0 0 544 33" draw:points="271,33 0,33 0,0 544,0 544,33">
            <text:p/>
          </draw:polygon>
          <draw:path draw:style-name="gr3" draw:text-style-name="P7" draw:layer="layout" svg:width="0.249cm" svg:height="0.37cm" svg:x="18.087cm" svg:y="8.651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515cm" svg:height="0.517cm" svg:x="18.789cm" svg:y="8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19.671cm" svg:y="8.08cm" svg:viewBox="0 0 199 361" svg:d="M123 16c0-16 0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9.613cm" svg:y="8.534cm" svg:viewBox="0 0 310 33" draw:points="155,33 0,33 0,0 310,0 310,33">
            <text:p/>
          </draw:polygon>
          <draw:path draw:style-name="gr3" draw:text-style-name="P7" draw:layer="layout" svg:width="0.249cm" svg:height="0.37cm" svg:x="19.641cm" svg:y="8.65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03cm" svg:height="0.928cm" svg:x="20.047cm" svg:y="8.087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20.75cm" svg:y="7.63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1.139cm" svg:y="7.68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0-23-35 0-20 0-25 3-37z">
            <text:p/>
          </draw:path>
        </draw:g>
        <draw:g xml:id="id474" draw:id="id474">
          <svg:title>TexMaths</svg:title>
          <svg:desc>22§display§=  \frac{1}{6} \int \frac{ 1 }{ t^2 + 2(t)\frac{7}{12} + \frac{49}{144} + \frac{1}{3} - \frac{49}{144} }\  dt§svg§600§FALSE§</svg:desc>
          <draw:polygon draw:style-name="gr2" draw:text-style-name="P6" draw:layer="layout" svg:width="12.633cm" svg:height="1.821cm" svg:x="6.134cm" svg:y="9.457cm" svg:viewBox="0 0 12634 1822" draw:points="6317,1822 0,1822 0,0 12634,0 12634,1822">
            <text:p/>
          </draw:polygon>
          <draw:path draw:style-name="gr3" draw:text-style-name="P7" draw:layer="layout" svg:width="0.515cm" svg:height="0.182cm" svg:x="6.139cm" svg:y="10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4cm" svg:y="9.4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3cm" svg:y="10.261cm" svg:viewBox="0 0 389 33" draw:points="194,33 0,33 0,0 389,0 389,33">
            <text:p/>
          </draw:polygon>
          <draw:path draw:style-name="gr3" draw:text-style-name="P7" draw:layer="layout" svg:width="0.321cm" svg:height="0.532cm" svg:x="7.037cm" svg:y="10.48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8cm" svg:x="7.656cm" svg:y="9.41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3.077cm" svg:y="9.4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19cm" svg:height="0.032cm" svg:x="8.607cm" svg:y="10.261cm" svg:viewBox="0 0 9191 33" draw:points="4595,33 0,33 0,0 9191,0 9191,33">
            <text:p/>
          </draw:polygon>
          <draw:path draw:style-name="gr3" draw:text-style-name="P7" draw:layer="layout" svg:width="0.238cm" svg:height="0.494cm" svg:x="8.624cm" svg:y="10.55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92cm" svg:y="10.45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448cm" svg:y="10.58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217cm" svg:y="10.52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0.641cm" svg:y="10.45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0.884cm" svg:y="10.55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1.189cm" svg:y="10.45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58cm" svg:height="0.377cm" svg:x="11.731cm" svg:y="10.368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olygon draw:style-name="gr3" draw:text-style-name="P7" draw:layer="layout" svg:width="0.617cm" svg:height="0.032cm" svg:x="11.539cm" svg:y="10.829cm" svg:viewBox="0 0 618 33" draw:points="310,33 0,33 0,0 618,0 618,33">
            <text:p/>
          </draw:polygon>
          <draw:path draw:style-name="gr3" draw:text-style-name="P7" draw:layer="layout" svg:width="0.198cm" svg:height="0.36cm" svg:x="11.597cm" svg:y="10.9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1.881cm" svg:y="10.9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463cm" svg:y="10.58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67cm" svg:height="0.365cm" svg:x="13.461cm" svg:y="10.3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3.778cm" svg:y="10.375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925cm" svg:height="0.032cm" svg:x="13.285cm" svg:y="10.829cm" svg:viewBox="0 0 926 33" draw:points="463,33 0,33 0,0 926,0 926,33">
            <text:p/>
          </draw:polygon>
          <draw:path draw:style-name="gr3" draw:text-style-name="P7" draw:layer="layout" svg:width="0.198cm" svg:height="0.36cm" svg:x="13.345cm" svg:y="10.9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67cm" svg:height="0.365cm" svg:x="13.614cm" svg:y="10.9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67cm" svg:height="0.365cm" svg:x="13.924cm" svg:y="10.94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4.519cm" svg:y="10.58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5.401cm" svg:y="10.37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5.341cm" svg:y="10.829cm" svg:viewBox="0 0 310 33" draw:points="155,33 0,33 0,0 310,0 310,33">
            <text:p/>
          </draw:polygon>
          <draw:path draw:style-name="gr3" draw:text-style-name="P7" draw:layer="layout" svg:width="0.249cm" svg:height="0.37cm" svg:x="15.371cm" svg:y="10.94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472cm" svg:height="0.032cm" svg:x="15.978cm" svg:y="10.829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6.955cm" svg:y="10.37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7.271cm" svg:y="10.375cm" svg:viewBox="0 0 250 371" svg:d="M199 199c0 135-67 155-100 155-13 0-41 0-57-18 23-2 25-19 25-24 0-15-9-27-25-27-17 0-26 11-26 27 0 36 30 59 83 59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925cm" svg:height="0.032cm" svg:x="16.78cm" svg:y="10.829cm" svg:viewBox="0 0 926 33" draw:points="463,33 0,33 0,0 926,0 926,33">
            <text:p/>
          </draw:polygon>
          <draw:path draw:style-name="gr3" draw:text-style-name="P7" draw:layer="layout" svg:width="0.198cm" svg:height="0.36cm" svg:x="16.839cm" svg:y="10.94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67cm" svg:height="0.365cm" svg:x="17.11cm" svg:y="10.9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67cm" svg:height="0.365cm" svg:x="17.418cm" svg:y="10.94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8.178cm" svg:y="9.9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238cm" svg:height="0.494cm" svg:x="18.569cm" svg:y="9.986cm" svg:viewBox="0 0 239 495" svg:d="M143 176h73c15 0 23 0 23-16 0-9-8-9-23-9h-68c28-111 33-125 33-130 0-14-10-21-23-21-3 0-24 0-31 28l-30 123h-74c-16 0-23 0-23 14 0 11 7 11 21 11h69c-57 220-58 232-58 246 0 43 30 73 70 73 81 0 125-115 125-120 0-7-7-7-11-7-7 0-7 2-10 10-34 81-76 99-102 99-16 0-23-11-23-35 0-20 0-25 3-37z">
            <text:p/>
          </draw:path>
        </draw:g>
        <draw:g xml:id="id475" draw:id="id475">
          <svg:title>TexMaths</svg:title>
          <svg:desc>22§display§=  \frac{1}{6} \int \frac{ 1 }{ \left( t + \frac{7}{12} \right)^2 + \frac{48}{144} - \frac{49}{144} }\  dt§svg§600§FALSE§</svg:desc>
          <draw:polygon draw:style-name="gr2" draw:text-style-name="P6" draw:layer="layout" svg:width="10.637cm" svg:height="1.977cm" svg:x="6.135cm" svg:y="12.159cm" svg:viewBox="0 0 10638 1978" draw:points="5319,1978 0,1978 0,0 10638,0 10638,1978">
            <text:p/>
          </draw:polygon>
          <draw:path draw:style-name="gr3" draw:text-style-name="P7" draw:layer="layout" svg:width="0.515cm" svg:height="0.182cm" svg:x="6.14cm" svg:y="12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075cm" svg:y="12.13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005cm" svg:y="12.963cm" svg:viewBox="0 0 389 33" draw:points="194,33 0,33 0,0 389,0 389,33">
            <text:p/>
          </draw:polygon>
          <draw:path draw:style-name="gr3" draw:text-style-name="P7" draw:layer="layout" svg:width="0.321cm" svg:height="0.533cm" svg:x="7.038cm" svg:y="13.189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8 14 105s0 76-14 104c-23 48-59 51-77 51z">
            <text:p/>
          </draw:path>
          <draw:path draw:style-name="gr3" draw:text-style-name="P7" draw:layer="layout" svg:width="0.687cm" svg:height="1.719cm" svg:x="7.658cm" svg:y="12.12cm" svg:viewBox="0 0 688 1720" svg:d="M37 1685c25 0 39-17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3-113 203-28 0-45-20-47-20z">
            <text:p/>
          </draw:path>
          <draw:path draw:style-name="gr3" draw:text-style-name="P7" draw:layer="layout" svg:width="0.256cm" svg:height="0.517cm" svg:x="12.081cm" svg:y="12.1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7.194cm" svg:height="0.032cm" svg:x="8.608cm" svg:y="12.963cm" svg:viewBox="0 0 7195 33" draw:points="3598,33 0,33 0,0 7195,0 7195,33">
            <text:p/>
          </draw:polygon>
          <draw:path draw:style-name="gr3" draw:text-style-name="P7" draw:layer="layout" svg:width="0.203cm" svg:height="0.929cm" svg:x="8.726cm" svg:y="13.245cm" svg:viewBox="0 0 204 930" svg:d="M204 921c0-2-2-4-3-7-37-37-90-100-122-227-17-71-24-150-24-222 0-204 47-347 142-447 7-7 7-9 7-11 0-7-7-7-10-7-11 0-53 46-64 58-79 93-130 233-130 407 0 109 19 266 121 396 9 9 59 69 73 69 3 0 10 0 10-9z">
            <text:p/>
          </draw:path>
          <draw:path draw:style-name="gr3" draw:text-style-name="P7" draw:layer="layout" svg:width="0.238cm" svg:height="0.494cm" svg:x="8.981cm" svg:y="13.42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458cm" svg:y="13.4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0.472cm" svg:y="13.233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617cm" svg:height="0.032cm" svg:x="10.28cm" svg:y="13.694cm" svg:viewBox="0 0 618 33" draw:points="310,33 0,33 0,0 618,0 618,33">
            <text:p/>
          </draw:polygon>
          <draw:path draw:style-name="gr3" draw:text-style-name="P7" draw:layer="layout" svg:width="0.198cm" svg:height="0.36cm" svg:x="10.34cm" svg:y="13.8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4cm" svg:height="0.36cm" svg:x="10.622cm" svg:y="13.81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03cm" svg:height="0.929cm" svg:x="11.023cm" svg:y="13.245cm" svg:viewBox="0 0 204 930" svg:d="M204 465c0-109-19-266-121-396-9-11-60-69-74-69-4 0-9 2-9 7 0 4 2 5 5 9 37 40 88 102 120 225 18 71 25 152 25 224 0 77-7 157-27 232-30 110-75 171-116 215-7 7-7 7-7 9 0 7 5 9 9 9 12 0 54-48 65-58 79-95 130-235 130-407z">
            <text:p/>
          </draw:path>
          <draw:path draw:style-name="gr3" draw:text-style-name="P7" draw:layer="layout" svg:width="0.24cm" svg:height="0.36cm" svg:x="11.378cm" svg:y="13.07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906cm" svg:y="13.4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67cm" svg:height="0.365cm" svg:x="12.904cm" svg:y="13.233cm" svg:viewBox="0 0 268 366" svg:d="M268 278v-21h-62v-241c0-12 0-16-12-16-6 0-7 0-14 7l-180 250v21h160v44c0 18 0 25-44 25h-14v19c26 0 62-1 81-1s55 1 83 1v-19h-16c-44 0-44-7-44-25v-44zM164 58v199h-145z">
            <text:p/>
          </draw:path>
          <draw:path draw:style-name="gr3" draw:text-style-name="P7" draw:layer="layout" svg:width="0.249cm" svg:height="0.371cm" svg:x="13.22cm" svg:y="13.238cm" svg:viewBox="0 0 250 372" svg:d="M164 166c42-22 70-48 70-85 0-53-54-81-107-81-62 0-109 39-109 92 0 24 10 44 21 54 10 11 14 14 45 32-29 14-84 42-84 100 0 60 63 94 125 94 69 0 125-44 125-103 0-35-21-66-53-84-7-5-25-16-33-19zM76 113c-14-7-30-23-30-43 0-35 40-54 79-54 42 0 79 26 79 65 0 49-56 72-56 72-2 0-4 0-7-2zM102 188l74 44c14 7 42 25 42 57 0 40-46 65-91 65-51 0-94-32-94-76 0-40 30-72 69-90z">
            <text:p/>
          </draw:path>
          <draw:polygon draw:style-name="gr3" draw:text-style-name="P7" draw:layer="layout" svg:width="0.925cm" svg:height="0.032cm" svg:x="12.728cm" svg:y="13.694cm" svg:viewBox="0 0 926 33" draw:points="463,33 0,33 0,0 926,0 926,33">
            <text:p/>
          </draw:polygon>
          <draw:path draw:style-name="gr3" draw:text-style-name="P7" draw:layer="layout" svg:width="0.198cm" svg:height="0.36cm" svg:x="12.788cm" svg:y="13.8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67cm" svg:height="0.365cm" svg:x="13.058cm" svg:y="13.805cm" svg:viewBox="0 0 268 366" svg:d="M268 278v-21h-62v-241c0-12 0-16-11-16-7 0-8 0-15 7l-180 250v21h160v44c0 18 0 25-44 25h-14v19c26 0 62-1 81-1 21 0 55 1 83 1v-19h-16c-44 0-44-7-44-25v-44zM164 58v199h-145z">
            <text:p/>
          </draw:path>
          <draw:path draw:style-name="gr3" draw:text-style-name="P7" draw:layer="layout" svg:width="0.267cm" svg:height="0.365cm" svg:x="13.366cm" svg:y="13.805cm" svg:viewBox="0 0 268 366" svg:d="M268 278v-21h-62v-241c0-12 0-16-12-16-6 0-7 0-14 7l-180 250v21h160v44c0 18 0 25-44 25h-14v19c26 0 62-1 81-1s55 1 83 1v-19h-16c-44 0-44-7-44-25v-44zM164 58v199h-145z">
            <text:p/>
          </draw:path>
          <draw:path draw:style-name="gr3" draw:text-style-name="P7" draw:layer="layout" svg:width="0.472cm" svg:height="0.032cm" svg:x="13.982cm" svg:y="13.694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4.959cm" svg:y="13.233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7" draw:layer="layout" svg:width="0.249cm" svg:height="0.371cm" svg:x="15.275cm" svg:y="13.238cm" svg:viewBox="0 0 250 372" svg:d="M199 199c0 136-67 155-100 155-13 0-41 0-57-18 23-1 25-19 25-24 0-14-9-27-25-27-17 0-26 11-26 27 0 37 30 60 83 60 79 0 151-73 151-189 0-135-60-183-123-183-18 0-55 4-87 33-19 18-40 39-40 89 0 68 55 119 120 119 42 0 67-28 79-53zM121 227c-21 0-40-7-56-33-12-20-12-43-12-72 0-32 0-53 16-76 12-20 30-30 58-30s45 17 53 32c15 22 17 59 17 79 0 70-40 100-76 100z">
            <text:p/>
          </draw:path>
          <draw:polygon draw:style-name="gr3" draw:text-style-name="P7" draw:layer="layout" svg:width="0.925cm" svg:height="0.032cm" svg:x="14.784cm" svg:y="13.694cm" svg:viewBox="0 0 926 33" draw:points="463,33 0,33 0,0 926,0 926,33">
            <text:p/>
          </draw:polygon>
          <draw:path draw:style-name="gr3" draw:text-style-name="P7" draw:layer="layout" svg:width="0.198cm" svg:height="0.36cm" svg:x="14.842cm" svg:y="13.81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67cm" svg:height="0.365cm" svg:x="15.113cm" svg:y="13.805cm" svg:viewBox="0 0 268 366" svg:d="M268 278v-21h-62v-241c0-12 0-16-12-16-6 0-7 0-14 7l-180 250v21h160v44c0 18 0 25-44 25h-14v19c26 0 62-1 81-1s55 1 83 1v-19h-16c-44 0-44-7-44-25v-44zM164 58v199h-145z">
            <text:p/>
          </draw:path>
          <draw:path draw:style-name="gr3" draw:text-style-name="P7" draw:layer="layout" svg:width="0.267cm" svg:height="0.365cm" svg:x="15.421cm" svg:y="13.805cm" svg:viewBox="0 0 268 366" svg:d="M268 278v-21h-62v-241c0-12 0-16-11-16-7 0-8 0-15 7l-180 250v21h160v44c0 18 0 25-44 25h-14v19c26 0 62-1 81-1s55 1 83 1v-19h-16c-44 0-44-7-44-25v-44zM164 58v199h-145z">
            <text:p/>
          </draw:path>
          <draw:path draw:style-name="gr3" draw:text-style-name="P7" draw:layer="layout" svg:width="0.369cm" svg:height="0.547cm" svg:x="16.184cm" svg:y="12.636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6.573cm" svg:y="12.689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</draw:g>
        <draw:g xml:id="id465" draw:id="id465">
          <svg:title>TexMaths</svg:title>
          <svg:desc>26§display§(8)§svg§600§FALSE§</svg:desc>
          <draw:polygon draw:style-name="gr2" draw:text-style-name="P6" draw:layer="layout" svg:width="0.986cm" svg:height="0.823cm" svg:x="2.119cm" svg:y="1.156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1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7cm" svg:y="1.187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7" draw:layer="layout" svg:width="0.213cm" svg:height="0.914cm" svg:x="2.94cm" svg:y="1.1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66" draw:id="id466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67" draw:id="id467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8" draw:id="id468">
          <svg:title>TexMaths</svg:title>
          <svg:desc>22§display§= \int \frac{ 1 }{ x[\ 6 ( \log x )^2 + 7 \log x + 2 \ ] }\ dx§svg§600§FALSE§</svg:desc>
          <draw:polygon draw:style-name="gr2" draw:text-style-name="P6" draw:layer="layout" svg:width="11.547cm" svg:height="1.7cm" svg:x="6.135cm" svg:y="0.655cm" svg:viewBox="0 0 11548 1701" draw:points="5774,1701 0,1701 0,0 11548,0 11548,1701">
            <text:p/>
          </draw:polygon>
          <draw:path draw:style-name="gr3" draw:text-style-name="P7" draw:layer="layout" svg:width="0.515cm" svg:height="0.182cm" svg:x="6.14cm" svg:y="1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5cm" svg:y="0.6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2.11cm" svg:y="0.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8.652cm" svg:height="0.032cm" svg:x="7.907cm" svg:y="1.459cm" svg:viewBox="0 0 8653 33" draw:points="4328,33 0,33 0,0 8653,0 8653,33">
            <text:p/>
          </draw:polygon>
          <draw:path draw:style-name="gr3" draw:text-style-name="P7" draw:layer="layout" svg:width="0.386cm" svg:height="0.351cm" svg:x="7.93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olygon draw:style-name="gr3" draw:text-style-name="P7" draw:layer="layout" svg:width="0.106cm" svg:height="0.774cm" svg:x="8.44cm" svg:y="1.619cm" svg:viewBox="0 0 107 775" draw:points="107,775 107,745 32,745 32,32 107,32 107,0 0,0 0,775">
            <text:p/>
          </draw:polygon>
          <draw:path draw:style-name="gr3" draw:text-style-name="P7" draw:layer="layout" svg:width="0.321cm" svg:height="0.532cm" svg:x="8.854cm" svg:y="1.68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9.285cm" svg:y="1.61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9.535cm" svg:y="1.6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744cm" svg:y="1.8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0.132cm" svg:y="1.848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0.66cm" svg:y="1.8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4cm" svg:x="11.122cm" svg:y="1.61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1.413cm" svg:y="1.6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941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2.713cm" svg:y="1.676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73cm" svg:height="0.538cm" svg:x="13.211cm" svg:y="1.66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423cm" svg:y="1.85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3.81cm" svg:y="1.848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4.336cm" svg:y="1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7cm" svg:x="14.971cm" svg:y="1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739cm" svg:y="1.6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106cm" svg:height="0.774cm" svg:x="16.362cm" svg:y="1.619cm" svg:viewBox="0 0 107 775" draw:points="107,0 0,0 0,32 76,32 76,745 0,745 0,775 107,775">
            <text:p/>
          </draw:polygon>
          <draw:path draw:style-name="gr3" draw:text-style-name="P7" draw:layer="layout" svg:width="0.369cm" svg:height="0.546cm" svg:x="16.941cm" svg:y="1.132cm" svg:viewBox="0 0 370 547" svg:d="M370 9c0-2 0-9-11-9s-84 7-99 9c-5 0-10 3-10 14 0 10 7 10 19 10 37 0 39 6 39 13l-2 16-47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335cm" svg:y="1.3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65" smil:attributeName="visibility" smil:to="visible"/>
                  <anim:animate smil:dur="0.5s" smil:fill="hold" smil:targetElement="id465" smil:attributeName="width" smil:values="width*0.05;width" smil:keyTimes="0;1"/>
                  <anim:animate smil:dur="0.5s" smil:fill="hold" smil:targetElement="id465" smil:attributeName="height" smil:values="height;height" smil:keyTimes="0;1"/>
                  <anim:animate smil:dur="0.5s" smil:fill="hold" smil:targetElement="id465" smil:attributeName="x" smil:values="x-.2;x" smil:keyTimes="0;1"/>
                  <anim:animate smil:dur="0.5s" smil:fill="hold" smil:targetElement="id465" smil:attributeName="y" smil:values="y;y" smil:keyTimes="0;1"/>
                  <anim:transitionFilter smil:dur="0.5s" smil:targetElement="id46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6" smil:attributeName="visibility" smil:to="visible"/>
                  <anim:animate smil:dur="0.5s" smil:fill="hold" smil:targetElement="id466" smil:attributeName="width" smil:values="width*0.05;width" smil:keyTimes="0;1"/>
                  <anim:animate smil:dur="0.5s" smil:fill="hold" smil:targetElement="id466" smil:attributeName="height" smil:values="height;height" smil:keyTimes="0;1"/>
                  <anim:animate smil:dur="0.5s" smil:fill="hold" smil:targetElement="id466" smil:attributeName="x" smil:values="x-.2;x" smil:keyTimes="0;1"/>
                  <anim:animate smil:dur="0.5s" smil:fill="hold" smil:targetElement="id466" smil:attributeName="y" smil:values="y;y" smil:keyTimes="0;1"/>
                  <anim:transitionFilter smil:dur="0.5s" smil:targetElement="id46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7" smil:attributeName="visibility" smil:to="visible"/>
                  <anim:animate smil:dur="0.5s" smil:fill="hold" smil:targetElement="id467" smil:attributeName="width" smil:values="width*0.05;width" smil:keyTimes="0;1"/>
                  <anim:animate smil:dur="0.5s" smil:fill="hold" smil:targetElement="id467" smil:attributeName="height" smil:values="height;height" smil:keyTimes="0;1"/>
                  <anim:animate smil:dur="0.5s" smil:fill="hold" smil:targetElement="id467" smil:attributeName="x" smil:values="x-.2;x" smil:keyTimes="0;1"/>
                  <anim:animate smil:dur="0.5s" smil:fill="hold" smil:targetElement="id467" smil:attributeName="y" smil:values="y;y" smil:keyTimes="0;1"/>
                  <anim:transitionFilter smil:dur="0.5s" smil:targetElement="id46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8" smil:attributeName="visibility" smil:to="visible"/>
                  <anim:animate smil:dur="0.5s" smil:fill="hold" smil:targetElement="id468" smil:attributeName="x" smil:values="x;x" smil:keyTimes="0;1"/>
                  <anim:animate smil:dur="0.5s" smil:fill="hold" smil:targetElement="id4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9" smil:attributeName="visibility" smil:to="visible"/>
                  <anim:animate smil:dur="0.5s" smil:fill="hold" smil:targetElement="id469" smil:attributeName="x" smil:values="x;x" smil:keyTimes="0;1"/>
                  <anim:animate smil:dur="0.5s" smil:fill="hold" smil:targetElement="id4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70" smil:attributeName="visibility" smil:to="visible"/>
                  <anim:animate smil:dur="0.5s" smil:fill="hold" smil:targetElement="id470" smil:attributeName="width" smil:values="width*0.05;width" smil:keyTimes="0;1"/>
                  <anim:animate smil:dur="0.5s" smil:fill="hold" smil:targetElement="id470" smil:attributeName="height" smil:values="height;height" smil:keyTimes="0;1"/>
                  <anim:animate smil:dur="0.5s" smil:fill="hold" smil:targetElement="id470" smil:attributeName="x" smil:values="x-.2;x" smil:keyTimes="0;1"/>
                  <anim:animate smil:dur="0.5s" smil:fill="hold" smil:targetElement="id470" smil:attributeName="y" smil:values="y;y" smil:keyTimes="0;1"/>
                  <anim:transitionFilter smil:dur="0.5s" smil:targetElement="id4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1" smil:attributeName="visibility" smil:to="visible"/>
                  <anim:animate smil:dur="0.5s" smil:fill="hold" smil:targetElement="id471" smil:attributeName="x" smil:values="x;x" smil:keyTimes="0;1"/>
                  <anim:animate smil:dur="0.5s" smil:fill="hold" smil:targetElement="id47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2" smil:attributeName="visibility" smil:to="visible"/>
                  <anim:animate smil:dur="0.5s" smil:fill="hold" smil:targetElement="id472" smil:attributeName="x" smil:values="x;x" smil:keyTimes="0;1"/>
                  <anim:animate smil:dur="0.5s" smil:fill="hold" smil:targetElement="id4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3" smil:attributeName="visibility" smil:to="visible"/>
                  <anim:animate smil:dur="0.5s" smil:fill="hold" smil:targetElement="id473" smil:attributeName="x" smil:values="x;x" smil:keyTimes="0;1"/>
                  <anim:animate smil:dur="0.5s" smil:fill="hold" smil:targetElement="id4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4" smil:attributeName="visibility" smil:to="visible"/>
                  <anim:animate smil:dur="0.5s" smil:fill="hold" smil:targetElement="id474" smil:attributeName="x" smil:values="x;x" smil:keyTimes="0;1"/>
                  <anim:animate smil:dur="0.5s" smil:fill="hold" smil:targetElement="id4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5" smil:attributeName="visibility" smil:to="visible"/>
                  <anim:animate smil:dur="0.5s" smil:fill="hold" smil:targetElement="id475" smil:attributeName="x" smil:values="x;x" smil:keyTimes="0;1"/>
                  <anim:animate smil:dur="0.5s" smil:fill="hold" smil:targetElement="id4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2cm" svg:x="0.8cm" svg:y="0.626cm" presentation:class="title" presentation:user-transformed="true">
          <draw:text-box>
            <text:p xml:id="id485" text:id="id485"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7"/></text:span><text:span text:style-name="T19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/text:p>
          </draw:text-box>
        </draw:frame>
        <draw:g xml:id="id476" draw:id="id476">
          <svg:title>TexMaths</svg:title>
          <svg:desc>24§display§\text {I}§svg§600§FALSE§</svg:desc>
          <draw:polygon draw:style-name="gr2" draw:text-style-name="P6" draw:layer="layout" svg:width="0.197cm" svg:height="0.493cm" svg:x="4.542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523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77" draw:id="id477">
          <svg:title>TexMaths</svg:title>
          <svg:desc>24§display§=  \frac{1}{6} \int \frac{ 1 }{ \left( t + \frac{7}{12} \right)^2 - \left( \frac{1}{12} \right)^2 }\  dt§svg§600§FALSE§</svg:desc>
          <draw:polygon draw:style-name="gr2" draw:text-style-name="P6" draw:layer="layout" svg:width="10.176cm" svg:height="2.156cm" svg:x="5.24cm" svg:y="0.759cm" svg:viewBox="0 0 10177 2157" draw:points="5087,2157 0,2157 0,0 10177,0 10177,2157">
            <text:p/>
          </draw:polygon>
          <draw:path draw:style-name="gr3" draw:text-style-name="P7" draw:layer="layout" svg:width="0.561cm" svg:height="0.199cm" svg:x="5.246cm" svg:y="1.557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279cm" svg:height="0.564cm" svg:x="6.265cm" svg:y="0.73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6.188cm" svg:y="1.637cm" svg:viewBox="0 0 424 37" draw:points="211,37 0,37 0,0 424,0 424,37">
            <text:p/>
          </draw:polygon>
          <draw:path draw:style-name="gr3" draw:text-style-name="P7" draw:layer="layout" svg:width="0.35cm" svg:height="0.581cm" svg:x="6.225cm" svg:y="1.883cm" svg:viewBox="0 0 351 582" svg:d="M77 286v-21c0-213 105-244 148-244 21 0 55 6 74 35-13 0-46 0-46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75cm" svg:height="1.876cm" svg:x="6.901cm" svg:y="0.717cm" svg:viewBox="0 0 751 1877" svg:d="M40 1839c27 0 43-20 43-41 0-29-22-42-41-42-21 0-42 13-42 42 0 44 42 79 94 79 129 0 177-198 236-442 65-267 121-538 167-809 31-178 62-347 90-457 10-42 39-150 73-150 25 0 46 16 50 19-28 2-42 20-42 41 0 29 21 42 40 42 22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279cm" svg:height="0.564cm" svg:x="11.011cm" svg:y="0.732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6.421cm" svg:height="0.036cm" svg:x="7.937cm" svg:y="1.637cm" svg:viewBox="0 0 6422 37" draw:points="3210,37 0,37 0,0 6422,0 6422,37">
            <text:p/>
          </draw:polygon>
          <draw:path draw:style-name="gr3" draw:text-style-name="P7" draw:layer="layout" svg:width="0.222cm" svg:height="1.013cm" svg:x="8.066cm" svg:y="1.945cm" svg:viewBox="0 0 223 1014" svg:d="M223 1005c0-2-2-4-4-8-40-40-98-109-133-248-19-77-26-163-26-242 0-223 51-378 155-488 8-7 8-9 8-11 0-8-8-8-12-8-11 0-57 50-69 63-86 102-142 254-142 444 0 119 21 290 132 432 10 10 64 75 79 75 4 0 12 0 12-9z">
            <text:p/>
          </draw:path>
          <draw:path draw:style-name="gr3" draw:text-style-name="P7" draw:layer="layout" svg:width="0.26cm" svg:height="0.539cm" svg:x="8.344cm" svg:y="2.135cm" svg:viewBox="0 0 261 540" svg:d="M156 192h80c15 0 25 0 25-17 0-10-10-10-25-10h-73c29-121 35-136 35-142 0-15-12-23-25-23-2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561cm" svg:height="0.564cm" svg:x="8.865cm" svg:y="2.171cm" svg:viewBox="0 0 562 565" svg:d="M299 300h237c11 0 26 0 26-18 0-17-15-17-26-17h-237v-236c0-14 0-29-17-29s-17 15-17 29v236h-236c-14 0-29 0-29 17 0 18 15 18 29 18h236v236c0 12 0 29 17 29s17-17 17-29z">
            <text:p/>
          </draw:path>
          <draw:path draw:style-name="gr3" draw:text-style-name="P7" draw:layer="layout" svg:width="0.281cm" svg:height="0.412cm" svg:x="9.97cm" svg:y="1.931cm" svg:viewBox="0 0 282 413" svg:d="M276 42c6-5 6-7 6-23h-155c-23 0-31 0-52-2-31-4-33-7-35-17h-19l-21 127h21c0-10 6-48 15-54 6-4 54-4 62-4h130c-19 25-49 62-61 79-79 102-86 196-86 230 0 8 0 35 28 35 29 0 29-27 29-35v-23c0-115 23-169 50-199z">
            <text:p/>
          </draw:path>
          <draw:polygon draw:style-name="gr3" draw:text-style-name="P7" draw:layer="layout" svg:width="0.673cm" svg:height="0.036cm" svg:x="9.761cm" svg:y="2.435cm" svg:viewBox="0 0 674 37" draw:points="338,37 0,37 0,0 674,0 674,37">
            <text:p/>
          </draw:polygon>
          <draw:path draw:style-name="gr3" draw:text-style-name="P7" draw:layer="layout" svg:width="0.216cm" svg:height="0.393cm" svg:x="9.826cm" svg:y="2.561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7" draw:layer="layout" svg:width="0.262cm" svg:height="0.393cm" svg:x="10.134cm" svg:y="2.56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222cm" svg:height="1.013cm" svg:x="10.571cm" svg:y="1.945cm" svg:viewBox="0 0 223 1014" svg:d="M223 507c0-119-21-290-133-432-9-12-65-75-80-75-4 0-10 2-10 8 0 4 2 5 6 9 40 44 96 112 130 246 20 77 27 165 27 244 0 85-7 171-29 254-32 119-82 186-126 234-8 8-8 8-8 10 0 7 6 9 10 9 13 0 59-51 71-63 86-104 142-256 142-444z">
            <text:p/>
          </draw:path>
          <draw:path draw:style-name="gr3" draw:text-style-name="P7" draw:layer="layout" svg:width="0.262cm" svg:height="0.393cm" svg:x="10.959cm" svg:y="1.76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15cm" svg:height="0.036cm" svg:x="11.556cm" svg:y="2.435cm" svg:viewBox="0 0 516 37" svg:d="M488 37c13 0 28 0 28-20 0-17-15-17-28-17h-459c-14 0-29 0-29 17 0 20 15 20 29 20z">
            <text:p/>
          </draw:path>
          <draw:path draw:style-name="gr3" draw:text-style-name="P7" draw:layer="layout" svg:width="0.222cm" svg:height="1.013cm" svg:x="12.458cm" svg:y="1.945cm" svg:viewBox="0 0 223 1014" svg:d="M223 1005c0-2-2-4-4-8-40-40-98-109-133-248-19-77-26-163-26-242 0-223 51-378 155-488 8-7 8-9 8-11 0-8-8-8-12-8-11 0-57 50-69 63-86 102-142 254-142 444 0 119 21 290 132 432 10 10 64 75 79 75 4 0 12 0 12-9z">
            <text:p/>
          </draw:path>
          <draw:path draw:style-name="gr3" draw:text-style-name="P7" draw:layer="layout" svg:width="0.216cm" svg:height="0.393cm" svg:x="13.05cm" svg:y="1.937cm" svg:viewBox="0 0 217 394" svg:d="M134 17c0-17-2-17-17-17-38 37-92 38-117 38v22c13 0 54 0 86-18v304c0 19 0 27-59 27h-23v21c11 0 84-2 105-2 20 0 94 2 108 2v-21h-23c-60 0-60-8-60-27z">
            <text:p/>
          </draw:path>
          <draw:polygon draw:style-name="gr3" draw:text-style-name="P7" draw:layer="layout" svg:width="0.673cm" svg:height="0.036cm" svg:x="12.817cm" svg:y="2.435cm" svg:viewBox="0 0 674 37" draw:points="338,37 0,37 0,0 674,0 674,37">
            <text:p/>
          </draw:polygon>
          <draw:path draw:style-name="gr3" draw:text-style-name="P7" draw:layer="layout" svg:width="0.216cm" svg:height="0.393cm" svg:x="12.883cm" svg:y="2.561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7" draw:layer="layout" svg:width="0.262cm" svg:height="0.393cm" svg:x="13.192cm" svg:y="2.56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222cm" svg:height="1.013cm" svg:x="13.629cm" svg:y="1.945cm" svg:viewBox="0 0 223 1014" svg:d="M223 507c0-119-21-290-133-432-9-12-65-75-80-75-4 0-10 2-10 8 0 4 2 5 6 9 40 44 96 112 130 246 20 77 27 165 27 244 0 85-7 171-29 254-32 119-82 186-126 234-8 8-8 8-8 10 0 7 6 9 10 9 13 0 59-51 71-63 86-104 142-256 142-444z">
            <text:p/>
          </draw:path>
          <draw:path draw:style-name="gr3" draw:text-style-name="P7" draw:layer="layout" svg:width="0.262cm" svg:height="0.393cm" svg:x="14.015cm" svg:y="1.762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6cm" svg:x="14.774cm" svg:y="1.28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26cm" svg:height="0.539cm" svg:x="15.198cm" svg:y="1.338cm" svg:viewBox="0 0 261 540" svg:d="M156 192h80c15 0 25 0 25-17 0-10-10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482" draw:id="id482">
          <svg:title>TexMaths</svg:title>
          <svg:desc>24§display§\text {I}§svg§600§FALSE§</svg:desc>
          <draw:polygon draw:style-name="gr2" draw:text-style-name="P6" draw:layer="layout" svg:width="0.197cm" svg:height="0.493cm" svg:x="4.443cm" svg:y="9.646cm" svg:viewBox="0 0 198 494" draw:points="100,494 0,494 0,0 198,0 198,494">
            <text:p/>
          </draw:polygon>
          <draw:path draw:style-name="gr3" draw:text-style-name="P7" draw:layer="layout" svg:width="0.258cm" svg:height="0.577cm" svg:x="4.424cm" svg:y="9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81" draw:id="id481">
          <svg:title>TexMaths</svg:title>
          <svg:desc>26§display§\therefore§svg§600§FALSE§</svg:desc>
          <draw:polygon draw:style-name="gr2" draw:text-style-name="P6" draw:layer="layout" svg:width="0.49cm" svg:height="0.402cm" svg:x="3.109cm" svg:y="9.721cm" svg:viewBox="0 0 491 403" draw:points="246,403 0,403 0,0 491,0 491,403">
            <text:p/>
          </draw:polygon>
          <draw:path draw:style-name="gr3" draw:text-style-name="P7" draw:layer="layout" svg:width="0.555cm" svg:height="0.493cm" svg:x="3.09cm" svg:y="9.6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478" draw:id="id478">
          <svg:title>TexMaths</svg:title>
          <svg:desc>24§display§=  \frac{1}{6} \times \frac{1}{2 \left( \frac{1}{12} \right) } \log \left( \frac{ t + \frac{7}{12} - \frac{1}{12} }{  t + \frac{7}{12} + \frac{1}{12} } \right) \ + \ c§svg§600§FALSE§</svg:desc>
          <draw:polygon draw:style-name="gr2" draw:text-style-name="P6" draw:layer="layout" svg:width="13.762cm" svg:height="2.185cm" svg:x="5.242cm" svg:y="3.559cm" svg:viewBox="0 0 13763 2186" draw:points="6881,2186 0,2186 0,0 13763,0 13763,2186">
            <text:p/>
          </draw:polygon>
          <draw:path draw:style-name="gr3" draw:text-style-name="P7" draw:layer="layout" svg:width="0.562cm" svg:height="0.199cm" svg:x="5.248cm" svg:y="4.55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267cm" svg:y="3.736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6.19cm" svg:y="4.64cm" svg:viewBox="0 0 424 36" draw:points="211,36 0,36 0,0 424,0 424,36">
            <text:p/>
          </draw:polygon>
          <draw:path draw:style-name="gr3" draw:text-style-name="P7" draw:layer="layout" svg:width="0.35cm" svg:height="0.58cm" svg:x="6.227cm" svg:y="4.883cm" svg:viewBox="0 0 351 581" svg:d="M77 286v-21c0-213 105-244 148-244 21 0 55 6 75 35-14 0-47 0-47 36 0 27 20 40 39 40 13 0 38-7 38-40 0-52-36-92-107-92-108 0-223 109-223 296 0 226 98 285 177 285 94 0 174-78 174-190 0-107-75-190-169-190-57 0-88 45-105 85zM177 558c-54 0-79-51-83-63-15-40-15-107-15-123 0-65 27-151 103-151 14 0 52 0 79 53 15 31 15 75 15 116 0 40 0 82-15 113-25 52-65 55-84 55z">
            <text:p/>
          </draw:path>
          <draw:path draw:style-name="gr3" draw:text-style-name="P7" draw:layer="layout" svg:width="0.408cm" svg:height="0.408cm" svg:x="7.026cm" svg:y="4.453cm" svg:viewBox="0 0 409 409" svg:d="M205 180l-169-168c-11-10-13-12-19-12-9 0-17 8-17 17 0 6 2 8 12 18l168 168-168 171c-10 10-12 12-12 17 0 10 8 18 17 18 6 0 8-2 19-12l168-169 176 175c2 2 8 6 12 6 11 0 17-8 17-18 0-1 0-5-2-9-2-2-136-134-179-179l156-153c4-6 17-17 21-21 0-2 4-6 4-12 0-9-6-17-17-17-6 0-10 4-20 13z">
            <text:p/>
          </draw:path>
          <draw:path draw:style-name="gr3" draw:text-style-name="P7" draw:layer="layout" svg:width="0.279cm" svg:height="0.563cm" svg:x="8.815cm" svg:y="3.736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2.211cm" svg:height="0.035cm" svg:x="7.847cm" svg:y="4.64cm" svg:viewBox="0 0 2212 36" draw:points="1106,36 0,36 0,0 2212,0 2212,36">
            <text:p/>
          </draw:polygon>
          <draw:path draw:style-name="gr3" draw:text-style-name="P7" draw:layer="layout" svg:width="0.337cm" svg:height="0.563cm" svg:x="7.888cm" svg:y="4.92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222cm" svg:height="1.012cm" svg:x="8.537cm" svg:y="4.774cm" svg:viewBox="0 0 223 1013" svg:d="M223 1004c0-2-2-4-4-8-40-40-98-109-133-248-19-76-26-163-26-241 0-223 51-378 155-488 8-7 8-9 8-11 0-8-8-8-12-8-11 0-57 50-69 63-86 102-142 254-142 444 0 119 21 289 132 431 10 10 64 75 79 75 4 0 12 0 12-9z">
            <text:p/>
          </draw:path>
          <draw:path draw:style-name="gr3" draw:text-style-name="P7" draw:layer="layout" svg:width="0.216cm" svg:height="0.392cm" svg:x="9.13cm" svg:y="4.768cm" svg:viewBox="0 0 217 393" svg:d="M134 17c0-17-2-17-17-17-38 36-92 38-117 38v21c13 0 54 0 86-17v303c0 20 0 27-59 27h-23v21c11 0 84-2 105-2 20 0 95 2 108 2v-21h-23c-60 0-60-7-60-27z">
            <text:p/>
          </draw:path>
          <draw:polygon draw:style-name="gr3" draw:text-style-name="P7" draw:layer="layout" svg:width="0.673cm" svg:height="0.035cm" svg:x="8.896cm" svg:y="5.263cm" svg:viewBox="0 0 674 36" draw:points="338,36 0,36 0,0 674,0 674,36">
            <text:p/>
          </draw:polygon>
          <draw:path draw:style-name="gr3" draw:text-style-name="P7" draw:layer="layout" svg:width="0.216cm" svg:height="0.392cm" svg:x="8.961cm" svg:y="5.39cm" svg:viewBox="0 0 217 393" svg:d="M134 17c0-17 0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9.27cm" svg:y="5.39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222cm" svg:height="1.012cm" svg:x="9.708cm" svg:y="4.774cm" svg:viewBox="0 0 223 1013" svg:d="M223 507c0-119-21-290-133-432-9-12-65-75-80-75-4 0-10 2-10 8 0 4 2 5 6 9 40 44 96 112 130 246 20 77 27 165 27 244 0 84-7 170-29 253-32 119-82 186-126 234-8 8-8 8-8 10 0 7 6 9 10 9 13 0 59-52 71-63 86-104 142-255 142-443z">
            <text:p/>
          </draw:path>
          <draw:path draw:style-name="gr3" draw:text-style-name="P7" draw:layer="layout" svg:width="0.189cm" svg:height="0.586cm" svg:x="10.326cm" svg:y="4.283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0.557cm" svg:y="4.4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387cm" svg:height="0.557cm" svg:x="10.979cm" svg:y="4.486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69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7" draw:layer="layout" svg:width="0.416cm" svg:height="2.023cm" svg:x="11.705cm" svg:y="3.646cm" svg:viewBox="0 0 417 2024" svg:d="M417 2017c0-4-2-6-4-8-31-33-89-88-144-180-137-217-198-492-198-816 0-228 31-520 169-771 67-121 136-190 175-227 2-2 2-3 2-7 0-8-6-8-18-8-11 0-13 0-27 13-284 258-372 643-372 998 0 332 77 666 292 919 17 20 48 54 84 85 10 9 12 9 23 9 12 0 18 0 18-7z">
            <text:p/>
          </draw:path>
          <draw:path draw:style-name="gr3" draw:text-style-name="P7" draw:layer="layout" svg:width="0.26cm" svg:height="0.538cm" svg:x="12.271cm" svg:y="3.72cm" svg:viewBox="0 0 261 539" svg:d="M156 192h80c16 0 25 0 25-17 0-10-9-10-25-10h-75c31-121 37-136 37-142 0-15-12-23-25-23-4 0-27 0-35 31l-32 134h-81c-17 0-25 0-25 15 0 12 8 12 23 12h75c-62 240-63 253-63 269 0 46 32 78 76 78 89 0 137-125 137-130 0-8-8-8-12-8-8 0-8 2-11 12-37 88-83 107-112 107-17 0-25-12-25-38 0-21 0-27 4-41z">
            <text:p/>
          </draw:path>
          <draw:path draw:style-name="gr3" draw:text-style-name="P7" draw:layer="layout" svg:width="0.562cm" svg:height="0.563cm" svg:x="12.79cm" svg:y="3.75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81cm" svg:height="0.412cm" svg:x="13.897cm" svg:y="3.517cm" svg:viewBox="0 0 282 413" svg:d="M276 42c6-6 6-7 6-23h-155c-23 0-31 0-52-2-31-4-33-7-35-17h-19l-21 127h21c0-10 6-48 15-54 6-4 54-4 62-4h130c-19 25-49 61-61 79-79 101-86 195-86 230 0 8 0 35 28 35 29 0 29-27 29-35v-23c0-115 23-169 50-200z">
            <text:p/>
          </draw:path>
          <draw:polygon draw:style-name="gr3" draw:text-style-name="P7" draw:layer="layout" svg:width="0.673cm" svg:height="0.035cm" svg:x="13.688cm" svg:y="4.02cm" svg:viewBox="0 0 674 36" draw:points="338,36 0,36 0,0 674,0 674,36">
            <text:p/>
          </draw:polygon>
          <draw:path draw:style-name="gr3" draw:text-style-name="P7" draw:layer="layout" svg:width="0.216cm" svg:height="0.392cm" svg:x="13.752cm" svg:y="4.14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4.061cm" svg:y="4.14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4.719cm" svg:y="4.02cm" svg:viewBox="0 0 516 36" svg:d="M488 36c13 0 28 0 28-19 0-17-15-17-28-17h-459c-14 0-29 0-29 17 0 19 15 19 29 19z">
            <text:p/>
          </draw:path>
          <draw:path draw:style-name="gr3" draw:text-style-name="P7" draw:layer="layout" svg:width="0.216cm" svg:height="0.392cm" svg:x="15.827cm" svg:y="3.525cm" svg:viewBox="0 0 217 393" svg:d="M134 17c0-17-2-17-17-17-38 36-92 38-117 38v21c13 0 54 0 86-17v303c0 20 0 27-59 27h-23v21c11 0 84-2 105-2 20 0 95 2 108 2v-21h-23c-60 0-60-7-60-27z">
            <text:p/>
          </draw:path>
          <draw:polygon draw:style-name="gr3" draw:text-style-name="P7" draw:layer="layout" svg:width="0.673cm" svg:height="0.035cm" svg:x="15.593cm" svg:y="4.02cm" svg:viewBox="0 0 674 36" draw:points="338,36 0,36 0,0 674,0 674,36">
            <text:p/>
          </draw:polygon>
          <draw:path draw:style-name="gr3" draw:text-style-name="P7" draw:layer="layout" svg:width="0.216cm" svg:height="0.392cm" svg:x="15.658cm" svg:y="4.14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5.967cm" svg:y="4.14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17cm" svg:height="0.035cm" svg:x="12.25cm" svg:y="4.64cm" svg:viewBox="0 0 4118 36" draw:points="2058,36 0,36 0,0 4118,0 4118,36">
            <text:p/>
          </draw:polygon>
          <draw:path draw:style-name="gr3" draw:text-style-name="P7" draw:layer="layout" svg:width="0.26cm" svg:height="0.538cm" svg:x="12.271cm" svg:y="4.96cm" svg:viewBox="0 0 261 539" svg:d="M156 192h80c16 0 25 0 25-17 0-10-9-10-25-10h-75c31-121 37-136 37-142 0-15-12-23-25-23-4 0-27 0-35 31l-32 134h-81c-17 0-25 0-25 15 0 12 8 12 23 12h75c-62 240-63 253-63 269 0 46 32 78 76 78 89 0 137-125 137-130 0-8-8-8-12-8-8 0-8 2-11 12-37 88-83 107-112 107-17 0-25-12-25-38 0-21 0-27 4-41z">
            <text:p/>
          </draw:path>
          <draw:path draw:style-name="gr3" draw:text-style-name="P7" draw:layer="layout" svg:width="0.562cm" svg:height="0.563cm" svg:x="12.79cm" svg:y="4.99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81cm" svg:height="0.412cm" svg:x="13.897cm" svg:y="4.757cm" svg:viewBox="0 0 282 413" svg:d="M276 42c6-6 6-7 6-23h-155c-23 0-31 0-52-2-31-4-33-7-35-17h-19l-21 127h21c0-10 6-48 15-54 6-4 54-4 62-4h130c-19 25-49 61-61 79-79 101-86 195-86 230 0 8 0 35 28 35 29 0 29-27 29-35v-23c0-115 23-169 50-200z">
            <text:p/>
          </draw:path>
          <draw:polygon draw:style-name="gr3" draw:text-style-name="P7" draw:layer="layout" svg:width="0.673cm" svg:height="0.035cm" svg:x="13.688cm" svg:y="5.259cm" svg:viewBox="0 0 674 36" draw:points="338,36 0,36 0,0 674,0 674,36">
            <text:p/>
          </draw:polygon>
          <draw:path draw:style-name="gr3" draw:text-style-name="P7" draw:layer="layout" svg:width="0.216cm" svg:height="0.392cm" svg:x="13.752cm" svg:y="5.38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4.061cm" svg:y="5.38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563cm" svg:x="14.696cm" svg:y="4.99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216cm" svg:height="0.392cm" svg:x="15.827cm" svg:y="4.762cm" svg:viewBox="0 0 217 393" svg:d="M134 17c0-17-2-17-17-17-38 36-92 38-117 38v21c13 0 54 0 86-17v303c0 20 0 27-59 27h-23v21c11 0 84-2 105-2 20 0 95 2 108 2v-21h-23c-60 0-60-7-60-27z">
            <text:p/>
          </draw:path>
          <draw:polygon draw:style-name="gr3" draw:text-style-name="P7" draw:layer="layout" svg:width="0.673cm" svg:height="0.035cm" svg:x="15.593cm" svg:y="5.259cm" svg:viewBox="0 0 674 36" draw:points="338,36 0,36 0,0 674,0 674,36">
            <text:p/>
          </draw:polygon>
          <draw:path draw:style-name="gr3" draw:text-style-name="P7" draw:layer="layout" svg:width="0.216cm" svg:height="0.392cm" svg:x="15.658cm" svg:y="5.386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262cm" svg:height="0.392cm" svg:x="15.967cm" svg:y="5.38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16cm" svg:height="2.023cm" svg:x="16.497cm" svg:y="3.646cm" svg:viewBox="0 0 417 2024" svg:d="M417 1013c0-332-77-666-292-919-17-19-48-54-83-84-11-10-13-10-25-10-9 0-17 0-17 8 0 4 4 7 6 9 29 31 86 87 142 179 136 217 200 491 200 815 0 229-31 520-171 772-68 120-139 190-173 226-2 2-4 4-4 8 0 7 8 7 17 7 12 0 14 0 27-13 284-257 373-643 373-998z">
            <text:p/>
          </draw:path>
          <draw:path draw:style-name="gr3" draw:text-style-name="P7" draw:layer="layout" svg:width="0.562cm" svg:height="0.563cm" svg:x="17.605cm" svg:y="4.37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9cm" svg:height="0.383cm" svg:x="18.717cm" svg:y="4.496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479" draw:id="id479">
          <svg:title>TexMaths</svg:title>
          <svg:desc>24§display§=   \log \left( \frac{ t + \frac{6}{12} }{  t + \frac{8}{12} } \right) \ + \ c§svg§600§FALSE§</svg:desc>
          <draw:polygon draw:style-name="gr2" draw:text-style-name="P6" draw:layer="layout" svg:width="7.649cm" svg:height="2.171cm" svg:x="5.244cm" svg:y="6.159cm" svg:viewBox="0 0 7650 2172" draw:points="3825,2172 0,2172 0,0 7650,0 7650,2172">
            <text:p/>
          </draw:polygon>
          <draw:path draw:style-name="gr3" draw:text-style-name="P7" draw:layer="layout" svg:width="0.562cm" svg:height="0.199cm" svg:x="5.25cm" svg:y="7.1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6.12cm" svg:y="6.87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35cm" svg:y="7.08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772cm" svg:y="7.079cm" svg:viewBox="0 0 388 559" svg:d="M165 238c-75 0-75-84-75-104 0-23 2-50 14-71 7-11 27-34 61-34 73 0 73 84 73 103 0 24 0 50-13 72-8 11-27 34-60 34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4 188-110 0-30-13-73-55-98-46-23-94-23-146-23-21 0-58 0-64 0-27-4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7.498cm" svg:y="6.238cm" svg:viewBox="0 0 417 2026" svg:d="M417 2018c0-4-2-6-4-8-31-32-88-88-144-180-137-217-198-492-198-816 0-229 31-521 169-772 67-121 136-190 175-227 2-2 2-3 2-7 0-8-6-8-18-8-11 0-13 0-26 13-285 258-373 644-373 999 0 332 77 666 292 920 17 19 48 53 84 84 10 10 12 10 23 10 12 0 18 0 18-8z">
            <text:p/>
          </draw:path>
          <draw:path draw:style-name="gr3" draw:text-style-name="P7" draw:layer="layout" svg:width="0.26cm" svg:height="0.539cm" svg:x="8.065cm" svg:y="6.313cm" svg:viewBox="0 0 261 540" svg:d="M156 192h80c16 0 25 0 25-17 0-10-9-10-25-10h-75c31-121 37-136 37-142 0-15-12-23-25-23-4 0-27 0-35 31l-32 134h-81c-17 0-25 0-25 15 0 12 8 12 23 12h75c-62 240-63 253-63 269 0 46 32 79 76 79 89 0 137-125 137-131 0-8-8-8-12-8-8 0-8 2-11 12-37 88-83 107-112 107-17 0-25-11-25-38 0-21 0-27 4-40z">
            <text:p/>
          </draw:path>
          <draw:path draw:style-name="gr3" draw:text-style-name="P7" draw:layer="layout" svg:width="0.562cm" svg:height="0.563cm" svg:x="8.583cm" svg:y="6.349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272cm" svg:height="0.404cm" svg:x="9.681cm" svg:y="6.117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7 34-102 80-102 29 0 46 10 62 31 13 23 15 48 15 83 0 34 0 59-17 82-14 21-33 31-62 31z">
            <text:p/>
          </draw:path>
          <draw:polygon draw:style-name="gr3" draw:text-style-name="P7" draw:layer="layout" svg:width="0.673cm" svg:height="0.035cm" svg:x="9.482cm" svg:y="6.614cm" svg:viewBox="0 0 674 36" draw:points="338,36 0,36 0,0 674,0 674,36">
            <text:p/>
          </draw:polygon>
          <draw:path draw:style-name="gr3" draw:text-style-name="P7" draw:layer="layout" svg:width="0.216cm" svg:height="0.393cm" svg:x="9.545cm" svg:y="6.73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62cm" svg:height="0.393cm" svg:x="9.854cm" svg:y="6.73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2.211cm" svg:height="0.035cm" svg:x="8.045cm" svg:y="7.233cm" svg:viewBox="0 0 2212 36" draw:points="1106,36 0,36 0,0 2212,0 2212,36">
            <text:p/>
          </draw:polygon>
          <draw:path draw:style-name="gr3" draw:text-style-name="P7" draw:layer="layout" svg:width="0.26cm" svg:height="0.539cm" svg:x="8.065cm" svg:y="7.553cm" svg:viewBox="0 0 261 540" svg:d="M156 192h80c16 0 25 0 25-17 0-10-9-10-25-10h-75c31-121 37-136 37-142 0-15-12-23-25-23-4 0-27 0-35 31l-32 134h-81c-17 0-25 0-25 15 0 12 8 12 23 12h75c-62 240-63 253-63 269 0 46 32 79 76 79 89 0 137-125 137-131 0-8-8-8-12-8-8 0-8 2-11 12-37 88-83 107-112 107-17 0-25-11-25-38 0-21 0-27 4-40z">
            <text:p/>
          </draw:path>
          <draw:path draw:style-name="gr3" draw:text-style-name="P7" draw:layer="layout" svg:width="0.562cm" svg:height="0.563cm" svg:x="8.583cm" svg:y="7.59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272cm" svg:height="0.404cm" svg:x="9.681cm" svg:y="7.357cm" svg:viewBox="0 0 273 405" svg:d="M179 180c46-23 76-51 76-92 0-57-59-88-117-88-67 0-119 42-119 100 0 27 12 48 23 59 12 12 16 16 50 35-32 15-92 46-92 109 0 66 69 102 136 102 75 0 137-48 137-111 0-39-23-73-58-92-8-6-27-18-36-22zM83 123c-16-8-33-25-33-46 0-39 44-60 86-60 46 0 87 29 87 71 0 54-62 79-62 79-2 0-4 0-7-2zM111 205l81 48c15 8 46 27 46 62 0 44-50 71-100 71-55 0-102-35-102-83 0-44 33-78 75-98z">
            <text:p/>
          </draw:path>
          <draw:polygon draw:style-name="gr3" draw:text-style-name="P7" draw:layer="layout" svg:width="0.673cm" svg:height="0.035cm" svg:x="9.482cm" svg:y="7.853cm" svg:viewBox="0 0 674 36" draw:points="338,36 0,36 0,0 674,0 674,36">
            <text:p/>
          </draw:polygon>
          <draw:path draw:style-name="gr3" draw:text-style-name="P7" draw:layer="layout" svg:width="0.216cm" svg:height="0.393cm" svg:x="9.545cm" svg:y="7.97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62cm" svg:height="0.393cm" svg:x="9.854cm" svg:y="7.97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16cm" svg:height="2.025cm" svg:x="10.386cm" svg:y="6.238cm" svg:viewBox="0 0 417 2026" svg:d="M417 1014c0-332-77-666-292-920-17-19-48-54-83-84-11-10-13-10-25-10-9 0-17 0-17 8 0 4 4 7 6 9 29 31 86 87 142 179 136 217 200 491 200 816 0 228-31 520-171 772-68 121-139 190-173 226-2 2-4 4-4 8 0 8 8 8 17 8 12 0 14 0 27-14 284-257 373-643 373-998z">
            <text:p/>
          </draw:path>
          <draw:path draw:style-name="gr3" draw:text-style-name="P7" draw:layer="layout" svg:width="0.562cm" svg:height="0.563cm" svg:x="11.494cm" svg:y="6.969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329cm" svg:height="0.383cm" svg:x="12.606cm" svg:y="7.089cm" svg:viewBox="0 0 330 384" svg:d="M301 52c-13 0-25 0-38 13-13 12-15 27-15 33 0 19 15 29 32 29 25 0 48-19 48-54 0-42-40-73-101-73-114 0-227 121-227 240 0 77 50 144 138 144 121 0 192-90 192-100 0-6-5-11-9-11-6 0-8 2-12 9-67 83-159 83-171 83-52 0-75-41-75-92 0-35 18-117 46-169 25-48 73-85 119-85 29 0 62 10 73 33z">
            <text:p/>
          </draw:path>
        </draw:g>
        <draw:g xml:id="id480" draw:id="id480">
          <svg:title>TexMaths</svg:title>
          <svg:desc>24§display§=   \log \left( \frac{ 12t + 6 }{ 12 t + 8 } \right) \ + \ c§svg§600§FALSE§</svg:desc>
          <draw:polygon draw:style-name="gr2" draw:text-style-name="P6" draw:layer="layout" svg:width="8.038cm" svg:height="1.941cm" svg:x="13.446cm" svg:y="6.259cm" svg:viewBox="0 0 8039 1942" draw:points="4018,1942 0,1942 0,0 8039,0 8039,1942">
            <text:p/>
          </draw:polygon>
          <draw:path draw:style-name="gr3" draw:text-style-name="P7" draw:layer="layout" svg:width="0.562cm" svg:height="0.199cm" svg:x="13.452cm" svg:y="7.1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14.321cm" svg:y="6.8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4.552cm" svg:y="7.0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974cm" svg:y="7.0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5.7cm" svg:y="6.2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279cm" svg:height="0.564cm" svg:x="16.322cm" svg:y="6.3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6.71cm" svg:y="6.3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17.109cm" svg:y="6.34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17.63cm" svg:y="6.3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8.461cm" svg:y="6.307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4-15-40-15-107-15-122 0-66 27-152 103-152 14 0 52 0 79 54 15 30 15 75 15 115s0 82-15 113c-25 52-65 56-84 56z">
            <text:p/>
          </draw:path>
          <draw:polygon draw:style-name="gr3" draw:text-style-name="P7" draw:layer="layout" svg:width="2.602cm" svg:height="0.035cm" svg:x="16.247cm" svg:y="7.212cm" svg:viewBox="0 0 2603 36" draw:points="1302,36 0,36 0,0 2603,0 2603,36">
            <text:p/>
          </draw:polygon>
          <draw:path draw:style-name="gr3" draw:text-style-name="P7" draw:layer="layout" svg:width="0.279cm" svg:height="0.564cm" svg:x="16.322cm" svg:y="7.45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6.71cm" svg:y="7.4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17.109cm" svg:y="7.49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17.63cm" svg:y="7.5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8.461cm" svg:y="7.458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7-31-25-84-60zM142 294l104 65c23 15 63 40 63 92 0 64-63 108-132 108-73 0-135-52-135-123 0-50 27-104 100-142z">
            <text:p/>
          </draw:path>
          <draw:path draw:style-name="gr3" draw:text-style-name="P7" draw:layer="layout" svg:width="0.416cm" svg:height="2.025cm" svg:x="18.977cm" svg:y="6.217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7" draw:layer="layout" svg:width="0.562cm" svg:height="0.564cm" svg:x="20.085cm" svg:y="6.9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1.197cm" svg:y="7.068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draw:g xml:id="id483" draw:id="id483">
          <svg:title>TexMaths</svg:title>
          <svg:desc>24§display§=   \log \left( \frac{ 6 (  2t + 1 ) }{ 4 ( 3 t + 2 ) } \right) \ + \ c§svg§600§FALSE§</svg:desc>
          <draw:polygon draw:style-name="gr2" draw:text-style-name="P6" draw:layer="layout" svg:width="8.695cm" svg:height="1.941cm" svg:x="5.246cm" svg:y="8.859cm" svg:viewBox="0 0 8696 1942" draw:points="4347,1942 0,1942 0,0 8696,0 8696,1942">
            <text:p/>
          </draw:polygon>
          <draw:path draw:style-name="gr3" draw:text-style-name="P7" draw:layer="layout" svg:width="0.562cm" svg:height="0.199cm" svg:x="5.252cm" svg:y="9.7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6.122cm" svg:y="9.4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352cm" svg:y="9.6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774cm" svg:y="9.6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7.5cm" svg:y="8.8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5cm" svg:height="0.581cm" svg:x="8.082cm" svg:y="8.907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4-15-40-15-107-15-122 0-66 27-152 103-152 14 0 52 0 79 54 15 30 15 75 15 115s0 82-15 113c-25 52-65 56-84 56z">
            <text:p/>
          </draw:path>
          <draw:path draw:style-name="gr3" draw:text-style-name="P7" draw:layer="layout" svg:width="0.197cm" svg:height="0.844cm" svg:x="8.552cm" svg:y="8.83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8.838cm" svg:y="8.9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6cm" svg:height="0.539cm" svg:x="9.238cm" svg:y="8.942cm" svg:viewBox="0 0 261 540" svg:d="M156 192h80c16 0 25 0 25-17 0-10-9-10-25-10h-75c31-121 37-136 37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9.758cm" svg:y="8.9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10.628cm" svg:y="8.9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1.023cm" svg:y="8.83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257cm" svg:height="0.035cm" svg:x="8.047cm" svg:y="9.812cm" svg:viewBox="0 0 3258 36" draw:points="1630,36 0,36 0,0 3258,0 3258,36">
            <text:p/>
          </draw:polygon>
          <draw:path draw:style-name="gr3" draw:text-style-name="P7" draw:layer="layout" svg:width="0.375cm" svg:height="0.571cm" svg:x="8.07cm" svg:y="10.04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8.552cm" svg:y="9.98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8.833cm" svg:y="10.05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6cm" svg:height="0.539cm" svg:x="9.238cm" svg:y="10.09cm" svg:viewBox="0 0 261 540" svg:d="M156 192h80c16 0 25 0 25-17 0-10-9-10-25-10h-75c31-121 37-136 37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62cm" svg:height="0.564cm" svg:x="9.758cm" svg:y="10.1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0.595cm" svg:y="10.0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023cm" svg:y="9.98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416cm" svg:height="2.025cm" svg:x="11.434cm" svg:y="8.817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2.542cm" svg:y="9.5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654cm" svg:y="9.6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484" draw:id="id484">
          <svg:title>TexMaths</svg:title>
          <svg:desc>24§display§=   \log \left[ \frac{ 3 (  2 \log x + 1 ) }{ 2 ( 3 \log x + 2 ) } \right] \ + \ c§svg§600§FALSE§</svg:desc>
          <draw:polygon draw:style-name="gr2" draw:text-style-name="P6" draw:layer="layout" svg:width="9.891cm" svg:height="1.941cm" svg:x="14.546cm" svg:y="8.859cm" svg:viewBox="0 0 9892 1942" draw:points="4946,1942 0,1942 0,0 9892,0 9892,1942">
            <text:p/>
          </draw:polygon>
          <draw:path draw:style-name="gr3" draw:text-style-name="P7" draw:layer="layout" svg:width="0.562cm" svg:height="0.199cm" svg:x="14.552cm" svg:y="9.7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15.422cm" svg:y="9.4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5.652cm" svg:y="9.6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074cm" svg:y="9.65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224cm" svg:height="2.025cm" svg:x="16.835cm" svg:y="8.817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17.205cm" svg:y="8.90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7.676cm" svg:y="8.83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17.962cm" svg:y="8.9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89cm" svg:height="0.587cm" svg:x="18.511cm" svg:y="8.88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8.741cm" svg:y="9.09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9.162cm" svg:y="9.08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1cm" svg:height="0.383cm" svg:x="19.738cm" svg:y="9.09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564cm" svg:x="20.429cm" svg:y="8.9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21.301cm" svg:y="8.9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1.696cm" svg:y="8.83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4.807cm" svg:height="0.035cm" svg:x="17.171cm" svg:y="9.812cm" svg:viewBox="0 0 4808 36" draw:points="2404,36 0,36 0,0 4808,0 4808,36">
            <text:p/>
          </draw:polygon>
          <draw:path draw:style-name="gr3" draw:text-style-name="P7" draw:layer="layout" svg:width="0.337cm" svg:height="0.564cm" svg:x="17.213cm" svg:y="10.0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7.676cm" svg:y="9.98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7.956cm" svg:y="10.05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89cm" svg:height="0.587cm" svg:x="18.511cm" svg:y="10.03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8.741cm" svg:y="10.24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9.162cm" svg:y="10.236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1cm" svg:height="0.383cm" svg:x="19.738cm" svg:y="10.2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564cm" svg:x="20.429cm" svg:y="10.12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21.268cm" svg:y="10.05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1.696cm" svg:y="9.98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22.088cm" svg:y="8.817cm" svg:viewBox="0 0 225 2026" draw:points="177,1980 0,1980 0,2026 225,2026 225,0 0,0 0,46 177,46">
            <text:p/>
          </draw:polygon>
          <draw:path draw:style-name="gr3" draw:text-style-name="P7" draw:layer="layout" svg:width="0.562cm" svg:height="0.564cm" svg:x="23.038cm" svg:y="9.5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4.15cm" svg:y="9.6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6" smil:attributeName="visibility" smil:to="visible"/>
                  <anim:animate smil:dur="0.5s" smil:fill="hold" smil:targetElement="id476" smil:attributeName="x" smil:values="x;x" smil:keyTimes="0;1"/>
                  <anim:animate smil:dur="0.5s" smil:fill="hold" smil:targetElement="id4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7" smil:attributeName="visibility" smil:to="visible"/>
                  <anim:animate smil:dur="0.5s" smil:fill="hold" smil:targetElement="id477" smil:attributeName="x" smil:values="x;x" smil:keyTimes="0;1"/>
                  <anim:animate smil:dur="0.5s" smil:fill="hold" smil:targetElement="id4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8" smil:attributeName="visibility" smil:to="visible"/>
                  <anim:animate smil:dur="0.5s" smil:fill="hold" smil:targetElement="id478" smil:attributeName="x" smil:values="x;x" smil:keyTimes="0;1"/>
                  <anim:animate smil:dur="0.5s" smil:fill="hold" smil:targetElement="id4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9" smil:attributeName="visibility" smil:to="visible"/>
                  <anim:animate smil:dur="0.5s" smil:fill="hold" smil:targetElement="id479" smil:attributeName="x" smil:values="x;x" smil:keyTimes="0;1"/>
                  <anim:animate smil:dur="0.5s" smil:fill="hold" smil:targetElement="id4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0" smil:attributeName="visibility" smil:to="visible"/>
                  <anim:animate smil:dur="0.5s" smil:fill="hold" smil:targetElement="id480" smil:attributeName="x" smil:values="x;x" smil:keyTimes="0;1"/>
                  <anim:animate smil:dur="0.5s" smil:fill="hold" smil:targetElement="id4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1" smil:attributeName="visibility" smil:to="visible"/>
                  <anim:animate smil:dur="0.5s" smil:fill="hold" smil:targetElement="id481" smil:attributeName="x" smil:values="x;x" smil:keyTimes="0;1"/>
                  <anim:animate smil:dur="0.5s" smil:fill="hold" smil:targetElement="id4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2" smil:attributeName="visibility" smil:to="visible"/>
                  <anim:animate smil:dur="0.5s" smil:fill="hold" smil:targetElement="id482" smil:attributeName="x" smil:values="x;x" smil:keyTimes="0;1"/>
                  <anim:animate smil:dur="0.5s" smil:fill="hold" smil:targetElement="id4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3" smil:attributeName="visibility" smil:to="visible"/>
                  <anim:animate smil:dur="0.5s" smil:fill="hold" smil:targetElement="id483" smil:attributeName="x" smil:values="x;x" smil:keyTimes="0;1"/>
                  <anim:animate smil:dur="0.5s" smil:fill="hold" smil:targetElement="id4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4" smil:attributeName="visibility" smil:to="visible"/>
                  <anim:animate smil:dur="0.5s" smil:fill="hold" smil:targetElement="id484" smil:attributeName="x" smil:values="x;x" smil:keyTimes="0;1"/>
                  <anim:animate smil:dur="0.5s" smil:fill="hold" smil:targetElement="id4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85" anim:sub-item="text" smil:attributeName="visibility" smil:to="visible"/>
                  <anim:animate smil:dur="1s" smil:fill="hold" smil:targetElement="id485" anim:sub-item="text" smil:attributeName="width" smil:values="0;width" smil:keyTimes="0;1"/>
                  <anim:animate smil:dur="1s" smil:fill="hold" smil:targetElement="id485" anim:sub-item="text" smil:attributeName="height" smil:values="0;height" smil:keyTimes="0;1"/>
                  <anim:animate smil:dur="1s" smil:fill="hold" smil:targetElement="id485" anim:sub-item="text" smil:attributeName="x" smil:values="0;1" smil:keyTimes="0;1" anim:formula="x+(cos(-2*pi*(1-$))*-x-sin(-2*pi*(1-$))*(1-y))*(1-$)"/>
                  <anim:animate smil:dur="1s" smil:fill="hold" smil:targetElement="id485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486" text:id="id486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86" anim:sub-item="text" smil:attributeName="visibility" smil:to="visible"/>
                  <anim:transitionFilter smil:dur="2s" smil:targetElement="id486" anim:sub-item="text" smil:type="fade" smil:subtype="crossfade"/>
                  <anim:animate smil:dur="2s" smil:fill="hold" smil:targetElement="id486" anim:sub-item="text" smil:attributeName="rotate" smil:values="720;0" smil:keyTimes="0;1"/>
                  <anim:animate smil:dur="2s" smil:fill="hold" smil:targetElement="id486" anim:sub-item="text" smil:attributeName="height" smil:values="0;height" smil:keyTimes="0;1"/>
                  <anim:animate smil:dur="2s" smil:fill="hold" smil:targetElement="id486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2T19">
        <office:forms form:automatic-focus="false" form:apply-design-mode="false"/>
        <draw:frame presentation:style-name="pr12" draw:text-style-name="P13" draw:layer="layout" svg:width="25.201cm" svg:height="9.999cm" draw:transform="rotate (0.00314159265358979) translate (1.383cm 1.839cm)" presentation:class="title" presentation:user-transformed="true">
          <draw:text-box>
            <text:p xml:id="id487" text:id="id487"><text:span text:style-name="T21">This is a presentation in</text:span><text:span text:style-name="T21"><text:line-break/></text:span><text:span text:style-name="T22">LI</text:span><text:span text:style-name="T22"><text:tab/></text:span><text:span text:style-name="T22">BREOFFICE – IMPRESS</text:span><text:span text:style-name="T21"><text:line-break/></text:span><text:span text:style-name="T21">By</text:span><text:span text:style-name="T21"><text:line-break/></text:span><text:span text:style-name="T23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87" anim:sub-item="text" smil:attributeName="visibility" smil:to="visible"/>
                  <anim:transitionFilter smil:dur="0.8s" smil:decelerate="1" smil:targetElement="id487" anim:sub-item="text" smil:type="fade" smil:subtype="crossfade"/>
                  <anim:animate smil:dur="0.8s" smil:fill="hold" smil:decelerate="1" smil:targetElement="id487" anim:sub-item="text" smil:attributeName="rotate" smil:values="-90;0" smil:keyTimes="0;1"/>
                  <anim:animate smil:dur="0.8s" smil:fill="hold" smil:decelerate="1" smil:targetElement="id487" anim:sub-item="text" smil:attributeName="x" smil:values="x+0.4;x-0.05" smil:keyTimes="0;1"/>
                  <anim:animate smil:dur="0.8s" smil:fill="hold" smil:decelerate="1" smil:targetElement="id487" anim:sub-item="text" smil:attributeName="y" smil:values="y-0.4;y+0.1" smil:keyTimes="0;1"/>
                  <anim:animate smil:begin="0.8s" smil:dur="0.2s" smil:fill="hold" smil:accelerate="1" smil:targetElement="id487" anim:sub-item="text" smil:attributeName="x" smil:values="x-0.05;x" smil:keyTimes="0;1"/>
                  <anim:animate smil:begin="0.8s" smil:dur="0.2s" smil:fill="hold" smil:accelerate="1" smil:targetElement="id487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05T18:54:48.290467925</dc:date>
    <meta:editing-duration>P3DT8H8M49S</meta:editing-duration>
    <meta:editing-cycles>1446</meta:editing-cycles>
    <meta:generator>LibreOffice/6.0.7.3$Linux_X86_64 LibreOffice_project/00m0$Build-3</meta:generator>
    <meta:document-statistic meta:object-count="7025"/>
  </office:meta>
</office:document-meta>
</file>